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table-cell-properties style:text-align-source="fix" style:repeat-content="false" fo:wrap-option="wrap" style:vertical-align="middle"/>
      <style:paragraph-properties fo:text-align="center"/>
    </style:style>
    <style:style style:name="ce3" style:family="table-cell" style:parent-style-name="Default" style:data-style-name="N130"/>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7.5272in" svg:height="2.7555in" svg:x="0.0429in" svg:y="18.8882in">
            <draw:object draw:notify-on-update-of-ranges="Sheet1.A8:Sheet1.A106 Sheet1.B8:Sheet1.B106 Sheet1.A8:Sheet1.A106 Sheet1.C8:Sheet1.C106" xlink:href="./Object 1" xlink:type="simple" xlink:show="embed" xlink:actuate="onLoad">
              <loext:p/>
            </draw:object>
            <draw:image xlink:href="./ObjectReplacements/Object 1" xlink:type="simple" xlink:show="embed" xlink:actuate="onLoad"/>
          </draw:frame>
          <draw:frame draw:z-index="1" draw:style-name="gr1" draw:text-style-name="P1" svg:width="7.5126in" svg:height="2.9185in" svg:x="0.0717in" svg:y="21.7917in">
            <draw:object draw:notify-on-update-of-ranges="Sheet1.A8:Sheet1.A106 Sheet1.E8:Sheet1.E106 Sheet1.A8:Sheet1.A106 Sheet1.F8:Sheet1.F106" xlink:href="./Object 2" xlink:type="simple" xlink:show="embed" xlink:actuate="onLoad">
              <loext:p/>
            </draw:object>
            <draw:image xlink:href="./ObjectReplacements/Object 2" xlink:type="simple" xlink:show="embed" xlink:actuate="onLoad"/>
          </draw:frame>
          <draw:frame draw:z-index="2" draw:style-name="gr1" draw:text-style-name="P1" svg:width="7.3693in" svg:height="3.348in" svg:x="0.1146in" svg:y="24.9768in">
            <draw:object draw:notify-on-update-of-ranges="Sheet1.A8:Sheet1.A106 Sheet1.H8:Sheet1.H106 Sheet1.A8:Sheet1.A106 Sheet1.I8:Sheet1.I106" xlink:href="./Object 3" xlink:type="simple" xlink:show="embed" xlink:actuate="onLoad">
              <loext:p/>
            </draw:object>
            <draw:image xlink:href="./ObjectReplacements/Object 3" xlink:type="simple" xlink:show="embed" xlink:actuate="onLoad"/>
          </draw:frame>
          <draw:frame draw:z-index="3" draw:style-name="gr1" draw:text-style-name="P1" svg:width="7.2689in" svg:height="3.5406in" svg:x="0.2008in" svg:y="28.5469in">
            <draw:object draw:notify-on-update-of-ranges="Sheet1.A8:Sheet1.A106 Sheet1.K8:Sheet1.K106 Sheet1.A8:Sheet1.A106 Sheet1.L8:Sheet1.L106" xlink:href="./Object 4" xlink:type="simple" xlink:show="embed" xlink:actuate="onLoad">
              <loext:p/>
            </draw:object>
            <draw:image xlink:href="./ObjectReplacements/Object 4" xlink:type="simple" xlink:show="embed" xlink:actuate="onLoad"/>
          </draw:frame>
          <draw:frame draw:z-index="4" draw:style-name="gr1" draw:text-style-name="P1" svg:width="7.2402in" svg:height="3.5406in" svg:x="0.2008in" svg:y="32.2079in">
            <draw:object draw:notify-on-update-of-ranges="Sheet1.A8:Sheet1.A106 Sheet1.N8:Sheet1.N106 Sheet1.A8:Sheet1.A106 Sheet1.O8:Sheet1.O106" xlink:href="./Object 5" xlink:type="simple" xlink:show="embed" xlink:actuate="onLoad">
              <loext:p/>
            </draw:object>
            <draw:image xlink:href="./ObjectReplacements/Object 5" xlink:type="simple" xlink:show="embed" xlink:actuate="onLoad"/>
          </draw:frame>
          <draw:frame draw:z-index="5" draw:style-name="gr1" draw:text-style-name="P1" svg:width="7.0252in" svg:height="3.5406in" svg:x="0.2724in" svg:y="36.028in">
            <draw:object draw:notify-on-update-of-ranges="Sheet1.A8:Sheet1.A106 Sheet1.Q8:Sheet1.Q106 Sheet1.A8:Sheet1.A106 Sheet1.R8:Sheet1.R106" xlink:href="./Object 6" xlink:type="simple" xlink:show="embed" xlink:actuate="onLoad">
              <loext:p/>
            </draw:object>
            <draw:image xlink:href="./ObjectReplacements/Object 6" xlink:type="simple" xlink:show="embed" xlink:actuate="onLoad"/>
          </draw:frame>
        </table:shapes>
        <table:table-column table:style-name="co1" table:number-columns-repeated="18" table:default-cell-style-name="Default"/>
        <table:table-row table:style-name="ro1">
          <table:table-cell/>
          <table:table-cell table:style-name="ce1" office:value-type="string" calcext:value-type="string" table:number-columns-spanned="2" table:number-rows-spanned="2">
            <text:p>Both Model</text:p>
          </table:table-cell>
          <table:covered-table-cell/>
          <table:table-cell/>
          <table:table-cell table:style-name="ce1" office:value-type="string" calcext:value-type="string" table:number-columns-spanned="3" table:number-rows-spanned="2">
            <text:p>Property [TetR&gt;=15 &amp;&amp; TetR&lt;=30]</text:p>
          </table:table-cell>
          <table:covered-table-cell table:number-columns-repeated="2"/>
          <table:table-cell/>
          <table:table-cell table:style-name="ce1" office:value-type="float" office:value="0.903467604189597" calcext:value-type="float" table:number-columns-spanned="2" table:number-rows-spanned="2">
            <text:p>0.903467604189597</text:p>
          </table:table-cell>
          <table:covered-table-cell/>
          <table:table-cell table:number-columns-repeated="8"/>
        </table:table-row>
        <table:table-row table:style-name="ro1">
          <table:table-cell/>
          <table:covered-table-cell table:number-columns-repeated="2"/>
          <table:table-cell/>
          <table:covered-table-cell table:number-columns-repeated="3"/>
          <table:table-cell/>
          <table:covered-table-cell table:number-columns-repeated="2"/>
          <table:table-cell table:number-columns-repeated="8"/>
        </table:table-row>
        <table:table-row table:style-name="ro1">
          <table:table-cell/>
          <table:table-cell table:style-name="ce4" office:value-type="string" calcext:value-type="string" table:number-columns-spanned="9" table:number-rows-spanned="2">
            <text:p>The Model needed to include 50, as the model generator creates the both models with an initial value of 50. So standard included states in all the following models are 0, 50, and 100.</text:p>
          </table:table-cell>
          <table:covered-table-cell table:number-columns-repeated="8"/>
          <table:table-cell table:number-columns-repeated="8"/>
        </table:table-row>
        <table:table-row table:style-name="ro1">
          <table:table-cell/>
          <table:covered-table-cell table:number-columns-repeated="9"/>
          <table:table-cell table:number-columns-repeated="8"/>
        </table:table-row>
        <table:table-row table:style-name="ro1">
          <table:table-cell/>
          <table:table-cell office:value-type="string" calcext:value-type="string">
            <text:p>JetC Model</text:p>
          </table:table-cell>
          <table:table-cell office:value-type="string" calcext:value-type="string">
            <text:p>Ceska Model</text:p>
          </table:table-cell>
          <table:table-cell table:number-columns-repeated="15"/>
        </table:table-row>
        <table:table-row table:style-name="ro1">
          <table:table-cell/>
          <table:table-cell table:style-name="ce4" office:value-type="string" calcext:value-type="string" table:number-columns-spanned="2" table:number-rows-spanned="2">
            <text:p>standard states plus one random </text:p>
          </table:table-cell>
          <table:covered-table-cell/>
          <table:table-cell/>
          <table:table-cell table:style-name="ce1" office:value-type="string" calcext:value-type="string" table:number-columns-spanned="2" table:number-rows-spanned="2">
            <text:p>Standard + 15 + R</text:p>
          </table:table-cell>
          <table:covered-table-cell/>
          <table:table-cell/>
          <table:table-cell table:style-name="ce1" office:value-type="string" calcext:value-type="string" table:number-columns-spanned="2" table:number-rows-spanned="2">
            <text:p>Standard + 30 + R</text:p>
          </table:table-cell>
          <table:covered-table-cell/>
          <table:table-cell/>
          <table:table-cell table:style-name="ce1" office:value-type="string" calcext:value-type="string" table:number-columns-spanned="2" table:number-rows-spanned="2">
            <text:p>Standard + 15 + 30 + R</text:p>
          </table:table-cell>
          <table:covered-table-cell/>
          <table:table-cell/>
          <table:table-cell table:style-name="ce1" office:value-type="string" calcext:value-type="string" table:number-columns-spanned="2" table:number-rows-spanned="2">
            <text:p>Standard + 14 + 30 + R</text:p>
          </table:table-cell>
          <table:covered-table-cell/>
          <table:table-cell/>
          <table:table-cell table:style-name="ce1" office:value-type="string" calcext:value-type="string" table:number-columns-spanned="2" table:number-rows-spanned="2">
            <text:p>Standard +15 + 31 + R</text:p>
          </table:table-cell>
          <table:covered-table-cell/>
        </table:table-row>
        <table:table-row table:style-name="ro1">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row>
        <table:table-row table:style-name="ro1">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609737795633522" calcext:value-type="float">
            <text:p>0.609737795633522</text:p>
          </table:table-cell>
          <table:table-cell office:value-type="float" office:value="0.775391223918461" calcext:value-type="float">
            <text:p>0.775391223918461</text:p>
          </table:table-cell>
          <table:table-cell/>
          <table:table-cell office:value-type="float" office:value="0.820490768465072" calcext:value-type="float">
            <text:p>0.820490768465072</text:p>
          </table:table-cell>
          <table:table-cell office:value-type="float" office:value="0.600978990791867" calcext:value-type="float">
            <text:p>0.600978990791867</text:p>
          </table:table-cell>
          <table:table-cell/>
          <table:table-cell office:value-type="float" office:value="0.911785549741342" calcext:value-type="float">
            <text:p>0.911785549741342</text:p>
          </table:table-cell>
          <table:table-cell office:value-type="float" office:value="0.906776552845637" calcext:value-type="float">
            <text:p>0.906776552845637</text:p>
          </table:table-cell>
          <table:table-cell/>
          <table:table-cell office:value-type="float" office:value="0.420854098269771" calcext:value-type="float">
            <text:p>0.420854098269771</text:p>
          </table:table-cell>
          <table:table-cell office:value-type="float" office:value="0.304472843927151" calcext:value-type="float">
            <text:p>0.304472843927151</text:p>
          </table:table-cell>
          <table:table-cell/>
          <table:table-cell office:value-type="float" office:value="0.529775171668299" calcext:value-type="float">
            <text:p>0.529775171668299</text:p>
          </table:table-cell>
          <table:table-cell office:value-type="float" office:value="0.632093054993345" calcext:value-type="float">
            <text:p>0.632093054993345</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table:table-cell office:value-type="float" office:value="0.606496044055603" calcext:value-type="float">
            <text:p>0.606496044055603</text:p>
          </table:table-cell>
          <table:table-cell office:value-type="float" office:value="0.76061918127466" calcext:value-type="float">
            <text:p>0.76061918127466</text:p>
          </table:table-cell>
          <table:table-cell/>
          <table:table-cell office:value-type="float" office:value="0.80889951412544" calcext:value-type="float">
            <text:p>0.80889951412544</text:p>
          </table:table-cell>
          <table:table-cell office:value-type="float" office:value="0.56285508827139" calcext:value-type="float">
            <text:p>0.56285508827139</text:p>
          </table:table-cell>
          <table:table-cell/>
          <table:table-cell office:value-type="float" office:value="0.907659032282523" calcext:value-type="float">
            <text:p>0.907659032282523</text:p>
          </table:table-cell>
          <table:table-cell office:value-type="float" office:value="0.893113683613955" calcext:value-type="float">
            <text:p>0.893113683613955</text:p>
          </table:table-cell>
          <table:table-cell/>
          <table:table-cell office:value-type="float" office:value="0.419181465804877" calcext:value-type="float">
            <text:p>0.419181465804877</text:p>
          </table:table-cell>
          <table:table-cell office:value-type="float" office:value="0.300529482544925" calcext:value-type="float">
            <text:p>0.300529482544925</text:p>
          </table:table-cell>
          <table:table-cell/>
          <table:table-cell office:value-type="float" office:value="0.527334345922511" calcext:value-type="float">
            <text:p>0.527334345922511</text:p>
          </table:table-cell>
          <table:table-cell office:value-type="float" office:value="0.62236780343291" calcext:value-type="float">
            <text:p>0.62236780343291</text:p>
          </table:table-cell>
        </table:table-row>
        <table:table-row table:style-name="ro1">
          <table:table-cell office:value-type="float" office:value="3" calcext:value-type="float">
            <text:p>3</text:p>
          </table:table-cell>
          <table:table-cell table:number-columns-repeated="2" office:value-type="float" office:value="0" calcext:value-type="float">
            <text:p>0</text:p>
          </table:table-cell>
          <table:table-cell/>
          <table:table-cell office:value-type="float" office:value="0.601163174238556" calcext:value-type="float">
            <text:p>0.601163174238556</text:p>
          </table:table-cell>
          <table:table-cell office:value-type="float" office:value="0.746232867658762" calcext:value-type="float">
            <text:p>0.746232867658762</text:p>
          </table:table-cell>
          <table:table-cell/>
          <table:table-cell office:value-type="float" office:value="0.790275380899058" calcext:value-type="float">
            <text:p>0.790275380899058</text:p>
          </table:table-cell>
          <table:table-cell office:value-type="float" office:value="0.531761878014128" calcext:value-type="float">
            <text:p>0.531761878014128</text:p>
          </table:table-cell>
          <table:table-cell/>
          <table:table-cell office:value-type="float" office:value="0.900859335387399" calcext:value-type="float">
            <text:p>0.900859335387399</text:p>
          </table:table-cell>
          <table:table-cell office:value-type="float" office:value="0.879700202887653" calcext:value-type="float">
            <text:p>0.879700202887653</text:p>
          </table:table-cell>
          <table:table-cell/>
          <table:table-cell office:value-type="float" office:value="0.416421266397992" calcext:value-type="float">
            <text:p>0.416421266397992</text:p>
          </table:table-cell>
          <table:table-cell office:value-type="float" office:value="0.296599501245724" calcext:value-type="float">
            <text:p>0.296599501245724</text:p>
          </table:table-cell>
          <table:table-cell/>
          <table:table-cell office:value-type="float" office:value="0.523313232296506" calcext:value-type="float">
            <text:p>0.523313232296506</text:p>
          </table:table-cell>
          <table:table-cell office:value-type="float" office:value="0.6128261370882" calcext:value-type="float">
            <text:p>0.6128261370882</text:p>
          </table:table-cell>
        </table:table-row>
        <table:table-row table:style-name="ro1">
          <table:table-cell office:value-type="float" office:value="4" calcext:value-type="float">
            <text:p>4</text:p>
          </table:table-cell>
          <table:table-cell table:number-columns-repeated="2" office:value-type="float" office:value="0" calcext:value-type="float">
            <text:p>0</text:p>
          </table:table-cell>
          <table:table-cell/>
          <table:table-cell office:value-type="float" office:value="0.593837059439683" calcext:value-type="float">
            <text:p>0.593837059439683</text:p>
          </table:table-cell>
          <table:table-cell office:value-type="float" office:value="0.731590127228324" calcext:value-type="float">
            <text:p>0.731590127228324</text:p>
          </table:table-cell>
          <table:table-cell/>
          <table:table-cell office:value-type="float" office:value="0.765551450330448" calcext:value-type="float">
            <text:p>0.765551450330448</text:p>
          </table:table-cell>
          <table:table-cell office:value-type="float" office:value="0.504572962276209" calcext:value-type="float">
            <text:p>0.504572962276209</text:p>
          </table:table-cell>
          <table:table-cell/>
          <table:table-cell office:value-type="float" office:value="0.891494141983998" calcext:value-type="float">
            <text:p>0.891494141983998</text:p>
          </table:table-cell>
          <table:table-cell office:value-type="float" office:value="0.865937404331122" calcext:value-type="float">
            <text:p>0.865937404331122</text:p>
          </table:table-cell>
          <table:table-cell/>
          <table:table-cell office:value-type="float" office:value="0.412611379150265" calcext:value-type="float">
            <text:p>0.412611379150265</text:p>
          </table:table-cell>
          <table:table-cell office:value-type="float" office:value="0.292513142462443" calcext:value-type="float">
            <text:p>0.292513142462443</text:p>
          </table:table-cell>
          <table:table-cell/>
          <table:table-cell office:value-type="float" office:value="0.517776779307555" calcext:value-type="float">
            <text:p>0.517776779307555</text:p>
          </table:table-cell>
          <table:table-cell office:value-type="float" office:value="0.603042231286608" calcext:value-type="float">
            <text:p>0.603042231286608</text:p>
          </table:table-cell>
        </table:table-row>
        <table:table-row table:style-name="ro1">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584653057013711" calcext:value-type="float">
            <text:p>0.584653057013711</text:p>
          </table:table-cell>
          <table:table-cell office:value-type="float" office:value="0.716412072303716" calcext:value-type="float">
            <text:p>0.716412072303716</text:p>
          </table:table-cell>
          <table:table-cell/>
          <table:table-cell office:value-type="float" office:value="0.735884010355451" calcext:value-type="float">
            <text:p>0.735884010355451</text:p>
          </table:table-cell>
          <table:table-cell office:value-type="float" office:value="0.479914204933022" calcext:value-type="float">
            <text:p>0.479914204933022</text:p>
          </table:table-cell>
          <table:table-cell/>
          <table:table-cell office:value-type="float" office:value="0.879712992915117" calcext:value-type="float">
            <text:p>0.879712992915117</text:p>
          </table:table-cell>
          <table:table-cell office:value-type="float" office:value="0.851552526868843" calcext:value-type="float">
            <text:p>0.851552526868843</text:p>
          </table:table-cell>
          <table:table-cell/>
          <table:table-cell office:value-type="float" office:value="0.407805003839977" calcext:value-type="float">
            <text:p>0.407805003839977</text:p>
          </table:table-cell>
          <table:table-cell office:value-type="float" office:value="0.288190961647819" calcext:value-type="float">
            <text:p>0.288190961647819</text:p>
          </table:table-cell>
          <table:table-cell/>
          <table:table-cell office:value-type="float" office:value="0.510815043070409" calcext:value-type="float">
            <text:p>0.510815043070409</text:p>
          </table:table-cell>
          <table:table-cell office:value-type="float" office:value="0.59282285239294" calcext:value-type="float">
            <text:p>0.59282285239294</text:p>
          </table:table-cell>
        </table:table-row>
        <table:table-row table:style-name="ro1">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573778347460513" calcext:value-type="float">
            <text:p>0.573778347460513</text:p>
          </table:table-cell>
          <table:table-cell office:value-type="float" office:value="0.700564715450381" calcext:value-type="float">
            <text:p>0.700564715450381</text:p>
          </table:table-cell>
          <table:table-cell/>
          <table:table-cell office:value-type="float" office:value="0.702528401682073" calcext:value-type="float">
            <text:p>0.702528401682073</text:p>
          </table:table-cell>
          <table:table-cell office:value-type="float" office:value="0.457060177800229" calcext:value-type="float">
            <text:p>0.457060177800229</text:p>
          </table:table-cell>
          <table:table-cell/>
          <table:table-cell office:value-type="float" office:value="0.865701372739907" calcext:value-type="float">
            <text:p>0.865701372739907</text:p>
          </table:table-cell>
          <table:table-cell office:value-type="float" office:value="0.836402373063703" calcext:value-type="float">
            <text:p>0.836402373063703</text:p>
          </table:table-cell>
          <table:table-cell/>
          <table:table-cell office:value-type="float" office:value="0.402068850137471" calcext:value-type="float">
            <text:p>0.402068850137471</text:p>
          </table:table-cell>
          <table:table-cell office:value-type="float" office:value="0.283589958498801" calcext:value-type="float">
            <text:p>0.283589958498801</text:p>
          </table:table-cell>
          <table:table-cell/>
          <table:table-cell office:value-type="float" office:value="0.502539555099702" calcext:value-type="float">
            <text:p>0.502539555099702</text:p>
          </table:table-cell>
          <table:table-cell office:value-type="float" office:value="0.58206726847987" calcext:value-type="float">
            <text:p>0.58206726847987</text:p>
          </table:table-cell>
        </table:table-row>
        <table:table-row table:style-name="ro1">
          <table:table-cell office:value-type="float" office:value="7" calcext:value-type="float">
            <text:p>7</text:p>
          </table:table-cell>
          <table:table-cell table:number-columns-repeated="2" office:value-type="float" office:value="0" calcext:value-type="float">
            <text:p>0</text:p>
          </table:table-cell>
          <table:table-cell/>
          <table:table-cell office:value-type="float" office:value="0.561404998917361" calcext:value-type="float">
            <text:p>0.561404998917361</text:p>
          </table:table-cell>
          <table:table-cell office:value-type="float" office:value="0.683991198821125" calcext:value-type="float">
            <text:p>0.683991198821125</text:p>
          </table:table-cell>
          <table:table-cell/>
          <table:table-cell office:value-type="float" office:value="0.666725070937431" calcext:value-type="float">
            <text:p>0.666725070937431</text:p>
          </table:table-cell>
          <table:table-cell office:value-type="float" office:value="0.435578269685295" calcext:value-type="float">
            <text:p>0.435578269685295</text:p>
          </table:table-cell>
          <table:table-cell/>
          <table:table-cell office:value-type="float" office:value="0.849673694116515" calcext:value-type="float">
            <text:p>0.849673694116515</text:p>
          </table:table-cell>
          <table:table-cell office:value-type="float" office:value="0.820412889270824" calcext:value-type="float">
            <text:p>0.820412889270824</text:p>
          </table:table-cell>
          <table:table-cell/>
          <table:table-cell office:value-type="float" office:value="0.39548064658274" calcext:value-type="float">
            <text:p>0.39548064658274</text:p>
          </table:table-cell>
          <table:table-cell office:value-type="float" office:value="0.278686214278877" calcext:value-type="float">
            <text:p>0.278686214278877</text:p>
          </table:table-cell>
          <table:table-cell/>
          <table:table-cell office:value-type="float" office:value="0.493079027072328" calcext:value-type="float">
            <text:p>0.493079027072328</text:p>
          </table:table-cell>
          <table:table-cell office:value-type="float" office:value="0.570724121080522" calcext:value-type="float">
            <text:p>0.570724121080522</text:p>
          </table:table-cell>
        </table:table-row>
        <table:table-row table:style-name="ro1">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0.547741629355165" calcext:value-type="float">
            <text:p>0.547741629355165</text:p>
          </table:table-cell>
          <table:table-cell office:value-type="float" office:value="0.666677568921033" calcext:value-type="float">
            <text:p>0.666677568921033</text:p>
          </table:table-cell>
          <table:table-cell/>
          <table:table-cell office:value-type="float" office:value="0.629610849042179" calcext:value-type="float">
            <text:p>0.629610849042179</text:p>
          </table:table-cell>
          <table:table-cell office:value-type="float" office:value="0.415198731363702" calcext:value-type="float">
            <text:p>0.415198731363702</text:p>
          </table:table-cell>
          <table:table-cell/>
          <table:table-cell office:value-type="float" office:value="0.831864810000685" calcext:value-type="float">
            <text:p>0.831864810000685</text:p>
          </table:table-cell>
          <table:table-cell office:value-type="float" office:value="0.803548625005431" calcext:value-type="float">
            <text:p>0.803548625005431</text:p>
          </table:table-cell>
          <table:table-cell/>
          <table:table-cell office:value-type="float" office:value="0.388126958399158" calcext:value-type="float">
            <text:p>0.388126958399158</text:p>
          </table:table-cell>
          <table:table-cell office:value-type="float" office:value="0.273467780614855" calcext:value-type="float">
            <text:p>0.273467780614855</text:p>
          </table:table-cell>
          <table:table-cell/>
          <table:table-cell office:value-type="float" office:value="0.482574189551026" calcext:value-type="float">
            <text:p>0.482574189551026</text:p>
          </table:table-cell>
          <table:table-cell office:value-type="float" office:value="0.558769628096773" calcext:value-type="float">
            <text:p>0.558769628096773</text:p>
          </table:table-cell>
        </table:table-row>
        <table:table-row table:style-name="ro1">
          <table:table-cell office:value-type="float" office:value="9" calcext:value-type="float">
            <text:p>9</text:p>
          </table:table-cell>
          <table:table-cell table:number-columns-repeated="2" office:value-type="float" office:value="0" calcext:value-type="float">
            <text:p>0</text:p>
          </table:table-cell>
          <table:table-cell/>
          <table:table-cell office:value-type="float" office:value="0.533006199361501" calcext:value-type="float">
            <text:p>0.533006199361501</text:p>
          </table:table-cell>
          <table:table-cell office:value-type="float" office:value="0.648641255486037" calcext:value-type="float">
            <text:p>0.648641255486037</text:p>
          </table:table-cell>
          <table:table-cell/>
          <table:table-cell office:value-type="float" office:value="0.592163325021429" calcext:value-type="float">
            <text:p>0.592163325021429</text:p>
          </table:table-cell>
          <table:table-cell office:value-type="float" office:value="0.395739365422484" calcext:value-type="float">
            <text:p>0.395739365422484</text:p>
          </table:table-cell>
          <table:table-cell/>
          <table:table-cell office:value-type="float" office:value="0.812523079879311" calcext:value-type="float">
            <text:p>0.812523079879311</text:p>
          </table:table-cell>
          <table:table-cell office:value-type="float" office:value="0.785803134527771" calcext:value-type="float">
            <text:p>0.785803134527771</text:p>
          </table:table-cell>
          <table:table-cell/>
          <table:table-cell office:value-type="float" office:value="0.380099772175196" calcext:value-type="float">
            <text:p>0.380099772175196</text:p>
          </table:table-cell>
          <table:table-cell office:value-type="float" office:value="0.267930879248323" calcext:value-type="float">
            <text:p>0.267930879248323</text:p>
          </table:table-cell>
          <table:table-cell/>
          <table:table-cell office:value-type="float" office:value="0.471173564301401" calcext:value-type="float">
            <text:p>0.471173564301401</text:p>
          </table:table-cell>
          <table:table-cell office:value-type="float" office:value="0.546200694473704" calcext:value-type="float">
            <text:p>0.546200694473704</text:p>
          </table:table-cell>
        </table:table-row>
        <table:table-row table:style-name="ro1">
          <table:table-cell office:value-type="float" office:value="10" calcext:value-type="float">
            <text:p>10</text:p>
          </table:table-cell>
          <table:table-cell table:number-columns-repeated="2" office:value-type="float" office:value="0" calcext:value-type="float">
            <text:p>0</text:p>
          </table:table-cell>
          <table:table-cell/>
          <table:table-cell office:value-type="float" office:value="0.517416709528233" calcext:value-type="float">
            <text:p>0.517416709528233</text:p>
          </table:table-cell>
          <table:table-cell office:value-type="float" office:value="0.629920465226298" calcext:value-type="float">
            <text:p>0.629920465226298</text:p>
          </table:table-cell>
          <table:table-cell/>
          <table:table-cell office:value-type="float" office:value="0.555173327919657" calcext:value-type="float">
            <text:p>0.555173327919657</text:p>
          </table:table-cell>
          <table:table-cell office:value-type="float" office:value="0.37707539761883" calcext:value-type="float">
            <text:p>0.37707539761883</text:p>
          </table:table-cell>
          <table:table-cell/>
          <table:table-cell office:value-type="float" office:value="0.791900518750826" calcext:value-type="float">
            <text:p>0.791900518750826</text:p>
          </table:table-cell>
          <table:table-cell office:value-type="float" office:value="0.767189896640634" calcext:value-type="float">
            <text:p>0.767189896640634</text:p>
          </table:table-cell>
          <table:table-cell/>
          <table:table-cell office:value-type="float" office:value="0.371494820490054" calcext:value-type="float">
            <text:p>0.371494820490054</text:p>
          </table:table-cell>
          <table:table-cell office:value-type="float" office:value="0.262078098167813" calcext:value-type="float">
            <text:p>0.262078098167813</text:p>
          </table:table-cell>
          <table:table-cell/>
          <table:table-cell office:value-type="float" office:value="0.459027543332332" calcext:value-type="float">
            <text:p>0.459027543332332</text:p>
          </table:table-cell>
          <table:table-cell office:value-type="float" office:value="0.533028408641886" calcext:value-type="float">
            <text:p>0.533028408641886</text:p>
          </table:table-cell>
        </table:table-row>
        <table:table-row table:style-name="ro1">
          <table:table-cell office:value-type="float" office:value="11" calcext:value-type="float">
            <text:p>11</text:p>
          </table:table-cell>
          <table:table-cell table:number-columns-repeated="2" office:value-type="float" office:value="0" calcext:value-type="float">
            <text:p>0</text:p>
          </table:table-cell>
          <table:table-cell/>
          <table:table-cell office:value-type="float" office:value="0.50118647750023" calcext:value-type="float">
            <text:p>0.50118647750023</text:p>
          </table:table-cell>
          <table:table-cell office:value-type="float" office:value="0.610570288454609" calcext:value-type="float">
            <text:p>0.610570288454609</text:p>
          </table:table-cell>
          <table:table-cell/>
          <table:table-cell office:value-type="float" office:value="0.519243943218833" calcext:value-type="float">
            <text:p>0.519243943218833</text:p>
          </table:table-cell>
          <table:table-cell office:value-type="float" office:value="0.359119565181218" calcext:value-type="float">
            <text:p>0.359119565181218</text:p>
          </table:table-cell>
          <table:table-cell/>
          <table:table-cell office:value-type="float" office:value="0.770248534812977" calcext:value-type="float">
            <text:p>0.770248534812977</text:p>
          </table:table-cell>
          <table:table-cell office:value-type="float" office:value="0.747739560733102" calcext:value-type="float">
            <text:p>0.747739560733102</text:p>
          </table:table-cell>
          <table:table-cell/>
          <table:table-cell office:value-type="float" office:value="0.362408170493893" calcext:value-type="float">
            <text:p>0.362408170493893</text:p>
          </table:table-cell>
          <table:table-cell office:value-type="float" office:value="0.255917507607188" calcext:value-type="float">
            <text:p>0.255917507607188</text:p>
          </table:table-cell>
          <table:table-cell/>
          <table:table-cell office:value-type="float" office:value="0.446285795229576" calcext:value-type="float">
            <text:p>0.446285795229576</text:p>
          </table:table-cell>
          <table:table-cell office:value-type="float" office:value="0.519276032661028" calcext:value-type="float">
            <text:p>0.519276032661028</text:p>
          </table:table-cell>
        </table:table-row>
        <table:table-row table:style-name="ro1">
          <table:table-cell office:value-type="float" office:value="12" calcext:value-type="float">
            <text:p>12</text:p>
          </table:table-cell>
          <table:table-cell table:number-columns-repeated="2" office:value-type="float" office:value="0" calcext:value-type="float">
            <text:p>0</text:p>
          </table:table-cell>
          <table:table-cell/>
          <table:table-cell office:value-type="float" office:value="0.484516518719857" calcext:value-type="float">
            <text:p>0.484516518719857</text:p>
          </table:table-cell>
          <table:table-cell office:value-type="float" office:value="0.590656683057569" calcext:value-type="float">
            <text:p>0.590656683057569</text:p>
          </table:table-cell>
          <table:table-cell/>
          <table:table-cell office:value-type="float" office:value="0.484806336102269" calcext:value-type="float">
            <text:p>0.484806336102269</text:p>
          </table:table-cell>
          <table:table-cell office:value-type="float" office:value="0.341808237001975" calcext:value-type="float">
            <text:p>0.341808237001975</text:p>
          </table:table-cell>
          <table:table-cell/>
          <table:table-cell office:value-type="float" office:value="0.747809289936996" calcext:value-type="float">
            <text:p>0.747809289936996</text:p>
          </table:table-cell>
          <table:table-cell office:value-type="float" office:value="0.727494919250981" calcext:value-type="float">
            <text:p>0.727494919250981</text:p>
          </table:table-cell>
          <table:table-cell/>
          <table:table-cell office:value-type="float" office:value="0.352934606389333" calcext:value-type="float">
            <text:p>0.352934606389333</text:p>
          </table:table-cell>
          <table:table-cell office:value-type="float" office:value="0.249461520100424" calcext:value-type="float">
            <text:p>0.249461520100424</text:p>
          </table:table-cell>
          <table:table-cell/>
          <table:table-cell office:value-type="float" office:value="0.433092127104696" calcext:value-type="float">
            <text:p>0.433092127104696</text:p>
          </table:table-cell>
          <table:table-cell office:value-type="float" office:value="0.504975389876454" calcext:value-type="float">
            <text:p>0.504975389876454</text:p>
          </table:table-cell>
        </table:table-row>
        <table:table-row table:style-name="ro1">
          <table:table-cell office:value-type="float" office:value="13" calcext:value-type="float">
            <text:p>13</text:p>
          </table:table-cell>
          <table:table-cell table:number-columns-repeated="2" office:value-type="float" office:value="0" calcext:value-type="float">
            <text:p>0</text:p>
          </table:table-cell>
          <table:table-cell/>
          <table:table-cell office:value-type="float" office:value="0.467592533486132" calcext:value-type="float">
            <text:p>0.467592533486132</text:p>
          </table:table-cell>
          <table:table-cell office:value-type="float" office:value="0.570257023480363" calcext:value-type="float">
            <text:p>0.570257023480363</text:p>
          </table:table-cell>
          <table:table-cell/>
          <table:table-cell office:value-type="float" office:value="0.452143195315919" calcext:value-type="float">
            <text:p>0.452143195315919</text:p>
          </table:table-cell>
          <table:table-cell office:value-type="float" office:value="0.325097248767837" calcext:value-type="float">
            <text:p>0.325097248767837</text:p>
          </table:table-cell>
          <table:table-cell/>
          <table:table-cell office:value-type="float" office:value="0.724812497261752" calcext:value-type="float">
            <text:p>0.724812497261752</text:p>
          </table:table-cell>
          <table:table-cell office:value-type="float" office:value="0.706512358373589" calcext:value-type="float">
            <text:p>0.706512358373589</text:p>
          </table:table-cell>
          <table:table-cell/>
          <table:table-cell office:value-type="float" office:value="0.34316508308945" calcext:value-type="float">
            <text:p>0.34316508308945</text:p>
          </table:table-cell>
          <table:table-cell office:value-type="float" office:value="0.24272597266759" calcext:value-type="float">
            <text:p>0.24272597266759</text:p>
          </table:table-cell>
          <table:table-cell/>
          <table:table-cell office:value-type="float" office:value="0.419582581976803" calcext:value-type="float">
            <text:p>0.419582581976803</text:p>
          </table:table-cell>
          <table:table-cell office:value-type="float" office:value="0.49016783665007" calcext:value-type="float">
            <text:p>0.49016783665007</text:p>
          </table:table-cell>
        </table:table-row>
        <table:table-row table:style-name="ro1">
          <table:table-cell office:value-type="float" office:value="14" calcext:value-type="float">
            <text:p>14</text:p>
          </table:table-cell>
          <table:table-cell table:number-columns-repeated="2" office:value-type="float" office:value="0" calcext:value-type="float">
            <text:p>0</text:p>
          </table:table-cell>
          <table:table-cell/>
          <table:table-cell office:value-type="float" office:value="0.450580723369996" calcext:value-type="float">
            <text:p>0.450580723369996</text:p>
          </table:table-cell>
          <table:table-cell office:value-type="float" office:value="0.549454267080645" calcext:value-type="float">
            <text:p>0.549454267080645</text:p>
          </table:table-cell>
          <table:table-cell/>
          <table:table-cell office:value-type="float" office:value="0.421417914425748" calcext:value-type="float">
            <text:p>0.421417914425748</text:p>
          </table:table-cell>
          <table:table-cell office:value-type="float" office:value="0.308953944592092" calcext:value-type="float">
            <text:p>0.308953944592092</text:p>
          </table:table-cell>
          <table:table-cell/>
          <table:table-cell office:value-type="float" office:value="0.701470007739533" calcext:value-type="float">
            <text:p>0.701470007739533</text:p>
          </table:table-cell>
          <table:table-cell office:value-type="float" office:value="0.684856743922505" calcext:value-type="float">
            <text:p>0.684856743922505</text:p>
          </table:table-cell>
          <table:table-cell/>
          <table:table-cell office:value-type="float" office:value="0.421417914425748" calcext:value-type="float">
            <text:p>0.421417914425748</text:p>
          </table:table-cell>
          <table:table-cell office:value-type="float" office:value="0.308953944592092" calcext:value-type="float">
            <text:p>0.308953944592092</text:p>
          </table:table-cell>
          <table:table-cell/>
          <table:table-cell office:value-type="float" office:value="0.405882264864545" calcext:value-type="float">
            <text:p>0.405882264864545</text:p>
          </table:table-cell>
          <table:table-cell office:value-type="float" office:value="0.474900598074128" calcext:value-type="float">
            <text:p>0.474900598074128</text:p>
          </table:table-cell>
        </table:table-row>
        <table:table-row table:style-name="ro1">
          <table:table-cell office:value-type="float" office:value="15" calcext:value-type="float">
            <text:p>15</text:p>
          </table:table-cell>
          <table:table-cell table:style-name="ce3" office:value-type="float" office:value="0.610832103182372" calcext:value-type="float">
            <text:p>0.61083</text:p>
          </table:table-cell>
          <table:table-cell table:style-name="ce3" office:value-type="float" office:value="0.792630647382564" calcext:value-type="float">
            <text:p>0.79263</text:p>
          </table:table-cell>
          <table:table-cell/>
          <table:table-cell office:value-type="float" office:value="0.610832103182372" calcext:value-type="float">
            <text:p>0.610832103182372</text:p>
          </table:table-cell>
          <table:table-cell office:value-type="float" office:value="0.792630647382564" calcext:value-type="float">
            <text:p>0.792630647382564</text:p>
          </table:table-cell>
          <table:table-cell/>
          <table:table-cell office:value-type="float" office:value="0.913177564574023" calcext:value-type="float">
            <text:p>0.913177564574023</text:p>
          </table:table-cell>
          <table:table-cell office:value-type="float" office:value="0.9225821267235" calcext:value-type="float">
            <text:p>0.9225821267235</text:p>
          </table:table-cell>
          <table:table-cell/>
          <table:table-cell office:value-type="float" office:value="0.913177564574023" calcext:value-type="float">
            <text:p>0.913177564574023</text:p>
          </table:table-cell>
          <table:table-cell office:value-type="float" office:value="0.9225821267235" calcext:value-type="float">
            <text:p>0.9225821267235</text:p>
          </table:table-cell>
          <table:table-cell/>
          <table:table-cell office:value-type="float" office:value="0.701470007739533" calcext:value-type="float">
            <text:p>0.701470007739533</text:p>
          </table:table-cell>
          <table:table-cell office:value-type="float" office:value="0.684856743922505" calcext:value-type="float">
            <text:p>0.684856743922505</text:p>
          </table:table-cell>
          <table:table-cell/>
          <table:table-cell office:value-type="float" office:value="0.530598639159677" calcext:value-type="float">
            <text:p>0.530598639159677</text:p>
          </table:table-cell>
          <table:table-cell office:value-type="float" office:value="0.643351277947446" calcext:value-type="float">
            <text:p>0.643351277947446</text:p>
          </table:table-cell>
        </table:table-row>
        <table:table-row table:style-name="ro1">
          <table:table-cell office:value-type="float" office:value="16" calcext:value-type="float">
            <text:p>16</text:p>
          </table:table-cell>
          <table:table-cell table:style-name="ce3" office:value-type="float" office:value="0.637523661122494" calcext:value-type="float">
            <text:p>0.63752</text:p>
          </table:table-cell>
          <table:table-cell table:style-name="ce3" office:value-type="float" office:value="0.790919445048084" calcext:value-type="float">
            <text:p>0.79092</text:p>
          </table:table-cell>
          <table:table-cell/>
          <table:table-cell office:value-type="float" office:value="0.74730600961285" calcext:value-type="float">
            <text:p>0.74730600961285</text:p>
          </table:table-cell>
          <table:table-cell office:value-type="float" office:value="0.87324008132421" calcext:value-type="float">
            <text:p>0.87324008132421</text:p>
          </table:table-cell>
          <table:table-cell/>
          <table:table-cell office:value-type="float" office:value="0.915600483998051" calcext:value-type="float">
            <text:p>0.915600483998051</text:p>
          </table:table-cell>
          <table:table-cell office:value-type="float" office:value="0.915891631177454" calcext:value-type="float">
            <text:p>0.915891631177454</text:p>
          </table:table-cell>
          <table:table-cell/>
          <table:table-cell office:value-type="float" office:value="0.937357185162806" calcext:value-type="float">
            <text:p>0.937357185162806</text:p>
          </table:table-cell>
          <table:table-cell office:value-type="float" office:value="0.952076156398014" calcext:value-type="float">
            <text:p>0.952076156398014</text:p>
          </table:table-cell>
          <table:table-cell/>
          <table:table-cell office:value-type="float" office:value="0.683306259049859" calcext:value-type="float">
            <text:p>0.683306259049859</text:p>
          </table:table-cell>
          <table:table-cell office:value-type="float" office:value="0.660983430844559" calcext:value-type="float">
            <text:p>0.660983430844559</text:p>
          </table:table-cell>
          <table:table-cell/>
          <table:table-cell office:value-type="float" office:value="0.683166538814109" calcext:value-type="float">
            <text:p>0.683166538814109</text:p>
          </table:table-cell>
          <table:table-cell office:value-type="float" office:value="0.769234965366018" calcext:value-type="float">
            <text:p>0.769234965366018</text:p>
          </table:table-cell>
        </table:table-row>
        <table:table-row table:style-name="ro1">
          <table:table-cell office:value-type="float" office:value="17" calcext:value-type="float">
            <text:p>17</text:p>
          </table:table-cell>
          <table:table-cell table:style-name="ce3" office:value-type="float" office:value="0.661546645086788" calcext:value-type="float">
            <text:p>0.66155</text:p>
          </table:table-cell>
          <table:table-cell table:style-name="ce3" office:value-type="float" office:value="0.787941639318312" calcext:value-type="float">
            <text:p>0.78794</text:p>
          </table:table-cell>
          <table:table-cell/>
          <table:table-cell office:value-type="float" office:value="0.770669878734714" calcext:value-type="float">
            <text:p>0.770669878734714</text:p>
          </table:table-cell>
          <table:table-cell office:value-type="float" office:value="0.879162082927164" calcext:value-type="float">
            <text:p>0.879162082927164</text:p>
          </table:table-cell>
          <table:table-cell/>
          <table:table-cell office:value-type="float" office:value="0.917716391258451" calcext:value-type="float">
            <text:p>0.917716391258451</text:p>
          </table:table-cell>
          <table:table-cell office:value-type="float" office:value="0.908205820997505" calcext:value-type="float">
            <text:p>0.908205820997505</text:p>
          </table:table-cell>
          <table:table-cell/>
          <table:table-cell office:value-type="float" office:value="0.940574603762711" calcext:value-type="float">
            <text:p>0.940574603762711</text:p>
          </table:table-cell>
          <table:table-cell office:value-type="float" office:value="0.951977045346778" calcext:value-type="float">
            <text:p>0.951977045346778</text:p>
          </table:table-cell>
          <table:table-cell/>
          <table:table-cell office:value-type="float" office:value="0.665562165720978" calcext:value-type="float">
            <text:p>0.665562165720978</text:p>
          </table:table-cell>
          <table:table-cell office:value-type="float" office:value="0.636843536666183" calcext:value-type="float">
            <text:p>0.636843536666183</text:p>
          </table:table-cell>
          <table:table-cell/>
          <table:table-cell office:value-type="float" office:value="0.711348862703218" calcext:value-type="float">
            <text:p>0.711348862703218</text:p>
          </table:table-cell>
          <table:table-cell office:value-type="float" office:value="0.783952810057071" calcext:value-type="float">
            <text:p>0.783952810057071</text:p>
          </table:table-cell>
        </table:table-row>
        <table:table-row table:style-name="ro1">
          <table:table-cell office:value-type="float" office:value="18" calcext:value-type="float">
            <text:p>18</text:p>
          </table:table-cell>
          <table:table-cell table:style-name="ce3" office:value-type="float" office:value="0.683150965013661" calcext:value-type="float">
            <text:p>0.68315</text:p>
          </table:table-cell>
          <table:table-cell table:style-name="ce3" office:value-type="float" office:value="0.783730230722181" calcext:value-type="float">
            <text:p>0.78373</text:p>
          </table:table-cell>
          <table:table-cell/>
          <table:table-cell office:value-type="float" office:value="0.791137653730507" calcext:value-type="float">
            <text:p>0.791137653730507</text:p>
          </table:table-cell>
          <table:table-cell office:value-type="float" office:value="0.884576193066151" calcext:value-type="float">
            <text:p>0.884576193066151</text:p>
          </table:table-cell>
          <table:table-cell/>
          <table:table-cell office:value-type="float" office:value="0.919545297679786" calcext:value-type="float">
            <text:p>0.919545297679786</text:p>
          </table:table-cell>
          <table:table-cell office:value-type="float" office:value="0.899512963209724" calcext:value-type="float">
            <text:p>0.899512963209724</text:p>
          </table:table-cell>
          <table:table-cell/>
          <table:table-cell office:value-type="float" office:value="0.943435509480009" calcext:value-type="float">
            <text:p>0.943435509480009</text:p>
          </table:table-cell>
          <table:table-cell office:value-type="float" office:value="0.951791330038767" calcext:value-type="float">
            <text:p>0.951791330038767</text:p>
          </table:table-cell>
          <table:table-cell/>
          <table:table-cell office:value-type="float" office:value="0.648334280357351" calcext:value-type="float">
            <text:p>0.648334280357351</text:p>
          </table:table-cell>
          <table:table-cell office:value-type="float" office:value="0.612607905467087" calcext:value-type="float">
            <text:p>0.612607905467087</text:p>
          </table:table-cell>
          <table:table-cell/>
          <table:table-cell office:value-type="float" office:value="0.736455961755354" calcext:value-type="float">
            <text:p>0.736455961755354</text:p>
          </table:table-cell>
          <table:table-cell office:value-type="float" office:value="0.797577267571664" calcext:value-type="float">
            <text:p>0.797577267571664</text:p>
          </table:table-cell>
        </table:table-row>
        <table:table-row table:style-name="ro1">
          <table:table-cell office:value-type="float" office:value="19" calcext:value-type="float">
            <text:p>19</text:p>
          </table:table-cell>
          <table:table-cell table:style-name="ce3" office:value-type="float" office:value="0.702579743861909" calcext:value-type="float">
            <text:p>0.70258</text:p>
          </table:table-cell>
          <table:table-cell table:style-name="ce3" office:value-type="float" office:value="0.77832424686753" calcext:value-type="float">
            <text:p>0.77832</text:p>
          </table:table-cell>
          <table:table-cell/>
          <table:table-cell office:value-type="float" office:value="0.809102298899507" calcext:value-type="float">
            <text:p>0.809102298899507</text:p>
          </table:table-cell>
          <table:table-cell office:value-type="float" office:value="0.889525534247093" calcext:value-type="float">
            <text:p>0.889525534247093</text:p>
          </table:table-cell>
          <table:table-cell/>
          <table:table-cell office:value-type="float" office:value="0.921108498922379" calcext:value-type="float">
            <text:p>0.921108498922379</text:p>
          </table:table-cell>
          <table:table-cell office:value-type="float" office:value="0.889812232270194" calcext:value-type="float">
            <text:p>0.889812232270194</text:p>
          </table:table-cell>
          <table:table-cell/>
          <table:table-cell office:value-type="float" office:value="0.945977044300254" calcext:value-type="float">
            <text:p>0.945977044300254</text:p>
          </table:table-cell>
          <table:table-cell office:value-type="float" office:value="0.951530297356273" calcext:value-type="float">
            <text:p>0.951530297356273</text:p>
          </table:table-cell>
          <table:table-cell/>
          <table:table-cell office:value-type="float" office:value="0.631684357904252" calcext:value-type="float">
            <text:p>0.631684357904252</text:p>
          </table:table-cell>
          <table:table-cell office:value-type="float" office:value="0.588433254913147" calcext:value-type="float">
            <text:p>0.588433254913147</text:p>
          </table:table-cell>
          <table:table-cell/>
          <table:table-cell office:value-type="float" office:value="0.758794795052068" calcext:value-type="float">
            <text:p>0.758794795052068</text:p>
          </table:table-cell>
          <table:table-cell office:value-type="float" office:value="0.810147768734367" calcext:value-type="float">
            <text:p>0.810147768734367</text:p>
          </table:table-cell>
        </table:table-row>
        <table:table-row table:style-name="ro1">
          <table:table-cell office:value-type="float" office:value="20" calcext:value-type="float">
            <text:p>20</text:p>
          </table:table-cell>
          <table:table-cell table:style-name="ce3" office:value-type="float" office:value="0.720060574094045" calcext:value-type="float">
            <text:p>0.72006</text:p>
          </table:table-cell>
          <table:table-cell table:style-name="ce3" office:value-type="float" office:value="0.771766315693674" calcext:value-type="float">
            <text:p>0.77177</text:p>
          </table:table-cell>
          <table:table-cell/>
          <table:table-cell office:value-type="float" office:value="0.824909649704705" calcext:value-type="float">
            <text:p>0.824909649704705</text:p>
          </table:table-cell>
          <table:table-cell office:value-type="float" office:value="0.894049511443824" calcext:value-type="float">
            <text:p>0.894049511443824</text:p>
          </table:table-cell>
          <table:table-cell/>
          <table:table-cell office:value-type="float" office:value="0.922427729501092" calcext:value-type="float">
            <text:p>0.922427729501092</text:p>
          </table:table-cell>
          <table:table-cell office:value-type="float" office:value="0.879113211004046" calcext:value-type="float">
            <text:p>0.879113211004046</text:p>
          </table:table-cell>
          <table:table-cell/>
          <table:table-cell office:value-type="float" office:value="0.948234839125456" calcext:value-type="float">
            <text:p>0.948234839125456</text:p>
          </table:table-cell>
          <table:table-cell office:value-type="float" office:value="0.951204714980508" calcext:value-type="float">
            <text:p>0.951204714980508</text:p>
          </table:table-cell>
          <table:table-cell/>
          <table:table-cell office:value-type="float" office:value="0.615648899090239" calcext:value-type="float">
            <text:p>0.615648899090239</text:p>
          </table:table-cell>
          <table:table-cell office:value-type="float" office:value="0.564465577241463" calcext:value-type="float">
            <text:p>0.564465577241463</text:p>
          </table:table-cell>
          <table:table-cell/>
          <table:table-cell office:value-type="float" office:value="0.778661984003625" calcext:value-type="float">
            <text:p>0.778661984003625</text:p>
          </table:table-cell>
          <table:table-cell office:value-type="float" office:value="0.821711727586277" calcext:value-type="float">
            <text:p>0.821711727586277</text:p>
          </table:table-cell>
        </table:table-row>
        <table:table-row table:style-name="ro1">
          <table:table-cell office:value-type="float" office:value="21" calcext:value-type="float">
            <text:p>21</text:p>
          </table:table-cell>
          <table:table-cell table:style-name="ce3" office:value-type="float" office:value="0.735800423404508" calcext:value-type="float">
            <text:p>0.73580</text:p>
          </table:table-cell>
          <table:table-cell table:style-name="ce3" office:value-type="float" office:value="0.764105898464143" calcext:value-type="float">
            <text:p>0.76411</text:p>
          </table:table-cell>
          <table:table-cell/>
          <table:table-cell office:value-type="float" office:value="0.838858331899557" calcext:value-type="float">
            <text:p>0.838858331899557</text:p>
          </table:table-cell>
          <table:table-cell office:value-type="float" office:value="0.898184114331913" calcext:value-type="float">
            <text:p>0.898184114331913</text:p>
          </table:table-cell>
          <table:table-cell/>
          <table:table-cell office:value-type="float" office:value="0.923524168859967" calcext:value-type="float">
            <text:p>0.923524168859967</text:p>
          </table:table-cell>
          <table:table-cell office:value-type="float" office:value="0.867438344408467" calcext:value-type="float">
            <text:p>0.867438344408467</text:p>
          </table:table-cell>
          <table:table-cell/>
          <table:table-cell office:value-type="float" office:value="0.950241902224946" calcext:value-type="float">
            <text:p>0.950241902224946</text:p>
          </table:table-cell>
          <table:table-cell office:value-type="float" office:value="0.950824936358425" calcext:value-type="float">
            <text:p>0.950824936358425</text:p>
          </table:table-cell>
          <table:table-cell/>
          <table:table-cell office:value-type="float" office:value="0.60024254631274" calcext:value-type="float">
            <text:p>0.60024254631274</text:p>
          </table:table-cell>
          <table:table-cell office:value-type="float" office:value="0.540833923975541" calcext:value-type="float">
            <text:p>0.540833923975541</text:p>
          </table:table-cell>
          <table:table-cell/>
          <table:table-cell office:value-type="float" office:value="0.796335126349763" calcext:value-type="float">
            <text:p>0.796335126349763</text:p>
          </table:table-cell>
          <table:table-cell office:value-type="float" office:value="0.832319461658036" calcext:value-type="float">
            <text:p>0.832319461658036</text:p>
          </table:table-cell>
        </table:table-row>
        <table:table-row table:style-name="ro1">
          <table:table-cell office:value-type="float" office:value="22" calcext:value-type="float">
            <text:p>22</text:p>
          </table:table-cell>
          <table:table-cell table:style-name="ce3" office:value-type="float" office:value="0.749989163996926" calcext:value-type="float">
            <text:p>0.74999</text:p>
          </table:table-cell>
          <table:table-cell table:style-name="ce3" office:value-type="float" office:value="0.755396166355202" calcext:value-type="float">
            <text:p>0.75540</text:p>
          </table:table-cell>
          <table:table-cell/>
          <table:table-cell office:value-type="float" office:value="0.851207565471281" calcext:value-type="float">
            <text:p>0.851207565471281</text:p>
          </table:table-cell>
          <table:table-cell office:value-type="float" office:value="0.901962421172554" calcext:value-type="float">
            <text:p>0.901962421172554</text:p>
          </table:table-cell>
          <table:table-cell/>
          <table:table-cell office:value-type="float" office:value="0.92441800751038" calcext:value-type="float">
            <text:p>0.92441800751038</text:p>
          </table:table-cell>
          <table:table-cell office:value-type="float" office:value="0.854819697552161" calcext:value-type="float">
            <text:p>0.854819697552161</text:p>
          </table:table-cell>
          <table:table-cell/>
          <table:table-cell office:value-type="float" office:value="0.95202823259936" calcext:value-type="float">
            <text:p>0.95202823259936</text:p>
          </table:table-cell>
          <table:table-cell office:value-type="float" office:value="0.950400505115543" calcext:value-type="float">
            <text:p>0.950400505115543</text:p>
          </table:table-cell>
          <table:table-cell/>
          <table:table-cell office:value-type="float" office:value="0.585468932419815" calcext:value-type="float">
            <text:p>0.585468932419815</text:p>
          </table:table-cell>
          <table:table-cell office:value-type="float" office:value="0.517650298429577" calcext:value-type="float">
            <text:p>0.517650298429577</text:p>
          </table:table-cell>
          <table:table-cell/>
          <table:table-cell office:value-type="float" office:value="0.81206860260341" calcext:value-type="float">
            <text:p>0.81206860260341</text:p>
          </table:table-cell>
          <table:table-cell office:value-type="float" office:value="0.842024237624711" calcext:value-type="float">
            <text:p>0.842024237624711</text:p>
          </table:table-cell>
        </table:table-row>
        <table:table-row table:style-name="ro1">
          <table:table-cell office:value-type="float" office:value="23" calcext:value-type="float">
            <text:p>23</text:p>
          </table:table-cell>
          <table:table-cell table:style-name="ce3" office:value-type="float" office:value="0.762795532684502" calcext:value-type="float">
            <text:p>0.76280</text:p>
          </table:table-cell>
          <table:table-cell table:style-name="ce3" office:value-type="float" office:value="0.745698927781391" calcext:value-type="float">
            <text:p>0.74570</text:p>
          </table:table-cell>
          <table:table-cell/>
          <table:table-cell office:value-type="float" office:value="0.862177603552201" calcext:value-type="float">
            <text:p>0.862177603552201</text:p>
          </table:table-cell>
          <table:table-cell office:value-type="float" office:value="0.905414518918109" calcext:value-type="float">
            <text:p>0.905414518918109</text:p>
          </table:table-cell>
          <table:table-cell/>
          <table:table-cell office:value-type="float" office:value="0.925128308047909" calcext:value-type="float">
            <text:p>0.925128308047909</text:p>
          </table:table-cell>
          <table:table-cell office:value-type="float" office:value="0.841302980766278" calcext:value-type="float">
            <text:p>0.841302980766278</text:p>
          </table:table-cell>
          <table:table-cell/>
          <table:table-cell office:value-type="float" office:value="0.953620771745199" calcext:value-type="float">
            <text:p>0.953620771745199</text:p>
          </table:table-cell>
          <table:table-cell office:value-type="float" office:value="0.949940513661411" calcext:value-type="float">
            <text:p>0.949940513661411</text:p>
          </table:table-cell>
          <table:table-cell/>
          <table:table-cell office:value-type="float" office:value="0.571317650602695" calcext:value-type="float">
            <text:p>0.571317650602695</text:p>
          </table:table-cell>
          <table:table-cell office:value-type="float" office:value="0.495010223927859" calcext:value-type="float">
            <text:p>0.495010223927859</text:p>
          </table:table-cell>
          <table:table-cell/>
          <table:table-cell office:value-type="float" office:value="0.826090223229413" calcext:value-type="float">
            <text:p>0.826090223229413</text:p>
          </table:table-cell>
          <table:table-cell office:value-type="float" office:value="0.85088141944598" calcext:value-type="float">
            <text:p>0.85088141944598</text:p>
          </table:table-cell>
        </table:table-row>
        <table:table-row table:style-name="ro1">
          <table:table-cell office:value-type="float" office:value="24" calcext:value-type="float">
            <text:p>24</text:p>
          </table:table-cell>
          <table:table-cell table:style-name="ce3" office:value-type="float" office:value="0.774369903697492" calcext:value-type="float">
            <text:p>0.77437</text:p>
          </table:table-cell>
          <table:table-cell table:style-name="ce3" office:value-type="float" office:value="0.735082714220221" calcext:value-type="float">
            <text:p>0.73508</text:p>
          </table:table-cell>
          <table:table-cell/>
          <table:table-cell office:value-type="float" office:value="0.871957249953658" calcext:value-type="float">
            <text:p>0.871957249953658</text:p>
          </table:table-cell>
          <table:table-cell office:value-type="float" office:value="0.90856991680575" calcext:value-type="float">
            <text:p>0.90856991680575</text:p>
          </table:table-cell>
          <table:table-cell/>
          <table:table-cell office:value-type="float" office:value="0.925672436179805" calcext:value-type="float">
            <text:p>0.925672436179805</text:p>
          </table:table-cell>
          <table:table-cell office:value-type="float" office:value="0.826943137814716" calcext:value-type="float">
            <text:p>0.826943137814716</text:p>
          </table:table-cell>
          <table:table-cell/>
          <table:table-cell office:value-type="float" office:value="0.955043323654134" calcext:value-type="float">
            <text:p>0.955043323654134</text:p>
          </table:table-cell>
          <table:table-cell office:value-type="float" office:value="0.949452999619687" calcext:value-type="float">
            <text:p>0.949452999619687</text:p>
          </table:table-cell>
          <table:table-cell/>
          <table:table-cell office:value-type="float" office:value="0.557773744000019" calcext:value-type="float">
            <text:p>0.557773744000019</text:p>
          </table:table-cell>
          <table:table-cell office:value-type="float" office:value="0.472991608085221" calcext:value-type="float">
            <text:p>0.472991608085221</text:p>
          </table:table-cell>
          <table:table-cell/>
          <table:table-cell office:value-type="float" office:value="0.838604796794796" calcext:value-type="float">
            <text:p>0.838604796794796</text:p>
          </table:table-cell>
          <table:table-cell office:value-type="float" office:value="0.858947667907781" calcext:value-type="float">
            <text:p>0.858947667907781</text:p>
          </table:table-cell>
        </table:table-row>
        <table:table-row table:style-name="ro1">
          <table:table-cell office:value-type="float" office:value="25" calcext:value-type="float">
            <text:p>25</text:p>
          </table:table-cell>
          <table:table-cell table:style-name="ce3" office:value-type="float" office:value="0.784846158097313" calcext:value-type="float">
            <text:p>0.78485</text:p>
          </table:table-cell>
          <table:table-cell table:style-name="ce3" office:value-type="float" office:value="0.723621177793585" calcext:value-type="float">
            <text:p>0.72362</text:p>
          </table:table-cell>
          <table:table-cell/>
          <table:table-cell office:value-type="float" office:value="0.880707348948341" calcext:value-type="float">
            <text:p>0.880707348948341</text:p>
          </table:table-cell>
          <table:table-cell office:value-type="float" office:value="0.911453905034214" calcext:value-type="float">
            <text:p>0.911453905034214</text:p>
          </table:table-cell>
          <table:table-cell/>
          <table:table-cell office:value-type="float" office:value="0.926066684352325" calcext:value-type="float">
            <text:p>0.926066684352325</text:p>
          </table:table-cell>
          <table:table-cell office:value-type="float" office:value="0.811807740834858" calcext:value-type="float">
            <text:p>0.811807740834858</text:p>
          </table:table-cell>
          <table:table-cell/>
          <table:table-cell office:value-type="float" office:value="0.956317036296932" calcext:value-type="float">
            <text:p>0.956317036296932</text:p>
          </table:table-cell>
          <table:table-cell office:value-type="float" office:value="0.94894515259513" calcext:value-type="float">
            <text:p>0.94894515259513</text:p>
          </table:table-cell>
          <table:table-cell/>
          <table:table-cell office:value-type="float" office:value="0.544815203970737" calcext:value-type="float">
            <text:p>0.544815203970737</text:p>
          </table:table-cell>
          <table:table-cell office:value-type="float" office:value="0.451655955372885" calcext:value-type="float">
            <text:p>0.451655955372885</text:p>
          </table:table-cell>
          <table:table-cell/>
          <table:table-cell office:value-type="float" office:value="0.849791793378393" calcext:value-type="float">
            <text:p>0.849791793378393</text:p>
          </table:table-cell>
          <table:table-cell office:value-type="float" office:value="0.866278904984621" calcext:value-type="float">
            <text:p>0.866278904984621</text:p>
          </table:table-cell>
        </table:table-row>
        <table:table-row table:style-name="ro1">
          <table:table-cell office:value-type="float" office:value="26" calcext:value-type="float">
            <text:p>26</text:p>
          </table:table-cell>
          <table:table-cell table:style-name="ce3" office:value-type="float" office:value="0.794342864828412" calcext:value-type="float">
            <text:p>0.79434</text:p>
          </table:table-cell>
          <table:table-cell table:style-name="ce3" office:value-type="float" office:value="0.711397540563364" calcext:value-type="float">
            <text:p>0.71140</text:p>
          </table:table-cell>
          <table:table-cell/>
          <table:table-cell office:value-type="float" office:value="0.888565356991022" calcext:value-type="float">
            <text:p>0.888565356991022</text:p>
          </table:table-cell>
          <table:table-cell office:value-type="float" office:value="0.91409085179931" calcext:value-type="float">
            <text:p>0.91409085179931</text:p>
          </table:table-cell>
          <table:table-cell/>
          <table:table-cell office:value-type="float" office:value="0.926325627211144" calcext:value-type="float">
            <text:p>0.926325627211144</text:p>
          </table:table-cell>
          <table:table-cell office:value-type="float" office:value="0.795975595962122" calcext:value-type="float">
            <text:p>0.795975595962122</text:p>
          </table:table-cell>
          <table:table-cell/>
          <table:table-cell office:value-type="float" office:value="0.957460253309303" calcext:value-type="float">
            <text:p>0.957460253309303</text:p>
          </table:table-cell>
          <table:table-cell office:value-type="float" office:value="0.948423593405926" calcext:value-type="float">
            <text:p>0.948423593405926</text:p>
          </table:table-cell>
          <table:table-cell/>
          <table:table-cell office:value-type="float" office:value="0.53241849642727" calcext:value-type="float">
            <text:p>0.53241849642727</text:p>
          </table:table-cell>
          <table:table-cell office:value-type="float" office:value="0.431052404923321" calcext:value-type="float">
            <text:p>0.431052404923321</text:p>
          </table:table-cell>
          <table:table-cell/>
          <table:table-cell office:value-type="float" office:value="0.859811094925741" calcext:value-type="float">
            <text:p>0.859811094925741</text:p>
          </table:table-cell>
          <table:table-cell office:value-type="float" office:value="0.872930356577951" calcext:value-type="float">
            <text:p>0.872930356577951</text:p>
          </table:table-cell>
        </table:table-row>
        <table:table-row table:style-name="ro1">
          <table:table-cell office:value-type="float" office:value="27" calcext:value-type="float">
            <text:p>27</text:p>
          </table:table-cell>
          <table:table-cell table:style-name="ce3" office:value-type="float" office:value="0.802964713724154" calcext:value-type="float">
            <text:p>0.80296</text:p>
          </table:table-cell>
          <table:table-cell table:style-name="ce3" office:value-type="float" office:value="0.698501119176863" calcext:value-type="float">
            <text:p>0.69850</text:p>
          </table:table-cell>
          <table:table-cell/>
          <table:table-cell office:value-type="float" office:value="0.895648382588597" calcext:value-type="float">
            <text:p>0.895648382588597</text:p>
          </table:table-cell>
          <table:table-cell office:value-type="float" office:value="0.916502401768819" calcext:value-type="float">
            <text:p>0.916502401768819</text:p>
          </table:table-cell>
          <table:table-cell/>
          <table:table-cell office:value-type="float" office:value="0.926462661062406" calcext:value-type="float">
            <text:p>0.926462661062406</text:p>
          </table:table-cell>
          <table:table-cell office:value-type="float" office:value="0.779537092083406" calcext:value-type="float">
            <text:p>0.779537092083406</text:p>
          </table:table-cell>
          <table:table-cell/>
          <table:table-cell office:value-type="float" office:value="0.958489117911405" calcext:value-type="float">
            <text:p>0.958489117911405</text:p>
          </table:table-cell>
          <table:table-cell office:value-type="float" office:value="0.947893884795332" calcext:value-type="float">
            <text:p>0.947893884795332</text:p>
          </table:table-cell>
          <table:table-cell/>
          <table:table-cell office:value-type="float" office:value="0.52055836613972" calcext:value-type="float">
            <text:p>0.52055836613972</text:p>
          </table:table-cell>
          <table:table-cell office:value-type="float" office:value="0.411214706666188" calcext:value-type="float">
            <text:p>0.411214706666188</text:p>
          </table:table-cell>
          <table:table-cell/>
          <table:table-cell office:value-type="float" office:value="0.868801111568656" calcext:value-type="float">
            <text:p>0.868801111568656</text:p>
          </table:table-cell>
          <table:table-cell office:value-type="float" office:value="0.878955452523144" calcext:value-type="float">
            <text:p>0.878955452523144</text:p>
          </table:table-cell>
        </table:table-row>
        <table:table-row table:style-name="ro1">
          <table:table-cell office:value-type="float" office:value="28" calcext:value-type="float">
            <text:p>28</text:p>
          </table:table-cell>
          <table:table-cell table:style-name="ce3" office:value-type="float" office:value="0.810804212216705" calcext:value-type="float">
            <text:p>0.81080</text:p>
          </table:table-cell>
          <table:table-cell table:style-name="ce3" office:value-type="float" office:value="0.685028195058931" calcext:value-type="float">
            <text:p>0.68503</text:p>
          </table:table-cell>
          <table:table-cell/>
          <table:table-cell office:value-type="float" office:value="0.902056476622917" calcext:value-type="float">
            <text:p>0.902056476622917</text:p>
          </table:table-cell>
          <table:table-cell office:value-type="float" office:value="0.918709486182339" calcext:value-type="float">
            <text:p>0.918709486182339</text:p>
          </table:table-cell>
          <table:table-cell/>
          <table:table-cell office:value-type="float" office:value="0.926489787658753" calcext:value-type="float">
            <text:p>0.926489787658753</text:p>
          </table:table-cell>
          <table:table-cell office:value-type="float" office:value="0.762590289969755" calcext:value-type="float">
            <text:p>0.762590289969755</text:p>
          </table:table-cell>
          <table:table-cell/>
          <table:table-cell office:value-type="float" office:value="0.959417636247826" calcext:value-type="float">
            <text:p>0.959417636247826</text:p>
          </table:table-cell>
          <table:table-cell office:value-type="float" office:value="0.947360925454105" calcext:value-type="float">
            <text:p>0.947360925454105</text:p>
          </table:table-cell>
          <table:table-cell/>
          <table:table-cell office:value-type="float" office:value="0.509208292761302" calcext:value-type="float">
            <text:p>0.509208292761302</text:p>
          </table:table-cell>
          <table:table-cell office:value-type="float" office:value="0.392164510493926" calcext:value-type="float">
            <text:p>0.392164510493926</text:p>
          </table:table-cell>
          <table:table-cell/>
          <table:table-cell office:value-type="float" office:value="0.876883833543385" calcext:value-type="float">
            <text:p>0.876883833543385</text:p>
          </table:table-cell>
          <table:table-cell office:value-type="float" office:value="0.884405744737282" calcext:value-type="float">
            <text:p>0.884405744737282</text:p>
          </table:table-cell>
        </table:table-row>
        <table:table-row table:style-name="ro1">
          <table:table-cell office:value-type="float" office:value="29" calcext:value-type="float">
            <text:p>29</text:p>
          </table:table-cell>
          <table:table-cell table:style-name="ce3" office:value-type="float" office:value="0.817942389615292" calcext:value-type="float">
            <text:p>0.81794</text:p>
          </table:table-cell>
          <table:table-cell table:style-name="ce3" office:value-type="float" office:value="0.671080145854947" calcext:value-type="float">
            <text:p>0.67108</text:p>
          </table:table-cell>
          <table:table-cell/>
          <table:table-cell office:value-type="float" office:value="0.907875049193601" calcext:value-type="float">
            <text:p>0.907875049193601</text:p>
          </table:table-cell>
          <table:table-cell office:value-type="float" office:value="0.92073026521865" calcext:value-type="float">
            <text:p>0.92073026521865</text:p>
          </table:table-cell>
          <table:table-cell/>
          <table:table-cell office:value-type="float" office:value="0.92641783050483" calcext:value-type="float">
            <text:p>0.92641783050483</text:p>
          </table:table-cell>
          <table:table-cell office:value-type="float" office:value="0.745241947405983" calcext:value-type="float">
            <text:p>0.745241947405983</text:p>
          </table:table-cell>
          <table:table-cell/>
          <table:table-cell office:value-type="float" office:value="0.960258071928112" calcext:value-type="float">
            <text:p>0.960258071928112</text:p>
          </table:table-cell>
          <table:table-cell office:value-type="float" office:value="0.946828950859643" calcext:value-type="float">
            <text:p>0.946828950859643</text:p>
          </table:table-cell>
          <table:table-cell/>
          <table:table-cell office:value-type="float" office:value="0.498342108130258" calcext:value-type="float">
            <text:p>0.498342108130258</text:p>
          </table:table-cell>
          <table:table-cell office:value-type="float" office:value="0.373912540206109" calcext:value-type="float">
            <text:p>0.373912540206109</text:p>
          </table:table-cell>
          <table:table-cell/>
          <table:table-cell office:value-type="float" office:value="0.884165489737647" calcext:value-type="float">
            <text:p>0.884165489737647</text:p>
          </table:table-cell>
          <table:table-cell office:value-type="float" office:value="0.889330170210914" calcext:value-type="float">
            <text:p>0.889330170210914</text:p>
          </table:table-cell>
        </table:table-row>
        <table:table-row table:style-name="ro1">
          <table:table-cell office:value-type="float" office:value="30" calcext:value-type="float">
            <text:p>30</text:p>
          </table:table-cell>
          <table:table-cell table:style-name="ce3" office:value-type="float" office:value="0.824451308222539" calcext:value-type="float">
            <text:p>0.82445</text:p>
          </table:table-cell>
          <table:table-cell table:style-name="ce3" office:value-type="float" office:value="0.656761380055715" calcext:value-type="float">
            <text:p>0.65676</text:p>
          </table:table-cell>
          <table:table-cell/>
          <table:table-cell office:value-type="float" office:value="0.913177564574023" calcext:value-type="float">
            <text:p>0.913177564574023</text:p>
          </table:table-cell>
          <table:table-cell office:value-type="float" office:value="0.9225821267235" calcext:value-type="float">
            <text:p>0.9225821267235</text:p>
          </table:table-cell>
          <table:table-cell/>
          <table:table-cell office:value-type="float" office:value="0.824451308222539" calcext:value-type="float">
            <text:p>0.824451308222539</text:p>
          </table:table-cell>
          <table:table-cell office:value-type="float" office:value="0.656761380055715" calcext:value-type="float">
            <text:p>0.656761380055715</text:p>
          </table:table-cell>
          <table:table-cell/>
          <table:table-cell office:value-type="float" office:value="0.913177564574023" calcext:value-type="float">
            <text:p>0.913177564574023</text:p>
          </table:table-cell>
          <table:table-cell office:value-type="float" office:value="0.9225821267235" calcext:value-type="float">
            <text:p>0.9225821267235</text:p>
          </table:table-cell>
          <table:table-cell/>
          <table:table-cell office:value-type="float" office:value="0.421417914425748" calcext:value-type="float">
            <text:p>0.421417914425748</text:p>
          </table:table-cell>
          <table:table-cell office:value-type="float" office:value="0.308953944592092" calcext:value-type="float">
            <text:p>0.308953944592092</text:p>
          </table:table-cell>
          <table:table-cell/>
          <table:table-cell office:value-type="float" office:value="0.89073923590493" calcext:value-type="float">
            <text:p>0.89073923590493</text:p>
          </table:table-cell>
          <table:table-cell office:value-type="float" office:value="0.893774969770202" calcext:value-type="float">
            <text:p>0.893774969770202</text:p>
          </table:table-cell>
        </table:table-row>
        <table:table-row table:style-name="ro1">
          <table:table-cell office:value-type="float" office:value="31" calcext:value-type="float">
            <text:p>31</text:p>
          </table:table-cell>
          <table:table-cell table:number-columns-repeated="2" office:value-type="float" office:value="0" calcext:value-type="float">
            <text:p>0</text:p>
          </table:table-cell>
          <table:table-cell/>
          <table:table-cell office:value-type="float" office:value="0.530598639159677" calcext:value-type="float">
            <text:p>0.530598639159677</text:p>
          </table:table-cell>
          <table:table-cell office:value-type="float" office:value="0.643351277947446" calcext:value-type="float">
            <text:p>0.643351277947446</text:p>
          </table:table-cell>
          <table:table-cell/>
          <table:table-cell office:value-type="float" office:value="0.781904784640502" calcext:value-type="float">
            <text:p>0.781904784640502</text:p>
          </table:table-cell>
          <table:table-cell office:value-type="float" office:value="0.612256061760768" calcext:value-type="float">
            <text:p>0.612256061760768</text:p>
          </table:table-cell>
          <table:table-cell/>
          <table:table-cell office:value-type="float" office:value="0.89073923590493" calcext:value-type="float">
            <text:p>0.89073923590493</text:p>
          </table:table-cell>
          <table:table-cell office:value-type="float" office:value="0.893774969770202" calcext:value-type="float">
            <text:p>0.893774969770202</text:p>
          </table:table-cell>
          <table:table-cell/>
          <table:table-cell office:value-type="float" office:value="0.410522315733739" calcext:value-type="float">
            <text:p>0.410522315733739</text:p>
          </table:table-cell>
          <table:table-cell office:value-type="float" office:value="0.298921400857627" calcext:value-type="float">
            <text:p>0.298921400857627</text:p>
          </table:table-cell>
          <table:table-cell/>
          <table:table-cell office:value-type="float" office:value="0.530598639159677" calcext:value-type="float">
            <text:p>0.530598639159677</text:p>
          </table:table-cell>
          <table:table-cell office:value-type="float" office:value="0.643351277947446" calcext:value-type="float">
            <text:p>0.643351277947446</text:p>
          </table:table-cell>
        </table:table-row>
        <table:table-row table:style-name="ro1">
          <table:table-cell office:value-type="float" office:value="32" calcext:value-type="float">
            <text:p>32</text:p>
          </table:table-cell>
          <table:table-cell table:number-columns-repeated="2" office:value-type="float" office:value="0" calcext:value-type="float">
            <text:p>0</text:p>
          </table:table-cell>
          <table:table-cell/>
          <table:table-cell office:value-type="float" office:value="0.540292036225077" calcext:value-type="float">
            <text:p>0.540292036225077</text:p>
          </table:table-cell>
          <table:table-cell office:value-type="float" office:value="0.656816850255942" calcext:value-type="float">
            <text:p>0.656816850255942</text:p>
          </table:table-cell>
          <table:table-cell/>
          <table:table-cell office:value-type="float" office:value="0.787600765281901" calcext:value-type="float">
            <text:p>0.787600765281901</text:p>
          </table:table-cell>
          <table:table-cell office:value-type="float" office:value="0.616488629327994" calcext:value-type="float">
            <text:p>0.616488629327994</text:p>
          </table:table-cell>
          <table:table-cell/>
          <table:table-cell office:value-type="float" office:value="0.894241777991894" calcext:value-type="float">
            <text:p>0.894241777991894</text:p>
          </table:table-cell>
          <table:table-cell office:value-type="float" office:value="0.896899733370783" calcext:value-type="float">
            <text:p>0.896899733370783</text:p>
          </table:table-cell>
          <table:table-cell/>
          <table:table-cell office:value-type="float" office:value="0.412234580215791" calcext:value-type="float">
            <text:p>0.412234580215791</text:p>
          </table:table-cell>
          <table:table-cell office:value-type="float" office:value="0.300013259232016" calcext:value-type="float">
            <text:p>0.300013259232016</text:p>
          </table:table-cell>
          <table:table-cell/>
          <table:table-cell office:value-type="float" office:value="0.519931439016943" calcext:value-type="float">
            <text:p>0.519931439016943</text:p>
          </table:table-cell>
          <table:table-cell office:value-type="float" office:value="0.62679502612199" calcext:value-type="float">
            <text:p>0.62679502612199</text:p>
          </table:table-cell>
        </table:table-row>
        <table:table-row table:style-name="ro1">
          <table:table-cell office:value-type="float" office:value="33" calcext:value-type="float">
            <text:p>33</text:p>
          </table:table-cell>
          <table:table-cell table:number-columns-repeated="2" office:value-type="float" office:value="0" calcext:value-type="float">
            <text:p>0</text:p>
          </table:table-cell>
          <table:table-cell/>
          <table:table-cell office:value-type="float" office:value="0.549587513215038" calcext:value-type="float">
            <text:p>0.549587513215038</text:p>
          </table:table-cell>
          <table:table-cell office:value-type="float" office:value="0.669645749416926" calcext:value-type="float">
            <text:p>0.669645749416926</text:p>
          </table:table-cell>
          <table:table-cell/>
          <table:table-cell office:value-type="float" office:value="0.792984335255294" calcext:value-type="float">
            <text:p>0.792984335255294</text:p>
          </table:table-cell>
          <table:table-cell office:value-type="float" office:value="0.620503479211817" calcext:value-type="float">
            <text:p>0.620503479211817</text:p>
          </table:table-cell>
          <table:table-cell/>
          <table:table-cell office:value-type="float" office:value="0.897562577557747" calcext:value-type="float">
            <text:p>0.897562577557747</text:p>
          </table:table-cell>
          <table:table-cell office:value-type="float" office:value="0.899853307067201" calcext:value-type="float">
            <text:p>0.899853307067201</text:p>
          </table:table-cell>
          <table:table-cell/>
          <table:table-cell office:value-type="float" office:value="0.413856638598624" calcext:value-type="float">
            <text:p>0.413856638598624</text:p>
          </table:table-cell>
          <table:table-cell office:value-type="float" office:value="0.301045498947905" calcext:value-type="float">
            <text:p>0.301045498947905</text:p>
          </table:table-cell>
          <table:table-cell/>
          <table:table-cell office:value-type="float" office:value="0.521738520730478" calcext:value-type="float">
            <text:p>0.521738520730478</text:p>
          </table:table-cell>
          <table:table-cell office:value-type="float" office:value="0.628686028130784" calcext:value-type="float">
            <text:p>0.628686028130784</text:p>
          </table:table-cell>
        </table:table-row>
        <table:table-row table:style-name="ro1">
          <table:table-cell office:value-type="float" office:value="34" calcext:value-type="float">
            <text:p>34</text:p>
          </table:table-cell>
          <table:table-cell table:number-columns-repeated="2" office:value-type="float" office:value="0" calcext:value-type="float">
            <text:p>0</text:p>
          </table:table-cell>
          <table:table-cell/>
          <table:table-cell office:value-type="float" office:value="0.558512723320873" calcext:value-type="float">
            <text:p>0.558512723320873</text:p>
          </table:table-cell>
          <table:table-cell office:value-type="float" office:value="0.681858817432419" calcext:value-type="float">
            <text:p>0.681858817432419</text:p>
          </table:table-cell>
          <table:table-cell/>
          <table:table-cell office:value-type="float" office:value="0.798084672244392" calcext:value-type="float">
            <text:p>0.798084672244392</text:p>
          </table:table-cell>
          <table:table-cell office:value-type="float" office:value="0.624313894198558" calcext:value-type="float">
            <text:p>0.624313894198558</text:p>
          </table:table-cell>
          <table:table-cell/>
          <table:table-cell office:value-type="float" office:value="0.900719693817765" calcext:value-type="float">
            <text:p>0.900719693817765</text:p>
          </table:table-cell>
          <table:table-cell office:value-type="float" office:value="0.902647888276292" calcext:value-type="float">
            <text:p>0.902647888276292</text:p>
          </table:table-cell>
          <table:table-cell/>
          <table:table-cell office:value-type="float" office:value="0.415397446598881" calcext:value-type="float">
            <text:p>0.415397446598881</text:p>
          </table:table-cell>
          <table:table-cell office:value-type="float" office:value="0.302022284824673" calcext:value-type="float">
            <text:p>0.302022284824673</text:p>
          </table:table-cell>
          <table:table-cell/>
          <table:table-cell office:value-type="float" office:value="0.523458595256499" calcext:value-type="float">
            <text:p>0.523458595256499</text:p>
          </table:table-cell>
          <table:table-cell office:value-type="float" office:value="0.630476748168031" calcext:value-type="float">
            <text:p>0.630476748168031</text:p>
          </table:table-cell>
        </table:table-row>
        <table:table-row table:style-name="ro1">
          <table:table-cell office:value-type="float" office:value="35" calcext:value-type="float">
            <text:p>35</text:p>
          </table:table-cell>
          <table:table-cell table:number-columns-repeated="2" office:value-type="float" office:value="0" calcext:value-type="float">
            <text:p>0</text:p>
          </table:table-cell>
          <table:table-cell/>
          <table:table-cell office:value-type="float" office:value="0.567091912173067" calcext:value-type="float">
            <text:p>0.567091912173067</text:p>
          </table:table-cell>
          <table:table-cell office:value-type="float" office:value="0.693479292524121" calcext:value-type="float">
            <text:p>0.693479292524121</text:p>
          </table:table-cell>
          <table:table-cell/>
          <table:table-cell office:value-type="float" office:value="0.802928178502571" calcext:value-type="float">
            <text:p>0.802928178502571</text:p>
          </table:table-cell>
          <table:table-cell office:value-type="float" office:value="0.627932368394311" calcext:value-type="float">
            <text:p>0.627932368394311</text:p>
          </table:table-cell>
          <table:table-cell/>
          <table:table-cell office:value-type="float" office:value="0.903729279344747" calcext:value-type="float">
            <text:p>0.903729279344747</text:p>
          </table:table-cell>
          <table:table-cell office:value-type="float" office:value="0.905294679165761" calcext:value-type="float">
            <text:p>0.905294679165761</text:p>
          </table:table-cell>
          <table:table-cell/>
          <table:table-cell office:value-type="float" office:value="0.416865015327292" calcext:value-type="float">
            <text:p>0.416865015327292</text:p>
          </table:table-cell>
          <table:table-cell office:value-type="float" office:value="0.302947465457337" calcext:value-type="float">
            <text:p>0.302947465457337</text:p>
          </table:table-cell>
          <table:table-cell/>
          <table:table-cell office:value-type="float" office:value="0.525100034442812" calcext:value-type="float">
            <text:p>0.525100034442812</text:p>
          </table:table-cell>
          <table:table-cell office:value-type="float" office:value="0.632174025264247" calcext:value-type="float">
            <text:p>0.632174025264247</text:p>
          </table:table-cell>
        </table:table-row>
        <table:table-row table:style-name="ro1">
          <table:table-cell office:value-type="float" office:value="36" calcext:value-type="float">
            <text:p>36</text:p>
          </table:table-cell>
          <table:table-cell table:number-columns-repeated="2" office:value-type="float" office:value="0" calcext:value-type="float">
            <text:p>0</text:p>
          </table:table-cell>
          <table:table-cell/>
          <table:table-cell office:value-type="float" office:value="0.575347736983747" calcext:value-type="float">
            <text:p>0.575347736983747</text:p>
          </table:table-cell>
          <table:table-cell office:value-type="float" office:value="0.704530468494106" calcext:value-type="float">
            <text:p>0.704530468494106</text:p>
          </table:table-cell>
          <table:table-cell/>
          <table:table-cell office:value-type="float" office:value="0.807537415593866" calcext:value-type="float">
            <text:p>0.807537415593866</text:p>
          </table:table-cell>
          <table:table-cell office:value-type="float" office:value="0.631369809251456" calcext:value-type="float">
            <text:p>0.631369809251456</text:p>
          </table:table-cell>
          <table:table-cell/>
          <table:table-cell office:value-type="float" office:value="0.906605072035396" calcext:value-type="float">
            <text:p>0.906605072035396</text:p>
          </table:table-cell>
          <table:table-cell office:value-type="float" office:value="0.907803456106468" calcext:value-type="float">
            <text:p>0.907803456106468</text:p>
          </table:table-cell>
          <table:table-cell/>
          <table:table-cell office:value-type="float" office:value="0.418266159678328" calcext:value-type="float">
            <text:p>0.418266159678328</text:p>
          </table:table-cell>
          <table:table-cell office:value-type="float" office:value="0.303824412082202" calcext:value-type="float">
            <text:p>0.303824412082202</text:p>
          </table:table-cell>
          <table:table-cell/>
          <table:table-cell office:value-type="float" office:value="0.526670359335068" calcext:value-type="float">
            <text:p>0.526670359335068</text:p>
          </table:table-cell>
          <table:table-cell office:value-type="float" office:value="0.633784332818236" calcext:value-type="float">
            <text:p>0.633784332818236</text:p>
          </table:table-cell>
        </table:table-row>
        <table:table-row table:style-name="ro1">
          <table:table-cell office:value-type="float" office:value="37" calcext:value-type="float">
            <text:p>37</text:p>
          </table:table-cell>
          <table:table-cell table:number-columns-repeated="2" office:value-type="float" office:value="0" calcext:value-type="float">
            <text:p>0</text:p>
          </table:table-cell>
          <table:table-cell/>
          <table:table-cell office:value-type="float" office:value="0.583300425314475" calcext:value-type="float">
            <text:p>0.583300425314475</text:p>
          </table:table-cell>
          <table:table-cell office:value-type="float" office:value="0.715036408542248" calcext:value-type="float">
            <text:p>0.715036408542248</text:p>
          </table:table-cell>
          <table:table-cell/>
          <table:table-cell office:value-type="float" office:value="0.811933470279458" calcext:value-type="float">
            <text:p>0.811933470279458</text:p>
          </table:table-cell>
          <table:table-cell office:value-type="float" office:value="0.634637450123892" calcext:value-type="float">
            <text:p>0.634637450123892</text:p>
          </table:table-cell>
          <table:table-cell/>
          <table:table-cell office:value-type="float" office:value="0.909359749646834" calcext:value-type="float">
            <text:p>0.909359749646834</text:p>
          </table:table-cell>
          <table:table-cell office:value-type="float" office:value="0.910183858231214" calcext:value-type="float">
            <text:p>0.910183858231214</text:p>
          </table:table-cell>
          <table:table-cell/>
          <table:table-cell office:value-type="float" office:value="0.419607168586227" calcext:value-type="float">
            <text:p>0.419607168586227</text:p>
          </table:table-cell>
          <table:table-cell office:value-type="float" office:value="0.304656467213377" calcext:value-type="float">
            <text:p>0.304656467213377</text:p>
          </table:table-cell>
          <table:table-cell/>
          <table:table-cell office:value-type="float" office:value="0.528175974121637" calcext:value-type="float">
            <text:p>0.528175974121637</text:p>
          </table:table-cell>
          <table:table-cell office:value-type="float" office:value="0.635313621309012" calcext:value-type="float">
            <text:p>0.635313621309012</text:p>
          </table:table-cell>
        </table:table-row>
        <table:table-row table:style-name="ro1">
          <table:table-cell office:value-type="float" office:value="38" calcext:value-type="float">
            <text:p>38</text:p>
          </table:table-cell>
          <table:table-cell table:number-columns-repeated="2" office:value-type="float" office:value="0" calcext:value-type="float">
            <text:p>0</text:p>
          </table:table-cell>
          <table:table-cell/>
          <table:table-cell office:value-type="float" office:value="0.590968694366088" calcext:value-type="float">
            <text:p>0.590968694366088</text:p>
          </table:table-cell>
          <table:table-cell office:value-type="float" office:value="0.725020544835491" calcext:value-type="float">
            <text:p>0.725020544835491</text:p>
          </table:table-cell>
          <table:table-cell/>
          <table:table-cell office:value-type="float" office:value="0.816133298891301" calcext:value-type="float">
            <text:p>0.816133298891301</text:p>
          </table:table-cell>
          <table:table-cell office:value-type="float" office:value="0.637745118633118" calcext:value-type="float">
            <text:p>0.637745118633118</text:p>
          </table:table-cell>
          <table:table-cell/>
          <table:table-cell office:value-type="float" office:value="0.912003539943868" calcext:value-type="float">
            <text:p>0.912003539943868</text:p>
          </table:table-cell>
          <table:table-cell office:value-type="float" office:value="0.912444312179095" calcext:value-type="float">
            <text:p>0.912444312179095</text:p>
          </table:table-cell>
          <table:table-cell/>
          <table:table-cell office:value-type="float" office:value="0.420893116967204" calcext:value-type="float">
            <text:p>0.420893116967204</text:p>
          </table:table-cell>
          <table:table-cell office:value-type="float" office:value="0.305446559301166" calcext:value-type="float">
            <text:p>0.305446559301166</text:p>
          </table:table-cell>
          <table:table-cell/>
          <table:table-cell office:value-type="float" office:value="0.529622854790305" calcext:value-type="float">
            <text:p>0.529622854790305</text:p>
          </table:table-cell>
          <table:table-cell office:value-type="float" office:value="0.63676720744008" calcext:value-type="float">
            <text:p>0.63676720744008</text:p>
          </table:table-cell>
        </table:table-row>
        <table:table-row table:style-name="ro1">
          <table:table-cell office:value-type="float" office:value="39" calcext:value-type="float">
            <text:p>39</text:p>
          </table:table-cell>
          <table:table-cell table:number-columns-repeated="2" office:value-type="float" office:value="0" calcext:value-type="float">
            <text:p>0</text:p>
          </table:table-cell>
          <table:table-cell/>
          <table:table-cell office:value-type="float" office:value="0.598370774672591" calcext:value-type="float">
            <text:p>0.598370774672591</text:p>
          </table:table-cell>
          <table:table-cell office:value-type="float" office:value="0.734507054761683" calcext:value-type="float">
            <text:p>0.734507054761683</text:p>
          </table:table-cell>
          <table:table-cell/>
          <table:table-cell office:value-type="float" office:value="0.820153608342695" calcext:value-type="float">
            <text:p>0.820153608342695</text:p>
          </table:table-cell>
          <table:table-cell office:value-type="float" office:value="0.640702668040041" calcext:value-type="float">
            <text:p>0.640702668040041</text:p>
          </table:table-cell>
          <table:table-cell/>
          <table:table-cell office:value-type="float" office:value="0.914546361999452" calcext:value-type="float">
            <text:p>0.914546361999452</text:p>
          </table:table-cell>
          <table:table-cell office:value-type="float" office:value="0.914592999423409" calcext:value-type="float">
            <text:p>0.914592999423409</text:p>
          </table:table-cell>
          <table:table-cell/>
          <table:table-cell office:value-type="float" office:value="0.422128925860256" calcext:value-type="float">
            <text:p>0.422128925860256</text:p>
          </table:table-cell>
          <table:table-cell office:value-type="float" office:value="0.306197541285324" calcext:value-type="float">
            <text:p>0.306197541285324</text:p>
          </table:table-cell>
          <table:table-cell/>
          <table:table-cell office:value-type="float" office:value="0.531015782977707" calcext:value-type="float">
            <text:p>0.531015782977707</text:p>
          </table:table-cell>
          <table:table-cell office:value-type="float" office:value="0.638150151170497" calcext:value-type="float">
            <text:p>0.638150151170497</text:p>
          </table:table-cell>
        </table:table-row>
        <table:table-row table:style-name="ro1">
          <table:table-cell office:value-type="float" office:value="40" calcext:value-type="float">
            <text:p>40</text:p>
          </table:table-cell>
          <table:table-cell table:number-columns-repeated="2" office:value-type="float" office:value="0" calcext:value-type="float">
            <text:p>0</text:p>
          </table:table-cell>
          <table:table-cell/>
          <table:table-cell office:value-type="float" office:value="0.605522374077958" calcext:value-type="float">
            <text:p>0.605522374077958</text:p>
          </table:table-cell>
          <table:table-cell office:value-type="float" office:value="0.743518675082169" calcext:value-type="float">
            <text:p>0.743518675082169</text:p>
          </table:table-cell>
          <table:table-cell/>
          <table:table-cell office:value-type="float" office:value="0.824008300789575" calcext:value-type="float">
            <text:p>0.824008300789575</text:p>
          </table:table-cell>
          <table:table-cell office:value-type="float" office:value="0.643518662047929" calcext:value-type="float">
            <text:p>0.643518662047929</text:p>
          </table:table-cell>
          <table:table-cell/>
          <table:table-cell office:value-type="float" office:value="0.916996479272379" calcext:value-type="float">
            <text:p>0.916996479272379</text:p>
          </table:table-cell>
          <table:table-cell office:value-type="float" office:value="0.91663703879597" calcext:value-type="float">
            <text:p>0.91663703879597</text:p>
          </table:table-cell>
          <table:table-cell/>
          <table:table-cell office:value-type="float" office:value="0.423318695531187" calcext:value-type="float">
            <text:p>0.423318695531187</text:p>
          </table:table-cell>
          <table:table-cell office:value-type="float" office:value="0.306911899216617" calcext:value-type="float">
            <text:p>0.306911899216617</text:p>
          </table:table-cell>
          <table:table-cell/>
          <table:table-cell office:value-type="float" office:value="0.532359477620523" calcext:value-type="float">
            <text:p>0.532359477620523</text:p>
          </table:table-cell>
          <table:table-cell office:value-type="float" office:value="0.63946694551585" calcext:value-type="float">
            <text:p>0.63946694551585</text:p>
          </table:table-cell>
        </table:table-row>
        <table:table-row table:style-name="ro1">
          <table:table-cell office:value-type="float" office:value="41" calcext:value-type="float">
            <text:p>41</text:p>
          </table:table-cell>
          <table:table-cell table:number-columns-repeated="2" office:value-type="float" office:value="0" calcext:value-type="float">
            <text:p>0</text:p>
          </table:table-cell>
          <table:table-cell/>
          <table:table-cell office:value-type="float" office:value="0.612438096845844" calcext:value-type="float">
            <text:p>0.612438096845844</text:p>
          </table:table-cell>
          <table:table-cell office:value-type="float" office:value="0.752078648941209" calcext:value-type="float">
            <text:p>0.752078648941209</text:p>
          </table:table-cell>
          <table:table-cell/>
          <table:table-cell office:value-type="float" office:value="0.827710542148941" calcext:value-type="float">
            <text:p>0.827710542148941</text:p>
          </table:table-cell>
          <table:table-cell office:value-type="float" office:value="0.646201561081676" calcext:value-type="float">
            <text:p>0.646201561081676</text:p>
          </table:table-cell>
          <table:table-cell/>
          <table:table-cell office:value-type="float" office:value="0.919361636262379" calcext:value-type="float">
            <text:p>0.919361636262379</text:p>
          </table:table-cell>
          <table:table-cell office:value-type="float" office:value="0.918583283617979" calcext:value-type="float">
            <text:p>0.918583283617979</text:p>
          </table:table-cell>
          <table:table-cell/>
          <table:table-cell office:value-type="float" office:value="0.424466268496498" calcext:value-type="float">
            <text:p>0.424466268496498</text:p>
          </table:table-cell>
          <table:table-cell office:value-type="float" office:value="0.30759203235" calcext:value-type="float">
            <text:p>0.30759203235</text:p>
          </table:table-cell>
          <table:table-cell/>
          <table:table-cell office:value-type="float" office:value="0.533657844016704" calcext:value-type="float">
            <text:p>0.533657844016704</text:p>
          </table:table-cell>
          <table:table-cell office:value-type="float" office:value="0.640721930984689" calcext:value-type="float">
            <text:p>0.640721930984689</text:p>
          </table:table-cell>
        </table:table-row>
        <table:table-row table:style-name="ro1">
          <table:table-cell office:value-type="float" office:value="42" calcext:value-type="float">
            <text:p>42</text:p>
          </table:table-cell>
          <table:table-cell table:number-columns-repeated="2" office:value-type="float" office:value="0" calcext:value-type="float">
            <text:p>0</text:p>
          </table:table-cell>
          <table:table-cell/>
          <table:table-cell office:value-type="float" office:value="0.619131200737759" calcext:value-type="float">
            <text:p>0.619131200737759</text:p>
          </table:table-cell>
          <table:table-cell office:value-type="float" office:value="0.76020936031396" calcext:value-type="float">
            <text:p>0.76020936031396</text:p>
          </table:table-cell>
          <table:table-cell/>
          <table:table-cell office:value-type="float" office:value="0.831271818644547" calcext:value-type="float">
            <text:p>0.831271818644547</text:p>
          </table:table-cell>
          <table:table-cell office:value-type="float" office:value="0.648758868099364" calcext:value-type="float">
            <text:p>0.648758868099364</text:p>
          </table:table-cell>
          <table:table-cell/>
          <table:table-cell office:value-type="float" office:value="0.921648573144581" calcext:value-type="float">
            <text:p>0.921648573144581</text:p>
          </table:table-cell>
          <table:table-cell office:value-type="float" office:value="0.920437796835632" calcext:value-type="float">
            <text:p>0.920437796835632</text:p>
          </table:table-cell>
          <table:table-cell/>
          <table:table-cell office:value-type="float" office:value="0.425574989142633" calcext:value-type="float">
            <text:p>0.425574989142633</text:p>
          </table:table-cell>
          <table:table-cell office:value-type="float" office:value="0.30824006682432" calcext:value-type="float">
            <text:p>0.30824006682432</text:p>
          </table:table-cell>
          <table:table-cell/>
          <table:table-cell office:value-type="float" office:value="0.534914569977834" calcext:value-type="float">
            <text:p>0.534914569977834</text:p>
          </table:table-cell>
          <table:table-cell office:value-type="float" office:value="0.641918853448299" calcext:value-type="float">
            <text:p>0.641918853448299</text:p>
          </table:table-cell>
        </table:table-row>
        <table:table-row table:style-name="ro1">
          <table:table-cell office:value-type="float" office:value="43" calcext:value-type="float">
            <text:p>43</text:p>
          </table:table-cell>
          <table:table-cell table:number-columns-repeated="2" office:value-type="float" office:value="0" calcext:value-type="float">
            <text:p>0</text:p>
          </table:table-cell>
          <table:table-cell/>
          <table:table-cell office:value-type="float" office:value="0.625614211472728" calcext:value-type="float">
            <text:p>0.625614211472728</text:p>
          </table:table-cell>
          <table:table-cell office:value-type="float" office:value="0.767929997661756" calcext:value-type="float">
            <text:p>0.767929997661756</text:p>
          </table:table-cell>
          <table:table-cell/>
          <table:table-cell office:value-type="float" office:value="0.834702385323818" calcext:value-type="float">
            <text:p>0.834702385323818</text:p>
          </table:table-cell>
          <table:table-cell office:value-type="float" office:value="0.651198420259254" calcext:value-type="float">
            <text:p>0.651198420259254</text:p>
          </table:table-cell>
          <table:table-cell/>
          <table:table-cell office:value-type="float" office:value="0.92386328847927" calcext:value-type="float">
            <text:p>0.92386328847927</text:p>
          </table:table-cell>
          <table:table-cell office:value-type="float" office:value="0.922206717656698" calcext:value-type="float">
            <text:p>0.922206717656698</text:p>
          </table:table-cell>
          <table:table-cell/>
          <table:table-cell office:value-type="float" office:value="0.426647833848915" calcext:value-type="float">
            <text:p>0.426647833848915</text:p>
          </table:table-cell>
          <table:table-cell office:value-type="float" office:value="0.308858160201478" calcext:value-type="float">
            <text:p>0.308858160201478</text:p>
          </table:table-cell>
          <table:table-cell/>
          <table:table-cell office:value-type="float" office:value="0.536132890819425" calcext:value-type="float">
            <text:p>0.536132890819425</text:p>
          </table:table-cell>
          <table:table-cell office:value-type="float" office:value="0.643061525501365" calcext:value-type="float">
            <text:p>0.643061525501365</text:p>
          </table:table-cell>
        </table:table-row>
        <table:table-row table:style-name="ro1">
          <table:table-cell office:value-type="float" office:value="44" calcext:value-type="float">
            <text:p>44</text:p>
          </table:table-cell>
          <table:table-cell table:number-columns-repeated="2" office:value-type="float" office:value="0" calcext:value-type="float">
            <text:p>0</text:p>
          </table:table-cell>
          <table:table-cell/>
          <table:table-cell office:value-type="float" office:value="0.631899090359312" calcext:value-type="float">
            <text:p>0.631899090359312</text:p>
          </table:table-cell>
          <table:table-cell office:value-type="float" office:value="0.775262706980933" calcext:value-type="float">
            <text:p>0.775262706980933</text:p>
          </table:table-cell>
          <table:table-cell/>
          <table:table-cell office:value-type="float" office:value="0.838011792946714" calcext:value-type="float">
            <text:p>0.838011792946714</text:p>
          </table:table-cell>
          <table:table-cell office:value-type="float" office:value="0.653526285322954" calcext:value-type="float">
            <text:p>0.653526285322954</text:p>
          </table:table-cell>
          <table:table-cell/>
          <table:table-cell office:value-type="float" office:value="0.926011325934432" calcext:value-type="float">
            <text:p>0.926011325934432</text:p>
          </table:table-cell>
          <table:table-cell office:value-type="float" office:value="0.923894897857844" calcext:value-type="float">
            <text:p>0.923894897857844</text:p>
          </table:table-cell>
          <table:table-cell/>
          <table:table-cell office:value-type="float" office:value="0.427687553262609" calcext:value-type="float">
            <text:p>0.427687553262609</text:p>
          </table:table-cell>
          <table:table-cell office:value-type="float" office:value="0.309448021115738" calcext:value-type="float">
            <text:p>0.309448021115738</text:p>
          </table:table-cell>
          <table:table-cell/>
          <table:table-cell office:value-type="float" office:value="0.537315653833932" calcext:value-type="float">
            <text:p>0.537315653833932</text:p>
          </table:table-cell>
          <table:table-cell office:value-type="float" office:value="0.644153038248045" calcext:value-type="float">
            <text:p>0.644153038248045</text:p>
          </table:table-cell>
        </table:table-row>
        <table:table-row table:style-name="ro1">
          <table:table-cell office:value-type="float" office:value="45" calcext:value-type="float">
            <text:p>45</text:p>
          </table:table-cell>
          <table:table-cell table:number-columns-repeated="2" office:value-type="float" office:value="0" calcext:value-type="float">
            <text:p>0</text:p>
          </table:table-cell>
          <table:table-cell/>
          <table:table-cell office:value-type="float" office:value="0.637997250619709" calcext:value-type="float">
            <text:p>0.637997250619709</text:p>
          </table:table-cell>
          <table:table-cell office:value-type="float" office:value="0.782228210039161" calcext:value-type="float">
            <text:p>0.782228210039161</text:p>
          </table:table-cell>
          <table:table-cell/>
          <table:table-cell office:value-type="float" office:value="0.841208569042641" calcext:value-type="float">
            <text:p>0.841208569042641</text:p>
          </table:table-cell>
          <table:table-cell office:value-type="float" office:value="0.655749531108595" calcext:value-type="float">
            <text:p>0.655749531108595</text:p>
          </table:table-cell>
          <table:table-cell/>
          <table:table-cell office:value-type="float" office:value="0.928097626837837" calcext:value-type="float">
            <text:p>0.928097626837837</text:p>
          </table:table-cell>
          <table:table-cell office:value-type="float" office:value="0.925507702319535" calcext:value-type="float">
            <text:p>0.925507702319535</text:p>
          </table:table-cell>
          <table:table-cell/>
          <table:table-cell office:value-type="float" office:value="0.428696599077129" calcext:value-type="float">
            <text:p>0.428696599077129</text:p>
          </table:table-cell>
          <table:table-cell office:value-type="float" office:value="0.310011543575901" calcext:value-type="float">
            <text:p>0.310011543575901</text:p>
          </table:table-cell>
          <table:table-cell/>
          <table:table-cell office:value-type="float" office:value="0.538465559627295" calcext:value-type="float">
            <text:p>0.538465559627295</text:p>
          </table:table-cell>
          <table:table-cell office:value-type="float" office:value="0.645196701808527" calcext:value-type="float">
            <text:p>0.645196701808527</text:p>
          </table:table-cell>
        </table:table-row>
        <table:table-row table:style-name="ro1">
          <table:table-cell office:value-type="float" office:value="46" calcext:value-type="float">
            <text:p>46</text:p>
          </table:table-cell>
          <table:table-cell table:number-columns-repeated="2" office:value-type="float" office:value="0" calcext:value-type="float">
            <text:p>0</text:p>
          </table:table-cell>
          <table:table-cell/>
          <table:table-cell office:value-type="float" office:value="0.643916961097562" calcext:value-type="float">
            <text:p>0.643916961097562</text:p>
          </table:table-cell>
          <table:table-cell office:value-type="float" office:value="0.788844605024874" calcext:value-type="float">
            <text:p>0.788844605024874</text:p>
          </table:table-cell>
          <table:table-cell/>
          <table:table-cell office:value-type="float" office:value="0.844300466125957" calcext:value-type="float">
            <text:p>0.844300466125957</text:p>
          </table:table-cell>
          <table:table-cell office:value-type="float" office:value="0.657873570123815" calcext:value-type="float">
            <text:p>0.657873570123815</text:p>
          </table:table-cell>
          <table:table-cell/>
          <table:table-cell office:value-type="float" office:value="0.930126660008814" calcext:value-type="float">
            <text:p>0.930126660008814</text:p>
          </table:table-cell>
          <table:table-cell office:value-type="float" office:value="0.927049357626548" calcext:value-type="float">
            <text:p>0.927049357626548</text:p>
          </table:table-cell>
          <table:table-cell/>
          <table:table-cell office:value-type="float" office:value="0.429677188633639" calcext:value-type="float">
            <text:p>0.429677188633639</text:p>
          </table:table-cell>
          <table:table-cell office:value-type="float" office:value="0.310550223535322" calcext:value-type="float">
            <text:p>0.310550223535322</text:p>
          </table:table-cell>
          <table:table-cell/>
          <table:table-cell office:value-type="float" office:value="0.539584954985736" calcext:value-type="float">
            <text:p>0.539584954985736</text:p>
          </table:table-cell>
          <table:table-cell office:value-type="float" office:value="0.646195350888401" calcext:value-type="float">
            <text:p>0.646195350888401</text:p>
          </table:table-cell>
        </table:table-row>
        <table:table-row table:style-name="ro1">
          <table:table-cell office:value-type="float" office:value="47" calcext:value-type="float">
            <text:p>47</text:p>
          </table:table-cell>
          <table:table-cell table:number-columns-repeated="2" office:value-type="float" office:value="0" calcext:value-type="float">
            <text:p>0</text:p>
          </table:table-cell>
          <table:table-cell/>
          <table:table-cell office:value-type="float" office:value="0.649669179035757" calcext:value-type="float">
            <text:p>0.649669179035757</text:p>
          </table:table-cell>
          <table:table-cell office:value-type="float" office:value="0.795131552305938" calcext:value-type="float">
            <text:p>0.795131552305938</text:p>
          </table:table-cell>
          <table:table-cell/>
          <table:table-cell office:value-type="float" office:value="0.847294494960491" calcext:value-type="float">
            <text:p>0.847294494960491</text:p>
          </table:table-cell>
          <table:table-cell office:value-type="float" office:value="0.65990439528893" calcext:value-type="float">
            <text:p>0.65990439528893</text:p>
          </table:table-cell>
          <table:table-cell/>
          <table:table-cell office:value-type="float" office:value="0.932102458022819" calcext:value-type="float">
            <text:p>0.932102458022819</text:p>
          </table:table-cell>
          <table:table-cell office:value-type="float" office:value="0.92852435866129" calcext:value-type="float">
            <text:p>0.92852435866129</text:p>
          </table:table-cell>
          <table:table-cell/>
          <table:table-cell office:value-type="float" office:value="0.430631322722208" calcext:value-type="float">
            <text:p>0.430631322722208</text:p>
          </table:table-cell>
          <table:table-cell office:value-type="float" office:value="0.311065655513063" calcext:value-type="float">
            <text:p>0.311065655513063</text:p>
          </table:table-cell>
          <table:table-cell/>
          <table:table-cell office:value-type="float" office:value="0.540676020567597" calcext:value-type="float">
            <text:p>0.540676020567597</text:p>
          </table:table-cell>
          <table:table-cell office:value-type="float" office:value="0.647151452946728" calcext:value-type="float">
            <text:p>0.647151452946728</text:p>
          </table:table-cell>
        </table:table-row>
        <table:table-row table:style-name="ro1">
          <table:table-cell office:value-type="float" office:value="48" calcext:value-type="float">
            <text:p>48</text:p>
          </table:table-cell>
          <table:table-cell table:number-columns-repeated="2" office:value-type="float" office:value="0" calcext:value-type="float">
            <text:p>0</text:p>
          </table:table-cell>
          <table:table-cell/>
          <table:table-cell office:value-type="float" office:value="0.655261767945686" calcext:value-type="float">
            <text:p>0.655261767945686</text:p>
          </table:table-cell>
          <table:table-cell office:value-type="float" office:value="0.801102978215723" calcext:value-type="float">
            <text:p>0.801102978215723</text:p>
          </table:table-cell>
          <table:table-cell/>
          <table:table-cell office:value-type="float" office:value="0.850196903864936" calcext:value-type="float">
            <text:p>0.850196903864936</text:p>
          </table:table-cell>
          <table:table-cell office:value-type="float" office:value="0.661847383574067" calcext:value-type="float">
            <text:p>0.661847383574067</text:p>
          </table:table-cell>
          <table:table-cell/>
          <table:table-cell office:value-type="float" office:value="0.934028608374551" calcext:value-type="float">
            <text:p>0.934028608374551</text:p>
          </table:table-cell>
          <table:table-cell office:value-type="float" office:value="0.929936722110893" calcext:value-type="float">
            <text:p>0.929936722110893</text:p>
          </table:table-cell>
          <table:table-cell/>
          <table:table-cell office:value-type="float" office:value="0.431560781314705" calcext:value-type="float">
            <text:p>0.431560781314705</text:p>
          </table:table-cell>
          <table:table-cell office:value-type="float" office:value="0.31155926875736" calcext:value-type="float">
            <text:p>0.31155926875736</text:p>
          </table:table-cell>
          <table:table-cell/>
          <table:table-cell office:value-type="float" office:value="0.541740697467611" calcext:value-type="float">
            <text:p>0.541740697467611</text:p>
          </table:table-cell>
          <table:table-cell office:value-type="float" office:value="0.648067684767425" calcext:value-type="float">
            <text:p>0.648067684767425</text:p>
          </table:table-cell>
        </table:table-row>
        <table:table-row table:style-name="ro1">
          <table:table-cell office:value-type="float" office:value="49" calcext:value-type="float">
            <text:p>49</text:p>
          </table:table-cell>
          <table:table-cell table:number-columns-repeated="2" office:value-type="float" office:value="0" calcext:value-type="float">
            <text:p>0</text:p>
          </table:table-cell>
          <table:table-cell/>
          <table:table-cell office:value-type="float" office:value="0.660702141858096" calcext:value-type="float">
            <text:p>0.660702141858096</text:p>
          </table:table-cell>
          <table:table-cell office:value-type="float" office:value="0.806777745199279" calcext:value-type="float">
            <text:p>0.806777745199279</text:p>
          </table:table-cell>
          <table:table-cell/>
          <table:table-cell office:value-type="float" office:value="0.853013921307065" calcext:value-type="float">
            <text:p>0.853013921307065</text:p>
          </table:table-cell>
          <table:table-cell office:value-type="float" office:value="0.663707209790839" calcext:value-type="float">
            <text:p>0.663707209790839</text:p>
          </table:table-cell>
          <table:table-cell/>
          <table:table-cell office:value-type="float" office:value="0.935908650413809" calcext:value-type="float">
            <text:p>0.935908650413809</text:p>
          </table:table-cell>
          <table:table-cell office:value-type="float" office:value="0.931289949584169" calcext:value-type="float">
            <text:p>0.931289949584169</text:p>
          </table:table-cell>
          <table:table-cell/>
          <table:table-cell office:value-type="float" office:value="0.432467320451748" calcext:value-type="float">
            <text:p>0.432467320451748</text:p>
          </table:table-cell>
          <table:table-cell office:value-type="float" office:value="0.312032313886781" calcext:value-type="float">
            <text:p>0.312032313886781</text:p>
          </table:table-cell>
          <table:table-cell/>
          <table:table-cell office:value-type="float" office:value="0.542780735149037" calcext:value-type="float">
            <text:p>0.542780735149037</text:p>
          </table:table-cell>
          <table:table-cell office:value-type="float" office:value="0.648946194584516" calcext:value-type="float">
            <text:p>0.648946194584516</text:p>
          </table:table-cell>
        </table:table-row>
        <table:table-row table:style-name="ro1">
          <table:table-cell office:value-type="float" office:value="50" calcext:value-type="float">
            <text:p>50</text:p>
          </table:table-cell>
          <table:table-cell table:number-columns-repeated="2" office:value-type="float" office:value="0" calcext:value-type="float">
            <text:p>0</text:p>
          </table:table-cell>
          <table:table-cell/>
          <table:table-cell office:value-type="float" office:value="0.610832103182372" calcext:value-type="float">
            <text:p>0.610832103182372</text:p>
          </table:table-cell>
          <table:table-cell office:value-type="float" office:value="0.792630647382564" calcext:value-type="float">
            <text:p>0.792630647382564</text:p>
          </table:table-cell>
          <table:table-cell/>
          <table:table-cell office:value-type="float" office:value="0.824451308222539" calcext:value-type="float">
            <text:p>0.824451308222539</text:p>
          </table:table-cell>
          <table:table-cell office:value-type="float" office:value="0.656761380055715" calcext:value-type="float">
            <text:p>0.656761380055715</text:p>
          </table:table-cell>
          <table:table-cell/>
          <table:table-cell office:value-type="float" office:value="0.913177564574023" calcext:value-type="float">
            <text:p>0.913177564574023</text:p>
          </table:table-cell>
          <table:table-cell office:value-type="float" office:value="0.9225821267235" calcext:value-type="float">
            <text:p>0.9225821267235</text:p>
          </table:table-cell>
          <table:table-cell/>
          <table:table-cell office:value-type="float" office:value="0.421417914425748" calcext:value-type="float">
            <text:p>0.421417914425748</text:p>
          </table:table-cell>
          <table:table-cell office:value-type="float" office:value="0.308953944592092" calcext:value-type="float">
            <text:p>0.308953944592092</text:p>
          </table:table-cell>
          <table:table-cell/>
          <table:table-cell office:value-type="float" office:value="0.530598639159677" calcext:value-type="float">
            <text:p>0.530598639159677</text:p>
          </table:table-cell>
          <table:table-cell office:value-type="float" office:value="0.643351277947446" calcext:value-type="float">
            <text:p>0.643351277947446</text:p>
          </table:table-cell>
        </table:table-row>
        <table:table-row table:style-name="ro1">
          <table:table-cell office:value-type="float" office:value="51" calcext:value-type="float">
            <text:p>51</text:p>
          </table:table-cell>
          <table:table-cell table:number-columns-repeated="2" office:value-type="float" office:value="0" calcext:value-type="float">
            <text:p>0</text:p>
          </table:table-cell>
          <table:table-cell/>
          <table:table-cell office:value-type="float" office:value="0.666291623531861" calcext:value-type="float">
            <text:p>0.666291623531861</text:p>
          </table:table-cell>
          <table:table-cell office:value-type="float" office:value="0.812329988458614" calcext:value-type="float">
            <text:p>0.812329988458614</text:p>
          </table:table-cell>
          <table:table-cell/>
          <table:table-cell office:value-type="float" office:value="0.855887870011856" calcext:value-type="float">
            <text:p>0.855887870011856</text:p>
          </table:table-cell>
          <table:table-cell office:value-type="float" office:value="0.665544790628983" calcext:value-type="float">
            <text:p>0.665544790628983</text:p>
          </table:table-cell>
          <table:table-cell/>
          <table:table-cell office:value-type="float" office:value="0.937831060676892" calcext:value-type="float">
            <text:p>0.937831060676892</text:p>
          </table:table-cell>
          <table:table-cell office:value-type="float" office:value="0.932627256805505" calcext:value-type="float">
            <text:p>0.932627256805505</text:p>
          </table:table-cell>
          <table:table-cell/>
          <table:table-cell office:value-type="float" office:value="0.433394408068356" calcext:value-type="float">
            <text:p>0.433394408068356</text:p>
          </table:table-cell>
          <table:table-cell office:value-type="float" office:value="0.312500052085719" calcext:value-type="float">
            <text:p>0.312500052085719</text:p>
          </table:table-cell>
          <table:table-cell/>
          <table:table-cell office:value-type="float" office:value="0.543843678683406" calcext:value-type="float">
            <text:p>0.543843678683406</text:p>
          </table:table-cell>
          <table:table-cell office:value-type="float" office:value="0.649814831614717" calcext:value-type="float">
            <text:p>0.649814831614717</text:p>
          </table:table-cell>
        </table:table-row>
        <table:table-row table:style-name="ro1">
          <table:table-cell office:value-type="float" office:value="52" calcext:value-type="float">
            <text:p>52</text:p>
          </table:table-cell>
          <table:table-cell table:number-columns-repeated="2" office:value-type="float" office:value="0" calcext:value-type="float">
            <text:p>0</text:p>
          </table:table-cell>
          <table:table-cell/>
          <table:table-cell office:value-type="float" office:value="0.666567458993804" calcext:value-type="float">
            <text:p>0.666567458993804</text:p>
          </table:table-cell>
          <table:table-cell office:value-type="float" office:value="0.812481988838082" calcext:value-type="float">
            <text:p>0.812481988838082</text:p>
          </table:table-cell>
          <table:table-cell/>
          <table:table-cell office:value-type="float" office:value="0.856016941729327" calcext:value-type="float">
            <text:p>0.856016941729327</text:p>
          </table:table-cell>
          <table:table-cell office:value-type="float" office:value="0.665598910932621" calcext:value-type="float">
            <text:p>0.665598910932621</text:p>
          </table:table-cell>
          <table:table-cell/>
          <table:table-cell office:value-type="float" office:value="0.937911269391558" calcext:value-type="float">
            <text:p>0.937911269391558</text:p>
          </table:table-cell>
          <table:table-cell office:value-type="float" office:value="0.932665464757431" calcext:value-type="float">
            <text:p>0.932665464757431</text:p>
          </table:table-cell>
          <table:table-cell/>
          <table:table-cell office:value-type="float" office:value="0.433433807669118" calcext:value-type="float">
            <text:p>0.433433807669118</text:p>
          </table:table-cell>
          <table:table-cell office:value-type="float" office:value="0.312513529900268" calcext:value-type="float">
            <text:p>0.312513529900268</text:p>
          </table:table-cell>
          <table:table-cell/>
          <table:table-cell office:value-type="float" office:value="0.543886665911008" calcext:value-type="float">
            <text:p>0.543886665911008</text:p>
          </table:table-cell>
          <table:table-cell office:value-type="float" office:value="0.649839387688442" calcext:value-type="float">
            <text:p>0.649839387688442</text:p>
          </table:table-cell>
        </table:table-row>
        <table:table-row table:style-name="ro1">
          <table:table-cell office:value-type="float" office:value="53" calcext:value-type="float">
            <text:p>53</text:p>
          </table:table-cell>
          <table:table-cell table:number-columns-repeated="2" office:value-type="float" office:value="0" calcext:value-type="float">
            <text:p>0</text:p>
          </table:table-cell>
          <table:table-cell/>
          <table:table-cell office:value-type="float" office:value="0.666828163509035" calcext:value-type="float">
            <text:p>0.666828163509035</text:p>
          </table:table-cell>
          <table:table-cell office:value-type="float" office:value="0.812627840929783" calcext:value-type="float">
            <text:p>0.812627840929783</text:p>
          </table:table-cell>
          <table:table-cell/>
          <table:table-cell office:value-type="float" office:value="0.856138608180631" calcext:value-type="float">
            <text:p>0.856138608180631</text:p>
          </table:table-cell>
          <table:table-cell office:value-type="float" office:value="0.66565079729965" calcext:value-type="float">
            <text:p>0.66565079729965</text:p>
          </table:table-cell>
          <table:table-cell/>
          <table:table-cell office:value-type="float" office:value="0.937986606220508" calcext:value-type="float">
            <text:p>0.937986606220508</text:p>
          </table:table-cell>
          <table:table-cell office:value-type="float" office:value="0.932702041886497" calcext:value-type="float">
            <text:p>0.932702041886497</text:p>
          </table:table-cell>
          <table:table-cell/>
          <table:table-cell office:value-type="float" office:value="0.433470821004409" calcext:value-type="float">
            <text:p>0.433470821004409</text:p>
          </table:table-cell>
          <table:table-cell office:value-type="float" office:value="0.312526433573933" calcext:value-type="float">
            <text:p>0.312526433573933</text:p>
          </table:table-cell>
          <table:table-cell/>
          <table:table-cell office:value-type="float" office:value="0.54392704073473" calcext:value-type="float">
            <text:p>0.54392704073473</text:p>
          </table:table-cell>
          <table:table-cell office:value-type="float" office:value="0.64986289451797" calcext:value-type="float">
            <text:p>0.64986289451797</text:p>
          </table:table-cell>
        </table:table-row>
        <table:table-row table:style-name="ro1">
          <table:table-cell office:value-type="float" office:value="54" calcext:value-type="float">
            <text:p>54</text:p>
          </table:table-cell>
          <table:table-cell table:number-columns-repeated="2" office:value-type="float" office:value="0" calcext:value-type="float">
            <text:p>0</text:p>
          </table:table-cell>
          <table:table-cell/>
          <table:table-cell office:value-type="float" office:value="0.667074859557857" calcext:value-type="float">
            <text:p>0.667074859557857</text:p>
          </table:table-cell>
          <table:table-cell office:value-type="float" office:value="0.812767760827002" calcext:value-type="float">
            <text:p>0.812767760827002</text:p>
          </table:table-cell>
          <table:table-cell/>
          <table:table-cell office:value-type="float" office:value="0.85625343254687" calcext:value-type="float">
            <text:p>0.85625343254687</text:p>
          </table:table-cell>
          <table:table-cell office:value-type="float" office:value="0.665700527364047" calcext:value-type="float">
            <text:p>0.665700527364047</text:p>
          </table:table-cell>
          <table:table-cell/>
          <table:table-cell office:value-type="float" office:value="0.938057450515117" calcext:value-type="float">
            <text:p>0.938057450515117</text:p>
          </table:table-cell>
          <table:table-cell office:value-type="float" office:value="0.9327370389051" calcext:value-type="float">
            <text:p>0.9327370389051</text:p>
          </table:table-cell>
          <table:table-cell/>
          <table:table-cell office:value-type="float" office:value="0.433505633664287" calcext:value-type="float">
            <text:p>0.433505633664287</text:p>
          </table:table-cell>
          <table:table-cell office:value-type="float" office:value="0.312538781028443" calcext:value-type="float">
            <text:p>0.312538781028443</text:p>
          </table:table-cell>
          <table:table-cell/>
          <table:table-cell office:value-type="float" office:value="0.543965006644179" calcext:value-type="float">
            <text:p>0.543965006644179</text:p>
          </table:table-cell>
          <table:table-cell office:value-type="float" office:value="0.649885384680179" calcext:value-type="float">
            <text:p>0.649885384680179</text:p>
          </table:table-cell>
        </table:table-row>
        <table:table-row table:style-name="ro1">
          <table:table-cell office:value-type="float" office:value="55" calcext:value-type="float">
            <text:p>55</text:p>
          </table:table-cell>
          <table:table-cell table:number-columns-repeated="2" office:value-type="float" office:value="0" calcext:value-type="float">
            <text:p>0</text:p>
          </table:table-cell>
          <table:table-cell/>
          <table:table-cell office:value-type="float" office:value="0.667308579692811" calcext:value-type="float">
            <text:p>0.667308579692811</text:p>
          </table:table-cell>
          <table:table-cell office:value-type="float" office:value="0.812902058966129" calcext:value-type="float">
            <text:p>0.812902058966129</text:p>
          </table:table-cell>
          <table:table-cell/>
          <table:table-cell office:value-type="float" office:value="0.856361927387921" calcext:value-type="float">
            <text:p>0.856361927387921</text:p>
          </table:table-cell>
          <table:table-cell office:value-type="float" office:value="0.665748214955326" calcext:value-type="float">
            <text:p>0.665748214955326</text:p>
          </table:table-cell>
          <table:table-cell/>
          <table:table-cell office:value-type="float" office:value="0.93812414290539" calcext:value-type="float">
            <text:p>0.93812414290539</text:p>
          </table:table-cell>
          <table:table-cell office:value-type="float" office:value="0.932770539728346" calcext:value-type="float">
            <text:p>0.932770539728346</text:p>
          </table:table-cell>
          <table:table-cell/>
          <table:table-cell office:value-type="float" office:value="0.433538412402407" calcext:value-type="float">
            <text:p>0.433538412402407</text:p>
          </table:table-cell>
          <table:table-cell office:value-type="float" office:value="0.312550601871741" calcext:value-type="float">
            <text:p>0.312550601871741</text:p>
          </table:table-cell>
          <table:table-cell/>
          <table:table-cell office:value-type="float" office:value="0.544000746340648" calcext:value-type="float">
            <text:p>0.544000746340648</text:p>
          </table:table-cell>
          <table:table-cell office:value-type="float" office:value="0.649906912126508" calcext:value-type="float">
            <text:p>0.649906912126508</text:p>
          </table:table-cell>
        </table:table-row>
        <table:table-row table:style-name="ro1">
          <table:table-cell office:value-type="float" office:value="56" calcext:value-type="float">
            <text:p>56</text:p>
          </table:table-cell>
          <table:table-cell table:number-columns-repeated="2" office:value-type="float" office:value="0" calcext:value-type="float">
            <text:p>0</text:p>
          </table:table-cell>
          <table:table-cell/>
          <table:table-cell office:value-type="float" office:value="0.667530206085187" calcext:value-type="float">
            <text:p>0.667530206085187</text:p>
          </table:table-cell>
          <table:table-cell office:value-type="float" office:value="0.813030929491462" calcext:value-type="float">
            <text:p>0.813030929491462</text:p>
          </table:table-cell>
          <table:table-cell/>
          <table:table-cell office:value-type="float" office:value="0.856464532822909" calcext:value-type="float">
            <text:p>0.856464532822909</text:p>
          </table:table-cell>
          <table:table-cell office:value-type="float" office:value="0.665793929754711" calcext:value-type="float">
            <text:p>0.665793929754711</text:p>
          </table:table-cell>
          <table:table-cell/>
          <table:table-cell office:value-type="float" office:value="0.938186977936881" calcext:value-type="float">
            <text:p>0.938186977936881</text:p>
          </table:table-cell>
          <table:table-cell office:value-type="float" office:value="0.932802590066722" calcext:value-type="float">
            <text:p>0.932802590066722</text:p>
          </table:table-cell>
          <table:table-cell/>
          <table:table-cell office:value-type="float" office:value="0.433569301365102" calcext:value-type="float">
            <text:p>0.433569301365102</text:p>
          </table:table-cell>
          <table:table-cell office:value-type="float" office:value="0.312561912265309" calcext:value-type="float">
            <text:p>0.312561912265309</text:p>
          </table:table-cell>
          <table:table-cell/>
          <table:table-cell office:value-type="float" office:value="0.544034417811698" calcext:value-type="float">
            <text:p>0.544034417811698</text:p>
          </table:table-cell>
          <table:table-cell office:value-type="float" office:value="0.649927506288196" calcext:value-type="float">
            <text:p>0.649927506288196</text:p>
          </table:table-cell>
        </table:table-row>
        <table:table-row table:style-name="ro1">
          <table:table-cell office:value-type="float" office:value="57" calcext:value-type="float">
            <text:p>57</text:p>
          </table:table-cell>
          <table:table-cell table:number-columns-repeated="2" office:value-type="float" office:value="0" calcext:value-type="float">
            <text:p>0</text:p>
          </table:table-cell>
          <table:table-cell/>
          <table:table-cell office:value-type="float" office:value="0.667740640848174" calcext:value-type="float">
            <text:p>0.667740640848174</text:p>
          </table:table-cell>
          <table:table-cell office:value-type="float" office:value="0.813154641391034" calcext:value-type="float">
            <text:p>0.813154641391034</text:p>
          </table:table-cell>
          <table:table-cell/>
          <table:table-cell office:value-type="float" office:value="0.856561693813164" calcext:value-type="float">
            <text:p>0.856561693813164</text:p>
          </table:table-cell>
          <table:table-cell office:value-type="float" office:value="0.665837769228597" calcext:value-type="float">
            <text:p>0.665837769228597</text:p>
          </table:table-cell>
          <table:table-cell/>
          <table:table-cell office:value-type="float" office:value="0.938246249666954" calcext:value-type="float">
            <text:p>0.938246249666954</text:p>
          </table:table-cell>
          <table:table-cell office:value-type="float" office:value="0.93283325985178" calcext:value-type="float">
            <text:p>0.93283325985178</text:p>
          </table:table-cell>
          <table:table-cell/>
          <table:table-cell office:value-type="float" office:value="0.4335984445483" calcext:value-type="float">
            <text:p>0.4335984445483</text:p>
          </table:table-cell>
          <table:table-cell office:value-type="float" office:value="0.312572736774078" calcext:value-type="float">
            <text:p>0.312572736774078</text:p>
          </table:table-cell>
          <table:table-cell/>
          <table:table-cell office:value-type="float" office:value="0.544066178762096" calcext:value-type="float">
            <text:p>0.544066178762096</text:p>
          </table:table-cell>
          <table:table-cell office:value-type="float" office:value="0.649947212133289" calcext:value-type="float">
            <text:p>0.649947212133289</text:p>
          </table:table-cell>
        </table:table-row>
        <table:table-row table:style-name="ro1">
          <table:table-cell office:value-type="float" office:value="58" calcext:value-type="float">
            <text:p>58</text:p>
          </table:table-cell>
          <table:table-cell table:number-columns-repeated="2" office:value-type="float" office:value="0" calcext:value-type="float">
            <text:p>0</text:p>
          </table:table-cell>
          <table:table-cell/>
          <table:table-cell office:value-type="float" office:value="0.66794052233878" calcext:value-type="float">
            <text:p>0.66794052233878</text:p>
          </table:table-cell>
          <table:table-cell office:value-type="float" office:value="0.813273433591732" calcext:value-type="float">
            <text:p>0.813273433591732</text:p>
          </table:table-cell>
          <table:table-cell/>
          <table:table-cell office:value-type="float" office:value="0.85665372958164" calcext:value-type="float">
            <text:p>0.85665372958164</text:p>
          </table:table-cell>
          <table:table-cell office:value-type="float" office:value="0.665879819143653" calcext:value-type="float">
            <text:p>0.665879819143653</text:p>
          </table:table-cell>
          <table:table-cell/>
          <table:table-cell office:value-type="float" office:value="0.938302172247731" calcext:value-type="float">
            <text:p>0.938302172247731</text:p>
          </table:table-cell>
          <table:table-cell office:value-type="float" office:value="0.932862755698345" calcext:value-type="float">
            <text:p>0.932862755698345</text:p>
          </table:table-cell>
          <table:table-cell/>
          <table:table-cell office:value-type="float" office:value="0.433625946743888" calcext:value-type="float">
            <text:p>0.433625946743888</text:p>
          </table:table-cell>
          <table:table-cell office:value-type="float" office:value="0.312583096407965" calcext:value-type="float">
            <text:p>0.312583096407965</text:p>
          </table:table-cell>
          <table:table-cell/>
          <table:table-cell office:value-type="float" office:value="0.544096144059588" calcext:value-type="float">
            <text:p>0.544096144059588</text:p>
          </table:table-cell>
          <table:table-cell office:value-type="float" office:value="0.64996606825565" calcext:value-type="float">
            <text:p>0.64996606825565</text:p>
          </table:table-cell>
        </table:table-row>
        <table:table-row table:style-name="ro1">
          <table:table-cell office:value-type="float" office:value="59" calcext:value-type="float">
            <text:p>59</text:p>
          </table:table-cell>
          <table:table-cell table:number-columns-repeated="2" office:value-type="float" office:value="0" calcext:value-type="float">
            <text:p>0</text:p>
          </table:table-cell>
          <table:table-cell/>
          <table:table-cell office:value-type="float" office:value="0.668130578909216" calcext:value-type="float">
            <text:p>0.668130578909216</text:p>
          </table:table-cell>
          <table:table-cell office:value-type="float" office:value="0.813387423057884" calcext:value-type="float">
            <text:p>0.813387423057884</text:p>
          </table:table-cell>
          <table:table-cell/>
          <table:table-cell office:value-type="float" office:value="0.856740997225083" calcext:value-type="float">
            <text:p>0.856740997225083</text:p>
          </table:table-cell>
          <table:table-cell office:value-type="float" office:value="0.665920122399439" calcext:value-type="float">
            <text:p>0.665920122399439</text:p>
          </table:table-cell>
          <table:table-cell/>
          <table:table-cell office:value-type="float" office:value="0.938354979936882" calcext:value-type="float">
            <text:p>0.938354979936882</text:p>
          </table:table-cell>
          <table:table-cell office:value-type="float" office:value="0.932891564118504" calcext:value-type="float">
            <text:p>0.932891564118504</text:p>
          </table:table-cell>
          <table:table-cell/>
          <table:table-cell office:value-type="float" office:value="0.43365192270671" calcext:value-type="float">
            <text:p>0.43365192270671</text:p>
          </table:table-cell>
          <table:table-cell office:value-type="float" office:value="0.312593001164883" calcext:value-type="float">
            <text:p>0.312593001164883</text:p>
          </table:table-cell>
          <table:table-cell/>
          <table:table-cell office:value-type="float" office:value="0.544124439329013" calcext:value-type="float">
            <text:p>0.544124439329013</text:p>
          </table:table-cell>
          <table:table-cell office:value-type="float" office:value="0.649984092627707" calcext:value-type="float">
            <text:p>0.649984092627707</text:p>
          </table:table-cell>
        </table:table-row>
        <table:table-row table:style-name="ro1">
          <table:table-cell office:value-type="float" office:value="60" calcext:value-type="float">
            <text:p>60</text:p>
          </table:table-cell>
          <table:table-cell table:number-columns-repeated="2" office:value-type="float" office:value="0" calcext:value-type="float">
            <text:p>0</text:p>
          </table:table-cell>
          <table:table-cell/>
          <table:table-cell office:value-type="float" office:value="0.668311368230421" calcext:value-type="float">
            <text:p>0.668311368230421</text:p>
          </table:table-cell>
          <table:table-cell office:value-type="float" office:value="0.813496884257835" calcext:value-type="float">
            <text:p>0.813496884257835</text:p>
          </table:table-cell>
          <table:table-cell/>
          <table:table-cell office:value-type="float" office:value="0.856823772444314" calcext:value-type="float">
            <text:p>0.856823772444314</text:p>
          </table:table-cell>
          <table:table-cell office:value-type="float" office:value="0.665958776401299" calcext:value-type="float">
            <text:p>0.665958776401299</text:p>
          </table:table-cell>
          <table:table-cell/>
          <table:table-cell office:value-type="float" office:value="0.938404855276288" calcext:value-type="float">
            <text:p>0.938404855276288</text:p>
          </table:table-cell>
          <table:table-cell office:value-type="float" office:value="0.93291936142983" calcext:value-type="float">
            <text:p>0.93291936142983</text:p>
          </table:table-cell>
          <table:table-cell/>
          <table:table-cell office:value-type="float" office:value="0.433676461818084" calcext:value-type="float">
            <text:p>0.433676461818084</text:p>
          </table:table-cell>
          <table:table-cell office:value-type="float" office:value="0.312602474803175" calcext:value-type="float">
            <text:p>0.312602474803175</text:p>
          </table:table-cell>
          <table:table-cell/>
          <table:table-cell office:value-type="float" office:value="0.544151162470081" calcext:value-type="float">
            <text:p>0.544151162470081</text:p>
          </table:table-cell>
          <table:table-cell office:value-type="float" office:value="0.650001328520041" calcext:value-type="float">
            <text:p>0.650001328520041</text:p>
          </table:table-cell>
        </table:table-row>
        <table:table-row table:style-name="ro1">
          <table:table-cell office:value-type="float" office:value="61" calcext:value-type="float">
            <text:p>61</text:p>
          </table:table-cell>
          <table:table-cell table:number-columns-repeated="2" office:value-type="float" office:value="0" calcext:value-type="float">
            <text:p>0</text:p>
          </table:table-cell>
          <table:table-cell/>
          <table:table-cell office:value-type="float" office:value="0.668483470738289" calcext:value-type="float">
            <text:p>0.668483470738289</text:p>
          </table:table-cell>
          <table:table-cell office:value-type="float" office:value="0.81360190663853" calcext:value-type="float">
            <text:p>0.81360190663853</text:p>
          </table:table-cell>
          <table:table-cell/>
          <table:table-cell office:value-type="float" office:value="0.856902339407567" calcext:value-type="float">
            <text:p>0.856902339407567</text:p>
          </table:table-cell>
          <table:table-cell office:value-type="float" office:value="0.665995813889404" calcext:value-type="float">
            <text:p>0.665995813889404</text:p>
          </table:table-cell>
          <table:table-cell/>
          <table:table-cell office:value-type="float" office:value="0.938451984449277" calcext:value-type="float">
            <text:p>0.938451984449277</text:p>
          </table:table-cell>
          <table:table-cell office:value-type="float" office:value="0.932945857441588" calcext:value-type="float">
            <text:p>0.932945857441588</text:p>
          </table:table-cell>
          <table:table-cell/>
          <table:table-cell office:value-type="float" office:value="0.433699655289665" calcext:value-type="float">
            <text:p>0.433699655289665</text:p>
          </table:table-cell>
          <table:table-cell office:value-type="float" office:value="0.312611524690726" calcext:value-type="float">
            <text:p>0.312611524690726</text:p>
          </table:table-cell>
          <table:table-cell/>
          <table:table-cell office:value-type="float" office:value="0.544176413323438" calcext:value-type="float">
            <text:p>0.544176413323438</text:p>
          </table:table-cell>
          <table:table-cell office:value-type="float" office:value="0.650017788156448" calcext:value-type="float">
            <text:p>0.650017788156448</text:p>
          </table:table-cell>
        </table:table-row>
        <table:table-row table:style-name="ro1">
          <table:table-cell office:value-type="float" office:value="62" calcext:value-type="float">
            <text:p>62</text:p>
          </table:table-cell>
          <table:table-cell table:number-columns-repeated="2" office:value-type="float" office:value="0" calcext:value-type="float">
            <text:p>0</text:p>
          </table:table-cell>
          <table:table-cell/>
          <table:table-cell office:value-type="float" office:value="0.668647362400583" calcext:value-type="float">
            <text:p>0.668647362400583</text:p>
          </table:table-cell>
          <table:table-cell office:value-type="float" office:value="0.813702748989949" calcext:value-type="float">
            <text:p>0.813702748989949</text:p>
          </table:table-cell>
          <table:table-cell/>
          <table:table-cell office:value-type="float" office:value="0.856976930302364" calcext:value-type="float">
            <text:p>0.856976930302364</text:p>
          </table:table-cell>
          <table:table-cell office:value-type="float" office:value="0.666031325926503" calcext:value-type="float">
            <text:p>0.666031325926503</text:p>
          </table:table-cell>
          <table:table-cell/>
          <table:table-cell office:value-type="float" office:value="0.938496518553147" calcext:value-type="float">
            <text:p>0.938496518553147</text:p>
          </table:table-cell>
          <table:table-cell office:value-type="float" office:value="0.932970908265311" calcext:value-type="float">
            <text:p>0.932970908265311</text:p>
          </table:table-cell>
          <table:table-cell/>
          <table:table-cell office:value-type="float" office:value="0.433721577168606" calcext:value-type="float">
            <text:p>0.433721577168606</text:p>
          </table:table-cell>
          <table:table-cell office:value-type="float" office:value="0.312620172756924" calcext:value-type="float">
            <text:p>0.312620172756924</text:p>
          </table:table-cell>
          <table:table-cell/>
          <table:table-cell office:value-type="float" office:value="0.54420027291386" calcext:value-type="float">
            <text:p>0.54420027291386</text:p>
          </table:table-cell>
          <table:table-cell office:value-type="float" office:value="0.650033511037265" calcext:value-type="float">
            <text:p>0.650033511037265</text:p>
          </table:table-cell>
        </table:table-row>
        <table:table-row table:style-name="ro1">
          <table:table-cell office:value-type="float" office:value="63" calcext:value-type="float">
            <text:p>63</text:p>
          </table:table-cell>
          <table:table-cell table:number-columns-repeated="2" office:value-type="float" office:value="0" calcext:value-type="float">
            <text:p>0</text:p>
          </table:table-cell>
          <table:table-cell/>
          <table:table-cell office:value-type="float" office:value="0.668803478172459" calcext:value-type="float">
            <text:p>0.668803478172459</text:p>
          </table:table-cell>
          <table:table-cell office:value-type="float" office:value="0.813799500398824" calcext:value-type="float">
            <text:p>0.813799500398824</text:p>
          </table:table-cell>
          <table:table-cell/>
          <table:table-cell office:value-type="float" office:value="0.857047758053961" calcext:value-type="float">
            <text:p>0.857047758053961</text:p>
          </table:table-cell>
          <table:table-cell office:value-type="float" office:value="0.666065344878351" calcext:value-type="float">
            <text:p>0.666065344878351</text:p>
          </table:table-cell>
          <table:table-cell/>
          <table:table-cell office:value-type="float" office:value="0.938538596964927" calcext:value-type="float">
            <text:p>0.938538596964927</text:p>
          </table:table-cell>
          <table:table-cell office:value-type="float" office:value="0.932994617853879" calcext:value-type="float">
            <text:p>0.932994617853879</text:p>
          </table:table-cell>
          <table:table-cell/>
          <table:table-cell office:value-type="float" office:value="0.433742295739871" calcext:value-type="float">
            <text:p>0.433742295739871</text:p>
          </table:table-cell>
          <table:table-cell office:value-type="float" office:value="0.312628426339449" calcext:value-type="float">
            <text:p>0.312628426339449</text:p>
          </table:table-cell>
          <table:table-cell/>
          <table:table-cell office:value-type="float" office:value="0.544222815981662" calcext:value-type="float">
            <text:p>0.544222815981662</text:p>
          </table:table-cell>
          <table:table-cell office:value-type="float" office:value="0.650048509506914" calcext:value-type="float">
            <text:p>0.650048509506914</text:p>
          </table:table-cell>
        </table:table-row>
        <table:table-row table:style-name="ro1">
          <table:table-cell office:value-type="float" office:value="64" calcext:value-type="float">
            <text:p>64</text:p>
          </table:table-cell>
          <table:table-cell table:number-columns-repeated="2" office:value-type="float" office:value="0" calcext:value-type="float">
            <text:p>0</text:p>
          </table:table-cell>
          <table:table-cell/>
          <table:table-cell office:value-type="float" office:value="0.66895221894799" calcext:value-type="float">
            <text:p>0.66895221894799</text:p>
          </table:table-cell>
          <table:table-cell office:value-type="float" office:value="0.813892322477644" calcext:value-type="float">
            <text:p>0.813892322477644</text:p>
          </table:table-cell>
          <table:table-cell/>
          <table:table-cell office:value-type="float" office:value="0.857115015670276" calcext:value-type="float">
            <text:p>0.857115015670276</text:p>
          </table:table-cell>
          <table:table-cell office:value-type="float" office:value="0.666097926685976" calcext:value-type="float">
            <text:p>0.666097926685976</text:p>
          </table:table-cell>
          <table:table-cell/>
          <table:table-cell office:value-type="float" office:value="0.938578343011413" calcext:value-type="float">
            <text:p>0.938578343011413</text:p>
          </table:table-cell>
          <table:table-cell office:value-type="float" office:value="0.933017092763483" calcext:value-type="float">
            <text:p>0.933017092763483</text:p>
          </table:table-cell>
          <table:table-cell/>
          <table:table-cell office:value-type="float" office:value="0.433761871496157" calcext:value-type="float">
            <text:p>0.433761871496157</text:p>
          </table:table-cell>
          <table:table-cell office:value-type="float" office:value="0.312636297789353" calcext:value-type="float">
            <text:p>0.312636297789353</text:p>
          </table:table-cell>
          <table:table-cell/>
          <table:table-cell office:value-type="float" office:value="0.544244108651505" calcext:value-type="float">
            <text:p>0.544244108651505</text:p>
          </table:table-cell>
          <table:table-cell office:value-type="float" office:value="0.650062805962089" calcext:value-type="float">
            <text:p>0.650062805962089</text:p>
          </table:table-cell>
        </table:table-row>
        <table:table-row table:style-name="ro1">
          <table:table-cell office:value-type="float" office:value="65" calcext:value-type="float">
            <text:p>65</text:p>
          </table:table-cell>
          <table:table-cell table:number-columns-repeated="2" office:value-type="float" office:value="0" calcext:value-type="float">
            <text:p>0</text:p>
          </table:table-cell>
          <table:table-cell/>
          <table:table-cell office:value-type="float" office:value="0.669093946903154" calcext:value-type="float">
            <text:p>0.669093946903154</text:p>
          </table:table-cell>
          <table:table-cell office:value-type="float" office:value="0.813981349054914" calcext:value-type="float">
            <text:p>0.813981349054914</text:p>
          </table:table-cell>
          <table:table-cell/>
          <table:table-cell office:value-type="float" office:value="0.857178878639489" calcext:value-type="float">
            <text:p>0.857178878639489</text:p>
          </table:table-cell>
          <table:table-cell office:value-type="float" office:value="0.666129118071417" calcext:value-type="float">
            <text:p>0.666129118071417</text:p>
          </table:table-cell>
          <table:table-cell/>
          <table:table-cell office:value-type="float" office:value="0.938615869955556" calcext:value-type="float">
            <text:p>0.938615869955556</text:p>
          </table:table-cell>
          <table:table-cell office:value-type="float" office:value="0.933038422056104" calcext:value-type="float">
            <text:p>0.933038422056104</text:p>
          </table:table-cell>
          <table:table-cell/>
          <table:table-cell office:value-type="float" office:value="0.433780359967138" calcext:value-type="float">
            <text:p>0.433780359967138</text:p>
          </table:table-cell>
          <table:table-cell office:value-type="float" office:value="0.312643797573065" calcext:value-type="float">
            <text:p>0.312643797573065</text:p>
          </table:table-cell>
          <table:table-cell/>
          <table:table-cell office:value-type="float" office:value="0.544264211653957" calcext:value-type="float">
            <text:p>0.544264211653957</text:p>
          </table:table-cell>
          <table:table-cell office:value-type="float" office:value="0.650076418755297" calcext:value-type="float">
            <text:p>0.650076418755297</text:p>
          </table:table-cell>
        </table:table-row>
        <table:table-row table:style-name="ro1">
          <table:table-cell office:value-type="float" office:value="66" calcext:value-type="float">
            <text:p>66</text:p>
          </table:table-cell>
          <table:table-cell table:number-columns-repeated="2" office:value-type="float" office:value="0" calcext:value-type="float">
            <text:p>0</text:p>
          </table:table-cell>
          <table:table-cell/>
          <table:table-cell office:value-type="float" office:value="0.669228970030811" calcext:value-type="float">
            <text:p>0.669228970030811</text:p>
          </table:table-cell>
          <table:table-cell office:value-type="float" office:value="0.814066681048436" calcext:value-type="float">
            <text:p>0.814066681048436</text:p>
          </table:table-cell>
          <table:table-cell/>
          <table:table-cell office:value-type="float" office:value="0.857239493338408" calcext:value-type="float">
            <text:p>0.857239493338408</text:p>
          </table:table-cell>
          <table:table-cell office:value-type="float" office:value="0.666158954114431" calcext:value-type="float">
            <text:p>0.666158954114431</text:p>
          </table:table-cell>
          <table:table-cell/>
          <table:table-cell office:value-type="float" office:value="0.938651269387758" calcext:value-type="float">
            <text:p>0.938651269387758</text:p>
          </table:table-cell>
          <table:table-cell office:value-type="float" office:value="0.933058644160272" calcext:value-type="float">
            <text:p>0.933058644160272</text:p>
          </table:table-cell>
          <table:table-cell/>
          <table:table-cell office:value-type="float" office:value="0.433797806125908" calcext:value-type="float">
            <text:p>0.433797806125908</text:p>
          </table:table-cell>
          <table:table-cell office:value-type="float" office:value="0.312650933064457" calcext:value-type="float">
            <text:p>0.312650933064457</text:p>
          </table:table-cell>
          <table:table-cell/>
          <table:table-cell office:value-type="float" office:value="0.544283174092358" calcext:value-type="float">
            <text:p>0.544283174092358</text:p>
          </table:table-cell>
          <table:table-cell office:value-type="float" office:value="0.650089362449526" calcext:value-type="float">
            <text:p>0.650089362449526</text:p>
          </table:table-cell>
        </table:table-row>
        <table:table-row table:style-name="ro1">
          <table:table-cell office:value-type="float" office:value="67" calcext:value-type="float">
            <text:p>67</text:p>
          </table:table-cell>
          <table:table-cell table:number-columns-repeated="2" office:value-type="float" office:value="0" calcext:value-type="float">
            <text:p>0</text:p>
          </table:table-cell>
          <table:table-cell/>
          <table:table-cell office:value-type="float" office:value="0.669357578236983" calcext:value-type="float">
            <text:p>0.669357578236983</text:p>
          </table:table-cell>
          <table:table-cell office:value-type="float" office:value="0.814148445847907" calcext:value-type="float">
            <text:p>0.814148445847907</text:p>
          </table:table-cell>
          <table:table-cell/>
          <table:table-cell office:value-type="float" office:value="0.857296998551602" calcext:value-type="float">
            <text:p>0.857296998551602</text:p>
          </table:table-cell>
          <table:table-cell office:value-type="float" office:value="0.666187477380538" calcext:value-type="float">
            <text:p>0.666187477380538</text:p>
          </table:table-cell>
          <table:table-cell/>
          <table:table-cell office:value-type="float" office:value="0.938684629238382" calcext:value-type="float">
            <text:p>0.938684629238382</text:p>
          </table:table-cell>
          <table:table-cell office:value-type="float" office:value="0.93307778954106" calcext:value-type="float">
            <text:p>0.93307778954106</text:p>
          </table:table-cell>
          <table:table-cell/>
          <table:table-cell office:value-type="float" office:value="0.433814253122128" calcext:value-type="float">
            <text:p>0.433814253122128</text:p>
          </table:table-cell>
          <table:table-cell office:value-type="float" office:value="0.312657712651509" calcext:value-type="float">
            <text:p>0.312657712651509</text:p>
          </table:table-cell>
          <table:table-cell/>
          <table:table-cell office:value-type="float" office:value="0.544301043109261" calcext:value-type="float">
            <text:p>0.544301043109261</text:p>
          </table:table-cell>
          <table:table-cell office:value-type="float" office:value="0.650101664640646" calcext:value-type="float">
            <text:p>0.650101664640646</text:p>
          </table:table-cell>
        </table:table-row>
        <table:table-row table:style-name="ro1">
          <table:table-cell office:value-type="float" office:value="68" calcext:value-type="float">
            <text:p>68</text:p>
          </table:table-cell>
          <table:table-cell table:number-columns-repeated="2" office:value-type="float" office:value="0" calcext:value-type="float">
            <text:p>0</text:p>
          </table:table-cell>
          <table:table-cell/>
          <table:table-cell office:value-type="float" office:value="0.669479989848024" calcext:value-type="float">
            <text:p>0.669479989848024</text:p>
          </table:table-cell>
          <table:table-cell office:value-type="float" office:value="0.814226716819775" calcext:value-type="float">
            <text:p>0.814226716819775</text:p>
          </table:table-cell>
          <table:table-cell/>
          <table:table-cell office:value-type="float" office:value="0.857351496119906" calcext:value-type="float">
            <text:p>0.857351496119906</text:p>
          </table:table-cell>
          <table:table-cell office:value-type="float" office:value="0.66621471231476" calcext:value-type="float">
            <text:p>0.66621471231476</text:p>
          </table:table-cell>
          <table:table-cell/>
          <table:table-cell office:value-type="float" office:value="0.938716011089434" calcext:value-type="float">
            <text:p>0.938716011089434</text:p>
          </table:table-cell>
          <table:table-cell office:value-type="float" office:value="0.93309591723196" calcext:value-type="float">
            <text:p>0.93309591723196</text:p>
          </table:table-cell>
          <table:table-cell/>
          <table:table-cell office:value-type="float" office:value="0.433829731247043" calcext:value-type="float">
            <text:p>0.433829731247043</text:p>
          </table:table-cell>
          <table:table-cell office:value-type="float" office:value="0.312664140498201" calcext:value-type="float">
            <text:p>0.312664140498201</text:p>
          </table:table-cell>
          <table:table-cell/>
          <table:table-cell office:value-type="float" office:value="0.544317851715797" calcext:value-type="float">
            <text:p>0.544317851715797</text:p>
          </table:table-cell>
          <table:table-cell office:value-type="float" office:value="0.650113321607925" calcext:value-type="float">
            <text:p>0.650113321607925</text:p>
          </table:table-cell>
        </table:table-row>
        <table:table-row table:style-name="ro1">
          <table:table-cell office:value-type="float" office:value="69" calcext:value-type="float">
            <text:p>69</text:p>
          </table:table-cell>
          <table:table-cell table:number-columns-repeated="2" office:value-type="float" office:value="0" calcext:value-type="float">
            <text:p>0</text:p>
          </table:table-cell>
          <table:table-cell/>
          <table:table-cell office:value-type="float" office:value="0.669596450641677" calcext:value-type="float">
            <text:p>0.669596450641677</text:p>
          </table:table-cell>
          <table:table-cell office:value-type="float" office:value="0.814301598855114" calcext:value-type="float">
            <text:p>0.814301598855114</text:p>
          </table:table-cell>
          <table:table-cell/>
          <table:table-cell office:value-type="float" office:value="0.857403099763956" calcext:value-type="float">
            <text:p>0.857403099763956</text:p>
          </table:table-cell>
          <table:table-cell office:value-type="float" office:value="0.66624069360377" calcext:value-type="float">
            <text:p>0.66624069360377</text:p>
          </table:table-cell>
          <table:table-cell/>
          <table:table-cell office:value-type="float" office:value="0.93874548318987" calcext:value-type="float">
            <text:p>0.93874548318987</text:p>
          </table:table-cell>
          <table:table-cell office:value-type="float" office:value="0.933113039764175" calcext:value-type="float">
            <text:p>0.933113039764175</text:p>
          </table:table-cell>
          <table:table-cell/>
          <table:table-cell office:value-type="float" office:value="0.433844274084823" calcext:value-type="float">
            <text:p>0.433844274084823</text:p>
          </table:table-cell>
          <table:table-cell office:value-type="float" office:value="0.312670223080915" calcext:value-type="float">
            <text:p>0.312670223080915</text:p>
          </table:table-cell>
          <table:table-cell/>
          <table:table-cell office:value-type="float" office:value="0.544333636491824" calcext:value-type="float">
            <text:p>0.544333636491824</text:p>
          </table:table-cell>
          <table:table-cell office:value-type="float" office:value="0.650124343516971" calcext:value-type="float">
            <text:p>0.650124343516971</text:p>
          </table:table-cell>
        </table:table-row>
        <table:table-row table:style-name="ro1">
          <table:table-cell office:value-type="float" office:value="70" calcext:value-type="float">
            <text:p>70</text:p>
          </table:table-cell>
          <table:table-cell table:number-columns-repeated="2" office:value-type="float" office:value="0" calcext:value-type="float">
            <text:p>0</text:p>
          </table:table-cell>
          <table:table-cell/>
          <table:table-cell office:value-type="float" office:value="0.669707131702038" calcext:value-type="float">
            <text:p>0.669707131702038</text:p>
          </table:table-cell>
          <table:table-cell office:value-type="float" office:value="0.814373162376285" calcext:value-type="float">
            <text:p>0.814373162376285</text:p>
          </table:table-cell>
          <table:table-cell/>
          <table:table-cell office:value-type="float" office:value="0.857451887561267" calcext:value-type="float">
            <text:p>0.857451887561267</text:p>
          </table:table-cell>
          <table:table-cell office:value-type="float" office:value="0.666265442795042" calcext:value-type="float">
            <text:p>0.666265442795042</text:p>
          </table:table-cell>
          <table:table-cell/>
          <table:table-cell office:value-type="float" office:value="0.938773090927416" calcext:value-type="float">
            <text:p>0.938773090927416</text:p>
          </table:table-cell>
          <table:table-cell office:value-type="float" office:value="0.933129187860868" calcext:value-type="float">
            <text:p>0.933129187860868</text:p>
          </table:table-cell>
          <table:table-cell/>
          <table:table-cell office:value-type="float" office:value="0.433857904007703" calcext:value-type="float">
            <text:p>0.433857904007703</text:p>
          </table:table-cell>
          <table:table-cell office:value-type="float" office:value="0.312675962849417" calcext:value-type="float">
            <text:p>0.312675962849417</text:p>
          </table:table-cell>
          <table:table-cell/>
          <table:table-cell office:value-type="float" office:value="0.544348421762898" calcext:value-type="float">
            <text:p>0.544348421762898</text:p>
          </table:table-cell>
          <table:table-cell office:value-type="float" office:value="0.650134735347506" calcext:value-type="float">
            <text:p>0.650134735347506</text:p>
          </table:table-cell>
        </table:table-row>
        <table:table-row table:style-name="ro1">
          <table:table-cell office:value-type="float" office:value="71" calcext:value-type="float">
            <text:p>71</text:p>
          </table:table-cell>
          <table:table-cell table:number-columns-repeated="2" office:value-type="float" office:value="0" calcext:value-type="float">
            <text:p>0</text:p>
          </table:table-cell>
          <table:table-cell/>
          <table:table-cell office:value-type="float" office:value="0.669812172145846" calcext:value-type="float">
            <text:p>0.669812172145846</text:p>
          </table:table-cell>
          <table:table-cell office:value-type="float" office:value="0.814441445356991" calcext:value-type="float">
            <text:p>0.814441445356991</text:p>
          </table:table-cell>
          <table:table-cell/>
          <table:table-cell office:value-type="float" office:value="0.857497919226479" calcext:value-type="float">
            <text:p>0.857497919226479</text:p>
          </table:table-cell>
          <table:table-cell office:value-type="float" office:value="0.666288969689224" calcext:value-type="float">
            <text:p>0.666288969689224</text:p>
          </table:table-cell>
          <table:table-cell/>
          <table:table-cell office:value-type="float" office:value="0.9387988649481" calcext:value-type="float">
            <text:p>0.9387988649481</text:p>
          </table:table-cell>
          <table:table-cell office:value-type="float" office:value="0.933144355217465" calcext:value-type="float">
            <text:p>0.933144355217465</text:p>
          </table:table-cell>
          <table:table-cell/>
          <table:table-cell office:value-type="float" office:value="0.433870636228961" calcext:value-type="float">
            <text:p>0.433870636228961</text:p>
          </table:table-cell>
          <table:table-cell office:value-type="float" office:value="0.312681358869876" calcext:value-type="float">
            <text:p>0.312681358869876</text:p>
          </table:table-cell>
          <table:table-cell/>
          <table:table-cell office:value-type="float" office:value="0.544362223944074" calcext:value-type="float">
            <text:p>0.544362223944074</text:p>
          </table:table-cell>
          <table:table-cell office:value-type="float" office:value="0.650144495793148" calcext:value-type="float">
            <text:p>0.650144495793148</text:p>
          </table:table-cell>
        </table:table-row>
        <table:table-row table:style-name="ro1">
          <table:table-cell office:value-type="float" office:value="72" calcext:value-type="float">
            <text:p>72</text:p>
          </table:table-cell>
          <table:table-cell table:number-columns-repeated="2" office:value-type="float" office:value="0" calcext:value-type="float">
            <text:p>0</text:p>
          </table:table-cell>
          <table:table-cell/>
          <table:table-cell office:value-type="float" office:value="0.669911684971218" calcext:value-type="float">
            <text:p>0.669911684971218</text:p>
          </table:table-cell>
          <table:table-cell office:value-type="float" office:value="0.814506515026194" calcext:value-type="float">
            <text:p>0.814506515026194</text:p>
          </table:table-cell>
          <table:table-cell/>
          <table:table-cell office:value-type="float" office:value="0.857541242705951" calcext:value-type="float">
            <text:p>0.857541242705951</text:p>
          </table:table-cell>
          <table:table-cell office:value-type="float" office:value="0.666311293411219" calcext:value-type="float">
            <text:p>0.666311293411219</text:p>
          </table:table-cell>
          <table:table-cell/>
          <table:table-cell office:value-type="float" office:value="0.93882282908139" calcext:value-type="float">
            <text:p>0.93882282908139</text:p>
          </table:table-cell>
          <table:table-cell office:value-type="float" office:value="0.933158544283412" calcext:value-type="float">
            <text:p>0.933158544283412</text:p>
          </table:table-cell>
          <table:table-cell/>
          <table:table-cell office:value-type="float" office:value="0.433882482601229" calcext:value-type="float">
            <text:p>0.433882482601229</text:p>
          </table:table-cell>
          <table:table-cell office:value-type="float" office:value="0.312686412283519" calcext:value-type="float">
            <text:p>0.312686412283519</text:p>
          </table:table-cell>
          <table:table-cell/>
          <table:table-cell office:value-type="float" office:value="0.5443750557981" calcext:value-type="float">
            <text:p>0.5443750557981</text:p>
          </table:table-cell>
          <table:table-cell office:value-type="float" office:value="0.650153627102663" calcext:value-type="float">
            <text:p>0.650153627102663</text:p>
          </table:table-cell>
        </table:table-row>
        <table:table-row table:style-name="ro1">
          <table:table-cell office:value-type="float" office:value="73" calcext:value-type="float">
            <text:p>73</text:p>
          </table:table-cell>
          <table:table-cell table:number-columns-repeated="2" office:value-type="float" office:value="0" calcext:value-type="float">
            <text:p>0</text:p>
          </table:table-cell>
          <table:table-cell/>
          <table:table-cell office:value-type="float" office:value="0.670005738764281" calcext:value-type="float">
            <text:p>0.670005738764281</text:p>
          </table:table-cell>
          <table:table-cell office:value-type="float" office:value="0.814568415474989" calcext:value-type="float">
            <text:p>0.814568415474989</text:p>
          </table:table-cell>
          <table:table-cell/>
          <table:table-cell office:value-type="float" office:value="0.857581881851923" calcext:value-type="float">
            <text:p>0.857581881851923</text:p>
          </table:table-cell>
          <table:table-cell office:value-type="float" office:value="0.66633242468503" calcext:value-type="float">
            <text:p>0.66633242468503</text:p>
          </table:table-cell>
          <table:table-cell/>
          <table:table-cell office:value-type="float" office:value="0.938844988873159" calcext:value-type="float">
            <text:p>0.938844988873159</text:p>
          </table:table-cell>
          <table:table-cell office:value-type="float" office:value="0.933171740169846" calcext:value-type="float">
            <text:p>0.933171740169846</text:p>
          </table:table-cell>
          <table:table-cell/>
          <table:table-cell office:value-type="float" office:value="0.433893446077608" calcext:value-type="float">
            <text:p>0.433893446077608</text:p>
          </table:table-cell>
          <table:table-cell office:value-type="float" office:value="0.31269112186117" calcext:value-type="float">
            <text:p>0.31269112186117</text:p>
          </table:table-cell>
          <table:table-cell/>
          <table:table-cell office:value-type="float" office:value="0.544386920279869" calcext:value-type="float">
            <text:p>0.544386920279869</text:p>
          </table:table-cell>
          <table:table-cell office:value-type="float" office:value="0.65016212758791" calcext:value-type="float">
            <text:p>0.65016212758791</text:p>
          </table:table-cell>
        </table:table-row>
        <table:table-row table:style-name="ro1">
          <table:table-cell office:value-type="float" office:value="74" calcext:value-type="float">
            <text:p>74</text:p>
          </table:table-cell>
          <table:table-cell table:number-columns-repeated="2" office:value-type="float" office:value="0" calcext:value-type="float">
            <text:p>0</text:p>
          </table:table-cell>
          <table:table-cell/>
          <table:table-cell office:value-type="float" office:value="0.670094401993546" calcext:value-type="float">
            <text:p>0.670094401993546</text:p>
          </table:table-cell>
          <table:table-cell office:value-type="float" office:value="0.814627126225431" calcext:value-type="float">
            <text:p>0.814627126225431</text:p>
          </table:table-cell>
          <table:table-cell/>
          <table:table-cell office:value-type="float" office:value="0.857619857590062" calcext:value-type="float">
            <text:p>0.857619857590062</text:p>
          </table:table-cell>
          <table:table-cell office:value-type="float" office:value="0.666352349567766" calcext:value-type="float">
            <text:p>0.666352349567766</text:p>
          </table:table-cell>
          <table:table-cell/>
          <table:table-cell office:value-type="float" office:value="0.938865345287127" calcext:value-type="float">
            <text:p>0.938865345287127</text:p>
          </table:table-cell>
          <table:table-cell office:value-type="float" office:value="0.933183920750762" calcext:value-type="float">
            <text:p>0.933183920750762</text:p>
          </table:table-cell>
          <table:table-cell/>
          <table:table-cell office:value-type="float" office:value="0.433903527428343" calcext:value-type="float">
            <text:p>0.433903527428343</text:p>
          </table:table-cell>
          <table:table-cell office:value-type="float" office:value="0.312695478498619" calcext:value-type="float">
            <text:p>0.312695478498619</text:p>
          </table:table-cell>
          <table:table-cell/>
          <table:table-cell office:value-type="float" office:value="0.544397817880453" calcext:value-type="float">
            <text:p>0.544397817880453</text:p>
          </table:table-cell>
          <table:table-cell office:value-type="float" office:value="0.650169980709929" calcext:value-type="float">
            <text:p>0.650169980709929</text:p>
          </table:table-cell>
        </table:table-row>
        <table:table-row table:style-name="ro1">
          <table:table-cell office:value-type="float" office:value="75" calcext:value-type="float">
            <text:p>75</text:p>
          </table:table-cell>
          <table:table-cell table:number-columns-repeated="2" office:value-type="float" office:value="0" calcext:value-type="float">
            <text:p>0</text:p>
          </table:table-cell>
          <table:table-cell/>
          <table:table-cell office:value-type="float" office:value="0.670177668159424" calcext:value-type="float">
            <text:p>0.670177668159424</text:p>
          </table:table-cell>
          <table:table-cell office:value-type="float" office:value="0.814682675116707" calcext:value-type="float">
            <text:p>0.814682675116707</text:p>
          </table:table-cell>
          <table:table-cell/>
          <table:table-cell office:value-type="float" office:value="0.857655154372866" calcext:value-type="float">
            <text:p>0.857655154372866</text:p>
          </table:table-cell>
          <table:table-cell office:value-type="float" office:value="0.666371070883017" calcext:value-type="float">
            <text:p>0.666371070883017</text:p>
          </table:table-cell>
          <table:table-cell/>
          <table:table-cell office:value-type="float" office:value="0.938883875097201" calcext:value-type="float">
            <text:p>0.938883875097201</text:p>
          </table:table-cell>
          <table:table-cell office:value-type="float" office:value="0.933195073565257" calcext:value-type="float">
            <text:p>0.933195073565257</text:p>
          </table:table-cell>
          <table:table-cell/>
          <table:table-cell office:value-type="float" office:value="0.433912715578559" calcext:value-type="float">
            <text:p>0.433912715578559</text:p>
          </table:table-cell>
          <table:table-cell office:value-type="float" office:value="0.312699477636008" calcext:value-type="float">
            <text:p>0.312699477636008</text:p>
          </table:table-cell>
          <table:table-cell/>
          <table:table-cell office:value-type="float" office:value="0.544407736123805" calcext:value-type="float">
            <text:p>0.544407736123805</text:p>
          </table:table-cell>
          <table:table-cell office:value-type="float" office:value="0.65017717879674" calcext:value-type="float">
            <text:p>0.65017717879674</text:p>
          </table:table-cell>
        </table:table-row>
        <table:table-row table:style-name="ro1">
          <table:table-cell office:value-type="float" office:value="76" calcext:value-type="float">
            <text:p>76</text:p>
          </table:table-cell>
          <table:table-cell table:number-columns-repeated="2" office:value-type="float" office:value="0" calcext:value-type="float">
            <text:p>0</text:p>
          </table:table-cell>
          <table:table-cell/>
          <table:table-cell office:value-type="float" office:value="0.670255494502097" calcext:value-type="float">
            <text:p>0.670255494502097</text:p>
          </table:table-cell>
          <table:table-cell office:value-type="float" office:value="0.814735032177332" calcext:value-type="float">
            <text:p>0.814735032177332</text:p>
          </table:table-cell>
          <table:table-cell/>
          <table:table-cell office:value-type="float" office:value="0.857687736741597" calcext:value-type="float">
            <text:p>0.857687736741597</text:p>
          </table:table-cell>
          <table:table-cell office:value-type="float" office:value="0.666388569026927" calcext:value-type="float">
            <text:p>0.666388569026927</text:p>
          </table:table-cell>
          <table:table-cell/>
          <table:table-cell office:value-type="float" office:value="0.938900539731303" calcext:value-type="float">
            <text:p>0.938900539731303</text:p>
          </table:table-cell>
          <table:table-cell office:value-type="float" office:value="0.933205165244699" calcext:value-type="float">
            <text:p>0.933205165244699</text:p>
          </table:table-cell>
          <table:table-cell/>
          <table:table-cell office:value-type="float" office:value="0.433920991988094" calcext:value-type="float">
            <text:p>0.433920991988094</text:p>
          </table:table-cell>
          <table:table-cell office:value-type="float" office:value="0.312703107306429" calcext:value-type="float">
            <text:p>0.312703107306429</text:p>
          </table:table-cell>
          <table:table-cell/>
          <table:table-cell office:value-type="float" office:value="0.544416654302006" calcext:value-type="float">
            <text:p>0.544416654302006</text:p>
          </table:table-cell>
          <table:table-cell office:value-type="float" office:value="0.650183700097166" calcext:value-type="float">
            <text:p>0.650183700097166</text:p>
          </table:table-cell>
        </table:table-row>
        <table:table-row table:style-name="ro1">
          <table:table-cell office:value-type="float" office:value="77" calcext:value-type="float">
            <text:p>77</text:p>
          </table:table-cell>
          <table:table-cell table:number-columns-repeated="2" office:value-type="float" office:value="0" calcext:value-type="float">
            <text:p>0</text:p>
          </table:table-cell>
          <table:table-cell/>
          <table:table-cell office:value-type="float" office:value="0.670327782972165" calcext:value-type="float">
            <text:p>0.670327782972165</text:p>
          </table:table-cell>
          <table:table-cell office:value-type="float" office:value="0.814784149201331" calcext:value-type="float">
            <text:p>0.814784149201331</text:p>
          </table:table-cell>
          <table:table-cell/>
          <table:table-cell office:value-type="float" office:value="0.857717539937543" calcext:value-type="float">
            <text:p>0.857717539937543</text:p>
          </table:table-cell>
          <table:table-cell office:value-type="float" office:value="0.666404816741121" calcext:value-type="float">
            <text:p>0.666404816741121</text:p>
          </table:table-cell>
          <table:table-cell/>
          <table:table-cell office:value-type="float" office:value="0.938915278884758" calcext:value-type="float">
            <text:p>0.938915278884758</text:p>
          </table:table-cell>
          <table:table-cell office:value-type="float" office:value="0.933214154777394" calcext:value-type="float">
            <text:p>0.933214154777394</text:p>
          </table:table-cell>
          <table:table-cell/>
          <table:table-cell office:value-type="float" office:value="0.433928327527782" calcext:value-type="float">
            <text:p>0.433928327527782</text:p>
          </table:table-cell>
          <table:table-cell office:value-type="float" office:value="0.312706352817297" calcext:value-type="float">
            <text:p>0.312706352817297</text:p>
          </table:table-cell>
          <table:table-cell/>
          <table:table-cell office:value-type="float" office:value="0.544424540051553" calcext:value-type="float">
            <text:p>0.544424540051553</text:p>
          </table:table-cell>
          <table:table-cell office:value-type="float" office:value="0.650189518364085" calcext:value-type="float">
            <text:p>0.650189518364085</text:p>
          </table:table-cell>
        </table:table-row>
        <table:table-row table:style-name="ro1">
          <table:table-cell office:value-type="float" office:value="78" calcext:value-type="float">
            <text:p>78</text:p>
          </table:table-cell>
          <table:table-cell table:number-columns-repeated="2" office:value-type="float" office:value="0" calcext:value-type="float">
            <text:p>0</text:p>
          </table:table-cell>
          <table:table-cell/>
          <table:table-cell office:value-type="float" office:value="0.670394385871581" calcext:value-type="float">
            <text:p>0.670394385871581</text:p>
          </table:table-cell>
          <table:table-cell office:value-type="float" office:value="0.814829957614038" calcext:value-type="float">
            <text:p>0.814829957614038</text:p>
          </table:table-cell>
          <table:table-cell/>
          <table:table-cell office:value-type="float" office:value="0.857744471832978" calcext:value-type="float">
            <text:p>0.857744471832978</text:p>
          </table:table-cell>
          <table:table-cell office:value-type="float" office:value="0.666419777142315" calcext:value-type="float">
            <text:p>0.666419777142315</text:p>
          </table:table-cell>
          <table:table-cell/>
          <table:table-cell office:value-type="float" office:value="0.938928011018882" calcext:value-type="float">
            <text:p>0.938928011018882</text:p>
          </table:table-cell>
          <table:table-cell office:value-type="float" office:value="0.933221989600292" calcext:value-type="float">
            <text:p>0.933221989600292</text:p>
          </table:table-cell>
          <table:table-cell/>
          <table:table-cell office:value-type="float" office:value="0.433934682741555" calcext:value-type="float">
            <text:p>0.433934682741555</text:p>
          </table:table-cell>
          <table:table-cell office:value-type="float" office:value="0.312709195329125" calcext:value-type="float">
            <text:p>0.312709195329125</text:p>
          </table:table-cell>
          <table:table-cell/>
          <table:table-cell office:value-type="float" office:value="0.544431349618796" calcext:value-type="float">
            <text:p>0.544431349618796</text:p>
          </table:table-cell>
          <table:table-cell office:value-type="float" office:value="0.650194599723054" calcext:value-type="float">
            <text:p>0.650194599723054</text:p>
          </table:table-cell>
        </table:table-row>
        <table:table-row table:style-name="ro1">
          <table:table-cell office:value-type="float" office:value="79" calcext:value-type="float">
            <text:p>79</text:p>
          </table:table-cell>
          <table:table-cell table:number-columns-repeated="2" office:value-type="float" office:value="0" calcext:value-type="float">
            <text:p>0</text:p>
          </table:table-cell>
          <table:table-cell/>
          <table:table-cell office:value-type="float" office:value="0.670455097396095" calcext:value-type="float">
            <text:p>0.670455097396095</text:p>
          </table:table-cell>
          <table:table-cell office:value-type="float" office:value="0.814872360703595" calcext:value-type="float">
            <text:p>0.814872360703595</text:p>
          </table:table-cell>
          <table:table-cell/>
          <table:table-cell office:value-type="float" office:value="0.857768407144751" calcext:value-type="float">
            <text:p>0.857768407144751</text:p>
          </table:table-cell>
          <table:table-cell office:value-type="float" office:value="0.666433401424065" calcext:value-type="float">
            <text:p>0.666433401424065</text:p>
          </table:table-cell>
          <table:table-cell/>
          <table:table-cell office:value-type="float" office:value="0.938938627910762" calcext:value-type="float">
            <text:p>0.938938627910762</text:p>
          </table:table-cell>
          <table:table-cell office:value-type="float" office:value="0.933228567182671" calcext:value-type="float">
            <text:p>0.933228567182671</text:p>
          </table:table-cell>
          <table:table-cell/>
          <table:table-cell office:value-type="float" office:value="0.433940005214755" calcext:value-type="float">
            <text:p>0.433940005214755</text:p>
          </table:table-cell>
          <table:table-cell office:value-type="float" office:value="0.312711611625489" calcext:value-type="float">
            <text:p>0.312711611625489</text:p>
          </table:table-cell>
          <table:table-cell/>
          <table:table-cell office:value-type="float" office:value="0.544437024934333" calcext:value-type="float">
            <text:p>0.544437024934333</text:p>
          </table:table-cell>
          <table:table-cell office:value-type="float" office:value="0.650198902490206" calcext:value-type="float">
            <text:p>0.650198902490206</text:p>
          </table:table-cell>
        </table:table-row>
        <table:table-row table:style-name="ro1">
          <table:table-cell office:value-type="float" office:value="80" calcext:value-type="float">
            <text:p>80</text:p>
          </table:table-cell>
          <table:table-cell table:number-columns-repeated="2" office:value-type="float" office:value="0" calcext:value-type="float">
            <text:p>0</text:p>
          </table:table-cell>
          <table:table-cell/>
          <table:table-cell office:value-type="float" office:value="0.670509641258062" calcext:value-type="float">
            <text:p>0.670509641258062</text:p>
          </table:table-cell>
          <table:table-cell office:value-type="float" office:value="0.814911195205196" calcext:value-type="float">
            <text:p>0.814911195205196</text:p>
          </table:table-cell>
          <table:table-cell/>
          <table:table-cell office:value-type="float" office:value="0.857789182040293" calcext:value-type="float">
            <text:p>0.857789182040293</text:p>
          </table:table-cell>
          <table:table-cell office:value-type="float" office:value="0.666445613772347" calcext:value-type="float">
            <text:p>0.666445613772347</text:p>
          </table:table-cell>
          <table:table-cell/>
          <table:table-cell office:value-type="float" office:value="0.938946991642933" calcext:value-type="float">
            <text:p>0.938946991642933</text:p>
          </table:table-cell>
          <table:table-cell office:value-type="float" office:value="0.933233868033737" calcext:value-type="float">
            <text:p>0.933233868033737</text:p>
          </table:table-cell>
          <table:table-cell/>
          <table:table-cell office:value-type="float" office:value="0.433944228086868" calcext:value-type="float">
            <text:p>0.433944228086868</text:p>
          </table:table-cell>
          <table:table-cell office:value-type="float" office:value="0.312713568898613" calcext:value-type="float">
            <text:p>0.312713568898613</text:p>
          </table:table-cell>
          <table:table-cell/>
          <table:table-cell office:value-type="float" office:value="0.544441492001108" calcext:value-type="float">
            <text:p>0.544441492001108</text:p>
          </table:table-cell>
          <table:table-cell office:value-type="float" office:value="0.650202367339494" calcext:value-type="float">
            <text:p>0.650202367339494</text:p>
          </table:table-cell>
        </table:table-row>
        <table:table-row table:style-name="ro1">
          <table:table-cell office:value-type="float" office:value="81" calcext:value-type="float">
            <text:p>81</text:p>
          </table:table-cell>
          <table:table-cell table:number-columns-repeated="2" office:value-type="float" office:value="0" calcext:value-type="float">
            <text:p>0</text:p>
          </table:table-cell>
          <table:table-cell/>
          <table:table-cell office:value-type="float" office:value="0.670557576751328" calcext:value-type="float">
            <text:p>0.670557576751328</text:p>
          </table:table-cell>
          <table:table-cell office:value-type="float" office:value="0.814946269217278" calcext:value-type="float">
            <text:p>0.814946269217278</text:p>
          </table:table-cell>
          <table:table-cell/>
          <table:table-cell office:value-type="float" office:value="0.857806549429348" calcext:value-type="float">
            <text:p>0.857806549429348</text:p>
          </table:table-cell>
          <table:table-cell office:value-type="float" office:value="0.666456324888968" calcext:value-type="float">
            <text:p>0.666456324888968</text:p>
          </table:table-cell>
          <table:table-cell/>
          <table:table-cell office:value-type="float" office:value="0.938952905747205" calcext:value-type="float">
            <text:p>0.938952905747205</text:p>
          </table:table-cell>
          <table:table-cell office:value-type="float" office:value="0.933237706078791" calcext:value-type="float">
            <text:p>0.933237706078791</text:p>
          </table:table-cell>
          <table:table-cell/>
          <table:table-cell office:value-type="float" office:value="0.43394725590342" calcext:value-type="float">
            <text:p>0.43394725590342</text:p>
          </table:table-cell>
          <table:table-cell office:value-type="float" office:value="0.312715028620887" calcext:value-type="float">
            <text:p>0.312715028620887</text:p>
          </table:table-cell>
          <table:table-cell/>
          <table:table-cell office:value-type="float" office:value="0.544444645428712" calcext:value-type="float">
            <text:p>0.544444645428712</text:p>
          </table:table-cell>
          <table:table-cell office:value-type="float" office:value="0.650204924892828" calcext:value-type="float">
            <text:p>0.650204924892828</text:p>
          </table:table-cell>
        </table:table-row>
        <table:table-row table:style-name="ro1">
          <table:table-cell office:value-type="float" office:value="82" calcext:value-type="float">
            <text:p>82</text:p>
          </table:table-cell>
          <table:table-cell table:number-columns-repeated="2" office:value-type="float" office:value="0" calcext:value-type="float">
            <text:p>0</text:p>
          </table:table-cell>
          <table:table-cell/>
          <table:table-cell office:value-type="float" office:value="0.670598440865324" calcext:value-type="float">
            <text:p>0.670598440865324</text:p>
          </table:table-cell>
          <table:table-cell office:value-type="float" office:value="0.814977356063701" calcext:value-type="float">
            <text:p>0.814977356063701</text:p>
          </table:table-cell>
          <table:table-cell/>
          <table:table-cell office:value-type="float" office:value="0.857820239913828" calcext:value-type="float">
            <text:p>0.857820239913828</text:p>
          </table:table-cell>
          <table:table-cell office:value-type="float" office:value="0.666465428495992" calcext:value-type="float">
            <text:p>0.666465428495992</text:p>
          </table:table-cell>
          <table:table-cell/>
          <table:table-cell office:value-type="float" office:value="0.93895614802212" calcext:value-type="float">
            <text:p>0.93895614802212</text:p>
          </table:table-cell>
          <table:table-cell office:value-type="float" office:value="0.933239246552578" calcext:value-type="float">
            <text:p>0.933239246552578</text:p>
          </table:table-cell>
          <table:table-cell/>
          <table:table-cell office:value-type="float" office:value="0.433948980860615" calcext:value-type="float">
            <text:p>0.433948980860615</text:p>
          </table:table-cell>
          <table:table-cell office:value-type="float" office:value="0.312715944767704" calcext:value-type="float">
            <text:p>0.312715944767704</text:p>
          </table:table-cell>
          <table:table-cell/>
          <table:table-cell office:value-type="float" office:value="0.544446366004801" calcext:value-type="float">
            <text:p>0.544446366004801</text:p>
          </table:table-cell>
          <table:table-cell office:value-type="float" office:value="0.650206492275907" calcext:value-type="float">
            <text:p>0.650206492275907</text:p>
          </table:table-cell>
        </table:table-row>
        <table:table-row table:style-name="ro1">
          <table:table-cell office:value-type="float" office:value="83" calcext:value-type="float">
            <text:p>83</text:p>
          </table:table-cell>
          <table:table-cell table:number-columns-repeated="2" office:value-type="float" office:value="0" calcext:value-type="float">
            <text:p>0</text:p>
          </table:table-cell>
          <table:table-cell/>
          <table:table-cell office:value-type="float" office:value="0.670631544798991" calcext:value-type="float">
            <text:p>0.670631544798991</text:p>
          </table:table-cell>
          <table:table-cell office:value-type="float" office:value="0.815004095207595" calcext:value-type="float">
            <text:p>0.815004095207595</text:p>
          </table:table-cell>
          <table:table-cell/>
          <table:table-cell office:value-type="float" office:value="0.857829867687631" calcext:value-type="float">
            <text:p>0.857829867687631</text:p>
          </table:table-cell>
          <table:table-cell office:value-type="float" office:value="0.66647276437988" calcext:value-type="float">
            <text:p>0.66647276437988</text:p>
          </table:table-cell>
          <table:table-cell/>
          <table:table-cell office:value-type="float" office:value="0.938956412476034" calcext:value-type="float">
            <text:p>0.938956412476034</text:p>
          </table:table-cell>
          <table:table-cell office:value-type="float" office:value="0.93323874098612" calcext:value-type="float">
            <text:p>0.93323874098612</text:p>
          </table:table-cell>
          <table:table-cell/>
          <table:table-cell office:value-type="float" office:value="0.43394925427677" calcext:value-type="float">
            <text:p>0.43394925427677</text:p>
          </table:table-cell>
          <table:table-cell office:value-type="float" office:value="0.312716252421997" calcext:value-type="float">
            <text:p>0.312716252421997</text:p>
          </table:table-cell>
          <table:table-cell/>
          <table:table-cell office:value-type="float" office:value="0.544446489586206" calcext:value-type="float">
            <text:p>0.544446489586206</text:p>
          </table:table-cell>
          <table:table-cell office:value-type="float" office:value="0.650206952209977" calcext:value-type="float">
            <text:p>0.650206952209977</text:p>
          </table:table-cell>
        </table:table-row>
        <table:table-row table:style-name="ro1">
          <table:table-cell office:value-type="float" office:value="84" calcext:value-type="float">
            <text:p>84</text:p>
          </table:table-cell>
          <table:table-cell table:number-columns-repeated="2" office:value-type="float" office:value="0" calcext:value-type="float">
            <text:p>0</text:p>
          </table:table-cell>
          <table:table-cell/>
          <table:table-cell office:value-type="float" office:value="0.670655993856769" calcext:value-type="float">
            <text:p>0.670655993856769</text:p>
          </table:table-cell>
          <table:table-cell office:value-type="float" office:value="0.815026060097059" calcext:value-type="float">
            <text:p>0.815026060097059</text:p>
          </table:table-cell>
          <table:table-cell/>
          <table:table-cell office:value-type="float" office:value="0.857834933619103" calcext:value-type="float">
            <text:p>0.857834933619103</text:p>
          </table:table-cell>
          <table:table-cell office:value-type="float" office:value="0.666478140992684" calcext:value-type="float">
            <text:p>0.666478140992684</text:p>
          </table:table-cell>
          <table:table-cell/>
          <table:table-cell office:value-type="float" office:value="0.93895330510001" calcext:value-type="float">
            <text:p>0.93895330510001</text:p>
          </table:table-cell>
          <table:table-cell office:value-type="float" office:value="0.933237181109521" calcext:value-type="float">
            <text:p>0.933237181109521</text:p>
          </table:table-cell>
          <table:table-cell/>
          <table:table-cell office:value-type="float" office:value="0.433947884667014" calcext:value-type="float">
            <text:p>0.433947884667014</text:p>
          </table:table-cell>
          <table:table-cell office:value-type="float" office:value="0.312715873141317" calcext:value-type="float">
            <text:p>0.312715873141317</text:p>
          </table:table-cell>
          <table:table-cell/>
          <table:table-cell office:value-type="float" office:value="0.544444804816481" calcext:value-type="float">
            <text:p>0.544444804816481</text:p>
          </table:table-cell>
          <table:table-cell office:value-type="float" office:value="0.650206163076553" calcext:value-type="float">
            <text:p>0.650206163076553</text:p>
          </table:table-cell>
        </table:table-row>
        <table:table-row table:style-name="ro1">
          <table:table-cell office:value-type="float" office:value="85" calcext:value-type="float">
            <text:p>85</text:p>
          </table:table-cell>
          <table:table-cell table:number-columns-repeated="2" office:value-type="float" office:value="0" calcext:value-type="float">
            <text:p>0</text:p>
          </table:table-cell>
          <table:table-cell/>
          <table:table-cell office:value-type="float" office:value="0.670670713146879" calcext:value-type="float">
            <text:p>0.670670713146879</text:p>
          </table:table-cell>
          <table:table-cell office:value-type="float" office:value="0.815042714764439" calcext:value-type="float">
            <text:p>0.815042714764439</text:p>
          </table:table-cell>
          <table:table-cell/>
          <table:table-cell office:value-type="float" office:value="0.857834832341769" calcext:value-type="float">
            <text:p>0.857834832341769</text:p>
          </table:table-cell>
          <table:table-cell office:value-type="float" office:value="0.666481318364984" calcext:value-type="float">
            <text:p>0.666481318364984</text:p>
          </table:table-cell>
          <table:table-cell/>
          <table:table-cell office:value-type="float" office:value="0.93894634344861" calcext:value-type="float">
            <text:p>0.93894634344861</text:p>
          </table:table-cell>
          <table:table-cell office:value-type="float" office:value="0.933233793816353" calcext:value-type="float">
            <text:p>0.933233793816353</text:p>
          </table:table-cell>
          <table:table-cell/>
          <table:table-cell office:value-type="float" office:value="0.433944637655827" calcext:value-type="float">
            <text:p>0.433944637655827</text:p>
          </table:table-cell>
          <table:table-cell office:value-type="float" office:value="0.312714709268288" calcext:value-type="float">
            <text:p>0.312714709268288</text:p>
          </table:table-cell>
          <table:table-cell/>
          <table:table-cell office:value-type="float" office:value="0.544441052887837" calcext:value-type="float">
            <text:p>0.544441052887837</text:p>
          </table:table-cell>
          <table:table-cell office:value-type="float" office:value="0.65020394855959" calcext:value-type="float">
            <text:p>0.65020394855959</text:p>
          </table:table-cell>
        </table:table-row>
        <table:table-row table:style-name="ro1">
          <table:table-cell office:value-type="float" office:value="86" calcext:value-type="float">
            <text:p>86</text:p>
          </table:table-cell>
          <table:table-cell table:number-columns-repeated="2" office:value-type="float" office:value="0" calcext:value-type="float">
            <text:p>0</text:p>
          </table:table-cell>
          <table:table-cell/>
          <table:table-cell office:value-type="float" office:value="0.670674165686405" calcext:value-type="float">
            <text:p>0.670674165686405</text:p>
          </table:table-cell>
          <table:table-cell office:value-type="float" office:value="0.815053277099247" calcext:value-type="float">
            <text:p>0.815053277099247</text:p>
          </table:table-cell>
          <table:table-cell/>
          <table:table-cell office:value-type="float" office:value="0.857828714889431" calcext:value-type="float">
            <text:p>0.857828714889431</text:p>
          </table:table-cell>
          <table:table-cell office:value-type="float" office:value="0.666481954057698" calcext:value-type="float">
            <text:p>0.666481954057698</text:p>
          </table:table-cell>
          <table:table-cell/>
          <table:table-cell office:value-type="float" office:value="0.93893486487187" calcext:value-type="float">
            <text:p>0.93893486487187</text:p>
          </table:table-cell>
          <table:table-cell office:value-type="float" office:value="0.933227806386982" calcext:value-type="float">
            <text:p>0.933227806386982</text:p>
          </table:table-cell>
          <table:table-cell/>
          <table:table-cell office:value-type="float" office:value="0.433939191057651" calcext:value-type="float">
            <text:p>0.433939191057651</text:p>
          </table:table-cell>
          <table:table-cell office:value-type="float" office:value="0.312712625374115" calcext:value-type="float">
            <text:p>0.312712625374115</text:p>
          </table:table-cell>
          <table:table-cell/>
          <table:table-cell office:value-type="float" office:value="0.544434878348014" calcext:value-type="float">
            <text:p>0.544434878348014</text:p>
          </table:table-cell>
          <table:table-cell office:value-type="float" office:value="0.650200063722406" calcext:value-type="float">
            <text:p>0.650200063722406</text:p>
          </table:table-cell>
        </table:table-row>
        <table:table-row table:style-name="ro1">
          <table:table-cell office:value-type="float" office:value="87" calcext:value-type="float">
            <text:p>87</text:p>
          </table:table-cell>
          <table:table-cell table:number-columns-repeated="2" office:value-type="float" office:value="0" calcext:value-type="float">
            <text:p>0</text:p>
          </table:table-cell>
          <table:table-cell/>
          <table:table-cell office:value-type="float" office:value="0.670664440528873" calcext:value-type="float">
            <text:p>0.670664440528873</text:p>
          </table:table-cell>
          <table:table-cell office:value-type="float" office:value="0.815056795968384" calcext:value-type="float">
            <text:p>0.815056795968384</text:p>
          </table:table-cell>
          <table:table-cell/>
          <table:table-cell office:value-type="float" office:value="0.857815515740148" calcext:value-type="float">
            <text:p>0.857815515740148</text:p>
          </table:table-cell>
          <table:table-cell office:value-type="float" office:value="0.666479627441649" calcext:value-type="float">
            <text:p>0.666479627441649</text:p>
          </table:table-cell>
          <table:table-cell/>
          <table:table-cell office:value-type="float" office:value="0.938918029515588" calcext:value-type="float">
            <text:p>0.938918029515588</text:p>
          </table:table-cell>
          <table:table-cell office:value-type="float" office:value="0.933218744822302" calcext:value-type="float">
            <text:p>0.933218744822302</text:p>
          </table:table-cell>
          <table:table-cell/>
          <table:table-cell office:value-type="float" office:value="0.433931136689924" calcext:value-type="float">
            <text:p>0.433931136689924</text:p>
          </table:table-cell>
          <table:table-cell office:value-type="float" office:value="0.312709453275634" calcext:value-type="float">
            <text:p>0.312709453275634</text:p>
          </table:table-cell>
          <table:table-cell/>
          <table:table-cell office:value-type="float" office:value="0.544425830668823" calcext:value-type="float">
            <text:p>0.544425830668823</text:p>
          </table:table-cell>
          <table:table-cell office:value-type="float" office:value="0.650194204506633" calcext:value-type="float">
            <text:p>0.650194204506633</text:p>
          </table:table-cell>
        </table:table-row>
        <table:table-row table:style-name="ro1">
          <table:table-cell office:value-type="float" office:value="88" calcext:value-type="float">
            <text:p>88</text:p>
          </table:table-cell>
          <table:table-cell table:number-columns-repeated="2" office:value-type="float" office:value="0" calcext:value-type="float">
            <text:p>0</text:p>
          </table:table-cell>
          <table:table-cell/>
          <table:table-cell office:value-type="float" office:value="0.670638856253989" calcext:value-type="float">
            <text:p>0.670638856253989</text:p>
          </table:table-cell>
          <table:table-cell office:value-type="float" office:value="0.815051951182917" calcext:value-type="float">
            <text:p>0.815051951182917</text:p>
          </table:table-cell>
          <table:table-cell/>
          <table:table-cell office:value-type="float" office:value="0.8577937543869" calcext:value-type="float">
            <text:p>0.8577937543869</text:p>
          </table:table-cell>
          <table:table-cell office:value-type="float" office:value="0.666473758907655" calcext:value-type="float">
            <text:p>0.666473758907655</text:p>
          </table:table-cell>
          <table:table-cell/>
          <table:table-cell office:value-type="float" office:value="0.938894682828548" calcext:value-type="float">
            <text:p>0.938894682828548</text:p>
          </table:table-cell>
          <table:table-cell office:value-type="float" office:value="0.933205962501152" calcext:value-type="float">
            <text:p>0.933205962501152</text:p>
          </table:table-cell>
          <table:table-cell/>
          <table:table-cell office:value-type="float" office:value="0.433919913185192" calcext:value-type="float">
            <text:p>0.433919913185192</text:p>
          </table:table-cell>
          <table:table-cell office:value-type="float" office:value="0.312704963596343" calcext:value-type="float">
            <text:p>0.312704963596343</text:p>
          </table:table-cell>
          <table:table-cell/>
          <table:table-cell office:value-type="float" office:value="0.544413290527841" calcext:value-type="float">
            <text:p>0.544413290527841</text:p>
          </table:table-cell>
          <table:table-cell office:value-type="float" office:value="0.650185955989931" calcext:value-type="float">
            <text:p>0.650185955989931</text:p>
          </table:table-cell>
        </table:table-row>
        <table:table-row table:style-name="ro1">
          <table:table-cell office:value-type="float" office:value="89" calcext:value-type="float">
            <text:p>89</text:p>
          </table:table-cell>
          <table:table-cell table:number-columns-repeated="2" office:value-type="float" office:value="0" calcext:value-type="float">
            <text:p>0</text:p>
          </table:table-cell>
          <table:table-cell/>
          <table:table-cell office:value-type="float" office:value="0.670593842454979" calcext:value-type="float">
            <text:p>0.670593842454979</text:p>
          </table:table-cell>
          <table:table-cell office:value-type="float" office:value="0.815036945783121" calcext:value-type="float">
            <text:p>0.815036945783121</text:p>
          </table:table-cell>
          <table:table-cell/>
          <table:table-cell office:value-type="float" office:value="0.857761452075283" calcext:value-type="float">
            <text:p>0.857761452075283</text:p>
          </table:table-cell>
          <table:table-cell office:value-type="float" office:value="0.666463561687282" calcext:value-type="float">
            <text:p>0.666463561687282</text:p>
          </table:table-cell>
          <table:table-cell/>
          <table:table-cell office:value-type="float" office:value="0.938863275809016" calcext:value-type="float">
            <text:p>0.938863275809016</text:p>
          </table:table-cell>
          <table:table-cell office:value-type="float" office:value="0.933188584585398" calcext:value-type="float">
            <text:p>0.933188584585398</text:p>
          </table:table-cell>
          <table:table-cell/>
          <table:table-cell office:value-type="float" office:value="0.433904767504893" calcext:value-type="float">
            <text:p>0.433904767504893</text:p>
          </table:table-cell>
          <table:table-cell office:value-type="float" office:value="0.312698846137929" calcext:value-type="float">
            <text:p>0.312698846137929</text:p>
          </table:table-cell>
          <table:table-cell/>
          <table:table-cell office:value-type="float" office:value="0.544396426990368" calcext:value-type="float">
            <text:p>0.544396426990368</text:p>
          </table:table-cell>
          <table:table-cell office:value-type="float" office:value="0.650174756711216" calcext:value-type="float">
            <text:p>0.650174756711216</text:p>
          </table:table-cell>
        </table:table-row>
        <table:table-row table:style-name="ro1">
          <table:table-cell office:value-type="float" office:value="90" calcext:value-type="float">
            <text:p>90</text:p>
          </table:table-cell>
          <table:table-cell table:number-columns-repeated="2" office:value-type="float" office:value="0" calcext:value-type="float">
            <text:p>0</text:p>
          </table:table-cell>
          <table:table-cell/>
          <table:table-cell office:value-type="float" office:value="0.670524316199228" calcext:value-type="float">
            <text:p>0.670524316199228</text:p>
          </table:table-cell>
          <table:table-cell office:value-type="float" office:value="0.815009235125596" calcext:value-type="float">
            <text:p>0.815009235125596</text:p>
          </table:table-cell>
          <table:table-cell/>
          <table:table-cell office:value-type="float" office:value="0.857715803536184" calcext:value-type="float">
            <text:p>0.857715803536184</text:p>
          </table:table-cell>
          <table:table-cell office:value-type="float" office:value="0.666447925480739" calcext:value-type="float">
            <text:p>0.666447925480739</text:p>
          </table:table-cell>
          <table:table-cell/>
          <table:table-cell office:value-type="float" office:value="0.93882162265432" calcext:value-type="float">
            <text:p>0.93882162265432</text:p>
          </table:table-cell>
          <table:table-cell office:value-type="float" office:value="0.933165382455519" calcext:value-type="float">
            <text:p>0.933165382455519</text:p>
          </table:table-cell>
          <table:table-cell/>
          <table:table-cell office:value-type="float" office:value="0.433884636840945" calcext:value-type="float">
            <text:p>0.433884636840945</text:p>
          </table:table-cell>
          <table:table-cell office:value-type="float" office:value="0.312690665379443" calcext:value-type="float">
            <text:p>0.312690665379443</text:p>
          </table:table-cell>
          <table:table-cell/>
          <table:table-cell office:value-type="float" office:value="0.544374067529204" calcext:value-type="float">
            <text:p>0.544374067529204</text:p>
          </table:table-cell>
          <table:table-cell office:value-type="float" office:value="0.650159818060546" calcext:value-type="float">
            <text:p>0.650159818060546</text:p>
          </table:table-cell>
        </table:table-row>
        <table:table-row table:style-name="ro1">
          <table:table-cell office:value-type="float" office:value="91" calcext:value-type="float">
            <text:p>91</text:p>
          </table:table-cell>
          <table:table-cell table:number-columns-repeated="2" office:value-type="float" office:value="0" calcext:value-type="float">
            <text:p>0</text:p>
          </table:table-cell>
          <table:table-cell/>
          <table:table-cell office:value-type="float" office:value="0.670423044219335" calcext:value-type="float">
            <text:p>0.670423044219335</text:p>
          </table:table-cell>
          <table:table-cell office:value-type="float" office:value="0.814965236965676" calcext:value-type="float">
            <text:p>0.814965236965676</text:p>
          </table:table-cell>
          <table:table-cell/>
          <table:table-cell office:value-type="float" office:value="0.857652811378702" calcext:value-type="float">
            <text:p>0.857652811378702</text:p>
          </table:table-cell>
          <table:table-cell office:value-type="float" office:value="0.666425283947784" calcext:value-type="float">
            <text:p>0.666425283947784</text:p>
          </table:table-cell>
          <table:table-cell/>
          <table:table-cell office:value-type="float" office:value="0.938766604813119" calcext:value-type="float">
            <text:p>0.938766604813119</text:p>
          </table:table-cell>
          <table:table-cell office:value-type="float" office:value="0.933134618797445" calcext:value-type="float">
            <text:p>0.933134618797445</text:p>
          </table:table-cell>
          <table:table-cell/>
          <table:table-cell office:value-type="float" office:value="0.43385800493897" calcext:value-type="float">
            <text:p>0.43385800493897</text:p>
          </table:table-cell>
          <table:table-cell office:value-type="float" office:value="0.312679805508608" calcext:value-type="float">
            <text:p>0.312679805508608</text:p>
          </table:table-cell>
          <table:table-cell/>
          <table:table-cell office:value-type="float" office:value="0.544344539232238" calcext:value-type="float">
            <text:p>0.544344539232238</text:p>
          </table:table-cell>
          <table:table-cell office:value-type="float" office:value="0.650140024869048" calcext:value-type="float">
            <text:p>0.650140024869048</text:p>
          </table:table-cell>
        </table:table-row>
        <table:table-row table:style-name="ro1">
          <table:table-cell office:value-type="float" office:value="92" calcext:value-type="float">
            <text:p>92</text:p>
          </table:table-cell>
          <table:table-cell table:number-columns-repeated="2" office:value-type="float" office:value="0" calcext:value-type="float">
            <text:p>0</text:p>
          </table:table-cell>
          <table:table-cell/>
          <table:table-cell office:value-type="float" office:value="0.670279150955624" calcext:value-type="float">
            <text:p>0.670279150955624</text:p>
          </table:table-cell>
          <table:table-cell office:value-type="float" office:value="0.814899528578899" calcext:value-type="float">
            <text:p>0.814899528578899</text:p>
          </table:table-cell>
          <table:table-cell/>
          <table:table-cell office:value-type="float" office:value="0.857566476606797" calcext:value-type="float">
            <text:p>0.857566476606797</text:p>
          </table:table-cell>
          <table:table-cell office:value-type="float" office:value="0.666393276259161" calcext:value-type="float">
            <text:p>0.666393276259161</text:p>
          </table:table-cell>
          <table:table-cell/>
          <table:table-cell office:value-type="float" office:value="0.938693552596621" calcext:value-type="float">
            <text:p>0.938693552596621</text:p>
          </table:table-cell>
          <table:table-cell office:value-type="float" office:value="0.933093688996192" calcext:value-type="float">
            <text:p>0.933093688996192</text:p>
          </table:table-cell>
          <table:table-cell/>
          <table:table-cell office:value-type="float" office:value="0.433822601189658" calcext:value-type="float">
            <text:p>0.433822601189658</text:p>
          </table:table-cell>
          <table:table-cell office:value-type="float" office:value="0.312665343667508" calcext:value-type="float">
            <text:p>0.312665343667508</text:p>
          </table:table-cell>
          <table:table-cell/>
          <table:table-cell office:value-type="float" office:value="0.544305337078776" calcext:value-type="float">
            <text:p>0.544305337078776</text:p>
          </table:table-cell>
          <table:table-cell office:value-type="float" office:value="0.650113704950842" calcext:value-type="float">
            <text:p>0.650113704950842</text:p>
          </table:table-cell>
        </table:table-row>
        <table:table-row table:style-name="ro1">
          <table:table-cell office:value-type="float" office:value="93" calcext:value-type="float">
            <text:p>93</text:p>
          </table:table-cell>
          <table:table-cell table:number-columns-repeated="2" office:value-type="float" office:value="0" calcext:value-type="float">
            <text:p>0</text:p>
          </table:table-cell>
          <table:table-cell/>
          <table:table-cell office:value-type="float" office:value="0.670075823972422" calcext:value-type="float">
            <text:p>0.670075823972422</text:p>
          </table:table-cell>
          <table:table-cell office:value-type="float" office:value="0.814803824814797" calcext:value-type="float">
            <text:p>0.814803824814797</text:p>
          </table:table-cell>
          <table:table-cell/>
          <table:table-cell office:value-type="float" office:value="0.857447521123539" calcext:value-type="float">
            <text:p>0.857447521123539</text:p>
          </table:table-cell>
          <table:table-cell office:value-type="float" office:value="0.666348290240013" calcext:value-type="float">
            <text:p>0.666348290240013</text:p>
          </table:table-cell>
          <table:table-cell/>
          <table:table-cell office:value-type="float" office:value="0.93859524201189" calcext:value-type="float">
            <text:p>0.93859524201189</text:p>
          </table:table-cell>
          <table:table-cell office:value-type="float" office:value="0.933038601361969" calcext:value-type="float">
            <text:p>0.933038601361969</text:p>
          </table:table-cell>
          <table:table-cell/>
          <table:table-cell office:value-type="float" office:value="0.43377491303843" calcext:value-type="float">
            <text:p>0.43377491303843</text:p>
          </table:table-cell>
          <table:table-cell office:value-type="float" office:value="0.312645865640023" calcext:value-type="float">
            <text:p>0.312645865640023</text:p>
          </table:table-cell>
          <table:table-cell/>
          <table:table-cell office:value-type="float" office:value="0.544252585728352" calcext:value-type="float">
            <text:p>0.544252585728352</text:p>
          </table:table-cell>
          <table:table-cell office:value-type="float" office:value="0.650078295473371" calcext:value-type="float">
            <text:p>0.650078295473371</text:p>
          </table:table-cell>
        </table:table-row>
        <table:table-row table:style-name="ro1">
          <table:table-cell office:value-type="float" office:value="94" calcext:value-type="float">
            <text:p>94</text:p>
          </table:table-cell>
          <table:table-cell table:number-columns-repeated="2" office:value-type="float" office:value="0" calcext:value-type="float">
            <text:p>0</text:p>
          </table:table-cell>
          <table:table-cell/>
          <table:table-cell office:value-type="float" office:value="0.66978537749318" calcext:value-type="float">
            <text:p>0.66978537749318</text:p>
          </table:table-cell>
          <table:table-cell office:value-type="float" office:value="0.814664492272382" calcext:value-type="float">
            <text:p>0.814664492272382</text:p>
          </table:table-cell>
          <table:table-cell/>
          <table:table-cell office:value-type="float" office:value="0.857280673303689" calcext:value-type="float">
            <text:p>0.857280673303689</text:p>
          </table:table-cell>
          <table:table-cell office:value-type="float" office:value="0.666284394048064" calcext:value-type="float">
            <text:p>0.666284394048064</text:p>
          </table:table-cell>
          <table:table-cell/>
          <table:table-cell office:value-type="float" office:value="0.938459791921263" calcext:value-type="float">
            <text:p>0.938459791921263</text:p>
          </table:table-cell>
          <table:table-cell office:value-type="float" office:value="0.932962816334901" calcext:value-type="float">
            <text:p>0.932962816334901</text:p>
          </table:table-cell>
          <table:table-cell/>
          <table:table-cell office:value-type="float" office:value="0.433709163352171" calcext:value-type="float">
            <text:p>0.433709163352171</text:p>
          </table:table-cell>
          <table:table-cell office:value-type="float" office:value="0.312619055248562" calcext:value-type="float">
            <text:p>0.312619055248562</text:p>
          </table:table-cell>
          <table:table-cell/>
          <table:table-cell office:value-type="float" office:value="0.544179911357709" calcext:value-type="float">
            <text:p>0.544179911357709</text:p>
          </table:table-cell>
          <table:table-cell office:value-type="float" office:value="0.650029597140624" calcext:value-type="float">
            <text:p>0.650029597140624</text:p>
          </table:table-cell>
        </table:table-row>
        <table:table-row table:style-name="ro1">
          <table:table-cell office:value-type="float" office:value="95" calcext:value-type="float">
            <text:p>95</text:p>
          </table:table-cell>
          <table:table-cell table:number-columns-repeated="2" office:value-type="float" office:value="0" calcext:value-type="float">
            <text:p>0</text:p>
          </table:table-cell>
          <table:table-cell/>
          <table:table-cell office:value-type="float" office:value="0.66935912902761" calcext:value-type="float">
            <text:p>0.66935912902761</text:p>
          </table:table-cell>
          <table:table-cell office:value-type="float" office:value="0.81445769656576" calcext:value-type="float">
            <text:p>0.81445769656576</text:p>
          </table:table-cell>
          <table:table-cell/>
          <table:table-cell office:value-type="float" office:value="0.857039076528549" calcext:value-type="float">
            <text:p>0.857039076528549</text:p>
          </table:table-cell>
          <table:table-cell office:value-type="float" office:value="0.666191222916932" calcext:value-type="float">
            <text:p>0.666191222916932</text:p>
          </table:table-cell>
          <table:table-cell/>
          <table:table-cell office:value-type="float" office:value="0.938266313825731" calcext:value-type="float">
            <text:p>0.938266313825731</text:p>
          </table:table-cell>
          <table:table-cell office:value-type="float" office:value="0.93285491286864" calcext:value-type="float">
            <text:p>0.93285491286864</text:p>
          </table:table-cell>
          <table:table-cell/>
          <table:table-cell office:value-type="float" office:value="0.433615195273175" calcext:value-type="float">
            <text:p>0.433615195273175</text:p>
          </table:table-cell>
          <table:table-cell office:value-type="float" office:value="0.312580868440151" calcext:value-type="float">
            <text:p>0.312580868440151</text:p>
          </table:table-cell>
          <table:table-cell/>
          <table:table-cell office:value-type="float" office:value="0.544076107646648" calcext:value-type="float">
            <text:p>0.544076107646648</text:p>
          </table:table-cell>
          <table:table-cell office:value-type="float" office:value="0.649960275092246" calcext:value-type="float">
            <text:p>0.649960275092246</text:p>
          </table:table-cell>
        </table:table-row>
        <table:table-row table:style-name="ro1">
          <table:table-cell office:value-type="float" office:value="96" calcext:value-type="float">
            <text:p>96</text:p>
          </table:table-cell>
          <table:table-cell table:number-columns-repeated="2" office:value-type="float" office:value="0" calcext:value-type="float">
            <text:p>0</text:p>
          </table:table-cell>
          <table:table-cell/>
          <table:table-cell office:value-type="float" office:value="0.668702395168877" calcext:value-type="float">
            <text:p>0.668702395168877</text:p>
          </table:table-cell>
          <table:table-cell office:value-type="float" office:value="0.814137685002273" calcext:value-type="float">
            <text:p>0.814137685002273</text:p>
          </table:table-cell>
          <table:table-cell/>
          <table:table-cell office:value-type="float" office:value="0.856670506065421" calcext:value-type="float">
            <text:p>0.856670506065421</text:p>
          </table:table-cell>
          <table:table-cell office:value-type="float" office:value="0.666048895759623" calcext:value-type="float">
            <text:p>0.666048895759623</text:p>
          </table:table-cell>
          <table:table-cell/>
          <table:table-cell office:value-type="float" office:value="0.937974218055282" calcext:value-type="float">
            <text:p>0.937974218055282</text:p>
          </table:table-cell>
          <table:table-cell office:value-type="float" office:value="0.932692999145105" calcext:value-type="float">
            <text:p>0.932692999145105</text:p>
          </table:table-cell>
          <table:table-cell/>
          <table:table-cell office:value-type="float" office:value="0.433473272258693" calcext:value-type="float">
            <text:p>0.433473272258693</text:p>
          </table:table-cell>
          <table:table-cell office:value-type="float" office:value="0.312523556111808" calcext:value-type="float">
            <text:p>0.312523556111808</text:p>
          </table:table-cell>
          <table:table-cell/>
          <table:table-cell office:value-type="float" office:value="0.54391939802303" calcext:value-type="float">
            <text:p>0.54391939802303</text:p>
          </table:table-cell>
          <table:table-cell office:value-type="float" office:value="0.649856267526863" calcext:value-type="float">
            <text:p>0.649856267526863</text:p>
          </table:table-cell>
        </table:table-row>
        <table:table-row table:style-name="ro1">
          <table:table-cell office:value-type="float" office:value="97" calcext:value-type="float">
            <text:p>97</text:p>
          </table:table-cell>
          <table:table-cell table:number-columns-repeated="2" office:value-type="float" office:value="0" calcext:value-type="float">
            <text:p>0</text:p>
          </table:table-cell>
          <table:table-cell/>
          <table:table-cell office:value-type="float" office:value="0.667604283669216" calcext:value-type="float">
            <text:p>0.667604283669216</text:p>
          </table:table-cell>
          <table:table-cell office:value-type="float" office:value="0.813603972306503" calcext:value-type="float">
            <text:p>0.813603972306503</text:p>
          </table:table-cell>
          <table:table-cell/>
          <table:table-cell office:value-type="float" office:value="0.856058618380139" calcext:value-type="float">
            <text:p>0.856058618380139</text:p>
          </table:table-cell>
          <table:table-cell office:value-type="float" office:value="0.665813797623688" calcext:value-type="float">
            <text:p>0.665813797623688</text:p>
          </table:table-cell>
          <table:table-cell/>
          <table:table-cell office:value-type="float" office:value="0.937493136649866" calcext:value-type="float">
            <text:p>0.937493136649866</text:p>
          </table:table-cell>
          <table:table-cell office:value-type="float" office:value="0.932429099321382" calcext:value-type="float">
            <text:p>0.932429099321382</text:p>
          </table:table-cell>
          <table:table-cell/>
          <table:table-cell office:value-type="float" office:value="0.43323945358581" calcext:value-type="float">
            <text:p>0.43323945358581</text:p>
          </table:table-cell>
          <table:table-cell office:value-type="float" office:value="0.312430143639166" calcext:value-type="float">
            <text:p>0.312430143639166</text:p>
          </table:table-cell>
          <table:table-cell/>
          <table:table-cell office:value-type="float" office:value="0.543661296492889" calcext:value-type="float">
            <text:p>0.543661296492889</text:p>
          </table:table-cell>
          <table:table-cell office:value-type="float" office:value="0.649686750971379" calcext:value-type="float">
            <text:p>0.649686750971379</text:p>
          </table:table-cell>
        </table:table-row>
        <table:table-row table:style-name="ro1">
          <table:table-cell office:value-type="float" office:value="98" calcext:value-type="float">
            <text:p>98</text:p>
          </table:table-cell>
          <table:table-cell table:number-columns-repeated="2" office:value-type="float" office:value="0" calcext:value-type="float">
            <text:p>0</text:p>
          </table:table-cell>
          <table:table-cell/>
          <table:table-cell office:value-type="float" office:value="0.665480088655494" calcext:value-type="float">
            <text:p>0.665480088655494</text:p>
          </table:table-cell>
          <table:table-cell office:value-type="float" office:value="0.812584857021666" calcext:value-type="float">
            <text:p>0.812584857021666</text:p>
          </table:table-cell>
          <table:table-cell/>
          <table:table-cell office:value-type="float" office:value="0.854880750440059" calcext:value-type="float">
            <text:p>0.854880750440059</text:p>
          </table:table-cell>
          <table:table-cell office:value-type="float" office:value="0.66536818919108" calcext:value-type="float">
            <text:p>0.66536818919108</text:p>
          </table:table-cell>
          <table:table-cell/>
          <table:table-cell office:value-type="float" office:value="0.936572711201276" calcext:value-type="float">
            <text:p>0.936572711201276</text:p>
          </table:table-cell>
          <table:table-cell office:value-type="float" office:value="0.931933901981737" calcext:value-type="float">
            <text:p>0.931933901981737</text:p>
          </table:table-cell>
          <table:table-cell/>
          <table:table-cell office:value-type="float" office:value="0.432792005403734" calcext:value-type="float">
            <text:p>0.432792005403734</text:p>
          </table:table-cell>
          <table:table-cell office:value-type="float" office:value="0.312254907746736" calcext:value-type="float">
            <text:p>0.312254907746736</text:p>
          </table:table-cell>
          <table:table-cell/>
          <table:table-cell office:value-type="float" office:value="0.543167461579188" calcext:value-type="float">
            <text:p>0.543167461579188</text:p>
          </table:table-cell>
          <table:table-cell office:value-type="float" office:value="0.649368617598986" calcext:value-type="float">
            <text:p>0.649368617598986</text:p>
          </table:table-cell>
        </table:table-row>
        <table:table-row table:style-name="ro1">
          <table:table-cell office:value-type="float" office:value="99" calcext:value-type="float">
            <text:p>99</text:p>
          </table:table-cell>
          <table:table-cell table:number-columns-repeated="2" office:value-type="float" office:value="0" calcext:value-type="float">
            <text:p>0</text:p>
          </table:table-cell>
          <table:table-cell/>
          <table:table-cell office:value-type="float" office:value="0.659884955009911" calcext:value-type="float">
            <text:p>0.659884955009911</text:p>
          </table:table-cell>
          <table:table-cell office:value-type="float" office:value="0.810004012542176" calcext:value-type="float">
            <text:p>0.810004012542176</text:p>
          </table:table-cell>
          <table:table-cell/>
          <table:table-cell office:value-type="float" office:value="0.85178663743589" calcext:value-type="float">
            <text:p>0.85178663743589</text:p>
          </table:table-cell>
          <table:table-cell office:value-type="float" office:value="0.664246932427323" calcext:value-type="float">
            <text:p>0.664246932427323</text:p>
          </table:table-cell>
          <table:table-cell/>
          <table:table-cell office:value-type="float" office:value="0.934167540765252" calcext:value-type="float">
            <text:p>0.934167540765252</text:p>
          </table:table-cell>
          <table:table-cell office:value-type="float" office:value="0.930698122265656" calcext:value-type="float">
            <text:p>0.930698122265656</text:p>
          </table:table-cell>
          <table:table-cell/>
          <table:table-cell office:value-type="float" office:value="0.431622621414892" calcext:value-type="float">
            <text:p>0.431622621414892</text:p>
          </table:table-cell>
          <table:table-cell office:value-type="float" office:value="0.311817950949087" calcext:value-type="float">
            <text:p>0.311817950949087</text:p>
          </table:table-cell>
          <table:table-cell/>
          <table:table-cell office:value-type="float" office:value="0.541876808397579" calcext:value-type="float">
            <text:p>0.541876808397579</text:p>
          </table:table-cell>
          <table:table-cell office:value-type="float" office:value="0.648574372625019" calcext:value-type="float">
            <text:p>0.648574372625019</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21">
      <number:number number:decimal-places="14" loext:min-decimal-places="14" number:min-integer-digits="1"/>
    </number:number-style>
    <number:number-style style:name="N122">
      <number:number number:decimal-places="13" loext:min-decimal-places="13" number:min-integer-digits="1"/>
    </number:number-style>
    <number:number-style style:name="N123">
      <number:number number:decimal-places="12" loext:min-decimal-places="12" number:min-integer-digits="1"/>
    </number:number-style>
    <number:number-style style:name="N124">
      <number:number number:decimal-places="11" loext:min-decimal-places="11" number:min-integer-digits="1"/>
    </number:number-style>
    <number:number-style style:name="N125">
      <number:number number:decimal-places="10" loext:min-decimal-places="10" number:min-integer-digits="1"/>
    </number:number-style>
    <number:number-style style:name="N126">
      <number:number number:decimal-places="9" loext:min-decimal-places="9" number:min-integer-digits="1"/>
    </number:number-style>
    <number:number-style style:name="N127">
      <number:number number:decimal-places="8" loext:min-decimal-places="8" number:min-integer-digits="1"/>
    </number:number-style>
    <number:number-style style:name="N128">
      <number:number number:decimal-places="7" loext:min-decimal-places="7" number:min-integer-digits="1"/>
    </number:number-style>
    <number:number-style style:name="N129">
      <number:number number:decimal-places="6" loext:min-decimal-places="6" number:min-integer-digits="1"/>
    </number:number-style>
    <number:number-style style:name="N130">
      <number:number number:decimal-places="5" loext:min-decimal-places="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30">00/00/0000</text:date>, <text:time style:data-style-name="N2" text:time-value="10:32:30.8352956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3T20:23:46.323159960</meta:creation-date>
    <dc:date>2021-03-30T11:13:03.857274544</dc:date>
    <meta:editing-duration>PT27M29S</meta:editing-duration>
    <meta:editing-cycles>2</meta:editing-cycles>
    <meta:generator>LibreOffice/6.4.6.2$Linux_X86_64 LibreOffice_project/40$Build-2</meta:generator>
    <meta:document-statistic meta:table-count="1" meta:cell-count="1299" meta:object-count="6"/>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12cm" svg:height="7cm" xlink:href=".." xlink:type="simple" chart:class="chart:scatter" chart:style-name="ch1">
        <chart:title svg:x="8.167cm" svg:y="0.276cm" chart:style-name="ch2">
          <text:p>Standard + R</text:p>
        </chart:title>
        <chart:legend chart:legend-position="end" svg:x="16.857cm" svg:y="2.952cm" style:legend-expansion="high" chart:style-name="ch3"/>
        <chart:plot-area chart:style-name="ch4" table:cell-range-address="Sheet1.A8:Sheet1.C106" svg:x="0.382cm" svg:y="1.195cm" svg:width="16.093cm" svg:height="5.665cm">
          <chartooo:coordinate-region svg:x="1.109cm" svg:y="1.395cm" svg:width="15.086cm" svg:height="4.818cm"/>
          <chart:axis chart:dimension="x" chart:name="primary-x" chart:style-name="ch5"/>
          <chart:axis chart:dimension="y" chart:name="primary-y" chart:style-name="ch5">
            <chart:grid chart:style-name="ch6" chart:class="major"/>
          </chart:axis>
          <chart:series chart:style-name="ch7" chart:values-cell-range-address="Sheet1.B8:Sheet1.B106" chart:class="chart:scatter">
            <chart:domain table:cell-range-address="Sheet1.A8:Sheet1.A106"/>
            <chart:data-point chart:repeated="99"/>
          </chart:series>
          <chart:series chart:style-name="ch8" chart:values-cell-range-address="Sheet1.C8:Sheet1.C106" chart:class="chart:scatter">
            <chart:data-point chart:repeated="99"/>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1">
                <text:p>1</text:p>
                <draw:g>
                  <svg:desc>Sheet1.A8:Sheet1.A106</svg:desc>
                </draw:g>
              </table:table-cell>
              <table:table-cell office:value-type="float" office:value="0">
                <text:p>0</text:p>
                <draw:g>
                  <svg:desc>Sheet1.B8:Sheet1.B106</svg:desc>
                </draw:g>
              </table:table-cell>
              <table:table-cell office:value-type="float" office:value="0">
                <text:p>0</text:p>
                <draw:g>
                  <svg:desc>Sheet1.C8:Sheet1.C106</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string">
                <text:p>11</text:p>
              </table:table-cell>
              <table:table-cell office:value-type="float" office:value="11">
                <text:p>11</text:p>
              </table:table-cell>
              <table:table-cell office:value-type="float" office:value="0">
                <text:p>0</text:p>
              </table:table-cell>
              <table:table-cell office:value-type="float" office:value="0">
                <text:p>0</text:p>
              </table:table-cell>
            </table:table-row>
            <table:table-row>
              <table:table-cell office:value-type="string">
                <text:p>12</text:p>
              </table:table-cell>
              <table:table-cell office:value-type="float" office:value="12">
                <text:p>12</text:p>
              </table:table-cell>
              <table:table-cell office:value-type="float" office:value="0">
                <text:p>0</text:p>
              </table:table-cell>
              <table:table-cell office:value-type="float" office:value="0">
                <text:p>0</text:p>
              </table:table-cell>
            </table:table-row>
            <table:table-row>
              <table:table-cell office:value-type="string">
                <text:p>13</text:p>
              </table:table-cell>
              <table:table-cell office:value-type="float" office:value="13">
                <text:p>13</text:p>
              </table:table-cell>
              <table:table-cell office:value-type="float" office:value="0">
                <text:p>0</text:p>
              </table:table-cell>
              <table:table-cell office:value-type="float" office:value="0">
                <text:p>0</text:p>
              </table:table-cell>
            </table:table-row>
            <table:table-row>
              <table:table-cell office:value-type="string">
                <text:p>14</text:p>
              </table:table-cell>
              <table:table-cell office:value-type="float" office:value="14">
                <text:p>14</text:p>
              </table:table-cell>
              <table:table-cell office:value-type="float" office:value="0">
                <text:p>0</text:p>
              </table:table-cell>
              <table:table-cell office:value-type="float" office:value="0">
                <text:p>0</text:p>
              </table:table-cell>
            </table:table-row>
            <table:table-row>
              <table:table-cell office:value-type="string">
                <text:p>15</text:p>
              </table:table-cell>
              <table:table-cell office:value-type="float" office:value="15">
                <text:p>15</text:p>
              </table:table-cell>
              <table:table-cell office:value-type="float" office:value="0.610832103182372">
                <text:p>0.610832103182372</text:p>
              </table:table-cell>
              <table:table-cell office:value-type="float" office:value="0.792630647382564">
                <text:p>0.792630647382564</text:p>
              </table:table-cell>
            </table:table-row>
            <table:table-row>
              <table:table-cell office:value-type="string">
                <text:p>16</text:p>
              </table:table-cell>
              <table:table-cell office:value-type="float" office:value="16">
                <text:p>16</text:p>
              </table:table-cell>
              <table:table-cell office:value-type="float" office:value="0.637523661122494">
                <text:p>0.637523661122494</text:p>
              </table:table-cell>
              <table:table-cell office:value-type="float" office:value="0.790919445048084">
                <text:p>0.790919445048084</text:p>
              </table:table-cell>
            </table:table-row>
            <table:table-row>
              <table:table-cell office:value-type="string">
                <text:p>17</text:p>
              </table:table-cell>
              <table:table-cell office:value-type="float" office:value="17">
                <text:p>17</text:p>
              </table:table-cell>
              <table:table-cell office:value-type="float" office:value="0.661546645086788">
                <text:p>0.661546645086788</text:p>
              </table:table-cell>
              <table:table-cell office:value-type="float" office:value="0.787941639318312">
                <text:p>0.787941639318312</text:p>
              </table:table-cell>
            </table:table-row>
            <table:table-row>
              <table:table-cell office:value-type="string">
                <text:p>18</text:p>
              </table:table-cell>
              <table:table-cell office:value-type="float" office:value="18">
                <text:p>18</text:p>
              </table:table-cell>
              <table:table-cell office:value-type="float" office:value="0.683150965013661">
                <text:p>0.683150965013661</text:p>
              </table:table-cell>
              <table:table-cell office:value-type="float" office:value="0.783730230722181">
                <text:p>0.783730230722181</text:p>
              </table:table-cell>
            </table:table-row>
            <table:table-row>
              <table:table-cell office:value-type="string">
                <text:p>19</text:p>
              </table:table-cell>
              <table:table-cell office:value-type="float" office:value="19">
                <text:p>19</text:p>
              </table:table-cell>
              <table:table-cell office:value-type="float" office:value="0.702579743861909">
                <text:p>0.702579743861909</text:p>
              </table:table-cell>
              <table:table-cell office:value-type="float" office:value="0.77832424686753">
                <text:p>0.77832424686753</text:p>
              </table:table-cell>
            </table:table-row>
            <table:table-row>
              <table:table-cell office:value-type="string">
                <text:p>20</text:p>
              </table:table-cell>
              <table:table-cell office:value-type="float" office:value="20">
                <text:p>20</text:p>
              </table:table-cell>
              <table:table-cell office:value-type="float" office:value="0.720060574094045">
                <text:p>0.720060574094045</text:p>
              </table:table-cell>
              <table:table-cell office:value-type="float" office:value="0.771766315693674">
                <text:p>0.771766315693674</text:p>
              </table:table-cell>
            </table:table-row>
            <table:table-row>
              <table:table-cell office:value-type="string">
                <text:p>21</text:p>
              </table:table-cell>
              <table:table-cell office:value-type="float" office:value="21">
                <text:p>21</text:p>
              </table:table-cell>
              <table:table-cell office:value-type="float" office:value="0.735800423404508">
                <text:p>0.735800423404508</text:p>
              </table:table-cell>
              <table:table-cell office:value-type="float" office:value="0.764105898464143">
                <text:p>0.764105898464143</text:p>
              </table:table-cell>
            </table:table-row>
            <table:table-row>
              <table:table-cell office:value-type="string">
                <text:p>22</text:p>
              </table:table-cell>
              <table:table-cell office:value-type="float" office:value="22">
                <text:p>22</text:p>
              </table:table-cell>
              <table:table-cell office:value-type="float" office:value="0.749989163996926">
                <text:p>0.749989163996926</text:p>
              </table:table-cell>
              <table:table-cell office:value-type="float" office:value="0.755396166355202">
                <text:p>0.755396166355202</text:p>
              </table:table-cell>
            </table:table-row>
            <table:table-row>
              <table:table-cell office:value-type="string">
                <text:p>23</text:p>
              </table:table-cell>
              <table:table-cell office:value-type="float" office:value="23">
                <text:p>23</text:p>
              </table:table-cell>
              <table:table-cell office:value-type="float" office:value="0.762795532684502">
                <text:p>0.762795532684502</text:p>
              </table:table-cell>
              <table:table-cell office:value-type="float" office:value="0.745698927781391">
                <text:p>0.745698927781391</text:p>
              </table:table-cell>
            </table:table-row>
            <table:table-row>
              <table:table-cell office:value-type="string">
                <text:p>24</text:p>
              </table:table-cell>
              <table:table-cell office:value-type="float" office:value="24">
                <text:p>24</text:p>
              </table:table-cell>
              <table:table-cell office:value-type="float" office:value="0.774369903697492">
                <text:p>0.774369903697492</text:p>
              </table:table-cell>
              <table:table-cell office:value-type="float" office:value="0.735082714220221">
                <text:p>0.735082714220221</text:p>
              </table:table-cell>
            </table:table-row>
            <table:table-row>
              <table:table-cell office:value-type="string">
                <text:p>25</text:p>
              </table:table-cell>
              <table:table-cell office:value-type="float" office:value="25">
                <text:p>25</text:p>
              </table:table-cell>
              <table:table-cell office:value-type="float" office:value="0.784846158097313">
                <text:p>0.784846158097313</text:p>
              </table:table-cell>
              <table:table-cell office:value-type="float" office:value="0.723621177793585">
                <text:p>0.723621177793585</text:p>
              </table:table-cell>
            </table:table-row>
            <table:table-row>
              <table:table-cell office:value-type="string">
                <text:p>26</text:p>
              </table:table-cell>
              <table:table-cell office:value-type="float" office:value="26">
                <text:p>26</text:p>
              </table:table-cell>
              <table:table-cell office:value-type="float" office:value="0.794342864828412">
                <text:p>0.794342864828412</text:p>
              </table:table-cell>
              <table:table-cell office:value-type="float" office:value="0.711397540563364">
                <text:p>0.711397540563364</text:p>
              </table:table-cell>
            </table:table-row>
            <table:table-row>
              <table:table-cell office:value-type="string">
                <text:p>27</text:p>
              </table:table-cell>
              <table:table-cell office:value-type="float" office:value="27">
                <text:p>27</text:p>
              </table:table-cell>
              <table:table-cell office:value-type="float" office:value="0.802964713724154">
                <text:p>0.802964713724154</text:p>
              </table:table-cell>
              <table:table-cell office:value-type="float" office:value="0.698501119176863">
                <text:p>0.698501119176863</text:p>
              </table:table-cell>
            </table:table-row>
            <table:table-row>
              <table:table-cell office:value-type="string">
                <text:p>28</text:p>
              </table:table-cell>
              <table:table-cell office:value-type="float" office:value="28">
                <text:p>28</text:p>
              </table:table-cell>
              <table:table-cell office:value-type="float" office:value="0.810804212216705">
                <text:p>0.810804212216705</text:p>
              </table:table-cell>
              <table:table-cell office:value-type="float" office:value="0.685028195058931">
                <text:p>0.685028195058931</text:p>
              </table:table-cell>
            </table:table-row>
            <table:table-row>
              <table:table-cell office:value-type="string">
                <text:p>29</text:p>
              </table:table-cell>
              <table:table-cell office:value-type="float" office:value="29">
                <text:p>29</text:p>
              </table:table-cell>
              <table:table-cell office:value-type="float" office:value="0.817942389615292">
                <text:p>0.817942389615292</text:p>
              </table:table-cell>
              <table:table-cell office:value-type="float" office:value="0.671080145854947">
                <text:p>0.671080145854947</text:p>
              </table:table-cell>
            </table:table-row>
            <table:table-row>
              <table:table-cell office:value-type="string">
                <text:p>30</text:p>
              </table:table-cell>
              <table:table-cell office:value-type="float" office:value="30">
                <text:p>30</text:p>
              </table:table-cell>
              <table:table-cell office:value-type="float" office:value="0.824451308222539">
                <text:p>0.824451308222539</text:p>
              </table:table-cell>
              <table:table-cell office:value-type="float" office:value="0.656761380055715">
                <text:p>0.656761380055715</text:p>
              </table:table-cell>
            </table:table-row>
            <table:table-row>
              <table:table-cell office:value-type="string">
                <text:p>31</text:p>
              </table:table-cell>
              <table:table-cell office:value-type="float" office:value="31">
                <text:p>31</text:p>
              </table:table-cell>
              <table:table-cell office:value-type="float" office:value="0">
                <text:p>0</text:p>
              </table:table-cell>
              <table:table-cell office:value-type="float" office:value="0">
                <text:p>0</text:p>
              </table:table-cell>
            </table:table-row>
            <table:table-row>
              <table:table-cell office:value-type="string">
                <text:p>32</text:p>
              </table:table-cell>
              <table:table-cell office:value-type="float" office:value="32">
                <text:p>32</text:p>
              </table:table-cell>
              <table:table-cell office:value-type="float" office:value="0">
                <text:p>0</text:p>
              </table:table-cell>
              <table:table-cell office:value-type="float" office:value="0">
                <text:p>0</text:p>
              </table:table-cell>
            </table:table-row>
            <table:table-row>
              <table:table-cell office:value-type="string">
                <text:p>33</text:p>
              </table:table-cell>
              <table:table-cell office:value-type="float" office:value="33">
                <text:p>33</text:p>
              </table:table-cell>
              <table:table-cell office:value-type="float" office:value="0">
                <text:p>0</text:p>
              </table:table-cell>
              <table:table-cell office:value-type="float" office:value="0">
                <text:p>0</text:p>
              </table:table-cell>
            </table:table-row>
            <table:table-row>
              <table:table-cell office:value-type="string">
                <text:p>34</text:p>
              </table:table-cell>
              <table:table-cell office:value-type="float" office:value="34">
                <text:p>34</text:p>
              </table:table-cell>
              <table:table-cell office:value-type="float" office:value="0">
                <text:p>0</text:p>
              </table:table-cell>
              <table:table-cell office:value-type="float" office:value="0">
                <text:p>0</text:p>
              </table:table-cell>
            </table:table-row>
            <table:table-row>
              <table:table-cell office:value-type="string">
                <text:p>35</text:p>
              </table:table-cell>
              <table:table-cell office:value-type="float" office:value="35">
                <text:p>35</text:p>
              </table:table-cell>
              <table:table-cell office:value-type="float" office:value="0">
                <text:p>0</text:p>
              </table:table-cell>
              <table:table-cell office:value-type="float" office:value="0">
                <text:p>0</text:p>
              </table:table-cell>
            </table:table-row>
            <table:table-row>
              <table:table-cell office:value-type="string">
                <text:p>36</text:p>
              </table:table-cell>
              <table:table-cell office:value-type="float" office:value="36">
                <text:p>36</text:p>
              </table:table-cell>
              <table:table-cell office:value-type="float" office:value="0">
                <text:p>0</text:p>
              </table:table-cell>
              <table:table-cell office:value-type="float" office:value="0">
                <text:p>0</text:p>
              </table:table-cell>
            </table:table-row>
            <table:table-row>
              <table:table-cell office:value-type="string">
                <text:p>37</text:p>
              </table:table-cell>
              <table:table-cell office:value-type="float" office:value="37">
                <text:p>37</text:p>
              </table:table-cell>
              <table:table-cell office:value-type="float" office:value="0">
                <text:p>0</text:p>
              </table:table-cell>
              <table:table-cell office:value-type="float" office:value="0">
                <text:p>0</text:p>
              </table:table-cell>
            </table:table-row>
            <table:table-row>
              <table:table-cell office:value-type="string">
                <text:p>38</text:p>
              </table:table-cell>
              <table:table-cell office:value-type="float" office:value="38">
                <text:p>38</text:p>
              </table:table-cell>
              <table:table-cell office:value-type="float" office:value="0">
                <text:p>0</text:p>
              </table:table-cell>
              <table:table-cell office:value-type="float" office:value="0">
                <text:p>0</text:p>
              </table:table-cell>
            </table:table-row>
            <table:table-row>
              <table:table-cell office:value-type="string">
                <text:p>39</text:p>
              </table:table-cell>
              <table:table-cell office:value-type="float" office:value="39">
                <text:p>39</text:p>
              </table:table-cell>
              <table:table-cell office:value-type="float" office:value="0">
                <text:p>0</text:p>
              </table:table-cell>
              <table:table-cell office:value-type="float" office:value="0">
                <text:p>0</text:p>
              </table:table-cell>
            </table:table-row>
            <table:table-row>
              <table:table-cell office:value-type="string">
                <text:p>40</text:p>
              </table:table-cell>
              <table:table-cell office:value-type="float" office:value="40">
                <text:p>40</text:p>
              </table:table-cell>
              <table:table-cell office:value-type="float" office:value="0">
                <text:p>0</text:p>
              </table:table-cell>
              <table:table-cell office:value-type="float" office:value="0">
                <text:p>0</text:p>
              </table:table-cell>
            </table:table-row>
            <table:table-row>
              <table:table-cell office:value-type="string">
                <text:p>41</text:p>
              </table:table-cell>
              <table:table-cell office:value-type="float" office:value="41">
                <text:p>41</text:p>
              </table:table-cell>
              <table:table-cell office:value-type="float" office:value="0">
                <text:p>0</text:p>
              </table:table-cell>
              <table:table-cell office:value-type="float" office:value="0">
                <text:p>0</text:p>
              </table:table-cell>
            </table:table-row>
            <table:table-row>
              <table:table-cell office:value-type="string">
                <text:p>42</text:p>
              </table:table-cell>
              <table:table-cell office:value-type="float" office:value="42">
                <text:p>42</text:p>
              </table:table-cell>
              <table:table-cell office:value-type="float" office:value="0">
                <text:p>0</text:p>
              </table:table-cell>
              <table:table-cell office:value-type="float" office:value="0">
                <text:p>0</text:p>
              </table:table-cell>
            </table:table-row>
            <table:table-row>
              <table:table-cell office:value-type="string">
                <text:p>43</text:p>
              </table:table-cell>
              <table:table-cell office:value-type="float" office:value="43">
                <text:p>43</text:p>
              </table:table-cell>
              <table:table-cell office:value-type="float" office:value="0">
                <text:p>0</text:p>
              </table:table-cell>
              <table:table-cell office:value-type="float" office:value="0">
                <text:p>0</text:p>
              </table:table-cell>
            </table:table-row>
            <table:table-row>
              <table:table-cell office:value-type="string">
                <text:p>44</text:p>
              </table:table-cell>
              <table:table-cell office:value-type="float" office:value="44">
                <text:p>44</text:p>
              </table:table-cell>
              <table:table-cell office:value-type="float" office:value="0">
                <text:p>0</text:p>
              </table:table-cell>
              <table:table-cell office:value-type="float" office:value="0">
                <text:p>0</text:p>
              </table:table-cell>
            </table:table-row>
            <table:table-row>
              <table:table-cell office:value-type="string">
                <text:p>45</text:p>
              </table:table-cell>
              <table:table-cell office:value-type="float" office:value="45">
                <text:p>45</text:p>
              </table:table-cell>
              <table:table-cell office:value-type="float" office:value="0">
                <text:p>0</text:p>
              </table:table-cell>
              <table:table-cell office:value-type="float" office:value="0">
                <text:p>0</text:p>
              </table:table-cell>
            </table:table-row>
            <table:table-row>
              <table:table-cell office:value-type="string">
                <text:p>46</text:p>
              </table:table-cell>
              <table:table-cell office:value-type="float" office:value="46">
                <text:p>46</text:p>
              </table:table-cell>
              <table:table-cell office:value-type="float" office:value="0">
                <text:p>0</text:p>
              </table:table-cell>
              <table:table-cell office:value-type="float" office:value="0">
                <text:p>0</text:p>
              </table:table-cell>
            </table:table-row>
            <table:table-row>
              <table:table-cell office:value-type="string">
                <text:p>47</text:p>
              </table:table-cell>
              <table:table-cell office:value-type="float" office:value="47">
                <text:p>47</text:p>
              </table:table-cell>
              <table:table-cell office:value-type="float" office:value="0">
                <text:p>0</text:p>
              </table:table-cell>
              <table:table-cell office:value-type="float" office:value="0">
                <text:p>0</text:p>
              </table:table-cell>
            </table:table-row>
            <table:table-row>
              <table:table-cell office:value-type="string">
                <text:p>48</text:p>
              </table:table-cell>
              <table:table-cell office:value-type="float" office:value="48">
                <text:p>48</text:p>
              </table:table-cell>
              <table:table-cell office:value-type="float" office:value="0">
                <text:p>0</text:p>
              </table:table-cell>
              <table:table-cell office:value-type="float" office:value="0">
                <text:p>0</text:p>
              </table:table-cell>
            </table:table-row>
            <table:table-row>
              <table:table-cell office:value-type="string">
                <text:p>49</text:p>
              </table:table-cell>
              <table:table-cell office:value-type="float" office:value="49">
                <text:p>49</text:p>
              </table:table-cell>
              <table:table-cell office:value-type="float" office:value="0">
                <text:p>0</text:p>
              </table:table-cell>
              <table:table-cell office:value-type="float" office:value="0">
                <text:p>0</text:p>
              </table:table-cell>
            </table:table-row>
            <table:table-row>
              <table:table-cell office:value-type="string">
                <text:p>50</text:p>
              </table:table-cell>
              <table:table-cell office:value-type="float" office:value="50">
                <text:p>50</text:p>
              </table:table-cell>
              <table:table-cell office:value-type="float" office:value="0">
                <text:p>0</text:p>
              </table:table-cell>
              <table:table-cell office:value-type="float" office:value="0">
                <text:p>0</text:p>
              </table:table-cell>
            </table:table-row>
            <table:table-row>
              <table:table-cell office:value-type="string">
                <text:p>51</text:p>
              </table:table-cell>
              <table:table-cell office:value-type="float" office:value="51">
                <text:p>51</text:p>
              </table:table-cell>
              <table:table-cell office:value-type="float" office:value="0">
                <text:p>0</text:p>
              </table:table-cell>
              <table:table-cell office:value-type="float" office:value="0">
                <text:p>0</text:p>
              </table:table-cell>
            </table:table-row>
            <table:table-row>
              <table:table-cell office:value-type="string">
                <text:p>52</text:p>
              </table:table-cell>
              <table:table-cell office:value-type="float" office:value="52">
                <text:p>52</text:p>
              </table:table-cell>
              <table:table-cell office:value-type="float" office:value="0">
                <text:p>0</text:p>
              </table:table-cell>
              <table:table-cell office:value-type="float" office:value="0">
                <text:p>0</text:p>
              </table:table-cell>
            </table:table-row>
            <table:table-row>
              <table:table-cell office:value-type="string">
                <text:p>53</text:p>
              </table:table-cell>
              <table:table-cell office:value-type="float" office:value="53">
                <text:p>53</text:p>
              </table:table-cell>
              <table:table-cell office:value-type="float" office:value="0">
                <text:p>0</text:p>
              </table:table-cell>
              <table:table-cell office:value-type="float" office:value="0">
                <text:p>0</text:p>
              </table:table-cell>
            </table:table-row>
            <table:table-row>
              <table:table-cell office:value-type="string">
                <text:p>54</text:p>
              </table:table-cell>
              <table:table-cell office:value-type="float" office:value="54">
                <text:p>54</text:p>
              </table:table-cell>
              <table:table-cell office:value-type="float" office:value="0">
                <text:p>0</text:p>
              </table:table-cell>
              <table:table-cell office:value-type="float" office:value="0">
                <text:p>0</text:p>
              </table:table-cell>
            </table:table-row>
            <table:table-row>
              <table:table-cell office:value-type="string">
                <text:p>55</text:p>
              </table:table-cell>
              <table:table-cell office:value-type="float" office:value="55">
                <text:p>55</text:p>
              </table:table-cell>
              <table:table-cell office:value-type="float" office:value="0">
                <text:p>0</text:p>
              </table:table-cell>
              <table:table-cell office:value-type="float" office:value="0">
                <text:p>0</text:p>
              </table:table-cell>
            </table:table-row>
            <table:table-row>
              <table:table-cell office:value-type="string">
                <text:p>56</text:p>
              </table:table-cell>
              <table:table-cell office:value-type="float" office:value="56">
                <text:p>56</text:p>
              </table:table-cell>
              <table:table-cell office:value-type="float" office:value="0">
                <text:p>0</text:p>
              </table:table-cell>
              <table:table-cell office:value-type="float" office:value="0">
                <text:p>0</text:p>
              </table:table-cell>
            </table:table-row>
            <table:table-row>
              <table:table-cell office:value-type="string">
                <text:p>57</text:p>
              </table:table-cell>
              <table:table-cell office:value-type="float" office:value="57">
                <text:p>57</text:p>
              </table:table-cell>
              <table:table-cell office:value-type="float" office:value="0">
                <text:p>0</text:p>
              </table:table-cell>
              <table:table-cell office:value-type="float" office:value="0">
                <text:p>0</text:p>
              </table:table-cell>
            </table:table-row>
            <table:table-row>
              <table:table-cell office:value-type="string">
                <text:p>58</text:p>
              </table:table-cell>
              <table:table-cell office:value-type="float" office:value="58">
                <text:p>58</text:p>
              </table:table-cell>
              <table:table-cell office:value-type="float" office:value="0">
                <text:p>0</text:p>
              </table:table-cell>
              <table:table-cell office:value-type="float" office:value="0">
                <text:p>0</text:p>
              </table:table-cell>
            </table:table-row>
            <table:table-row>
              <table:table-cell office:value-type="string">
                <text:p>59</text:p>
              </table:table-cell>
              <table:table-cell office:value-type="float" office:value="59">
                <text:p>59</text:p>
              </table:table-cell>
              <table:table-cell office:value-type="float" office:value="0">
                <text:p>0</text:p>
              </table:table-cell>
              <table:table-cell office:value-type="float" office:value="0">
                <text:p>0</text:p>
              </table:table-cell>
            </table:table-row>
            <table:table-row>
              <table:table-cell office:value-type="string">
                <text:p>60</text:p>
              </table:table-cell>
              <table:table-cell office:value-type="float" office:value="60">
                <text:p>60</text:p>
              </table:table-cell>
              <table:table-cell office:value-type="float" office:value="0">
                <text:p>0</text:p>
              </table:table-cell>
              <table:table-cell office:value-type="float" office:value="0">
                <text:p>0</text:p>
              </table:table-cell>
            </table:table-row>
            <table:table-row>
              <table:table-cell office:value-type="string">
                <text:p>61</text:p>
              </table:table-cell>
              <table:table-cell office:value-type="float" office:value="61">
                <text:p>61</text:p>
              </table:table-cell>
              <table:table-cell office:value-type="float" office:value="0">
                <text:p>0</text:p>
              </table:table-cell>
              <table:table-cell office:value-type="float" office:value="0">
                <text:p>0</text:p>
              </table:table-cell>
            </table:table-row>
            <table:table-row>
              <table:table-cell office:value-type="string">
                <text:p>62</text:p>
              </table:table-cell>
              <table:table-cell office:value-type="float" office:value="62">
                <text:p>62</text:p>
              </table:table-cell>
              <table:table-cell office:value-type="float" office:value="0">
                <text:p>0</text:p>
              </table:table-cell>
              <table:table-cell office:value-type="float" office:value="0">
                <text:p>0</text:p>
              </table:table-cell>
            </table:table-row>
            <table:table-row>
              <table:table-cell office:value-type="string">
                <text:p>63</text:p>
              </table:table-cell>
              <table:table-cell office:value-type="float" office:value="63">
                <text:p>63</text:p>
              </table:table-cell>
              <table:table-cell office:value-type="float" office:value="0">
                <text:p>0</text:p>
              </table:table-cell>
              <table:table-cell office:value-type="float" office:value="0">
                <text:p>0</text:p>
              </table:table-cell>
            </table:table-row>
            <table:table-row>
              <table:table-cell office:value-type="string">
                <text:p>64</text:p>
              </table:table-cell>
              <table:table-cell office:value-type="float" office:value="64">
                <text:p>64</text:p>
              </table:table-cell>
              <table:table-cell office:value-type="float" office:value="0">
                <text:p>0</text:p>
              </table:table-cell>
              <table:table-cell office:value-type="float" office:value="0">
                <text:p>0</text:p>
              </table:table-cell>
            </table:table-row>
            <table:table-row>
              <table:table-cell office:value-type="string">
                <text:p>65</text:p>
              </table:table-cell>
              <table:table-cell office:value-type="float" office:value="65">
                <text:p>65</text:p>
              </table:table-cell>
              <table:table-cell office:value-type="float" office:value="0">
                <text:p>0</text:p>
              </table:table-cell>
              <table:table-cell office:value-type="float" office:value="0">
                <text:p>0</text:p>
              </table:table-cell>
            </table:table-row>
            <table:table-row>
              <table:table-cell office:value-type="string">
                <text:p>66</text:p>
              </table:table-cell>
              <table:table-cell office:value-type="float" office:value="66">
                <text:p>66</text:p>
              </table:table-cell>
              <table:table-cell office:value-type="float" office:value="0">
                <text:p>0</text:p>
              </table:table-cell>
              <table:table-cell office:value-type="float" office:value="0">
                <text:p>0</text:p>
              </table:table-cell>
            </table:table-row>
            <table:table-row>
              <table:table-cell office:value-type="string">
                <text:p>67</text:p>
              </table:table-cell>
              <table:table-cell office:value-type="float" office:value="67">
                <text:p>67</text:p>
              </table:table-cell>
              <table:table-cell office:value-type="float" office:value="0">
                <text:p>0</text:p>
              </table:table-cell>
              <table:table-cell office:value-type="float" office:value="0">
                <text:p>0</text:p>
              </table:table-cell>
            </table:table-row>
            <table:table-row>
              <table:table-cell office:value-type="string">
                <text:p>68</text:p>
              </table:table-cell>
              <table:table-cell office:value-type="float" office:value="68">
                <text:p>68</text:p>
              </table:table-cell>
              <table:table-cell office:value-type="float" office:value="0">
                <text:p>0</text:p>
              </table:table-cell>
              <table:table-cell office:value-type="float" office:value="0">
                <text:p>0</text:p>
              </table:table-cell>
            </table:table-row>
            <table:table-row>
              <table:table-cell office:value-type="string">
                <text:p>69</text:p>
              </table:table-cell>
              <table:table-cell office:value-type="float" office:value="69">
                <text:p>69</text:p>
              </table:table-cell>
              <table:table-cell office:value-type="float" office:value="0">
                <text:p>0</text:p>
              </table:table-cell>
              <table:table-cell office:value-type="float" office:value="0">
                <text:p>0</text:p>
              </table:table-cell>
            </table:table-row>
            <table:table-row>
              <table:table-cell office:value-type="string">
                <text:p>70</text:p>
              </table:table-cell>
              <table:table-cell office:value-type="float" office:value="70">
                <text:p>70</text:p>
              </table:table-cell>
              <table:table-cell office:value-type="float" office:value="0">
                <text:p>0</text:p>
              </table:table-cell>
              <table:table-cell office:value-type="float" office:value="0">
                <text:p>0</text:p>
              </table:table-cell>
            </table:table-row>
            <table:table-row>
              <table:table-cell office:value-type="string">
                <text:p>71</text:p>
              </table:table-cell>
              <table:table-cell office:value-type="float" office:value="71">
                <text:p>71</text:p>
              </table:table-cell>
              <table:table-cell office:value-type="float" office:value="0">
                <text:p>0</text:p>
              </table:table-cell>
              <table:table-cell office:value-type="float" office:value="0">
                <text:p>0</text:p>
              </table:table-cell>
            </table:table-row>
            <table:table-row>
              <table:table-cell office:value-type="string">
                <text:p>72</text:p>
              </table:table-cell>
              <table:table-cell office:value-type="float" office:value="72">
                <text:p>72</text:p>
              </table:table-cell>
              <table:table-cell office:value-type="float" office:value="0">
                <text:p>0</text:p>
              </table:table-cell>
              <table:table-cell office:value-type="float" office:value="0">
                <text:p>0</text:p>
              </table:table-cell>
            </table:table-row>
            <table:table-row>
              <table:table-cell office:value-type="string">
                <text:p>73</text:p>
              </table:table-cell>
              <table:table-cell office:value-type="float" office:value="73">
                <text:p>73</text:p>
              </table:table-cell>
              <table:table-cell office:value-type="float" office:value="0">
                <text:p>0</text:p>
              </table:table-cell>
              <table:table-cell office:value-type="float" office:value="0">
                <text:p>0</text:p>
              </table:table-cell>
            </table:table-row>
            <table:table-row>
              <table:table-cell office:value-type="string">
                <text:p>74</text:p>
              </table:table-cell>
              <table:table-cell office:value-type="float" office:value="74">
                <text:p>74</text:p>
              </table:table-cell>
              <table:table-cell office:value-type="float" office:value="0">
                <text:p>0</text:p>
              </table:table-cell>
              <table:table-cell office:value-type="float" office:value="0">
                <text:p>0</text:p>
              </table:table-cell>
            </table:table-row>
            <table:table-row>
              <table:table-cell office:value-type="string">
                <text:p>75</text:p>
              </table:table-cell>
              <table:table-cell office:value-type="float" office:value="75">
                <text:p>75</text:p>
              </table:table-cell>
              <table:table-cell office:value-type="float" office:value="0">
                <text:p>0</text:p>
              </table:table-cell>
              <table:table-cell office:value-type="float" office:value="0">
                <text:p>0</text:p>
              </table:table-cell>
            </table:table-row>
            <table:table-row>
              <table:table-cell office:value-type="string">
                <text:p>76</text:p>
              </table:table-cell>
              <table:table-cell office:value-type="float" office:value="76">
                <text:p>76</text:p>
              </table:table-cell>
              <table:table-cell office:value-type="float" office:value="0">
                <text:p>0</text:p>
              </table:table-cell>
              <table:table-cell office:value-type="float" office:value="0">
                <text:p>0</text:p>
              </table:table-cell>
            </table:table-row>
            <table:table-row>
              <table:table-cell office:value-type="string">
                <text:p>77</text:p>
              </table:table-cell>
              <table:table-cell office:value-type="float" office:value="77">
                <text:p>77</text:p>
              </table:table-cell>
              <table:table-cell office:value-type="float" office:value="0">
                <text:p>0</text:p>
              </table:table-cell>
              <table:table-cell office:value-type="float" office:value="0">
                <text:p>0</text:p>
              </table:table-cell>
            </table:table-row>
            <table:table-row>
              <table:table-cell office:value-type="string">
                <text:p>78</text:p>
              </table:table-cell>
              <table:table-cell office:value-type="float" office:value="78">
                <text:p>78</text:p>
              </table:table-cell>
              <table:table-cell office:value-type="float" office:value="0">
                <text:p>0</text:p>
              </table:table-cell>
              <table:table-cell office:value-type="float" office:value="0">
                <text:p>0</text:p>
              </table:table-cell>
            </table:table-row>
            <table:table-row>
              <table:table-cell office:value-type="string">
                <text:p>79</text:p>
              </table:table-cell>
              <table:table-cell office:value-type="float" office:value="79">
                <text:p>79</text:p>
              </table:table-cell>
              <table:table-cell office:value-type="float" office:value="0">
                <text:p>0</text:p>
              </table:table-cell>
              <table:table-cell office:value-type="float" office:value="0">
                <text:p>0</text:p>
              </table:table-cell>
            </table:table-row>
            <table:table-row>
              <table:table-cell office:value-type="string">
                <text:p>80</text:p>
              </table:table-cell>
              <table:table-cell office:value-type="float" office:value="80">
                <text:p>80</text:p>
              </table:table-cell>
              <table:table-cell office:value-type="float" office:value="0">
                <text:p>0</text:p>
              </table:table-cell>
              <table:table-cell office:value-type="float" office:value="0">
                <text:p>0</text:p>
              </table:table-cell>
            </table:table-row>
            <table:table-row>
              <table:table-cell office:value-type="string">
                <text:p>81</text:p>
              </table:table-cell>
              <table:table-cell office:value-type="float" office:value="81">
                <text:p>81</text:p>
              </table:table-cell>
              <table:table-cell office:value-type="float" office:value="0">
                <text:p>0</text:p>
              </table:table-cell>
              <table:table-cell office:value-type="float" office:value="0">
                <text:p>0</text:p>
              </table:table-cell>
            </table:table-row>
            <table:table-row>
              <table:table-cell office:value-type="string">
                <text:p>82</text:p>
              </table:table-cell>
              <table:table-cell office:value-type="float" office:value="82">
                <text:p>82</text:p>
              </table:table-cell>
              <table:table-cell office:value-type="float" office:value="0">
                <text:p>0</text:p>
              </table:table-cell>
              <table:table-cell office:value-type="float" office:value="0">
                <text:p>0</text:p>
              </table:table-cell>
            </table:table-row>
            <table:table-row>
              <table:table-cell office:value-type="string">
                <text:p>83</text:p>
              </table:table-cell>
              <table:table-cell office:value-type="float" office:value="83">
                <text:p>83</text:p>
              </table:table-cell>
              <table:table-cell office:value-type="float" office:value="0">
                <text:p>0</text:p>
              </table:table-cell>
              <table:table-cell office:value-type="float" office:value="0">
                <text:p>0</text:p>
              </table:table-cell>
            </table:table-row>
            <table:table-row>
              <table:table-cell office:value-type="string">
                <text:p>84</text:p>
              </table:table-cell>
              <table:table-cell office:value-type="float" office:value="84">
                <text:p>84</text:p>
              </table:table-cell>
              <table:table-cell office:value-type="float" office:value="0">
                <text:p>0</text:p>
              </table:table-cell>
              <table:table-cell office:value-type="float" office:value="0">
                <text:p>0</text:p>
              </table:table-cell>
            </table:table-row>
            <table:table-row>
              <table:table-cell office:value-type="string">
                <text:p>85</text:p>
              </table:table-cell>
              <table:table-cell office:value-type="float" office:value="85">
                <text:p>85</text:p>
              </table:table-cell>
              <table:table-cell office:value-type="float" office:value="0">
                <text:p>0</text:p>
              </table:table-cell>
              <table:table-cell office:value-type="float" office:value="0">
                <text:p>0</text:p>
              </table:table-cell>
            </table:table-row>
            <table:table-row>
              <table:table-cell office:value-type="string">
                <text:p>86</text:p>
              </table:table-cell>
              <table:table-cell office:value-type="float" office:value="86">
                <text:p>86</text:p>
              </table:table-cell>
              <table:table-cell office:value-type="float" office:value="0">
                <text:p>0</text:p>
              </table:table-cell>
              <table:table-cell office:value-type="float" office:value="0">
                <text:p>0</text:p>
              </table:table-cell>
            </table:table-row>
            <table:table-row>
              <table:table-cell office:value-type="string">
                <text:p>87</text:p>
              </table:table-cell>
              <table:table-cell office:value-type="float" office:value="87">
                <text:p>87</text:p>
              </table:table-cell>
              <table:table-cell office:value-type="float" office:value="0">
                <text:p>0</text:p>
              </table:table-cell>
              <table:table-cell office:value-type="float" office:value="0">
                <text:p>0</text:p>
              </table:table-cell>
            </table:table-row>
            <table:table-row>
              <table:table-cell office:value-type="string">
                <text:p>88</text:p>
              </table:table-cell>
              <table:table-cell office:value-type="float" office:value="88">
                <text:p>88</text:p>
              </table:table-cell>
              <table:table-cell office:value-type="float" office:value="0">
                <text:p>0</text:p>
              </table:table-cell>
              <table:table-cell office:value-type="float" office:value="0">
                <text:p>0</text:p>
              </table:table-cell>
            </table:table-row>
            <table:table-row>
              <table:table-cell office:value-type="string">
                <text:p>89</text:p>
              </table:table-cell>
              <table:table-cell office:value-type="float" office:value="89">
                <text:p>89</text:p>
              </table:table-cell>
              <table:table-cell office:value-type="float" office:value="0">
                <text:p>0</text:p>
              </table:table-cell>
              <table:table-cell office:value-type="float" office:value="0">
                <text:p>0</text:p>
              </table:table-cell>
            </table:table-row>
            <table:table-row>
              <table:table-cell office:value-type="string">
                <text:p>90</text:p>
              </table:table-cell>
              <table:table-cell office:value-type="float" office:value="90">
                <text:p>90</text:p>
              </table:table-cell>
              <table:table-cell office:value-type="float" office:value="0">
                <text:p>0</text:p>
              </table:table-cell>
              <table:table-cell office:value-type="float" office:value="0">
                <text:p>0</text:p>
              </table:table-cell>
            </table:table-row>
            <table:table-row>
              <table:table-cell office:value-type="string">
                <text:p>91</text:p>
              </table:table-cell>
              <table:table-cell office:value-type="float" office:value="91">
                <text:p>91</text:p>
              </table:table-cell>
              <table:table-cell office:value-type="float" office:value="0">
                <text:p>0</text:p>
              </table:table-cell>
              <table:table-cell office:value-type="float" office:value="0">
                <text:p>0</text:p>
              </table:table-cell>
            </table:table-row>
            <table:table-row>
              <table:table-cell office:value-type="string">
                <text:p>92</text:p>
              </table:table-cell>
              <table:table-cell office:value-type="float" office:value="92">
                <text:p>92</text:p>
              </table:table-cell>
              <table:table-cell office:value-type="float" office:value="0">
                <text:p>0</text:p>
              </table:table-cell>
              <table:table-cell office:value-type="float" office:value="0">
                <text:p>0</text:p>
              </table:table-cell>
            </table:table-row>
            <table:table-row>
              <table:table-cell office:value-type="string">
                <text:p>93</text:p>
              </table:table-cell>
              <table:table-cell office:value-type="float" office:value="93">
                <text:p>93</text:p>
              </table:table-cell>
              <table:table-cell office:value-type="float" office:value="0">
                <text:p>0</text:p>
              </table:table-cell>
              <table:table-cell office:value-type="float" office:value="0">
                <text:p>0</text:p>
              </table:table-cell>
            </table:table-row>
            <table:table-row>
              <table:table-cell office:value-type="string">
                <text:p>94</text:p>
              </table:table-cell>
              <table:table-cell office:value-type="float" office:value="94">
                <text:p>94</text:p>
              </table:table-cell>
              <table:table-cell office:value-type="float" office:value="0">
                <text:p>0</text:p>
              </table:table-cell>
              <table:table-cell office:value-type="float" office:value="0">
                <text:p>0</text:p>
              </table:table-cell>
            </table:table-row>
            <table:table-row>
              <table:table-cell office:value-type="string">
                <text:p>95</text:p>
              </table:table-cell>
              <table:table-cell office:value-type="float" office:value="95">
                <text:p>95</text:p>
              </table:table-cell>
              <table:table-cell office:value-type="float" office:value="0">
                <text:p>0</text:p>
              </table:table-cell>
              <table:table-cell office:value-type="float" office:value="0">
                <text:p>0</text:p>
              </table:table-cell>
            </table:table-row>
            <table:table-row>
              <table:table-cell office:value-type="string">
                <text:p>96</text:p>
              </table:table-cell>
              <table:table-cell office:value-type="float" office:value="96">
                <text:p>96</text:p>
              </table:table-cell>
              <table:table-cell office:value-type="float" office:value="0">
                <text:p>0</text:p>
              </table:table-cell>
              <table:table-cell office:value-type="float" office:value="0">
                <text:p>0</text:p>
              </table:table-cell>
            </table:table-row>
            <table:table-row>
              <table:table-cell office:value-type="string">
                <text:p>97</text:p>
              </table:table-cell>
              <table:table-cell office:value-type="float" office:value="97">
                <text:p>97</text:p>
              </table:table-cell>
              <table:table-cell office:value-type="float" office:value="0">
                <text:p>0</text:p>
              </table:table-cell>
              <table:table-cell office:value-type="float" office:value="0">
                <text:p>0</text:p>
              </table:table-cell>
            </table:table-row>
            <table:table-row>
              <table:table-cell office:value-type="string">
                <text:p>98</text:p>
              </table:table-cell>
              <table:table-cell office:value-type="float" office:value="98">
                <text:p>98</text:p>
              </table:table-cell>
              <table:table-cell office:value-type="float" office:value="0">
                <text:p>0</text:p>
              </table:table-cell>
              <table:table-cell office:value-type="float" office:value="0">
                <text:p>0</text:p>
              </table:table-cell>
            </table:table-row>
            <table:table-row>
              <table:table-cell office:value-type="string">
                <text:p>99</text:p>
              </table:table-cell>
              <table:table-cell office:value-type="float" office:value="99">
                <text:p>99</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083cm" svg:height="7.414cm" xlink:href=".." xlink:type="simple" chart:class="chart:scatter" chart:style-name="ch1">
        <chart:title svg:x="7.645cm" svg:y="0.284cm" chart:style-name="ch2">
          <text:p>Standard + 15 + R</text:p>
        </chart:title>
        <chart:legend chart:legend-position="end" svg:x="16.82cm" svg:y="3.159cm" style:legend-expansion="high" chart:style-name="ch3"/>
        <chart:plot-area chart:style-name="ch4" table:cell-range-address="Sheet1.A8:Sheet1.A106 Sheet1.E8:Sheet1.F106" svg:x="0.381cm" svg:y="1.211cm" svg:width="16.058cm" svg:height="6.055cm">
          <chartooo:coordinate-region svg:x="1.108cm" svg:y="1.41cm" svg:width="15.051cm" svg:height="5.209cm"/>
          <chart:axis chart:dimension="x" chart:name="primary-x" chart:style-name="ch5"/>
          <chart:axis chart:dimension="y" chart:name="primary-y" chart:style-name="ch5">
            <chart:grid chart:style-name="ch6" chart:class="major"/>
          </chart:axis>
          <chart:series chart:style-name="ch7" chart:values-cell-range-address="Sheet1.E8:Sheet1.E106" chart:class="chart:scatter">
            <chart:domain table:cell-range-address="Sheet1.A8:Sheet1.A106"/>
            <chart:data-point chart:repeated="99"/>
          </chart:series>
          <chart:series chart:style-name="ch8" chart:values-cell-range-address="Sheet1.F8:Sheet1.F106" chart:class="chart:scatter">
            <chart:data-point chart:repeated="99"/>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Column E</text:p>
              </table:table-cell>
              <table:table-cell office:value-type="string">
                <text:p>Column F</text:p>
              </table:table-cell>
            </table:table-row>
          </table:table-header-rows>
          <table:table-rows>
            <table:table-row>
              <table:table-cell office:value-type="string">
                <text:p>1</text:p>
              </table:table-cell>
              <table:table-cell office:value-type="float" office:value="1">
                <text:p>1</text:p>
                <draw:g>
                  <svg:desc>Sheet1.A8:Sheet1.A106</svg:desc>
                </draw:g>
              </table:table-cell>
              <table:table-cell office:value-type="float" office:value="0.609737795633522">
                <text:p>0.609737795633522</text:p>
                <draw:g>
                  <svg:desc>Sheet1.E8:Sheet1.E106</svg:desc>
                </draw:g>
              </table:table-cell>
              <table:table-cell office:value-type="float" office:value="0.775391223918461">
                <text:p>0.775391223918461</text:p>
                <draw:g>
                  <svg:desc>Sheet1.F8:Sheet1.F106</svg:desc>
                </draw:g>
              </table:table-cell>
            </table:table-row>
            <table:table-row>
              <table:table-cell office:value-type="string">
                <text:p>2</text:p>
              </table:table-cell>
              <table:table-cell office:value-type="float" office:value="2">
                <text:p>2</text:p>
              </table:table-cell>
              <table:table-cell office:value-type="float" office:value="0.606496044055603">
                <text:p>0.606496044055603</text:p>
              </table:table-cell>
              <table:table-cell office:value-type="float" office:value="0.76061918127466">
                <text:p>0.76061918127466</text:p>
              </table:table-cell>
            </table:table-row>
            <table:table-row>
              <table:table-cell office:value-type="string">
                <text:p>3</text:p>
              </table:table-cell>
              <table:table-cell office:value-type="float" office:value="3">
                <text:p>3</text:p>
              </table:table-cell>
              <table:table-cell office:value-type="float" office:value="0.601163174238556">
                <text:p>0.601163174238556</text:p>
              </table:table-cell>
              <table:table-cell office:value-type="float" office:value="0.746232867658762">
                <text:p>0.746232867658762</text:p>
              </table:table-cell>
            </table:table-row>
            <table:table-row>
              <table:table-cell office:value-type="string">
                <text:p>4</text:p>
              </table:table-cell>
              <table:table-cell office:value-type="float" office:value="4">
                <text:p>4</text:p>
              </table:table-cell>
              <table:table-cell office:value-type="float" office:value="0.593837059439683">
                <text:p>0.593837059439683</text:p>
              </table:table-cell>
              <table:table-cell office:value-type="float" office:value="0.731590127228324">
                <text:p>0.731590127228324</text:p>
              </table:table-cell>
            </table:table-row>
            <table:table-row>
              <table:table-cell office:value-type="string">
                <text:p>5</text:p>
              </table:table-cell>
              <table:table-cell office:value-type="float" office:value="5">
                <text:p>5</text:p>
              </table:table-cell>
              <table:table-cell office:value-type="float" office:value="0.584653057013711">
                <text:p>0.584653057013711</text:p>
              </table:table-cell>
              <table:table-cell office:value-type="float" office:value="0.716412072303716">
                <text:p>0.716412072303716</text:p>
              </table:table-cell>
            </table:table-row>
            <table:table-row>
              <table:table-cell office:value-type="string">
                <text:p>6</text:p>
              </table:table-cell>
              <table:table-cell office:value-type="float" office:value="6">
                <text:p>6</text:p>
              </table:table-cell>
              <table:table-cell office:value-type="float" office:value="0.573778347460513">
                <text:p>0.573778347460513</text:p>
              </table:table-cell>
              <table:table-cell office:value-type="float" office:value="0.700564715450381">
                <text:p>0.700564715450381</text:p>
              </table:table-cell>
            </table:table-row>
            <table:table-row>
              <table:table-cell office:value-type="string">
                <text:p>7</text:p>
              </table:table-cell>
              <table:table-cell office:value-type="float" office:value="7">
                <text:p>7</text:p>
              </table:table-cell>
              <table:table-cell office:value-type="float" office:value="0.561404998917361">
                <text:p>0.561404998917361</text:p>
              </table:table-cell>
              <table:table-cell office:value-type="float" office:value="0.683991198821125">
                <text:p>0.683991198821125</text:p>
              </table:table-cell>
            </table:table-row>
            <table:table-row>
              <table:table-cell office:value-type="string">
                <text:p>8</text:p>
              </table:table-cell>
              <table:table-cell office:value-type="float" office:value="8">
                <text:p>8</text:p>
              </table:table-cell>
              <table:table-cell office:value-type="float" office:value="0.547741629355165">
                <text:p>0.547741629355165</text:p>
              </table:table-cell>
              <table:table-cell office:value-type="float" office:value="0.666677568921033">
                <text:p>0.666677568921033</text:p>
              </table:table-cell>
            </table:table-row>
            <table:table-row>
              <table:table-cell office:value-type="string">
                <text:p>9</text:p>
              </table:table-cell>
              <table:table-cell office:value-type="float" office:value="9">
                <text:p>9</text:p>
              </table:table-cell>
              <table:table-cell office:value-type="float" office:value="0.533006199361501">
                <text:p>0.533006199361501</text:p>
              </table:table-cell>
              <table:table-cell office:value-type="float" office:value="0.648641255486037">
                <text:p>0.648641255486037</text:p>
              </table:table-cell>
            </table:table-row>
            <table:table-row>
              <table:table-cell office:value-type="string">
                <text:p>10</text:p>
              </table:table-cell>
              <table:table-cell office:value-type="float" office:value="10">
                <text:p>10</text:p>
              </table:table-cell>
              <table:table-cell office:value-type="float" office:value="0.517416709528233">
                <text:p>0.517416709528233</text:p>
              </table:table-cell>
              <table:table-cell office:value-type="float" office:value="0.629920465226298">
                <text:p>0.629920465226298</text:p>
              </table:table-cell>
            </table:table-row>
            <table:table-row>
              <table:table-cell office:value-type="string">
                <text:p>11</text:p>
              </table:table-cell>
              <table:table-cell office:value-type="float" office:value="11">
                <text:p>11</text:p>
              </table:table-cell>
              <table:table-cell office:value-type="float" office:value="0.50118647750023">
                <text:p>0.50118647750023</text:p>
              </table:table-cell>
              <table:table-cell office:value-type="float" office:value="0.610570288454609">
                <text:p>0.610570288454609</text:p>
              </table:table-cell>
            </table:table-row>
            <table:table-row>
              <table:table-cell office:value-type="string">
                <text:p>12</text:p>
              </table:table-cell>
              <table:table-cell office:value-type="float" office:value="12">
                <text:p>12</text:p>
              </table:table-cell>
              <table:table-cell office:value-type="float" office:value="0.484516518719857">
                <text:p>0.484516518719857</text:p>
              </table:table-cell>
              <table:table-cell office:value-type="float" office:value="0.590656683057569">
                <text:p>0.590656683057569</text:p>
              </table:table-cell>
            </table:table-row>
            <table:table-row>
              <table:table-cell office:value-type="string">
                <text:p>13</text:p>
              </table:table-cell>
              <table:table-cell office:value-type="float" office:value="13">
                <text:p>13</text:p>
              </table:table-cell>
              <table:table-cell office:value-type="float" office:value="0.467592533486132">
                <text:p>0.467592533486132</text:p>
              </table:table-cell>
              <table:table-cell office:value-type="float" office:value="0.570257023480363">
                <text:p>0.570257023480363</text:p>
              </table:table-cell>
            </table:table-row>
            <table:table-row>
              <table:table-cell office:value-type="string">
                <text:p>14</text:p>
              </table:table-cell>
              <table:table-cell office:value-type="float" office:value="14">
                <text:p>14</text:p>
              </table:table-cell>
              <table:table-cell office:value-type="float" office:value="0.450580723369996">
                <text:p>0.450580723369996</text:p>
              </table:table-cell>
              <table:table-cell office:value-type="float" office:value="0.549454267080645">
                <text:p>0.549454267080645</text:p>
              </table:table-cell>
            </table:table-row>
            <table:table-row>
              <table:table-cell office:value-type="string">
                <text:p>15</text:p>
              </table:table-cell>
              <table:table-cell office:value-type="float" office:value="15">
                <text:p>15</text:p>
              </table:table-cell>
              <table:table-cell office:value-type="float" office:value="0.610832103182372">
                <text:p>0.610832103182372</text:p>
              </table:table-cell>
              <table:table-cell office:value-type="float" office:value="0.792630647382564">
                <text:p>0.792630647382564</text:p>
              </table:table-cell>
            </table:table-row>
            <table:table-row>
              <table:table-cell office:value-type="string">
                <text:p>16</text:p>
              </table:table-cell>
              <table:table-cell office:value-type="float" office:value="16">
                <text:p>16</text:p>
              </table:table-cell>
              <table:table-cell office:value-type="float" office:value="0.74730600961285">
                <text:p>0.74730600961285</text:p>
              </table:table-cell>
              <table:table-cell office:value-type="float" office:value="0.87324008132421">
                <text:p>0.87324008132421</text:p>
              </table:table-cell>
            </table:table-row>
            <table:table-row>
              <table:table-cell office:value-type="string">
                <text:p>17</text:p>
              </table:table-cell>
              <table:table-cell office:value-type="float" office:value="17">
                <text:p>17</text:p>
              </table:table-cell>
              <table:table-cell office:value-type="float" office:value="0.770669878734714">
                <text:p>0.770669878734714</text:p>
              </table:table-cell>
              <table:table-cell office:value-type="float" office:value="0.879162082927164">
                <text:p>0.879162082927164</text:p>
              </table:table-cell>
            </table:table-row>
            <table:table-row>
              <table:table-cell office:value-type="string">
                <text:p>18</text:p>
              </table:table-cell>
              <table:table-cell office:value-type="float" office:value="18">
                <text:p>18</text:p>
              </table:table-cell>
              <table:table-cell office:value-type="float" office:value="0.791137653730507">
                <text:p>0.791137653730507</text:p>
              </table:table-cell>
              <table:table-cell office:value-type="float" office:value="0.884576193066151">
                <text:p>0.884576193066151</text:p>
              </table:table-cell>
            </table:table-row>
            <table:table-row>
              <table:table-cell office:value-type="string">
                <text:p>19</text:p>
              </table:table-cell>
              <table:table-cell office:value-type="float" office:value="19">
                <text:p>19</text:p>
              </table:table-cell>
              <table:table-cell office:value-type="float" office:value="0.809102298899507">
                <text:p>0.809102298899507</text:p>
              </table:table-cell>
              <table:table-cell office:value-type="float" office:value="0.889525534247093">
                <text:p>0.889525534247093</text:p>
              </table:table-cell>
            </table:table-row>
            <table:table-row>
              <table:table-cell office:value-type="string">
                <text:p>20</text:p>
              </table:table-cell>
              <table:table-cell office:value-type="float" office:value="20">
                <text:p>20</text:p>
              </table:table-cell>
              <table:table-cell office:value-type="float" office:value="0.824909649704705">
                <text:p>0.824909649704705</text:p>
              </table:table-cell>
              <table:table-cell office:value-type="float" office:value="0.894049511443824">
                <text:p>0.894049511443824</text:p>
              </table:table-cell>
            </table:table-row>
            <table:table-row>
              <table:table-cell office:value-type="string">
                <text:p>21</text:p>
              </table:table-cell>
              <table:table-cell office:value-type="float" office:value="21">
                <text:p>21</text:p>
              </table:table-cell>
              <table:table-cell office:value-type="float" office:value="0.838858331899557">
                <text:p>0.838858331899557</text:p>
              </table:table-cell>
              <table:table-cell office:value-type="float" office:value="0.898184114331913">
                <text:p>0.898184114331913</text:p>
              </table:table-cell>
            </table:table-row>
            <table:table-row>
              <table:table-cell office:value-type="string">
                <text:p>22</text:p>
              </table:table-cell>
              <table:table-cell office:value-type="float" office:value="22">
                <text:p>22</text:p>
              </table:table-cell>
              <table:table-cell office:value-type="float" office:value="0.851207565471281">
                <text:p>0.851207565471281</text:p>
              </table:table-cell>
              <table:table-cell office:value-type="float" office:value="0.901962421172554">
                <text:p>0.901962421172554</text:p>
              </table:table-cell>
            </table:table-row>
            <table:table-row>
              <table:table-cell office:value-type="string">
                <text:p>23</text:p>
              </table:table-cell>
              <table:table-cell office:value-type="float" office:value="23">
                <text:p>23</text:p>
              </table:table-cell>
              <table:table-cell office:value-type="float" office:value="0.862177603552201">
                <text:p>0.862177603552201</text:p>
              </table:table-cell>
              <table:table-cell office:value-type="float" office:value="0.905414518918109">
                <text:p>0.905414518918109</text:p>
              </table:table-cell>
            </table:table-row>
            <table:table-row>
              <table:table-cell office:value-type="string">
                <text:p>24</text:p>
              </table:table-cell>
              <table:table-cell office:value-type="float" office:value="24">
                <text:p>24</text:p>
              </table:table-cell>
              <table:table-cell office:value-type="float" office:value="0.871957249953658">
                <text:p>0.871957249953658</text:p>
              </table:table-cell>
              <table:table-cell office:value-type="float" office:value="0.90856991680575">
                <text:p>0.90856991680575</text:p>
              </table:table-cell>
            </table:table-row>
            <table:table-row>
              <table:table-cell office:value-type="string">
                <text:p>25</text:p>
              </table:table-cell>
              <table:table-cell office:value-type="float" office:value="25">
                <text:p>25</text:p>
              </table:table-cell>
              <table:table-cell office:value-type="float" office:value="0.880707348948341">
                <text:p>0.880707348948341</text:p>
              </table:table-cell>
              <table:table-cell office:value-type="float" office:value="0.911453905034214">
                <text:p>0.911453905034214</text:p>
              </table:table-cell>
            </table:table-row>
            <table:table-row>
              <table:table-cell office:value-type="string">
                <text:p>26</text:p>
              </table:table-cell>
              <table:table-cell office:value-type="float" office:value="26">
                <text:p>26</text:p>
              </table:table-cell>
              <table:table-cell office:value-type="float" office:value="0.888565356991022">
                <text:p>0.888565356991022</text:p>
              </table:table-cell>
              <table:table-cell office:value-type="float" office:value="0.91409085179931">
                <text:p>0.91409085179931</text:p>
              </table:table-cell>
            </table:table-row>
            <table:table-row>
              <table:table-cell office:value-type="string">
                <text:p>27</text:p>
              </table:table-cell>
              <table:table-cell office:value-type="float" office:value="27">
                <text:p>27</text:p>
              </table:table-cell>
              <table:table-cell office:value-type="float" office:value="0.895648382588597">
                <text:p>0.895648382588597</text:p>
              </table:table-cell>
              <table:table-cell office:value-type="float" office:value="0.916502401768819">
                <text:p>0.916502401768819</text:p>
              </table:table-cell>
            </table:table-row>
            <table:table-row>
              <table:table-cell office:value-type="string">
                <text:p>28</text:p>
              </table:table-cell>
              <table:table-cell office:value-type="float" office:value="28">
                <text:p>28</text:p>
              </table:table-cell>
              <table:table-cell office:value-type="float" office:value="0.902056476622917">
                <text:p>0.902056476622917</text:p>
              </table:table-cell>
              <table:table-cell office:value-type="float" office:value="0.918709486182339">
                <text:p>0.918709486182339</text:p>
              </table:table-cell>
            </table:table-row>
            <table:table-row>
              <table:table-cell office:value-type="string">
                <text:p>29</text:p>
              </table:table-cell>
              <table:table-cell office:value-type="float" office:value="29">
                <text:p>29</text:p>
              </table:table-cell>
              <table:table-cell office:value-type="float" office:value="0.907875049193601">
                <text:p>0.907875049193601</text:p>
              </table:table-cell>
              <table:table-cell office:value-type="float" office:value="0.92073026521865">
                <text:p>0.92073026521865</text:p>
              </table:table-cell>
            </table:table-row>
            <table:table-row>
              <table:table-cell office:value-type="string">
                <text:p>30</text:p>
              </table:table-cell>
              <table:table-cell office:value-type="float" office:value="30">
                <text:p>30</text:p>
              </table:table-cell>
              <table:table-cell office:value-type="float" office:value="0.913177564574023">
                <text:p>0.913177564574023</text:p>
              </table:table-cell>
              <table:table-cell office:value-type="float" office:value="0.9225821267235">
                <text:p>0.9225821267235</text:p>
              </table:table-cell>
            </table:table-row>
            <table:table-row>
              <table:table-cell office:value-type="string">
                <text:p>31</text:p>
              </table:table-cell>
              <table:table-cell office:value-type="float" office:value="31">
                <text:p>31</text:p>
              </table:table-cell>
              <table:table-cell office:value-type="float" office:value="0.530598639159677">
                <text:p>0.530598639159677</text:p>
              </table:table-cell>
              <table:table-cell office:value-type="float" office:value="0.643351277947446">
                <text:p>0.643351277947446</text:p>
              </table:table-cell>
            </table:table-row>
            <table:table-row>
              <table:table-cell office:value-type="string">
                <text:p>32</text:p>
              </table:table-cell>
              <table:table-cell office:value-type="float" office:value="32">
                <text:p>32</text:p>
              </table:table-cell>
              <table:table-cell office:value-type="float" office:value="0.540292036225077">
                <text:p>0.540292036225077</text:p>
              </table:table-cell>
              <table:table-cell office:value-type="float" office:value="0.656816850255942">
                <text:p>0.656816850255942</text:p>
              </table:table-cell>
            </table:table-row>
            <table:table-row>
              <table:table-cell office:value-type="string">
                <text:p>33</text:p>
              </table:table-cell>
              <table:table-cell office:value-type="float" office:value="33">
                <text:p>33</text:p>
              </table:table-cell>
              <table:table-cell office:value-type="float" office:value="0.549587513215038">
                <text:p>0.549587513215038</text:p>
              </table:table-cell>
              <table:table-cell office:value-type="float" office:value="0.669645749416926">
                <text:p>0.669645749416926</text:p>
              </table:table-cell>
            </table:table-row>
            <table:table-row>
              <table:table-cell office:value-type="string">
                <text:p>34</text:p>
              </table:table-cell>
              <table:table-cell office:value-type="float" office:value="34">
                <text:p>34</text:p>
              </table:table-cell>
              <table:table-cell office:value-type="float" office:value="0.558512723320873">
                <text:p>0.558512723320873</text:p>
              </table:table-cell>
              <table:table-cell office:value-type="float" office:value="0.681858817432419">
                <text:p>0.681858817432419</text:p>
              </table:table-cell>
            </table:table-row>
            <table:table-row>
              <table:table-cell office:value-type="string">
                <text:p>35</text:p>
              </table:table-cell>
              <table:table-cell office:value-type="float" office:value="35">
                <text:p>35</text:p>
              </table:table-cell>
              <table:table-cell office:value-type="float" office:value="0.567091912173067">
                <text:p>0.567091912173067</text:p>
              </table:table-cell>
              <table:table-cell office:value-type="float" office:value="0.693479292524121">
                <text:p>0.693479292524121</text:p>
              </table:table-cell>
            </table:table-row>
            <table:table-row>
              <table:table-cell office:value-type="string">
                <text:p>36</text:p>
              </table:table-cell>
              <table:table-cell office:value-type="float" office:value="36">
                <text:p>36</text:p>
              </table:table-cell>
              <table:table-cell office:value-type="float" office:value="0.575347736983747">
                <text:p>0.575347736983747</text:p>
              </table:table-cell>
              <table:table-cell office:value-type="float" office:value="0.704530468494106">
                <text:p>0.704530468494106</text:p>
              </table:table-cell>
            </table:table-row>
            <table:table-row>
              <table:table-cell office:value-type="string">
                <text:p>37</text:p>
              </table:table-cell>
              <table:table-cell office:value-type="float" office:value="37">
                <text:p>37</text:p>
              </table:table-cell>
              <table:table-cell office:value-type="float" office:value="0.583300425314475">
                <text:p>0.583300425314475</text:p>
              </table:table-cell>
              <table:table-cell office:value-type="float" office:value="0.715036408542248">
                <text:p>0.715036408542248</text:p>
              </table:table-cell>
            </table:table-row>
            <table:table-row>
              <table:table-cell office:value-type="string">
                <text:p>38</text:p>
              </table:table-cell>
              <table:table-cell office:value-type="float" office:value="38">
                <text:p>38</text:p>
              </table:table-cell>
              <table:table-cell office:value-type="float" office:value="0.590968694366088">
                <text:p>0.590968694366088</text:p>
              </table:table-cell>
              <table:table-cell office:value-type="float" office:value="0.725020544835491">
                <text:p>0.725020544835491</text:p>
              </table:table-cell>
            </table:table-row>
            <table:table-row>
              <table:table-cell office:value-type="string">
                <text:p>39</text:p>
              </table:table-cell>
              <table:table-cell office:value-type="float" office:value="39">
                <text:p>39</text:p>
              </table:table-cell>
              <table:table-cell office:value-type="float" office:value="0.598370774672591">
                <text:p>0.598370774672591</text:p>
              </table:table-cell>
              <table:table-cell office:value-type="float" office:value="0.734507054761683">
                <text:p>0.734507054761683</text:p>
              </table:table-cell>
            </table:table-row>
            <table:table-row>
              <table:table-cell office:value-type="string">
                <text:p>40</text:p>
              </table:table-cell>
              <table:table-cell office:value-type="float" office:value="40">
                <text:p>40</text:p>
              </table:table-cell>
              <table:table-cell office:value-type="float" office:value="0.605522374077958">
                <text:p>0.605522374077958</text:p>
              </table:table-cell>
              <table:table-cell office:value-type="float" office:value="0.743518675082169">
                <text:p>0.743518675082169</text:p>
              </table:table-cell>
            </table:table-row>
            <table:table-row>
              <table:table-cell office:value-type="string">
                <text:p>41</text:p>
              </table:table-cell>
              <table:table-cell office:value-type="float" office:value="41">
                <text:p>41</text:p>
              </table:table-cell>
              <table:table-cell office:value-type="float" office:value="0.612438096845844">
                <text:p>0.612438096845844</text:p>
              </table:table-cell>
              <table:table-cell office:value-type="float" office:value="0.752078648941209">
                <text:p>0.752078648941209</text:p>
              </table:table-cell>
            </table:table-row>
            <table:table-row>
              <table:table-cell office:value-type="string">
                <text:p>42</text:p>
              </table:table-cell>
              <table:table-cell office:value-type="float" office:value="42">
                <text:p>42</text:p>
              </table:table-cell>
              <table:table-cell office:value-type="float" office:value="0.619131200737759">
                <text:p>0.619131200737759</text:p>
              </table:table-cell>
              <table:table-cell office:value-type="float" office:value="0.76020936031396">
                <text:p>0.76020936031396</text:p>
              </table:table-cell>
            </table:table-row>
            <table:table-row>
              <table:table-cell office:value-type="string">
                <text:p>43</text:p>
              </table:table-cell>
              <table:table-cell office:value-type="float" office:value="43">
                <text:p>43</text:p>
              </table:table-cell>
              <table:table-cell office:value-type="float" office:value="0.625614211472728">
                <text:p>0.625614211472728</text:p>
              </table:table-cell>
              <table:table-cell office:value-type="float" office:value="0.767929997661756">
                <text:p>0.767929997661756</text:p>
              </table:table-cell>
            </table:table-row>
            <table:table-row>
              <table:table-cell office:value-type="string">
                <text:p>44</text:p>
              </table:table-cell>
              <table:table-cell office:value-type="float" office:value="44">
                <text:p>44</text:p>
              </table:table-cell>
              <table:table-cell office:value-type="float" office:value="0.631899090359312">
                <text:p>0.631899090359312</text:p>
              </table:table-cell>
              <table:table-cell office:value-type="float" office:value="0.775262706980933">
                <text:p>0.775262706980933</text:p>
              </table:table-cell>
            </table:table-row>
            <table:table-row>
              <table:table-cell office:value-type="string">
                <text:p>45</text:p>
              </table:table-cell>
              <table:table-cell office:value-type="float" office:value="45">
                <text:p>45</text:p>
              </table:table-cell>
              <table:table-cell office:value-type="float" office:value="0.637997250619709">
                <text:p>0.637997250619709</text:p>
              </table:table-cell>
              <table:table-cell office:value-type="float" office:value="0.782228210039161">
                <text:p>0.782228210039161</text:p>
              </table:table-cell>
            </table:table-row>
            <table:table-row>
              <table:table-cell office:value-type="string">
                <text:p>46</text:p>
              </table:table-cell>
              <table:table-cell office:value-type="float" office:value="46">
                <text:p>46</text:p>
              </table:table-cell>
              <table:table-cell office:value-type="float" office:value="0.643916961097562">
                <text:p>0.643916961097562</text:p>
              </table:table-cell>
              <table:table-cell office:value-type="float" office:value="0.788844605024874">
                <text:p>0.788844605024874</text:p>
              </table:table-cell>
            </table:table-row>
            <table:table-row>
              <table:table-cell office:value-type="string">
                <text:p>47</text:p>
              </table:table-cell>
              <table:table-cell office:value-type="float" office:value="47">
                <text:p>47</text:p>
              </table:table-cell>
              <table:table-cell office:value-type="float" office:value="0.649669179035757">
                <text:p>0.649669179035757</text:p>
              </table:table-cell>
              <table:table-cell office:value-type="float" office:value="0.795131552305938">
                <text:p>0.795131552305938</text:p>
              </table:table-cell>
            </table:table-row>
            <table:table-row>
              <table:table-cell office:value-type="string">
                <text:p>48</text:p>
              </table:table-cell>
              <table:table-cell office:value-type="float" office:value="48">
                <text:p>48</text:p>
              </table:table-cell>
              <table:table-cell office:value-type="float" office:value="0.655261767945686">
                <text:p>0.655261767945686</text:p>
              </table:table-cell>
              <table:table-cell office:value-type="float" office:value="0.801102978215723">
                <text:p>0.801102978215723</text:p>
              </table:table-cell>
            </table:table-row>
            <table:table-row>
              <table:table-cell office:value-type="string">
                <text:p>49</text:p>
              </table:table-cell>
              <table:table-cell office:value-type="float" office:value="49">
                <text:p>49</text:p>
              </table:table-cell>
              <table:table-cell office:value-type="float" office:value="0.660702141858096">
                <text:p>0.660702141858096</text:p>
              </table:table-cell>
              <table:table-cell office:value-type="float" office:value="0.806777745199279">
                <text:p>0.806777745199279</text:p>
              </table:table-cell>
            </table:table-row>
            <table:table-row>
              <table:table-cell office:value-type="string">
                <text:p>50</text:p>
              </table:table-cell>
              <table:table-cell office:value-type="float" office:value="50">
                <text:p>50</text:p>
              </table:table-cell>
              <table:table-cell office:value-type="float" office:value="0.610832103182372">
                <text:p>0.610832103182372</text:p>
              </table:table-cell>
              <table:table-cell office:value-type="float" office:value="0.792630647382564">
                <text:p>0.792630647382564</text:p>
              </table:table-cell>
            </table:table-row>
            <table:table-row>
              <table:table-cell office:value-type="string">
                <text:p>51</text:p>
              </table:table-cell>
              <table:table-cell office:value-type="float" office:value="51">
                <text:p>51</text:p>
              </table:table-cell>
              <table:table-cell office:value-type="float" office:value="0.666291623531861">
                <text:p>0.666291623531861</text:p>
              </table:table-cell>
              <table:table-cell office:value-type="float" office:value="0.812329988458614">
                <text:p>0.812329988458614</text:p>
              </table:table-cell>
            </table:table-row>
            <table:table-row>
              <table:table-cell office:value-type="string">
                <text:p>52</text:p>
              </table:table-cell>
              <table:table-cell office:value-type="float" office:value="52">
                <text:p>52</text:p>
              </table:table-cell>
              <table:table-cell office:value-type="float" office:value="0.666567458993804">
                <text:p>0.666567458993804</text:p>
              </table:table-cell>
              <table:table-cell office:value-type="float" office:value="0.812481988838082">
                <text:p>0.812481988838082</text:p>
              </table:table-cell>
            </table:table-row>
            <table:table-row>
              <table:table-cell office:value-type="string">
                <text:p>53</text:p>
              </table:table-cell>
              <table:table-cell office:value-type="float" office:value="53">
                <text:p>53</text:p>
              </table:table-cell>
              <table:table-cell office:value-type="float" office:value="0.666828163509035">
                <text:p>0.666828163509035</text:p>
              </table:table-cell>
              <table:table-cell office:value-type="float" office:value="0.812627840929783">
                <text:p>0.812627840929783</text:p>
              </table:table-cell>
            </table:table-row>
            <table:table-row>
              <table:table-cell office:value-type="string">
                <text:p>54</text:p>
              </table:table-cell>
              <table:table-cell office:value-type="float" office:value="54">
                <text:p>54</text:p>
              </table:table-cell>
              <table:table-cell office:value-type="float" office:value="0.667074859557857">
                <text:p>0.667074859557857</text:p>
              </table:table-cell>
              <table:table-cell office:value-type="float" office:value="0.812767760827002">
                <text:p>0.812767760827002</text:p>
              </table:table-cell>
            </table:table-row>
            <table:table-row>
              <table:table-cell office:value-type="string">
                <text:p>55</text:p>
              </table:table-cell>
              <table:table-cell office:value-type="float" office:value="55">
                <text:p>55</text:p>
              </table:table-cell>
              <table:table-cell office:value-type="float" office:value="0.667308579692811">
                <text:p>0.667308579692811</text:p>
              </table:table-cell>
              <table:table-cell office:value-type="float" office:value="0.812902058966129">
                <text:p>0.812902058966129</text:p>
              </table:table-cell>
            </table:table-row>
            <table:table-row>
              <table:table-cell office:value-type="string">
                <text:p>56</text:p>
              </table:table-cell>
              <table:table-cell office:value-type="float" office:value="56">
                <text:p>56</text:p>
              </table:table-cell>
              <table:table-cell office:value-type="float" office:value="0.667530206085187">
                <text:p>0.667530206085187</text:p>
              </table:table-cell>
              <table:table-cell office:value-type="float" office:value="0.813030929491462">
                <text:p>0.813030929491462</text:p>
              </table:table-cell>
            </table:table-row>
            <table:table-row>
              <table:table-cell office:value-type="string">
                <text:p>57</text:p>
              </table:table-cell>
              <table:table-cell office:value-type="float" office:value="57">
                <text:p>57</text:p>
              </table:table-cell>
              <table:table-cell office:value-type="float" office:value="0.667740640848174">
                <text:p>0.667740640848174</text:p>
              </table:table-cell>
              <table:table-cell office:value-type="float" office:value="0.813154641391034">
                <text:p>0.813154641391034</text:p>
              </table:table-cell>
            </table:table-row>
            <table:table-row>
              <table:table-cell office:value-type="string">
                <text:p>58</text:p>
              </table:table-cell>
              <table:table-cell office:value-type="float" office:value="58">
                <text:p>58</text:p>
              </table:table-cell>
              <table:table-cell office:value-type="float" office:value="0.66794052233878">
                <text:p>0.66794052233878</text:p>
              </table:table-cell>
              <table:table-cell office:value-type="float" office:value="0.813273433591732">
                <text:p>0.813273433591732</text:p>
              </table:table-cell>
            </table:table-row>
            <table:table-row>
              <table:table-cell office:value-type="string">
                <text:p>59</text:p>
              </table:table-cell>
              <table:table-cell office:value-type="float" office:value="59">
                <text:p>59</text:p>
              </table:table-cell>
              <table:table-cell office:value-type="float" office:value="0.668130578909216">
                <text:p>0.668130578909216</text:p>
              </table:table-cell>
              <table:table-cell office:value-type="float" office:value="0.813387423057884">
                <text:p>0.813387423057884</text:p>
              </table:table-cell>
            </table:table-row>
            <table:table-row>
              <table:table-cell office:value-type="string">
                <text:p>60</text:p>
              </table:table-cell>
              <table:table-cell office:value-type="float" office:value="60">
                <text:p>60</text:p>
              </table:table-cell>
              <table:table-cell office:value-type="float" office:value="0.668311368230421">
                <text:p>0.668311368230421</text:p>
              </table:table-cell>
              <table:table-cell office:value-type="float" office:value="0.813496884257835">
                <text:p>0.813496884257835</text:p>
              </table:table-cell>
            </table:table-row>
            <table:table-row>
              <table:table-cell office:value-type="string">
                <text:p>61</text:p>
              </table:table-cell>
              <table:table-cell office:value-type="float" office:value="61">
                <text:p>61</text:p>
              </table:table-cell>
              <table:table-cell office:value-type="float" office:value="0.668483470738289">
                <text:p>0.668483470738289</text:p>
              </table:table-cell>
              <table:table-cell office:value-type="float" office:value="0.81360190663853">
                <text:p>0.81360190663853</text:p>
              </table:table-cell>
            </table:table-row>
            <table:table-row>
              <table:table-cell office:value-type="string">
                <text:p>62</text:p>
              </table:table-cell>
              <table:table-cell office:value-type="float" office:value="62">
                <text:p>62</text:p>
              </table:table-cell>
              <table:table-cell office:value-type="float" office:value="0.668647362400583">
                <text:p>0.668647362400583</text:p>
              </table:table-cell>
              <table:table-cell office:value-type="float" office:value="0.813702748989949">
                <text:p>0.813702748989949</text:p>
              </table:table-cell>
            </table:table-row>
            <table:table-row>
              <table:table-cell office:value-type="string">
                <text:p>63</text:p>
              </table:table-cell>
              <table:table-cell office:value-type="float" office:value="63">
                <text:p>63</text:p>
              </table:table-cell>
              <table:table-cell office:value-type="float" office:value="0.668803478172459">
                <text:p>0.668803478172459</text:p>
              </table:table-cell>
              <table:table-cell office:value-type="float" office:value="0.813799500398824">
                <text:p>0.813799500398824</text:p>
              </table:table-cell>
            </table:table-row>
            <table:table-row>
              <table:table-cell office:value-type="string">
                <text:p>64</text:p>
              </table:table-cell>
              <table:table-cell office:value-type="float" office:value="64">
                <text:p>64</text:p>
              </table:table-cell>
              <table:table-cell office:value-type="float" office:value="0.66895221894799">
                <text:p>0.66895221894799</text:p>
              </table:table-cell>
              <table:table-cell office:value-type="float" office:value="0.813892322477644">
                <text:p>0.813892322477644</text:p>
              </table:table-cell>
            </table:table-row>
            <table:table-row>
              <table:table-cell office:value-type="string">
                <text:p>65</text:p>
              </table:table-cell>
              <table:table-cell office:value-type="float" office:value="65">
                <text:p>65</text:p>
              </table:table-cell>
              <table:table-cell office:value-type="float" office:value="0.669093946903154">
                <text:p>0.669093946903154</text:p>
              </table:table-cell>
              <table:table-cell office:value-type="float" office:value="0.813981349054914">
                <text:p>0.813981349054914</text:p>
              </table:table-cell>
            </table:table-row>
            <table:table-row>
              <table:table-cell office:value-type="string">
                <text:p>66</text:p>
              </table:table-cell>
              <table:table-cell office:value-type="float" office:value="66">
                <text:p>66</text:p>
              </table:table-cell>
              <table:table-cell office:value-type="float" office:value="0.669228970030811">
                <text:p>0.669228970030811</text:p>
              </table:table-cell>
              <table:table-cell office:value-type="float" office:value="0.814066681048436">
                <text:p>0.814066681048436</text:p>
              </table:table-cell>
            </table:table-row>
            <table:table-row>
              <table:table-cell office:value-type="string">
                <text:p>67</text:p>
              </table:table-cell>
              <table:table-cell office:value-type="float" office:value="67">
                <text:p>67</text:p>
              </table:table-cell>
              <table:table-cell office:value-type="float" office:value="0.669357578236983">
                <text:p>0.669357578236983</text:p>
              </table:table-cell>
              <table:table-cell office:value-type="float" office:value="0.814148445847907">
                <text:p>0.814148445847907</text:p>
              </table:table-cell>
            </table:table-row>
            <table:table-row>
              <table:table-cell office:value-type="string">
                <text:p>68</text:p>
              </table:table-cell>
              <table:table-cell office:value-type="float" office:value="68">
                <text:p>68</text:p>
              </table:table-cell>
              <table:table-cell office:value-type="float" office:value="0.669479989848024">
                <text:p>0.669479989848024</text:p>
              </table:table-cell>
              <table:table-cell office:value-type="float" office:value="0.814226716819775">
                <text:p>0.814226716819775</text:p>
              </table:table-cell>
            </table:table-row>
            <table:table-row>
              <table:table-cell office:value-type="string">
                <text:p>69</text:p>
              </table:table-cell>
              <table:table-cell office:value-type="float" office:value="69">
                <text:p>69</text:p>
              </table:table-cell>
              <table:table-cell office:value-type="float" office:value="0.669596450641677">
                <text:p>0.669596450641677</text:p>
              </table:table-cell>
              <table:table-cell office:value-type="float" office:value="0.814301598855114">
                <text:p>0.814301598855114</text:p>
              </table:table-cell>
            </table:table-row>
            <table:table-row>
              <table:table-cell office:value-type="string">
                <text:p>70</text:p>
              </table:table-cell>
              <table:table-cell office:value-type="float" office:value="70">
                <text:p>70</text:p>
              </table:table-cell>
              <table:table-cell office:value-type="float" office:value="0.669707131702038">
                <text:p>0.669707131702038</text:p>
              </table:table-cell>
              <table:table-cell office:value-type="float" office:value="0.814373162376285">
                <text:p>0.814373162376285</text:p>
              </table:table-cell>
            </table:table-row>
            <table:table-row>
              <table:table-cell office:value-type="string">
                <text:p>71</text:p>
              </table:table-cell>
              <table:table-cell office:value-type="float" office:value="71">
                <text:p>71</text:p>
              </table:table-cell>
              <table:table-cell office:value-type="float" office:value="0.669812172145846">
                <text:p>0.669812172145846</text:p>
              </table:table-cell>
              <table:table-cell office:value-type="float" office:value="0.814441445356991">
                <text:p>0.814441445356991</text:p>
              </table:table-cell>
            </table:table-row>
            <table:table-row>
              <table:table-cell office:value-type="string">
                <text:p>72</text:p>
              </table:table-cell>
              <table:table-cell office:value-type="float" office:value="72">
                <text:p>72</text:p>
              </table:table-cell>
              <table:table-cell office:value-type="float" office:value="0.669911684971218">
                <text:p>0.669911684971218</text:p>
              </table:table-cell>
              <table:table-cell office:value-type="float" office:value="0.814506515026194">
                <text:p>0.814506515026194</text:p>
              </table:table-cell>
            </table:table-row>
            <table:table-row>
              <table:table-cell office:value-type="string">
                <text:p>73</text:p>
              </table:table-cell>
              <table:table-cell office:value-type="float" office:value="73">
                <text:p>73</text:p>
              </table:table-cell>
              <table:table-cell office:value-type="float" office:value="0.670005738764281">
                <text:p>0.670005738764281</text:p>
              </table:table-cell>
              <table:table-cell office:value-type="float" office:value="0.814568415474989">
                <text:p>0.814568415474989</text:p>
              </table:table-cell>
            </table:table-row>
            <table:table-row>
              <table:table-cell office:value-type="string">
                <text:p>74</text:p>
              </table:table-cell>
              <table:table-cell office:value-type="float" office:value="74">
                <text:p>74</text:p>
              </table:table-cell>
              <table:table-cell office:value-type="float" office:value="0.670094401993546">
                <text:p>0.670094401993546</text:p>
              </table:table-cell>
              <table:table-cell office:value-type="float" office:value="0.814627126225431">
                <text:p>0.814627126225431</text:p>
              </table:table-cell>
            </table:table-row>
            <table:table-row>
              <table:table-cell office:value-type="string">
                <text:p>75</text:p>
              </table:table-cell>
              <table:table-cell office:value-type="float" office:value="75">
                <text:p>75</text:p>
              </table:table-cell>
              <table:table-cell office:value-type="float" office:value="0.670177668159424">
                <text:p>0.670177668159424</text:p>
              </table:table-cell>
              <table:table-cell office:value-type="float" office:value="0.814682675116707">
                <text:p>0.814682675116707</text:p>
              </table:table-cell>
            </table:table-row>
            <table:table-row>
              <table:table-cell office:value-type="string">
                <text:p>76</text:p>
              </table:table-cell>
              <table:table-cell office:value-type="float" office:value="76">
                <text:p>76</text:p>
              </table:table-cell>
              <table:table-cell office:value-type="float" office:value="0.670255494502097">
                <text:p>0.670255494502097</text:p>
              </table:table-cell>
              <table:table-cell office:value-type="float" office:value="0.814735032177332">
                <text:p>0.814735032177332</text:p>
              </table:table-cell>
            </table:table-row>
            <table:table-row>
              <table:table-cell office:value-type="string">
                <text:p>77</text:p>
              </table:table-cell>
              <table:table-cell office:value-type="float" office:value="77">
                <text:p>77</text:p>
              </table:table-cell>
              <table:table-cell office:value-type="float" office:value="0.670327782972165">
                <text:p>0.670327782972165</text:p>
              </table:table-cell>
              <table:table-cell office:value-type="float" office:value="0.814784149201331">
                <text:p>0.814784149201331</text:p>
              </table:table-cell>
            </table:table-row>
            <table:table-row>
              <table:table-cell office:value-type="string">
                <text:p>78</text:p>
              </table:table-cell>
              <table:table-cell office:value-type="float" office:value="78">
                <text:p>78</text:p>
              </table:table-cell>
              <table:table-cell office:value-type="float" office:value="0.670394385871581">
                <text:p>0.670394385871581</text:p>
              </table:table-cell>
              <table:table-cell office:value-type="float" office:value="0.814829957614038">
                <text:p>0.814829957614038</text:p>
              </table:table-cell>
            </table:table-row>
            <table:table-row>
              <table:table-cell office:value-type="string">
                <text:p>79</text:p>
              </table:table-cell>
              <table:table-cell office:value-type="float" office:value="79">
                <text:p>79</text:p>
              </table:table-cell>
              <table:table-cell office:value-type="float" office:value="0.670455097396095">
                <text:p>0.670455097396095</text:p>
              </table:table-cell>
              <table:table-cell office:value-type="float" office:value="0.814872360703595">
                <text:p>0.814872360703595</text:p>
              </table:table-cell>
            </table:table-row>
            <table:table-row>
              <table:table-cell office:value-type="string">
                <text:p>80</text:p>
              </table:table-cell>
              <table:table-cell office:value-type="float" office:value="80">
                <text:p>80</text:p>
              </table:table-cell>
              <table:table-cell office:value-type="float" office:value="0.670509641258062">
                <text:p>0.670509641258062</text:p>
              </table:table-cell>
              <table:table-cell office:value-type="float" office:value="0.814911195205196">
                <text:p>0.814911195205196</text:p>
              </table:table-cell>
            </table:table-row>
            <table:table-row>
              <table:table-cell office:value-type="string">
                <text:p>81</text:p>
              </table:table-cell>
              <table:table-cell office:value-type="float" office:value="81">
                <text:p>81</text:p>
              </table:table-cell>
              <table:table-cell office:value-type="float" office:value="0.670557576751328">
                <text:p>0.670557576751328</text:p>
              </table:table-cell>
              <table:table-cell office:value-type="float" office:value="0.814946269217278">
                <text:p>0.814946269217278</text:p>
              </table:table-cell>
            </table:table-row>
            <table:table-row>
              <table:table-cell office:value-type="string">
                <text:p>82</text:p>
              </table:table-cell>
              <table:table-cell office:value-type="float" office:value="82">
                <text:p>82</text:p>
              </table:table-cell>
              <table:table-cell office:value-type="float" office:value="0.670598440865324">
                <text:p>0.670598440865324</text:p>
              </table:table-cell>
              <table:table-cell office:value-type="float" office:value="0.814977356063701">
                <text:p>0.814977356063701</text:p>
              </table:table-cell>
            </table:table-row>
            <table:table-row>
              <table:table-cell office:value-type="string">
                <text:p>83</text:p>
              </table:table-cell>
              <table:table-cell office:value-type="float" office:value="83">
                <text:p>83</text:p>
              </table:table-cell>
              <table:table-cell office:value-type="float" office:value="0.670631544798991">
                <text:p>0.670631544798991</text:p>
              </table:table-cell>
              <table:table-cell office:value-type="float" office:value="0.815004095207595">
                <text:p>0.815004095207595</text:p>
              </table:table-cell>
            </table:table-row>
            <table:table-row>
              <table:table-cell office:value-type="string">
                <text:p>84</text:p>
              </table:table-cell>
              <table:table-cell office:value-type="float" office:value="84">
                <text:p>84</text:p>
              </table:table-cell>
              <table:table-cell office:value-type="float" office:value="0.670655993856769">
                <text:p>0.670655993856769</text:p>
              </table:table-cell>
              <table:table-cell office:value-type="float" office:value="0.815026060097059">
                <text:p>0.815026060097059</text:p>
              </table:table-cell>
            </table:table-row>
            <table:table-row>
              <table:table-cell office:value-type="string">
                <text:p>85</text:p>
              </table:table-cell>
              <table:table-cell office:value-type="float" office:value="85">
                <text:p>85</text:p>
              </table:table-cell>
              <table:table-cell office:value-type="float" office:value="0.670670713146879">
                <text:p>0.670670713146879</text:p>
              </table:table-cell>
              <table:table-cell office:value-type="float" office:value="0.815042714764439">
                <text:p>0.815042714764439</text:p>
              </table:table-cell>
            </table:table-row>
            <table:table-row>
              <table:table-cell office:value-type="string">
                <text:p>86</text:p>
              </table:table-cell>
              <table:table-cell office:value-type="float" office:value="86">
                <text:p>86</text:p>
              </table:table-cell>
              <table:table-cell office:value-type="float" office:value="0.670674165686405">
                <text:p>0.670674165686405</text:p>
              </table:table-cell>
              <table:table-cell office:value-type="float" office:value="0.815053277099247">
                <text:p>0.815053277099247</text:p>
              </table:table-cell>
            </table:table-row>
            <table:table-row>
              <table:table-cell office:value-type="string">
                <text:p>87</text:p>
              </table:table-cell>
              <table:table-cell office:value-type="float" office:value="87">
                <text:p>87</text:p>
              </table:table-cell>
              <table:table-cell office:value-type="float" office:value="0.670664440528873">
                <text:p>0.670664440528873</text:p>
              </table:table-cell>
              <table:table-cell office:value-type="float" office:value="0.815056795968384">
                <text:p>0.815056795968384</text:p>
              </table:table-cell>
            </table:table-row>
            <table:table-row>
              <table:table-cell office:value-type="string">
                <text:p>88</text:p>
              </table:table-cell>
              <table:table-cell office:value-type="float" office:value="88">
                <text:p>88</text:p>
              </table:table-cell>
              <table:table-cell office:value-type="float" office:value="0.670638856253989">
                <text:p>0.670638856253989</text:p>
              </table:table-cell>
              <table:table-cell office:value-type="float" office:value="0.815051951182917">
                <text:p>0.815051951182917</text:p>
              </table:table-cell>
            </table:table-row>
            <table:table-row>
              <table:table-cell office:value-type="string">
                <text:p>89</text:p>
              </table:table-cell>
              <table:table-cell office:value-type="float" office:value="89">
                <text:p>89</text:p>
              </table:table-cell>
              <table:table-cell office:value-type="float" office:value="0.670593842454979">
                <text:p>0.670593842454979</text:p>
              </table:table-cell>
              <table:table-cell office:value-type="float" office:value="0.815036945783121">
                <text:p>0.815036945783121</text:p>
              </table:table-cell>
            </table:table-row>
            <table:table-row>
              <table:table-cell office:value-type="string">
                <text:p>90</text:p>
              </table:table-cell>
              <table:table-cell office:value-type="float" office:value="90">
                <text:p>90</text:p>
              </table:table-cell>
              <table:table-cell office:value-type="float" office:value="0.670524316199228">
                <text:p>0.670524316199228</text:p>
              </table:table-cell>
              <table:table-cell office:value-type="float" office:value="0.815009235125596">
                <text:p>0.815009235125596</text:p>
              </table:table-cell>
            </table:table-row>
            <table:table-row>
              <table:table-cell office:value-type="string">
                <text:p>91</text:p>
              </table:table-cell>
              <table:table-cell office:value-type="float" office:value="91">
                <text:p>91</text:p>
              </table:table-cell>
              <table:table-cell office:value-type="float" office:value="0.670423044219335">
                <text:p>0.670423044219335</text:p>
              </table:table-cell>
              <table:table-cell office:value-type="float" office:value="0.814965236965676">
                <text:p>0.814965236965676</text:p>
              </table:table-cell>
            </table:table-row>
            <table:table-row>
              <table:table-cell office:value-type="string">
                <text:p>92</text:p>
              </table:table-cell>
              <table:table-cell office:value-type="float" office:value="92">
                <text:p>92</text:p>
              </table:table-cell>
              <table:table-cell office:value-type="float" office:value="0.670279150955624">
                <text:p>0.670279150955624</text:p>
              </table:table-cell>
              <table:table-cell office:value-type="float" office:value="0.814899528578899">
                <text:p>0.814899528578899</text:p>
              </table:table-cell>
            </table:table-row>
            <table:table-row>
              <table:table-cell office:value-type="string">
                <text:p>93</text:p>
              </table:table-cell>
              <table:table-cell office:value-type="float" office:value="93">
                <text:p>93</text:p>
              </table:table-cell>
              <table:table-cell office:value-type="float" office:value="0.670075823972422">
                <text:p>0.670075823972422</text:p>
              </table:table-cell>
              <table:table-cell office:value-type="float" office:value="0.814803824814797">
                <text:p>0.814803824814797</text:p>
              </table:table-cell>
            </table:table-row>
            <table:table-row>
              <table:table-cell office:value-type="string">
                <text:p>94</text:p>
              </table:table-cell>
              <table:table-cell office:value-type="float" office:value="94">
                <text:p>94</text:p>
              </table:table-cell>
              <table:table-cell office:value-type="float" office:value="0.66978537749318">
                <text:p>0.66978537749318</text:p>
              </table:table-cell>
              <table:table-cell office:value-type="float" office:value="0.814664492272382">
                <text:p>0.814664492272382</text:p>
              </table:table-cell>
            </table:table-row>
            <table:table-row>
              <table:table-cell office:value-type="string">
                <text:p>95</text:p>
              </table:table-cell>
              <table:table-cell office:value-type="float" office:value="95">
                <text:p>95</text:p>
              </table:table-cell>
              <table:table-cell office:value-type="float" office:value="0.66935912902761">
                <text:p>0.66935912902761</text:p>
              </table:table-cell>
              <table:table-cell office:value-type="float" office:value="0.81445769656576">
                <text:p>0.81445769656576</text:p>
              </table:table-cell>
            </table:table-row>
            <table:table-row>
              <table:table-cell office:value-type="string">
                <text:p>96</text:p>
              </table:table-cell>
              <table:table-cell office:value-type="float" office:value="96">
                <text:p>96</text:p>
              </table:table-cell>
              <table:table-cell office:value-type="float" office:value="0.668702395168877">
                <text:p>0.668702395168877</text:p>
              </table:table-cell>
              <table:table-cell office:value-type="float" office:value="0.814137685002273">
                <text:p>0.814137685002273</text:p>
              </table:table-cell>
            </table:table-row>
            <table:table-row>
              <table:table-cell office:value-type="string">
                <text:p>97</text:p>
              </table:table-cell>
              <table:table-cell office:value-type="float" office:value="97">
                <text:p>97</text:p>
              </table:table-cell>
              <table:table-cell office:value-type="float" office:value="0.667604283669216">
                <text:p>0.667604283669216</text:p>
              </table:table-cell>
              <table:table-cell office:value-type="float" office:value="0.813603972306503">
                <text:p>0.813603972306503</text:p>
              </table:table-cell>
            </table:table-row>
            <table:table-row>
              <table:table-cell office:value-type="string">
                <text:p>98</text:p>
              </table:table-cell>
              <table:table-cell office:value-type="float" office:value="98">
                <text:p>98</text:p>
              </table:table-cell>
              <table:table-cell office:value-type="float" office:value="0.665480088655494">
                <text:p>0.665480088655494</text:p>
              </table:table-cell>
              <table:table-cell office:value-type="float" office:value="0.812584857021666">
                <text:p>0.812584857021666</text:p>
              </table:table-cell>
            </table:table-row>
            <table:table-row>
              <table:table-cell office:value-type="string">
                <text:p>99</text:p>
              </table:table-cell>
              <table:table-cell office:value-type="float" office:value="99">
                <text:p>99</text:p>
              </table:table-cell>
              <table:table-cell office:value-type="float" office:value="0.659884955009911">
                <text:p>0.659884955009911</text:p>
              </table:table-cell>
              <table:table-cell office:value-type="float" office:value="0.810004012542176">
                <text:p>0.810004012542176</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19cm" svg:height="8.505cm" xlink:href=".." xlink:type="simple" chart:class="chart:scatter" chart:style-name="ch1">
        <chart:title svg:x="7.463cm" svg:y="0.306cm" chart:style-name="ch2">
          <text:p>Standard + 30 + R</text:p>
        </chart:title>
        <chart:legend chart:legend-position="end" svg:x="16.456cm" svg:y="3.704cm" style:legend-expansion="high" chart:style-name="ch3"/>
        <chart:plot-area chart:style-name="ch4" table:cell-range-address="Sheet1.A8:Sheet1.A106 Sheet1.H8:Sheet1.I106" svg:x="0.374cm" svg:y="1.255cm" svg:width="15.708cm" svg:height="7.08cm">
          <chartooo:coordinate-region svg:x="1.101cm" svg:y="1.454cm" svg:width="14.702cm" svg:height="6.234cm"/>
          <chart:axis chart:dimension="x" chart:name="primary-x" chart:style-name="ch5"/>
          <chart:axis chart:dimension="y" chart:name="primary-y" chart:style-name="ch5">
            <chart:grid chart:style-name="ch6" chart:class="major"/>
          </chart:axis>
          <chart:series chart:style-name="ch7" chart:values-cell-range-address="Sheet1.H8:Sheet1.H106" chart:class="chart:scatter">
            <chart:domain table:cell-range-address="Sheet1.A8:Sheet1.A106"/>
            <chart:data-point chart:repeated="99"/>
          </chart:series>
          <chart:series chart:style-name="ch8" chart:values-cell-range-address="Sheet1.I8:Sheet1.I106" chart:class="chart:scatter">
            <chart:data-point chart:repeated="99"/>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Column H</text:p>
              </table:table-cell>
              <table:table-cell office:value-type="string">
                <text:p>Column I</text:p>
              </table:table-cell>
            </table:table-row>
          </table:table-header-rows>
          <table:table-rows>
            <table:table-row>
              <table:table-cell office:value-type="string">
                <text:p>1</text:p>
              </table:table-cell>
              <table:table-cell office:value-type="float" office:value="1">
                <text:p>1</text:p>
                <draw:g>
                  <svg:desc>Sheet1.A8:Sheet1.A106</svg:desc>
                </draw:g>
              </table:table-cell>
              <table:table-cell office:value-type="float" office:value="0.820490768465072">
                <text:p>0.820490768465072</text:p>
                <draw:g>
                  <svg:desc>Sheet1.H8:Sheet1.H106</svg:desc>
                </draw:g>
              </table:table-cell>
              <table:table-cell office:value-type="float" office:value="0.600978990791867">
                <text:p>0.600978990791867</text:p>
                <draw:g>
                  <svg:desc>Sheet1.I8:Sheet1.I106</svg:desc>
                </draw:g>
              </table:table-cell>
            </table:table-row>
            <table:table-row>
              <table:table-cell office:value-type="string">
                <text:p>2</text:p>
              </table:table-cell>
              <table:table-cell office:value-type="float" office:value="2">
                <text:p>2</text:p>
              </table:table-cell>
              <table:table-cell office:value-type="float" office:value="0.80889951412544">
                <text:p>0.80889951412544</text:p>
              </table:table-cell>
              <table:table-cell office:value-type="float" office:value="0.56285508827139">
                <text:p>0.56285508827139</text:p>
              </table:table-cell>
            </table:table-row>
            <table:table-row>
              <table:table-cell office:value-type="string">
                <text:p>3</text:p>
              </table:table-cell>
              <table:table-cell office:value-type="float" office:value="3">
                <text:p>3</text:p>
              </table:table-cell>
              <table:table-cell office:value-type="float" office:value="0.790275380899058">
                <text:p>0.790275380899058</text:p>
              </table:table-cell>
              <table:table-cell office:value-type="float" office:value="0.531761878014128">
                <text:p>0.531761878014128</text:p>
              </table:table-cell>
            </table:table-row>
            <table:table-row>
              <table:table-cell office:value-type="string">
                <text:p>4</text:p>
              </table:table-cell>
              <table:table-cell office:value-type="float" office:value="4">
                <text:p>4</text:p>
              </table:table-cell>
              <table:table-cell office:value-type="float" office:value="0.765551450330448">
                <text:p>0.765551450330448</text:p>
              </table:table-cell>
              <table:table-cell office:value-type="float" office:value="0.504572962276209">
                <text:p>0.504572962276209</text:p>
              </table:table-cell>
            </table:table-row>
            <table:table-row>
              <table:table-cell office:value-type="string">
                <text:p>5</text:p>
              </table:table-cell>
              <table:table-cell office:value-type="float" office:value="5">
                <text:p>5</text:p>
              </table:table-cell>
              <table:table-cell office:value-type="float" office:value="0.735884010355451">
                <text:p>0.735884010355451</text:p>
              </table:table-cell>
              <table:table-cell office:value-type="float" office:value="0.479914204933022">
                <text:p>0.479914204933022</text:p>
              </table:table-cell>
            </table:table-row>
            <table:table-row>
              <table:table-cell office:value-type="string">
                <text:p>6</text:p>
              </table:table-cell>
              <table:table-cell office:value-type="float" office:value="6">
                <text:p>6</text:p>
              </table:table-cell>
              <table:table-cell office:value-type="float" office:value="0.702528401682073">
                <text:p>0.702528401682073</text:p>
              </table:table-cell>
              <table:table-cell office:value-type="float" office:value="0.457060177800229">
                <text:p>0.457060177800229</text:p>
              </table:table-cell>
            </table:table-row>
            <table:table-row>
              <table:table-cell office:value-type="string">
                <text:p>7</text:p>
              </table:table-cell>
              <table:table-cell office:value-type="float" office:value="7">
                <text:p>7</text:p>
              </table:table-cell>
              <table:table-cell office:value-type="float" office:value="0.666725070937431">
                <text:p>0.666725070937431</text:p>
              </table:table-cell>
              <table:table-cell office:value-type="float" office:value="0.435578269685295">
                <text:p>0.435578269685295</text:p>
              </table:table-cell>
            </table:table-row>
            <table:table-row>
              <table:table-cell office:value-type="string">
                <text:p>8</text:p>
              </table:table-cell>
              <table:table-cell office:value-type="float" office:value="8">
                <text:p>8</text:p>
              </table:table-cell>
              <table:table-cell office:value-type="float" office:value="0.629610849042179">
                <text:p>0.629610849042179</text:p>
              </table:table-cell>
              <table:table-cell office:value-type="float" office:value="0.415198731363702">
                <text:p>0.415198731363702</text:p>
              </table:table-cell>
            </table:table-row>
            <table:table-row>
              <table:table-cell office:value-type="string">
                <text:p>9</text:p>
              </table:table-cell>
              <table:table-cell office:value-type="float" office:value="9">
                <text:p>9</text:p>
              </table:table-cell>
              <table:table-cell office:value-type="float" office:value="0.592163325021429">
                <text:p>0.592163325021429</text:p>
              </table:table-cell>
              <table:table-cell office:value-type="float" office:value="0.395739365422484">
                <text:p>0.395739365422484</text:p>
              </table:table-cell>
            </table:table-row>
            <table:table-row>
              <table:table-cell office:value-type="string">
                <text:p>10</text:p>
              </table:table-cell>
              <table:table-cell office:value-type="float" office:value="10">
                <text:p>10</text:p>
              </table:table-cell>
              <table:table-cell office:value-type="float" office:value="0.555173327919657">
                <text:p>0.555173327919657</text:p>
              </table:table-cell>
              <table:table-cell office:value-type="float" office:value="0.37707539761883">
                <text:p>0.37707539761883</text:p>
              </table:table-cell>
            </table:table-row>
            <table:table-row>
              <table:table-cell office:value-type="string">
                <text:p>11</text:p>
              </table:table-cell>
              <table:table-cell office:value-type="float" office:value="11">
                <text:p>11</text:p>
              </table:table-cell>
              <table:table-cell office:value-type="float" office:value="0.519243943218833">
                <text:p>0.519243943218833</text:p>
              </table:table-cell>
              <table:table-cell office:value-type="float" office:value="0.359119565181218">
                <text:p>0.359119565181218</text:p>
              </table:table-cell>
            </table:table-row>
            <table:table-row>
              <table:table-cell office:value-type="string">
                <text:p>12</text:p>
              </table:table-cell>
              <table:table-cell office:value-type="float" office:value="12">
                <text:p>12</text:p>
              </table:table-cell>
              <table:table-cell office:value-type="float" office:value="0.484806336102269">
                <text:p>0.484806336102269</text:p>
              </table:table-cell>
              <table:table-cell office:value-type="float" office:value="0.341808237001975">
                <text:p>0.341808237001975</text:p>
              </table:table-cell>
            </table:table-row>
            <table:table-row>
              <table:table-cell office:value-type="string">
                <text:p>13</text:p>
              </table:table-cell>
              <table:table-cell office:value-type="float" office:value="13">
                <text:p>13</text:p>
              </table:table-cell>
              <table:table-cell office:value-type="float" office:value="0.452143195315919">
                <text:p>0.452143195315919</text:p>
              </table:table-cell>
              <table:table-cell office:value-type="float" office:value="0.325097248767837">
                <text:p>0.325097248767837</text:p>
              </table:table-cell>
            </table:table-row>
            <table:table-row>
              <table:table-cell office:value-type="string">
                <text:p>14</text:p>
              </table:table-cell>
              <table:table-cell office:value-type="float" office:value="14">
                <text:p>14</text:p>
              </table:table-cell>
              <table:table-cell office:value-type="float" office:value="0.421417914425748">
                <text:p>0.421417914425748</text:p>
              </table:table-cell>
              <table:table-cell office:value-type="float" office:value="0.308953944592092">
                <text:p>0.308953944592092</text:p>
              </table:table-cell>
            </table:table-row>
            <table:table-row>
              <table:table-cell office:value-type="string">
                <text:p>15</text:p>
              </table:table-cell>
              <table:table-cell office:value-type="float" office:value="15">
                <text:p>15</text:p>
              </table:table-cell>
              <table:table-cell office:value-type="float" office:value="0.913177564574023">
                <text:p>0.913177564574023</text:p>
              </table:table-cell>
              <table:table-cell office:value-type="float" office:value="0.9225821267235">
                <text:p>0.9225821267235</text:p>
              </table:table-cell>
            </table:table-row>
            <table:table-row>
              <table:table-cell office:value-type="string">
                <text:p>16</text:p>
              </table:table-cell>
              <table:table-cell office:value-type="float" office:value="16">
                <text:p>16</text:p>
              </table:table-cell>
              <table:table-cell office:value-type="float" office:value="0.915600483998051">
                <text:p>0.915600483998051</text:p>
              </table:table-cell>
              <table:table-cell office:value-type="float" office:value="0.915891631177454">
                <text:p>0.915891631177454</text:p>
              </table:table-cell>
            </table:table-row>
            <table:table-row>
              <table:table-cell office:value-type="string">
                <text:p>17</text:p>
              </table:table-cell>
              <table:table-cell office:value-type="float" office:value="17">
                <text:p>17</text:p>
              </table:table-cell>
              <table:table-cell office:value-type="float" office:value="0.917716391258451">
                <text:p>0.917716391258451</text:p>
              </table:table-cell>
              <table:table-cell office:value-type="float" office:value="0.908205820997505">
                <text:p>0.908205820997505</text:p>
              </table:table-cell>
            </table:table-row>
            <table:table-row>
              <table:table-cell office:value-type="string">
                <text:p>18</text:p>
              </table:table-cell>
              <table:table-cell office:value-type="float" office:value="18">
                <text:p>18</text:p>
              </table:table-cell>
              <table:table-cell office:value-type="float" office:value="0.919545297679786">
                <text:p>0.919545297679786</text:p>
              </table:table-cell>
              <table:table-cell office:value-type="float" office:value="0.899512963209724">
                <text:p>0.899512963209724</text:p>
              </table:table-cell>
            </table:table-row>
            <table:table-row>
              <table:table-cell office:value-type="string">
                <text:p>19</text:p>
              </table:table-cell>
              <table:table-cell office:value-type="float" office:value="19">
                <text:p>19</text:p>
              </table:table-cell>
              <table:table-cell office:value-type="float" office:value="0.921108498922379">
                <text:p>0.921108498922379</text:p>
              </table:table-cell>
              <table:table-cell office:value-type="float" office:value="0.889812232270194">
                <text:p>0.889812232270194</text:p>
              </table:table-cell>
            </table:table-row>
            <table:table-row>
              <table:table-cell office:value-type="string">
                <text:p>20</text:p>
              </table:table-cell>
              <table:table-cell office:value-type="float" office:value="20">
                <text:p>20</text:p>
              </table:table-cell>
              <table:table-cell office:value-type="float" office:value="0.922427729501092">
                <text:p>0.922427729501092</text:p>
              </table:table-cell>
              <table:table-cell office:value-type="float" office:value="0.879113211004046">
                <text:p>0.879113211004046</text:p>
              </table:table-cell>
            </table:table-row>
            <table:table-row>
              <table:table-cell office:value-type="string">
                <text:p>21</text:p>
              </table:table-cell>
              <table:table-cell office:value-type="float" office:value="21">
                <text:p>21</text:p>
              </table:table-cell>
              <table:table-cell office:value-type="float" office:value="0.923524168859967">
                <text:p>0.923524168859967</text:p>
              </table:table-cell>
              <table:table-cell office:value-type="float" office:value="0.867438344408467">
                <text:p>0.867438344408467</text:p>
              </table:table-cell>
            </table:table-row>
            <table:table-row>
              <table:table-cell office:value-type="string">
                <text:p>22</text:p>
              </table:table-cell>
              <table:table-cell office:value-type="float" office:value="22">
                <text:p>22</text:p>
              </table:table-cell>
              <table:table-cell office:value-type="float" office:value="0.92441800751038">
                <text:p>0.92441800751038</text:p>
              </table:table-cell>
              <table:table-cell office:value-type="float" office:value="0.854819697552161">
                <text:p>0.854819697552161</text:p>
              </table:table-cell>
            </table:table-row>
            <table:table-row>
              <table:table-cell office:value-type="string">
                <text:p>23</text:p>
              </table:table-cell>
              <table:table-cell office:value-type="float" office:value="23">
                <text:p>23</text:p>
              </table:table-cell>
              <table:table-cell office:value-type="float" office:value="0.925128308047909">
                <text:p>0.925128308047909</text:p>
              </table:table-cell>
              <table:table-cell office:value-type="float" office:value="0.841302980766278">
                <text:p>0.841302980766278</text:p>
              </table:table-cell>
            </table:table-row>
            <table:table-row>
              <table:table-cell office:value-type="string">
                <text:p>24</text:p>
              </table:table-cell>
              <table:table-cell office:value-type="float" office:value="24">
                <text:p>24</text:p>
              </table:table-cell>
              <table:table-cell office:value-type="float" office:value="0.925672436179805">
                <text:p>0.925672436179805</text:p>
              </table:table-cell>
              <table:table-cell office:value-type="float" office:value="0.826943137814716">
                <text:p>0.826943137814716</text:p>
              </table:table-cell>
            </table:table-row>
            <table:table-row>
              <table:table-cell office:value-type="string">
                <text:p>25</text:p>
              </table:table-cell>
              <table:table-cell office:value-type="float" office:value="25">
                <text:p>25</text:p>
              </table:table-cell>
              <table:table-cell office:value-type="float" office:value="0.926066684352325">
                <text:p>0.926066684352325</text:p>
              </table:table-cell>
              <table:table-cell office:value-type="float" office:value="0.811807740834858">
                <text:p>0.811807740834858</text:p>
              </table:table-cell>
            </table:table-row>
            <table:table-row>
              <table:table-cell office:value-type="string">
                <text:p>26</text:p>
              </table:table-cell>
              <table:table-cell office:value-type="float" office:value="26">
                <text:p>26</text:p>
              </table:table-cell>
              <table:table-cell office:value-type="float" office:value="0.926325627211144">
                <text:p>0.926325627211144</text:p>
              </table:table-cell>
              <table:table-cell office:value-type="float" office:value="0.795975595962122">
                <text:p>0.795975595962122</text:p>
              </table:table-cell>
            </table:table-row>
            <table:table-row>
              <table:table-cell office:value-type="string">
                <text:p>27</text:p>
              </table:table-cell>
              <table:table-cell office:value-type="float" office:value="27">
                <text:p>27</text:p>
              </table:table-cell>
              <table:table-cell office:value-type="float" office:value="0.926462661062406">
                <text:p>0.926462661062406</text:p>
              </table:table-cell>
              <table:table-cell office:value-type="float" office:value="0.779537092083406">
                <text:p>0.779537092083406</text:p>
              </table:table-cell>
            </table:table-row>
            <table:table-row>
              <table:table-cell office:value-type="string">
                <text:p>28</text:p>
              </table:table-cell>
              <table:table-cell office:value-type="float" office:value="28">
                <text:p>28</text:p>
              </table:table-cell>
              <table:table-cell office:value-type="float" office:value="0.926489787658753">
                <text:p>0.926489787658753</text:p>
              </table:table-cell>
              <table:table-cell office:value-type="float" office:value="0.762590289969755">
                <text:p>0.762590289969755</text:p>
              </table:table-cell>
            </table:table-row>
            <table:table-row>
              <table:table-cell office:value-type="string">
                <text:p>29</text:p>
              </table:table-cell>
              <table:table-cell office:value-type="float" office:value="29">
                <text:p>29</text:p>
              </table:table-cell>
              <table:table-cell office:value-type="float" office:value="0.92641783050483">
                <text:p>0.92641783050483</text:p>
              </table:table-cell>
              <table:table-cell office:value-type="float" office:value="0.745241947405983">
                <text:p>0.745241947405983</text:p>
              </table:table-cell>
            </table:table-row>
            <table:table-row>
              <table:table-cell office:value-type="string">
                <text:p>30</text:p>
              </table:table-cell>
              <table:table-cell office:value-type="float" office:value="30">
                <text:p>30</text:p>
              </table:table-cell>
              <table:table-cell office:value-type="float" office:value="0.824451308222539">
                <text:p>0.824451308222539</text:p>
              </table:table-cell>
              <table:table-cell office:value-type="float" office:value="0.656761380055715">
                <text:p>0.656761380055715</text:p>
              </table:table-cell>
            </table:table-row>
            <table:table-row>
              <table:table-cell office:value-type="string">
                <text:p>31</text:p>
              </table:table-cell>
              <table:table-cell office:value-type="float" office:value="31">
                <text:p>31</text:p>
              </table:table-cell>
              <table:table-cell office:value-type="float" office:value="0.781904784640502">
                <text:p>0.781904784640502</text:p>
              </table:table-cell>
              <table:table-cell office:value-type="float" office:value="0.612256061760768">
                <text:p>0.612256061760768</text:p>
              </table:table-cell>
            </table:table-row>
            <table:table-row>
              <table:table-cell office:value-type="string">
                <text:p>32</text:p>
              </table:table-cell>
              <table:table-cell office:value-type="float" office:value="32">
                <text:p>32</text:p>
              </table:table-cell>
              <table:table-cell office:value-type="float" office:value="0.787600765281901">
                <text:p>0.787600765281901</text:p>
              </table:table-cell>
              <table:table-cell office:value-type="float" office:value="0.616488629327994">
                <text:p>0.616488629327994</text:p>
              </table:table-cell>
            </table:table-row>
            <table:table-row>
              <table:table-cell office:value-type="string">
                <text:p>33</text:p>
              </table:table-cell>
              <table:table-cell office:value-type="float" office:value="33">
                <text:p>33</text:p>
              </table:table-cell>
              <table:table-cell office:value-type="float" office:value="0.792984335255294">
                <text:p>0.792984335255294</text:p>
              </table:table-cell>
              <table:table-cell office:value-type="float" office:value="0.620503479211817">
                <text:p>0.620503479211817</text:p>
              </table:table-cell>
            </table:table-row>
            <table:table-row>
              <table:table-cell office:value-type="string">
                <text:p>34</text:p>
              </table:table-cell>
              <table:table-cell office:value-type="float" office:value="34">
                <text:p>34</text:p>
              </table:table-cell>
              <table:table-cell office:value-type="float" office:value="0.798084672244392">
                <text:p>0.798084672244392</text:p>
              </table:table-cell>
              <table:table-cell office:value-type="float" office:value="0.624313894198558">
                <text:p>0.624313894198558</text:p>
              </table:table-cell>
            </table:table-row>
            <table:table-row>
              <table:table-cell office:value-type="string">
                <text:p>35</text:p>
              </table:table-cell>
              <table:table-cell office:value-type="float" office:value="35">
                <text:p>35</text:p>
              </table:table-cell>
              <table:table-cell office:value-type="float" office:value="0.802928178502571">
                <text:p>0.802928178502571</text:p>
              </table:table-cell>
              <table:table-cell office:value-type="float" office:value="0.627932368394311">
                <text:p>0.627932368394311</text:p>
              </table:table-cell>
            </table:table-row>
            <table:table-row>
              <table:table-cell office:value-type="string">
                <text:p>36</text:p>
              </table:table-cell>
              <table:table-cell office:value-type="float" office:value="36">
                <text:p>36</text:p>
              </table:table-cell>
              <table:table-cell office:value-type="float" office:value="0.807537415593866">
                <text:p>0.807537415593866</text:p>
              </table:table-cell>
              <table:table-cell office:value-type="float" office:value="0.631369809251456">
                <text:p>0.631369809251456</text:p>
              </table:table-cell>
            </table:table-row>
            <table:table-row>
              <table:table-cell office:value-type="string">
                <text:p>37</text:p>
              </table:table-cell>
              <table:table-cell office:value-type="float" office:value="37">
                <text:p>37</text:p>
              </table:table-cell>
              <table:table-cell office:value-type="float" office:value="0.811933470279458">
                <text:p>0.811933470279458</text:p>
              </table:table-cell>
              <table:table-cell office:value-type="float" office:value="0.634637450123892">
                <text:p>0.634637450123892</text:p>
              </table:table-cell>
            </table:table-row>
            <table:table-row>
              <table:table-cell office:value-type="string">
                <text:p>38</text:p>
              </table:table-cell>
              <table:table-cell office:value-type="float" office:value="38">
                <text:p>38</text:p>
              </table:table-cell>
              <table:table-cell office:value-type="float" office:value="0.816133298891301">
                <text:p>0.816133298891301</text:p>
              </table:table-cell>
              <table:table-cell office:value-type="float" office:value="0.637745118633118">
                <text:p>0.637745118633118</text:p>
              </table:table-cell>
            </table:table-row>
            <table:table-row>
              <table:table-cell office:value-type="string">
                <text:p>39</text:p>
              </table:table-cell>
              <table:table-cell office:value-type="float" office:value="39">
                <text:p>39</text:p>
              </table:table-cell>
              <table:table-cell office:value-type="float" office:value="0.820153608342695">
                <text:p>0.820153608342695</text:p>
              </table:table-cell>
              <table:table-cell office:value-type="float" office:value="0.640702668040041">
                <text:p>0.640702668040041</text:p>
              </table:table-cell>
            </table:table-row>
            <table:table-row>
              <table:table-cell office:value-type="string">
                <text:p>40</text:p>
              </table:table-cell>
              <table:table-cell office:value-type="float" office:value="40">
                <text:p>40</text:p>
              </table:table-cell>
              <table:table-cell office:value-type="float" office:value="0.824008300789575">
                <text:p>0.824008300789575</text:p>
              </table:table-cell>
              <table:table-cell office:value-type="float" office:value="0.643518662047929">
                <text:p>0.643518662047929</text:p>
              </table:table-cell>
            </table:table-row>
            <table:table-row>
              <table:table-cell office:value-type="string">
                <text:p>41</text:p>
              </table:table-cell>
              <table:table-cell office:value-type="float" office:value="41">
                <text:p>41</text:p>
              </table:table-cell>
              <table:table-cell office:value-type="float" office:value="0.827710542148941">
                <text:p>0.827710542148941</text:p>
              </table:table-cell>
              <table:table-cell office:value-type="float" office:value="0.646201561081676">
                <text:p>0.646201561081676</text:p>
              </table:table-cell>
            </table:table-row>
            <table:table-row>
              <table:table-cell office:value-type="string">
                <text:p>42</text:p>
              </table:table-cell>
              <table:table-cell office:value-type="float" office:value="42">
                <text:p>42</text:p>
              </table:table-cell>
              <table:table-cell office:value-type="float" office:value="0.831271818644547">
                <text:p>0.831271818644547</text:p>
              </table:table-cell>
              <table:table-cell office:value-type="float" office:value="0.648758868099364">
                <text:p>0.648758868099364</text:p>
              </table:table-cell>
            </table:table-row>
            <table:table-row>
              <table:table-cell office:value-type="string">
                <text:p>43</text:p>
              </table:table-cell>
              <table:table-cell office:value-type="float" office:value="43">
                <text:p>43</text:p>
              </table:table-cell>
              <table:table-cell office:value-type="float" office:value="0.834702385323818">
                <text:p>0.834702385323818</text:p>
              </table:table-cell>
              <table:table-cell office:value-type="float" office:value="0.651198420259254">
                <text:p>0.651198420259254</text:p>
              </table:table-cell>
            </table:table-row>
            <table:table-row>
              <table:table-cell office:value-type="string">
                <text:p>44</text:p>
              </table:table-cell>
              <table:table-cell office:value-type="float" office:value="44">
                <text:p>44</text:p>
              </table:table-cell>
              <table:table-cell office:value-type="float" office:value="0.838011792946714">
                <text:p>0.838011792946714</text:p>
              </table:table-cell>
              <table:table-cell office:value-type="float" office:value="0.653526285322954">
                <text:p>0.653526285322954</text:p>
              </table:table-cell>
            </table:table-row>
            <table:table-row>
              <table:table-cell office:value-type="string">
                <text:p>45</text:p>
              </table:table-cell>
              <table:table-cell office:value-type="float" office:value="45">
                <text:p>45</text:p>
              </table:table-cell>
              <table:table-cell office:value-type="float" office:value="0.841208569042641">
                <text:p>0.841208569042641</text:p>
              </table:table-cell>
              <table:table-cell office:value-type="float" office:value="0.655749531108595">
                <text:p>0.655749531108595</text:p>
              </table:table-cell>
            </table:table-row>
            <table:table-row>
              <table:table-cell office:value-type="string">
                <text:p>46</text:p>
              </table:table-cell>
              <table:table-cell office:value-type="float" office:value="46">
                <text:p>46</text:p>
              </table:table-cell>
              <table:table-cell office:value-type="float" office:value="0.844300466125957">
                <text:p>0.844300466125957</text:p>
              </table:table-cell>
              <table:table-cell office:value-type="float" office:value="0.657873570123815">
                <text:p>0.657873570123815</text:p>
              </table:table-cell>
            </table:table-row>
            <table:table-row>
              <table:table-cell office:value-type="string">
                <text:p>47</text:p>
              </table:table-cell>
              <table:table-cell office:value-type="float" office:value="47">
                <text:p>47</text:p>
              </table:table-cell>
              <table:table-cell office:value-type="float" office:value="0.847294494960491">
                <text:p>0.847294494960491</text:p>
              </table:table-cell>
              <table:table-cell office:value-type="float" office:value="0.65990439528893">
                <text:p>0.65990439528893</text:p>
              </table:table-cell>
            </table:table-row>
            <table:table-row>
              <table:table-cell office:value-type="string">
                <text:p>48</text:p>
              </table:table-cell>
              <table:table-cell office:value-type="float" office:value="48">
                <text:p>48</text:p>
              </table:table-cell>
              <table:table-cell office:value-type="float" office:value="0.850196903864936">
                <text:p>0.850196903864936</text:p>
              </table:table-cell>
              <table:table-cell office:value-type="float" office:value="0.661847383574067">
                <text:p>0.661847383574067</text:p>
              </table:table-cell>
            </table:table-row>
            <table:table-row>
              <table:table-cell office:value-type="string">
                <text:p>49</text:p>
              </table:table-cell>
              <table:table-cell office:value-type="float" office:value="49">
                <text:p>49</text:p>
              </table:table-cell>
              <table:table-cell office:value-type="float" office:value="0.853013921307065">
                <text:p>0.853013921307065</text:p>
              </table:table-cell>
              <table:table-cell office:value-type="float" office:value="0.663707209790839">
                <text:p>0.663707209790839</text:p>
              </table:table-cell>
            </table:table-row>
            <table:table-row>
              <table:table-cell office:value-type="string">
                <text:p>50</text:p>
              </table:table-cell>
              <table:table-cell office:value-type="float" office:value="50">
                <text:p>50</text:p>
              </table:table-cell>
              <table:table-cell office:value-type="float" office:value="0.824451308222539">
                <text:p>0.824451308222539</text:p>
              </table:table-cell>
              <table:table-cell office:value-type="float" office:value="0.656761380055715">
                <text:p>0.656761380055715</text:p>
              </table:table-cell>
            </table:table-row>
            <table:table-row>
              <table:table-cell office:value-type="string">
                <text:p>51</text:p>
              </table:table-cell>
              <table:table-cell office:value-type="float" office:value="51">
                <text:p>51</text:p>
              </table:table-cell>
              <table:table-cell office:value-type="float" office:value="0.855887870011856">
                <text:p>0.855887870011856</text:p>
              </table:table-cell>
              <table:table-cell office:value-type="float" office:value="0.665544790628983">
                <text:p>0.665544790628983</text:p>
              </table:table-cell>
            </table:table-row>
            <table:table-row>
              <table:table-cell office:value-type="string">
                <text:p>52</text:p>
              </table:table-cell>
              <table:table-cell office:value-type="float" office:value="52">
                <text:p>52</text:p>
              </table:table-cell>
              <table:table-cell office:value-type="float" office:value="0.856016941729327">
                <text:p>0.856016941729327</text:p>
              </table:table-cell>
              <table:table-cell office:value-type="float" office:value="0.665598910932621">
                <text:p>0.665598910932621</text:p>
              </table:table-cell>
            </table:table-row>
            <table:table-row>
              <table:table-cell office:value-type="string">
                <text:p>53</text:p>
              </table:table-cell>
              <table:table-cell office:value-type="float" office:value="53">
                <text:p>53</text:p>
              </table:table-cell>
              <table:table-cell office:value-type="float" office:value="0.856138608180631">
                <text:p>0.856138608180631</text:p>
              </table:table-cell>
              <table:table-cell office:value-type="float" office:value="0.66565079729965">
                <text:p>0.66565079729965</text:p>
              </table:table-cell>
            </table:table-row>
            <table:table-row>
              <table:table-cell office:value-type="string">
                <text:p>54</text:p>
              </table:table-cell>
              <table:table-cell office:value-type="float" office:value="54">
                <text:p>54</text:p>
              </table:table-cell>
              <table:table-cell office:value-type="float" office:value="0.85625343254687">
                <text:p>0.85625343254687</text:p>
              </table:table-cell>
              <table:table-cell office:value-type="float" office:value="0.665700527364047">
                <text:p>0.665700527364047</text:p>
              </table:table-cell>
            </table:table-row>
            <table:table-row>
              <table:table-cell office:value-type="string">
                <text:p>55</text:p>
              </table:table-cell>
              <table:table-cell office:value-type="float" office:value="55">
                <text:p>55</text:p>
              </table:table-cell>
              <table:table-cell office:value-type="float" office:value="0.856361927387921">
                <text:p>0.856361927387921</text:p>
              </table:table-cell>
              <table:table-cell office:value-type="float" office:value="0.665748214955326">
                <text:p>0.665748214955326</text:p>
              </table:table-cell>
            </table:table-row>
            <table:table-row>
              <table:table-cell office:value-type="string">
                <text:p>56</text:p>
              </table:table-cell>
              <table:table-cell office:value-type="float" office:value="56">
                <text:p>56</text:p>
              </table:table-cell>
              <table:table-cell office:value-type="float" office:value="0.856464532822909">
                <text:p>0.856464532822909</text:p>
              </table:table-cell>
              <table:table-cell office:value-type="float" office:value="0.665793929754711">
                <text:p>0.665793929754711</text:p>
              </table:table-cell>
            </table:table-row>
            <table:table-row>
              <table:table-cell office:value-type="string">
                <text:p>57</text:p>
              </table:table-cell>
              <table:table-cell office:value-type="float" office:value="57">
                <text:p>57</text:p>
              </table:table-cell>
              <table:table-cell office:value-type="float" office:value="0.856561693813164">
                <text:p>0.856561693813164</text:p>
              </table:table-cell>
              <table:table-cell office:value-type="float" office:value="0.665837769228597">
                <text:p>0.665837769228597</text:p>
              </table:table-cell>
            </table:table-row>
            <table:table-row>
              <table:table-cell office:value-type="string">
                <text:p>58</text:p>
              </table:table-cell>
              <table:table-cell office:value-type="float" office:value="58">
                <text:p>58</text:p>
              </table:table-cell>
              <table:table-cell office:value-type="float" office:value="0.85665372958164">
                <text:p>0.85665372958164</text:p>
              </table:table-cell>
              <table:table-cell office:value-type="float" office:value="0.665879819143653">
                <text:p>0.665879819143653</text:p>
              </table:table-cell>
            </table:table-row>
            <table:table-row>
              <table:table-cell office:value-type="string">
                <text:p>59</text:p>
              </table:table-cell>
              <table:table-cell office:value-type="float" office:value="59">
                <text:p>59</text:p>
              </table:table-cell>
              <table:table-cell office:value-type="float" office:value="0.856740997225083">
                <text:p>0.856740997225083</text:p>
              </table:table-cell>
              <table:table-cell office:value-type="float" office:value="0.665920122399439">
                <text:p>0.665920122399439</text:p>
              </table:table-cell>
            </table:table-row>
            <table:table-row>
              <table:table-cell office:value-type="string">
                <text:p>60</text:p>
              </table:table-cell>
              <table:table-cell office:value-type="float" office:value="60">
                <text:p>60</text:p>
              </table:table-cell>
              <table:table-cell office:value-type="float" office:value="0.856823772444314">
                <text:p>0.856823772444314</text:p>
              </table:table-cell>
              <table:table-cell office:value-type="float" office:value="0.665958776401299">
                <text:p>0.665958776401299</text:p>
              </table:table-cell>
            </table:table-row>
            <table:table-row>
              <table:table-cell office:value-type="string">
                <text:p>61</text:p>
              </table:table-cell>
              <table:table-cell office:value-type="float" office:value="61">
                <text:p>61</text:p>
              </table:table-cell>
              <table:table-cell office:value-type="float" office:value="0.856902339407567">
                <text:p>0.856902339407567</text:p>
              </table:table-cell>
              <table:table-cell office:value-type="float" office:value="0.665995813889404">
                <text:p>0.665995813889404</text:p>
              </table:table-cell>
            </table:table-row>
            <table:table-row>
              <table:table-cell office:value-type="string">
                <text:p>62</text:p>
              </table:table-cell>
              <table:table-cell office:value-type="float" office:value="62">
                <text:p>62</text:p>
              </table:table-cell>
              <table:table-cell office:value-type="float" office:value="0.856976930302364">
                <text:p>0.856976930302364</text:p>
              </table:table-cell>
              <table:table-cell office:value-type="float" office:value="0.666031325926503">
                <text:p>0.666031325926503</text:p>
              </table:table-cell>
            </table:table-row>
            <table:table-row>
              <table:table-cell office:value-type="string">
                <text:p>63</text:p>
              </table:table-cell>
              <table:table-cell office:value-type="float" office:value="63">
                <text:p>63</text:p>
              </table:table-cell>
              <table:table-cell office:value-type="float" office:value="0.857047758053961">
                <text:p>0.857047758053961</text:p>
              </table:table-cell>
              <table:table-cell office:value-type="float" office:value="0.666065344878351">
                <text:p>0.666065344878351</text:p>
              </table:table-cell>
            </table:table-row>
            <table:table-row>
              <table:table-cell office:value-type="string">
                <text:p>64</text:p>
              </table:table-cell>
              <table:table-cell office:value-type="float" office:value="64">
                <text:p>64</text:p>
              </table:table-cell>
              <table:table-cell office:value-type="float" office:value="0.857115015670276">
                <text:p>0.857115015670276</text:p>
              </table:table-cell>
              <table:table-cell office:value-type="float" office:value="0.666097926685976">
                <text:p>0.666097926685976</text:p>
              </table:table-cell>
            </table:table-row>
            <table:table-row>
              <table:table-cell office:value-type="string">
                <text:p>65</text:p>
              </table:table-cell>
              <table:table-cell office:value-type="float" office:value="65">
                <text:p>65</text:p>
              </table:table-cell>
              <table:table-cell office:value-type="float" office:value="0.857178878639489">
                <text:p>0.857178878639489</text:p>
              </table:table-cell>
              <table:table-cell office:value-type="float" office:value="0.666129118071417">
                <text:p>0.666129118071417</text:p>
              </table:table-cell>
            </table:table-row>
            <table:table-row>
              <table:table-cell office:value-type="string">
                <text:p>66</text:p>
              </table:table-cell>
              <table:table-cell office:value-type="float" office:value="66">
                <text:p>66</text:p>
              </table:table-cell>
              <table:table-cell office:value-type="float" office:value="0.857239493338408">
                <text:p>0.857239493338408</text:p>
              </table:table-cell>
              <table:table-cell office:value-type="float" office:value="0.666158954114431">
                <text:p>0.666158954114431</text:p>
              </table:table-cell>
            </table:table-row>
            <table:table-row>
              <table:table-cell office:value-type="string">
                <text:p>67</text:p>
              </table:table-cell>
              <table:table-cell office:value-type="float" office:value="67">
                <text:p>67</text:p>
              </table:table-cell>
              <table:table-cell office:value-type="float" office:value="0.857296998551602">
                <text:p>0.857296998551602</text:p>
              </table:table-cell>
              <table:table-cell office:value-type="float" office:value="0.666187477380538">
                <text:p>0.666187477380538</text:p>
              </table:table-cell>
            </table:table-row>
            <table:table-row>
              <table:table-cell office:value-type="string">
                <text:p>68</text:p>
              </table:table-cell>
              <table:table-cell office:value-type="float" office:value="68">
                <text:p>68</text:p>
              </table:table-cell>
              <table:table-cell office:value-type="float" office:value="0.857351496119906">
                <text:p>0.857351496119906</text:p>
              </table:table-cell>
              <table:table-cell office:value-type="float" office:value="0.66621471231476">
                <text:p>0.66621471231476</text:p>
              </table:table-cell>
            </table:table-row>
            <table:table-row>
              <table:table-cell office:value-type="string">
                <text:p>69</text:p>
              </table:table-cell>
              <table:table-cell office:value-type="float" office:value="69">
                <text:p>69</text:p>
              </table:table-cell>
              <table:table-cell office:value-type="float" office:value="0.857403099763956">
                <text:p>0.857403099763956</text:p>
              </table:table-cell>
              <table:table-cell office:value-type="float" office:value="0.66624069360377">
                <text:p>0.66624069360377</text:p>
              </table:table-cell>
            </table:table-row>
            <table:table-row>
              <table:table-cell office:value-type="string">
                <text:p>70</text:p>
              </table:table-cell>
              <table:table-cell office:value-type="float" office:value="70">
                <text:p>70</text:p>
              </table:table-cell>
              <table:table-cell office:value-type="float" office:value="0.857451887561267">
                <text:p>0.857451887561267</text:p>
              </table:table-cell>
              <table:table-cell office:value-type="float" office:value="0.666265442795042">
                <text:p>0.666265442795042</text:p>
              </table:table-cell>
            </table:table-row>
            <table:table-row>
              <table:table-cell office:value-type="string">
                <text:p>71</text:p>
              </table:table-cell>
              <table:table-cell office:value-type="float" office:value="71">
                <text:p>71</text:p>
              </table:table-cell>
              <table:table-cell office:value-type="float" office:value="0.857497919226479">
                <text:p>0.857497919226479</text:p>
              </table:table-cell>
              <table:table-cell office:value-type="float" office:value="0.666288969689224">
                <text:p>0.666288969689224</text:p>
              </table:table-cell>
            </table:table-row>
            <table:table-row>
              <table:table-cell office:value-type="string">
                <text:p>72</text:p>
              </table:table-cell>
              <table:table-cell office:value-type="float" office:value="72">
                <text:p>72</text:p>
              </table:table-cell>
              <table:table-cell office:value-type="float" office:value="0.857541242705951">
                <text:p>0.857541242705951</text:p>
              </table:table-cell>
              <table:table-cell office:value-type="float" office:value="0.666311293411219">
                <text:p>0.666311293411219</text:p>
              </table:table-cell>
            </table:table-row>
            <table:table-row>
              <table:table-cell office:value-type="string">
                <text:p>73</text:p>
              </table:table-cell>
              <table:table-cell office:value-type="float" office:value="73">
                <text:p>73</text:p>
              </table:table-cell>
              <table:table-cell office:value-type="float" office:value="0.857581881851923">
                <text:p>0.857581881851923</text:p>
              </table:table-cell>
              <table:table-cell office:value-type="float" office:value="0.66633242468503">
                <text:p>0.66633242468503</text:p>
              </table:table-cell>
            </table:table-row>
            <table:table-row>
              <table:table-cell office:value-type="string">
                <text:p>74</text:p>
              </table:table-cell>
              <table:table-cell office:value-type="float" office:value="74">
                <text:p>74</text:p>
              </table:table-cell>
              <table:table-cell office:value-type="float" office:value="0.857619857590062">
                <text:p>0.857619857590062</text:p>
              </table:table-cell>
              <table:table-cell office:value-type="float" office:value="0.666352349567766">
                <text:p>0.666352349567766</text:p>
              </table:table-cell>
            </table:table-row>
            <table:table-row>
              <table:table-cell office:value-type="string">
                <text:p>75</text:p>
              </table:table-cell>
              <table:table-cell office:value-type="float" office:value="75">
                <text:p>75</text:p>
              </table:table-cell>
              <table:table-cell office:value-type="float" office:value="0.857655154372866">
                <text:p>0.857655154372866</text:p>
              </table:table-cell>
              <table:table-cell office:value-type="float" office:value="0.666371070883017">
                <text:p>0.666371070883017</text:p>
              </table:table-cell>
            </table:table-row>
            <table:table-row>
              <table:table-cell office:value-type="string">
                <text:p>76</text:p>
              </table:table-cell>
              <table:table-cell office:value-type="float" office:value="76">
                <text:p>76</text:p>
              </table:table-cell>
              <table:table-cell office:value-type="float" office:value="0.857687736741597">
                <text:p>0.857687736741597</text:p>
              </table:table-cell>
              <table:table-cell office:value-type="float" office:value="0.666388569026927">
                <text:p>0.666388569026927</text:p>
              </table:table-cell>
            </table:table-row>
            <table:table-row>
              <table:table-cell office:value-type="string">
                <text:p>77</text:p>
              </table:table-cell>
              <table:table-cell office:value-type="float" office:value="77">
                <text:p>77</text:p>
              </table:table-cell>
              <table:table-cell office:value-type="float" office:value="0.857717539937543">
                <text:p>0.857717539937543</text:p>
              </table:table-cell>
              <table:table-cell office:value-type="float" office:value="0.666404816741121">
                <text:p>0.666404816741121</text:p>
              </table:table-cell>
            </table:table-row>
            <table:table-row>
              <table:table-cell office:value-type="string">
                <text:p>78</text:p>
              </table:table-cell>
              <table:table-cell office:value-type="float" office:value="78">
                <text:p>78</text:p>
              </table:table-cell>
              <table:table-cell office:value-type="float" office:value="0.857744471832978">
                <text:p>0.857744471832978</text:p>
              </table:table-cell>
              <table:table-cell office:value-type="float" office:value="0.666419777142315">
                <text:p>0.666419777142315</text:p>
              </table:table-cell>
            </table:table-row>
            <table:table-row>
              <table:table-cell office:value-type="string">
                <text:p>79</text:p>
              </table:table-cell>
              <table:table-cell office:value-type="float" office:value="79">
                <text:p>79</text:p>
              </table:table-cell>
              <table:table-cell office:value-type="float" office:value="0.857768407144751">
                <text:p>0.857768407144751</text:p>
              </table:table-cell>
              <table:table-cell office:value-type="float" office:value="0.666433401424065">
                <text:p>0.666433401424065</text:p>
              </table:table-cell>
            </table:table-row>
            <table:table-row>
              <table:table-cell office:value-type="string">
                <text:p>80</text:p>
              </table:table-cell>
              <table:table-cell office:value-type="float" office:value="80">
                <text:p>80</text:p>
              </table:table-cell>
              <table:table-cell office:value-type="float" office:value="0.857789182040293">
                <text:p>0.857789182040293</text:p>
              </table:table-cell>
              <table:table-cell office:value-type="float" office:value="0.666445613772347">
                <text:p>0.666445613772347</text:p>
              </table:table-cell>
            </table:table-row>
            <table:table-row>
              <table:table-cell office:value-type="string">
                <text:p>81</text:p>
              </table:table-cell>
              <table:table-cell office:value-type="float" office:value="81">
                <text:p>81</text:p>
              </table:table-cell>
              <table:table-cell office:value-type="float" office:value="0.857806549429348">
                <text:p>0.857806549429348</text:p>
              </table:table-cell>
              <table:table-cell office:value-type="float" office:value="0.666456324888968">
                <text:p>0.666456324888968</text:p>
              </table:table-cell>
            </table:table-row>
            <table:table-row>
              <table:table-cell office:value-type="string">
                <text:p>82</text:p>
              </table:table-cell>
              <table:table-cell office:value-type="float" office:value="82">
                <text:p>82</text:p>
              </table:table-cell>
              <table:table-cell office:value-type="float" office:value="0.857820239913828">
                <text:p>0.857820239913828</text:p>
              </table:table-cell>
              <table:table-cell office:value-type="float" office:value="0.666465428495992">
                <text:p>0.666465428495992</text:p>
              </table:table-cell>
            </table:table-row>
            <table:table-row>
              <table:table-cell office:value-type="string">
                <text:p>83</text:p>
              </table:table-cell>
              <table:table-cell office:value-type="float" office:value="83">
                <text:p>83</text:p>
              </table:table-cell>
              <table:table-cell office:value-type="float" office:value="0.857829867687631">
                <text:p>0.857829867687631</text:p>
              </table:table-cell>
              <table:table-cell office:value-type="float" office:value="0.66647276437988">
                <text:p>0.66647276437988</text:p>
              </table:table-cell>
            </table:table-row>
            <table:table-row>
              <table:table-cell office:value-type="string">
                <text:p>84</text:p>
              </table:table-cell>
              <table:table-cell office:value-type="float" office:value="84">
                <text:p>84</text:p>
              </table:table-cell>
              <table:table-cell office:value-type="float" office:value="0.857834933619103">
                <text:p>0.857834933619103</text:p>
              </table:table-cell>
              <table:table-cell office:value-type="float" office:value="0.666478140992684">
                <text:p>0.666478140992684</text:p>
              </table:table-cell>
            </table:table-row>
            <table:table-row>
              <table:table-cell office:value-type="string">
                <text:p>85</text:p>
              </table:table-cell>
              <table:table-cell office:value-type="float" office:value="85">
                <text:p>85</text:p>
              </table:table-cell>
              <table:table-cell office:value-type="float" office:value="0.857834832341769">
                <text:p>0.857834832341769</text:p>
              </table:table-cell>
              <table:table-cell office:value-type="float" office:value="0.666481318364984">
                <text:p>0.666481318364984</text:p>
              </table:table-cell>
            </table:table-row>
            <table:table-row>
              <table:table-cell office:value-type="string">
                <text:p>86</text:p>
              </table:table-cell>
              <table:table-cell office:value-type="float" office:value="86">
                <text:p>86</text:p>
              </table:table-cell>
              <table:table-cell office:value-type="float" office:value="0.857828714889431">
                <text:p>0.857828714889431</text:p>
              </table:table-cell>
              <table:table-cell office:value-type="float" office:value="0.666481954057698">
                <text:p>0.666481954057698</text:p>
              </table:table-cell>
            </table:table-row>
            <table:table-row>
              <table:table-cell office:value-type="string">
                <text:p>87</text:p>
              </table:table-cell>
              <table:table-cell office:value-type="float" office:value="87">
                <text:p>87</text:p>
              </table:table-cell>
              <table:table-cell office:value-type="float" office:value="0.857815515740148">
                <text:p>0.857815515740148</text:p>
              </table:table-cell>
              <table:table-cell office:value-type="float" office:value="0.666479627441649">
                <text:p>0.666479627441649</text:p>
              </table:table-cell>
            </table:table-row>
            <table:table-row>
              <table:table-cell office:value-type="string">
                <text:p>88</text:p>
              </table:table-cell>
              <table:table-cell office:value-type="float" office:value="88">
                <text:p>88</text:p>
              </table:table-cell>
              <table:table-cell office:value-type="float" office:value="0.8577937543869">
                <text:p>0.8577937543869</text:p>
              </table:table-cell>
              <table:table-cell office:value-type="float" office:value="0.666473758907655">
                <text:p>0.666473758907655</text:p>
              </table:table-cell>
            </table:table-row>
            <table:table-row>
              <table:table-cell office:value-type="string">
                <text:p>89</text:p>
              </table:table-cell>
              <table:table-cell office:value-type="float" office:value="89">
                <text:p>89</text:p>
              </table:table-cell>
              <table:table-cell office:value-type="float" office:value="0.857761452075283">
                <text:p>0.857761452075283</text:p>
              </table:table-cell>
              <table:table-cell office:value-type="float" office:value="0.666463561687282">
                <text:p>0.666463561687282</text:p>
              </table:table-cell>
            </table:table-row>
            <table:table-row>
              <table:table-cell office:value-type="string">
                <text:p>90</text:p>
              </table:table-cell>
              <table:table-cell office:value-type="float" office:value="90">
                <text:p>90</text:p>
              </table:table-cell>
              <table:table-cell office:value-type="float" office:value="0.857715803536184">
                <text:p>0.857715803536184</text:p>
              </table:table-cell>
              <table:table-cell office:value-type="float" office:value="0.666447925480739">
                <text:p>0.666447925480739</text:p>
              </table:table-cell>
            </table:table-row>
            <table:table-row>
              <table:table-cell office:value-type="string">
                <text:p>91</text:p>
              </table:table-cell>
              <table:table-cell office:value-type="float" office:value="91">
                <text:p>91</text:p>
              </table:table-cell>
              <table:table-cell office:value-type="float" office:value="0.857652811378702">
                <text:p>0.857652811378702</text:p>
              </table:table-cell>
              <table:table-cell office:value-type="float" office:value="0.666425283947784">
                <text:p>0.666425283947784</text:p>
              </table:table-cell>
            </table:table-row>
            <table:table-row>
              <table:table-cell office:value-type="string">
                <text:p>92</text:p>
              </table:table-cell>
              <table:table-cell office:value-type="float" office:value="92">
                <text:p>92</text:p>
              </table:table-cell>
              <table:table-cell office:value-type="float" office:value="0.857566476606797">
                <text:p>0.857566476606797</text:p>
              </table:table-cell>
              <table:table-cell office:value-type="float" office:value="0.666393276259161">
                <text:p>0.666393276259161</text:p>
              </table:table-cell>
            </table:table-row>
            <table:table-row>
              <table:table-cell office:value-type="string">
                <text:p>93</text:p>
              </table:table-cell>
              <table:table-cell office:value-type="float" office:value="93">
                <text:p>93</text:p>
              </table:table-cell>
              <table:table-cell office:value-type="float" office:value="0.857447521123539">
                <text:p>0.857447521123539</text:p>
              </table:table-cell>
              <table:table-cell office:value-type="float" office:value="0.666348290240013">
                <text:p>0.666348290240013</text:p>
              </table:table-cell>
            </table:table-row>
            <table:table-row>
              <table:table-cell office:value-type="string">
                <text:p>94</text:p>
              </table:table-cell>
              <table:table-cell office:value-type="float" office:value="94">
                <text:p>94</text:p>
              </table:table-cell>
              <table:table-cell office:value-type="float" office:value="0.857280673303689">
                <text:p>0.857280673303689</text:p>
              </table:table-cell>
              <table:table-cell office:value-type="float" office:value="0.666284394048064">
                <text:p>0.666284394048064</text:p>
              </table:table-cell>
            </table:table-row>
            <table:table-row>
              <table:table-cell office:value-type="string">
                <text:p>95</text:p>
              </table:table-cell>
              <table:table-cell office:value-type="float" office:value="95">
                <text:p>95</text:p>
              </table:table-cell>
              <table:table-cell office:value-type="float" office:value="0.857039076528549">
                <text:p>0.857039076528549</text:p>
              </table:table-cell>
              <table:table-cell office:value-type="float" office:value="0.666191222916932">
                <text:p>0.666191222916932</text:p>
              </table:table-cell>
            </table:table-row>
            <table:table-row>
              <table:table-cell office:value-type="string">
                <text:p>96</text:p>
              </table:table-cell>
              <table:table-cell office:value-type="float" office:value="96">
                <text:p>96</text:p>
              </table:table-cell>
              <table:table-cell office:value-type="float" office:value="0.856670506065421">
                <text:p>0.856670506065421</text:p>
              </table:table-cell>
              <table:table-cell office:value-type="float" office:value="0.666048895759623">
                <text:p>0.666048895759623</text:p>
              </table:table-cell>
            </table:table-row>
            <table:table-row>
              <table:table-cell office:value-type="string">
                <text:p>97</text:p>
              </table:table-cell>
              <table:table-cell office:value-type="float" office:value="97">
                <text:p>97</text:p>
              </table:table-cell>
              <table:table-cell office:value-type="float" office:value="0.856058618380139">
                <text:p>0.856058618380139</text:p>
              </table:table-cell>
              <table:table-cell office:value-type="float" office:value="0.665813797623688">
                <text:p>0.665813797623688</text:p>
              </table:table-cell>
            </table:table-row>
            <table:table-row>
              <table:table-cell office:value-type="string">
                <text:p>98</text:p>
              </table:table-cell>
              <table:table-cell office:value-type="float" office:value="98">
                <text:p>98</text:p>
              </table:table-cell>
              <table:table-cell office:value-type="float" office:value="0.854880750440059">
                <text:p>0.854880750440059</text:p>
              </table:table-cell>
              <table:table-cell office:value-type="float" office:value="0.66536818919108">
                <text:p>0.66536818919108</text:p>
              </table:table-cell>
            </table:table-row>
            <table:table-row>
              <table:table-cell office:value-type="string">
                <text:p>99</text:p>
              </table:table-cell>
              <table:table-cell office:value-type="float" office:value="99">
                <text:p>99</text:p>
              </table:table-cell>
              <table:table-cell office:value-type="float" office:value="0.85178663743589">
                <text:p>0.85178663743589</text:p>
              </table:table-cell>
              <table:table-cell office:value-type="float" office:value="0.664246932427323">
                <text:p>0.664246932427323</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64cm" svg:height="8.994cm" xlink:href=".." xlink:type="simple" chart:class="chart:scatter" chart:style-name="ch1">
        <chart:title svg:x="6.834cm" svg:y="0.315cm" chart:style-name="ch2">
          <text:p>Standard + 15 + 30 + R</text:p>
        </chart:title>
        <chart:legend chart:legend-position="end" svg:x="16.201cm" svg:y="3.949cm" style:legend-expansion="high" chart:style-name="ch3"/>
        <chart:plot-area chart:style-name="ch4" table:cell-range-address="Sheet1.A8:Sheet1.A106 Sheet1.K8:Sheet1.L106" svg:x="0.369cm" svg:y="1.273cm" svg:width="15.463cm" svg:height="7.542cm">
          <chartooo:coordinate-region svg:x="1.096cm" svg:y="1.473cm" svg:width="14.456cm" svg:height="6.695cm"/>
          <chart:axis chart:dimension="x" chart:name="primary-x" chart:style-name="ch5"/>
          <chart:axis chart:dimension="y" chart:name="primary-y" chart:style-name="ch5">
            <chart:grid chart:style-name="ch6" chart:class="major"/>
          </chart:axis>
          <chart:series chart:style-name="ch7" chart:values-cell-range-address="Sheet1.K8:Sheet1.K106" chart:class="chart:scatter">
            <chart:domain table:cell-range-address="Sheet1.A8:Sheet1.A106"/>
            <chart:data-point chart:repeated="99"/>
          </chart:series>
          <chart:series chart:style-name="ch8" chart:values-cell-range-address="Sheet1.L8:Sheet1.L106" chart:class="chart:scatter">
            <chart:data-point chart:repeated="99"/>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Column K</text:p>
              </table:table-cell>
              <table:table-cell office:value-type="string">
                <text:p>Column L</text:p>
              </table:table-cell>
            </table:table-row>
          </table:table-header-rows>
          <table:table-rows>
            <table:table-row>
              <table:table-cell office:value-type="string">
                <text:p>1</text:p>
              </table:table-cell>
              <table:table-cell office:value-type="float" office:value="1">
                <text:p>1</text:p>
                <draw:g>
                  <svg:desc>Sheet1.A8:Sheet1.A106</svg:desc>
                </draw:g>
              </table:table-cell>
              <table:table-cell office:value-type="float" office:value="0.911785549741342">
                <text:p>0.911785549741342</text:p>
                <draw:g>
                  <svg:desc>Sheet1.K8:Sheet1.K106</svg:desc>
                </draw:g>
              </table:table-cell>
              <table:table-cell office:value-type="float" office:value="0.906776552845637">
                <text:p>0.906776552845637</text:p>
                <draw:g>
                  <svg:desc>Sheet1.L8:Sheet1.L106</svg:desc>
                </draw:g>
              </table:table-cell>
            </table:table-row>
            <table:table-row>
              <table:table-cell office:value-type="string">
                <text:p>2</text:p>
              </table:table-cell>
              <table:table-cell office:value-type="float" office:value="2">
                <text:p>2</text:p>
              </table:table-cell>
              <table:table-cell office:value-type="float" office:value="0.907659032282523">
                <text:p>0.907659032282523</text:p>
              </table:table-cell>
              <table:table-cell office:value-type="float" office:value="0.893113683613955">
                <text:p>0.893113683613955</text:p>
              </table:table-cell>
            </table:table-row>
            <table:table-row>
              <table:table-cell office:value-type="string">
                <text:p>3</text:p>
              </table:table-cell>
              <table:table-cell office:value-type="float" office:value="3">
                <text:p>3</text:p>
              </table:table-cell>
              <table:table-cell office:value-type="float" office:value="0.900859335387399">
                <text:p>0.900859335387399</text:p>
              </table:table-cell>
              <table:table-cell office:value-type="float" office:value="0.879700202887653">
                <text:p>0.879700202887653</text:p>
              </table:table-cell>
            </table:table-row>
            <table:table-row>
              <table:table-cell office:value-type="string">
                <text:p>4</text:p>
              </table:table-cell>
              <table:table-cell office:value-type="float" office:value="4">
                <text:p>4</text:p>
              </table:table-cell>
              <table:table-cell office:value-type="float" office:value="0.891494141983998">
                <text:p>0.891494141983998</text:p>
              </table:table-cell>
              <table:table-cell office:value-type="float" office:value="0.865937404331122">
                <text:p>0.865937404331122</text:p>
              </table:table-cell>
            </table:table-row>
            <table:table-row>
              <table:table-cell office:value-type="string">
                <text:p>5</text:p>
              </table:table-cell>
              <table:table-cell office:value-type="float" office:value="5">
                <text:p>5</text:p>
              </table:table-cell>
              <table:table-cell office:value-type="float" office:value="0.879712992915117">
                <text:p>0.879712992915117</text:p>
              </table:table-cell>
              <table:table-cell office:value-type="float" office:value="0.851552526868843">
                <text:p>0.851552526868843</text:p>
              </table:table-cell>
            </table:table-row>
            <table:table-row>
              <table:table-cell office:value-type="string">
                <text:p>6</text:p>
              </table:table-cell>
              <table:table-cell office:value-type="float" office:value="6">
                <text:p>6</text:p>
              </table:table-cell>
              <table:table-cell office:value-type="float" office:value="0.865701372739907">
                <text:p>0.865701372739907</text:p>
              </table:table-cell>
              <table:table-cell office:value-type="float" office:value="0.836402373063703">
                <text:p>0.836402373063703</text:p>
              </table:table-cell>
            </table:table-row>
            <table:table-row>
              <table:table-cell office:value-type="string">
                <text:p>7</text:p>
              </table:table-cell>
              <table:table-cell office:value-type="float" office:value="7">
                <text:p>7</text:p>
              </table:table-cell>
              <table:table-cell office:value-type="float" office:value="0.849673694116515">
                <text:p>0.849673694116515</text:p>
              </table:table-cell>
              <table:table-cell office:value-type="float" office:value="0.820412889270824">
                <text:p>0.820412889270824</text:p>
              </table:table-cell>
            </table:table-row>
            <table:table-row>
              <table:table-cell office:value-type="string">
                <text:p>8</text:p>
              </table:table-cell>
              <table:table-cell office:value-type="float" office:value="8">
                <text:p>8</text:p>
              </table:table-cell>
              <table:table-cell office:value-type="float" office:value="0.831864810000685">
                <text:p>0.831864810000685</text:p>
              </table:table-cell>
              <table:table-cell office:value-type="float" office:value="0.803548625005431">
                <text:p>0.803548625005431</text:p>
              </table:table-cell>
            </table:table-row>
            <table:table-row>
              <table:table-cell office:value-type="string">
                <text:p>9</text:p>
              </table:table-cell>
              <table:table-cell office:value-type="float" office:value="9">
                <text:p>9</text:p>
              </table:table-cell>
              <table:table-cell office:value-type="float" office:value="0.812523079879311">
                <text:p>0.812523079879311</text:p>
              </table:table-cell>
              <table:table-cell office:value-type="float" office:value="0.785803134527771">
                <text:p>0.785803134527771</text:p>
              </table:table-cell>
            </table:table-row>
            <table:table-row>
              <table:table-cell office:value-type="string">
                <text:p>10</text:p>
              </table:table-cell>
              <table:table-cell office:value-type="float" office:value="10">
                <text:p>10</text:p>
              </table:table-cell>
              <table:table-cell office:value-type="float" office:value="0.791900518750826">
                <text:p>0.791900518750826</text:p>
              </table:table-cell>
              <table:table-cell office:value-type="float" office:value="0.767189896640634">
                <text:p>0.767189896640634</text:p>
              </table:table-cell>
            </table:table-row>
            <table:table-row>
              <table:table-cell office:value-type="string">
                <text:p>11</text:p>
              </table:table-cell>
              <table:table-cell office:value-type="float" office:value="11">
                <text:p>11</text:p>
              </table:table-cell>
              <table:table-cell office:value-type="float" office:value="0.770248534812977">
                <text:p>0.770248534812977</text:p>
              </table:table-cell>
              <table:table-cell office:value-type="float" office:value="0.747739560733102">
                <text:p>0.747739560733102</text:p>
              </table:table-cell>
            </table:table-row>
            <table:table-row>
              <table:table-cell office:value-type="string">
                <text:p>12</text:p>
              </table:table-cell>
              <table:table-cell office:value-type="float" office:value="12">
                <text:p>12</text:p>
              </table:table-cell>
              <table:table-cell office:value-type="float" office:value="0.747809289936996">
                <text:p>0.747809289936996</text:p>
              </table:table-cell>
              <table:table-cell office:value-type="float" office:value="0.727494919250981">
                <text:p>0.727494919250981</text:p>
              </table:table-cell>
            </table:table-row>
            <table:table-row>
              <table:table-cell office:value-type="string">
                <text:p>13</text:p>
              </table:table-cell>
              <table:table-cell office:value-type="float" office:value="13">
                <text:p>13</text:p>
              </table:table-cell>
              <table:table-cell office:value-type="float" office:value="0.724812497261752">
                <text:p>0.724812497261752</text:p>
              </table:table-cell>
              <table:table-cell office:value-type="float" office:value="0.706512358373589">
                <text:p>0.706512358373589</text:p>
              </table:table-cell>
            </table:table-row>
            <table:table-row>
              <table:table-cell office:value-type="string">
                <text:p>14</text:p>
              </table:table-cell>
              <table:table-cell office:value-type="float" office:value="14">
                <text:p>14</text:p>
              </table:table-cell>
              <table:table-cell office:value-type="float" office:value="0.701470007739533">
                <text:p>0.701470007739533</text:p>
              </table:table-cell>
              <table:table-cell office:value-type="float" office:value="0.684856743922505">
                <text:p>0.684856743922505</text:p>
              </table:table-cell>
            </table:table-row>
            <table:table-row>
              <table:table-cell office:value-type="string">
                <text:p>15</text:p>
              </table:table-cell>
              <table:table-cell office:value-type="float" office:value="15">
                <text:p>15</text:p>
              </table:table-cell>
              <table:table-cell office:value-type="float" office:value="0.913177564574023">
                <text:p>0.913177564574023</text:p>
              </table:table-cell>
              <table:table-cell office:value-type="float" office:value="0.9225821267235">
                <text:p>0.9225821267235</text:p>
              </table:table-cell>
            </table:table-row>
            <table:table-row>
              <table:table-cell office:value-type="string">
                <text:p>16</text:p>
              </table:table-cell>
              <table:table-cell office:value-type="float" office:value="16">
                <text:p>16</text:p>
              </table:table-cell>
              <table:table-cell office:value-type="float" office:value="0.937357185162806">
                <text:p>0.937357185162806</text:p>
              </table:table-cell>
              <table:table-cell office:value-type="float" office:value="0.952076156398014">
                <text:p>0.952076156398014</text:p>
              </table:table-cell>
            </table:table-row>
            <table:table-row>
              <table:table-cell office:value-type="string">
                <text:p>17</text:p>
              </table:table-cell>
              <table:table-cell office:value-type="float" office:value="17">
                <text:p>17</text:p>
              </table:table-cell>
              <table:table-cell office:value-type="float" office:value="0.940574603762711">
                <text:p>0.940574603762711</text:p>
              </table:table-cell>
              <table:table-cell office:value-type="float" office:value="0.951977045346778">
                <text:p>0.951977045346778</text:p>
              </table:table-cell>
            </table:table-row>
            <table:table-row>
              <table:table-cell office:value-type="string">
                <text:p>18</text:p>
              </table:table-cell>
              <table:table-cell office:value-type="float" office:value="18">
                <text:p>18</text:p>
              </table:table-cell>
              <table:table-cell office:value-type="float" office:value="0.943435509480009">
                <text:p>0.943435509480009</text:p>
              </table:table-cell>
              <table:table-cell office:value-type="float" office:value="0.951791330038767">
                <text:p>0.951791330038767</text:p>
              </table:table-cell>
            </table:table-row>
            <table:table-row>
              <table:table-cell office:value-type="string">
                <text:p>19</text:p>
              </table:table-cell>
              <table:table-cell office:value-type="float" office:value="19">
                <text:p>19</text:p>
              </table:table-cell>
              <table:table-cell office:value-type="float" office:value="0.945977044300254">
                <text:p>0.945977044300254</text:p>
              </table:table-cell>
              <table:table-cell office:value-type="float" office:value="0.951530297356273">
                <text:p>0.951530297356273</text:p>
              </table:table-cell>
            </table:table-row>
            <table:table-row>
              <table:table-cell office:value-type="string">
                <text:p>20</text:p>
              </table:table-cell>
              <table:table-cell office:value-type="float" office:value="20">
                <text:p>20</text:p>
              </table:table-cell>
              <table:table-cell office:value-type="float" office:value="0.948234839125456">
                <text:p>0.948234839125456</text:p>
              </table:table-cell>
              <table:table-cell office:value-type="float" office:value="0.951204714980508">
                <text:p>0.951204714980508</text:p>
              </table:table-cell>
            </table:table-row>
            <table:table-row>
              <table:table-cell office:value-type="string">
                <text:p>21</text:p>
              </table:table-cell>
              <table:table-cell office:value-type="float" office:value="21">
                <text:p>21</text:p>
              </table:table-cell>
              <table:table-cell office:value-type="float" office:value="0.950241902224946">
                <text:p>0.950241902224946</text:p>
              </table:table-cell>
              <table:table-cell office:value-type="float" office:value="0.950824936358425">
                <text:p>0.950824936358425</text:p>
              </table:table-cell>
            </table:table-row>
            <table:table-row>
              <table:table-cell office:value-type="string">
                <text:p>22</text:p>
              </table:table-cell>
              <table:table-cell office:value-type="float" office:value="22">
                <text:p>22</text:p>
              </table:table-cell>
              <table:table-cell office:value-type="float" office:value="0.95202823259936">
                <text:p>0.95202823259936</text:p>
              </table:table-cell>
              <table:table-cell office:value-type="float" office:value="0.950400505115543">
                <text:p>0.950400505115543</text:p>
              </table:table-cell>
            </table:table-row>
            <table:table-row>
              <table:table-cell office:value-type="string">
                <text:p>23</text:p>
              </table:table-cell>
              <table:table-cell office:value-type="float" office:value="23">
                <text:p>23</text:p>
              </table:table-cell>
              <table:table-cell office:value-type="float" office:value="0.953620771745199">
                <text:p>0.953620771745199</text:p>
              </table:table-cell>
              <table:table-cell office:value-type="float" office:value="0.949940513661411">
                <text:p>0.949940513661411</text:p>
              </table:table-cell>
            </table:table-row>
            <table:table-row>
              <table:table-cell office:value-type="string">
                <text:p>24</text:p>
              </table:table-cell>
              <table:table-cell office:value-type="float" office:value="24">
                <text:p>24</text:p>
              </table:table-cell>
              <table:table-cell office:value-type="float" office:value="0.955043323654134">
                <text:p>0.955043323654134</text:p>
              </table:table-cell>
              <table:table-cell office:value-type="float" office:value="0.949452999619687">
                <text:p>0.949452999619687</text:p>
              </table:table-cell>
            </table:table-row>
            <table:table-row>
              <table:table-cell office:value-type="string">
                <text:p>25</text:p>
              </table:table-cell>
              <table:table-cell office:value-type="float" office:value="25">
                <text:p>25</text:p>
              </table:table-cell>
              <table:table-cell office:value-type="float" office:value="0.956317036296932">
                <text:p>0.956317036296932</text:p>
              </table:table-cell>
              <table:table-cell office:value-type="float" office:value="0.94894515259513">
                <text:p>0.94894515259513</text:p>
              </table:table-cell>
            </table:table-row>
            <table:table-row>
              <table:table-cell office:value-type="string">
                <text:p>26</text:p>
              </table:table-cell>
              <table:table-cell office:value-type="float" office:value="26">
                <text:p>26</text:p>
              </table:table-cell>
              <table:table-cell office:value-type="float" office:value="0.957460253309303">
                <text:p>0.957460253309303</text:p>
              </table:table-cell>
              <table:table-cell office:value-type="float" office:value="0.948423593405926">
                <text:p>0.948423593405926</text:p>
              </table:table-cell>
            </table:table-row>
            <table:table-row>
              <table:table-cell office:value-type="string">
                <text:p>27</text:p>
              </table:table-cell>
              <table:table-cell office:value-type="float" office:value="27">
                <text:p>27</text:p>
              </table:table-cell>
              <table:table-cell office:value-type="float" office:value="0.958489117911405">
                <text:p>0.958489117911405</text:p>
              </table:table-cell>
              <table:table-cell office:value-type="float" office:value="0.947893884795332">
                <text:p>0.947893884795332</text:p>
              </table:table-cell>
            </table:table-row>
            <table:table-row>
              <table:table-cell office:value-type="string">
                <text:p>28</text:p>
              </table:table-cell>
              <table:table-cell office:value-type="float" office:value="28">
                <text:p>28</text:p>
              </table:table-cell>
              <table:table-cell office:value-type="float" office:value="0.959417636247826">
                <text:p>0.959417636247826</text:p>
              </table:table-cell>
              <table:table-cell office:value-type="float" office:value="0.947360925454105">
                <text:p>0.947360925454105</text:p>
              </table:table-cell>
            </table:table-row>
            <table:table-row>
              <table:table-cell office:value-type="string">
                <text:p>29</text:p>
              </table:table-cell>
              <table:table-cell office:value-type="float" office:value="29">
                <text:p>29</text:p>
              </table:table-cell>
              <table:table-cell office:value-type="float" office:value="0.960258071928112">
                <text:p>0.960258071928112</text:p>
              </table:table-cell>
              <table:table-cell office:value-type="float" office:value="0.946828950859643">
                <text:p>0.946828950859643</text:p>
              </table:table-cell>
            </table:table-row>
            <table:table-row>
              <table:table-cell office:value-type="string">
                <text:p>30</text:p>
              </table:table-cell>
              <table:table-cell office:value-type="float" office:value="30">
                <text:p>30</text:p>
              </table:table-cell>
              <table:table-cell office:value-type="float" office:value="0.913177564574023">
                <text:p>0.913177564574023</text:p>
              </table:table-cell>
              <table:table-cell office:value-type="float" office:value="0.9225821267235">
                <text:p>0.9225821267235</text:p>
              </table:table-cell>
            </table:table-row>
            <table:table-row>
              <table:table-cell office:value-type="string">
                <text:p>31</text:p>
              </table:table-cell>
              <table:table-cell office:value-type="float" office:value="31">
                <text:p>31</text:p>
              </table:table-cell>
              <table:table-cell office:value-type="float" office:value="0.89073923590493">
                <text:p>0.89073923590493</text:p>
              </table:table-cell>
              <table:table-cell office:value-type="float" office:value="0.893774969770202">
                <text:p>0.893774969770202</text:p>
              </table:table-cell>
            </table:table-row>
            <table:table-row>
              <table:table-cell office:value-type="string">
                <text:p>32</text:p>
              </table:table-cell>
              <table:table-cell office:value-type="float" office:value="32">
                <text:p>32</text:p>
              </table:table-cell>
              <table:table-cell office:value-type="float" office:value="0.894241777991894">
                <text:p>0.894241777991894</text:p>
              </table:table-cell>
              <table:table-cell office:value-type="float" office:value="0.896899733370783">
                <text:p>0.896899733370783</text:p>
              </table:table-cell>
            </table:table-row>
            <table:table-row>
              <table:table-cell office:value-type="string">
                <text:p>33</text:p>
              </table:table-cell>
              <table:table-cell office:value-type="float" office:value="33">
                <text:p>33</text:p>
              </table:table-cell>
              <table:table-cell office:value-type="float" office:value="0.897562577557747">
                <text:p>0.897562577557747</text:p>
              </table:table-cell>
              <table:table-cell office:value-type="float" office:value="0.899853307067201">
                <text:p>0.899853307067201</text:p>
              </table:table-cell>
            </table:table-row>
            <table:table-row>
              <table:table-cell office:value-type="string">
                <text:p>34</text:p>
              </table:table-cell>
              <table:table-cell office:value-type="float" office:value="34">
                <text:p>34</text:p>
              </table:table-cell>
              <table:table-cell office:value-type="float" office:value="0.900719693817765">
                <text:p>0.900719693817765</text:p>
              </table:table-cell>
              <table:table-cell office:value-type="float" office:value="0.902647888276292">
                <text:p>0.902647888276292</text:p>
              </table:table-cell>
            </table:table-row>
            <table:table-row>
              <table:table-cell office:value-type="string">
                <text:p>35</text:p>
              </table:table-cell>
              <table:table-cell office:value-type="float" office:value="35">
                <text:p>35</text:p>
              </table:table-cell>
              <table:table-cell office:value-type="float" office:value="0.903729279344747">
                <text:p>0.903729279344747</text:p>
              </table:table-cell>
              <table:table-cell office:value-type="float" office:value="0.905294679165761">
                <text:p>0.905294679165761</text:p>
              </table:table-cell>
            </table:table-row>
            <table:table-row>
              <table:table-cell office:value-type="string">
                <text:p>36</text:p>
              </table:table-cell>
              <table:table-cell office:value-type="float" office:value="36">
                <text:p>36</text:p>
              </table:table-cell>
              <table:table-cell office:value-type="float" office:value="0.906605072035396">
                <text:p>0.906605072035396</text:p>
              </table:table-cell>
              <table:table-cell office:value-type="float" office:value="0.907803456106468">
                <text:p>0.907803456106468</text:p>
              </table:table-cell>
            </table:table-row>
            <table:table-row>
              <table:table-cell office:value-type="string">
                <text:p>37</text:p>
              </table:table-cell>
              <table:table-cell office:value-type="float" office:value="37">
                <text:p>37</text:p>
              </table:table-cell>
              <table:table-cell office:value-type="float" office:value="0.909359749646834">
                <text:p>0.909359749646834</text:p>
              </table:table-cell>
              <table:table-cell office:value-type="float" office:value="0.910183858231214">
                <text:p>0.910183858231214</text:p>
              </table:table-cell>
            </table:table-row>
            <table:table-row>
              <table:table-cell office:value-type="string">
                <text:p>38</text:p>
              </table:table-cell>
              <table:table-cell office:value-type="float" office:value="38">
                <text:p>38</text:p>
              </table:table-cell>
              <table:table-cell office:value-type="float" office:value="0.912003539943868">
                <text:p>0.912003539943868</text:p>
              </table:table-cell>
              <table:table-cell office:value-type="float" office:value="0.912444312179095">
                <text:p>0.912444312179095</text:p>
              </table:table-cell>
            </table:table-row>
            <table:table-row>
              <table:table-cell office:value-type="string">
                <text:p>39</text:p>
              </table:table-cell>
              <table:table-cell office:value-type="float" office:value="39">
                <text:p>39</text:p>
              </table:table-cell>
              <table:table-cell office:value-type="float" office:value="0.914546361999452">
                <text:p>0.914546361999452</text:p>
              </table:table-cell>
              <table:table-cell office:value-type="float" office:value="0.914592999423409">
                <text:p>0.914592999423409</text:p>
              </table:table-cell>
            </table:table-row>
            <table:table-row>
              <table:table-cell office:value-type="string">
                <text:p>40</text:p>
              </table:table-cell>
              <table:table-cell office:value-type="float" office:value="40">
                <text:p>40</text:p>
              </table:table-cell>
              <table:table-cell office:value-type="float" office:value="0.916996479272379">
                <text:p>0.916996479272379</text:p>
              </table:table-cell>
              <table:table-cell office:value-type="float" office:value="0.91663703879597">
                <text:p>0.91663703879597</text:p>
              </table:table-cell>
            </table:table-row>
            <table:table-row>
              <table:table-cell office:value-type="string">
                <text:p>41</text:p>
              </table:table-cell>
              <table:table-cell office:value-type="float" office:value="41">
                <text:p>41</text:p>
              </table:table-cell>
              <table:table-cell office:value-type="float" office:value="0.919361636262379">
                <text:p>0.919361636262379</text:p>
              </table:table-cell>
              <table:table-cell office:value-type="float" office:value="0.918583283617979">
                <text:p>0.918583283617979</text:p>
              </table:table-cell>
            </table:table-row>
            <table:table-row>
              <table:table-cell office:value-type="string">
                <text:p>42</text:p>
              </table:table-cell>
              <table:table-cell office:value-type="float" office:value="42">
                <text:p>42</text:p>
              </table:table-cell>
              <table:table-cell office:value-type="float" office:value="0.921648573144581">
                <text:p>0.921648573144581</text:p>
              </table:table-cell>
              <table:table-cell office:value-type="float" office:value="0.920437796835632">
                <text:p>0.920437796835632</text:p>
              </table:table-cell>
            </table:table-row>
            <table:table-row>
              <table:table-cell office:value-type="string">
                <text:p>43</text:p>
              </table:table-cell>
              <table:table-cell office:value-type="float" office:value="43">
                <text:p>43</text:p>
              </table:table-cell>
              <table:table-cell office:value-type="float" office:value="0.92386328847927">
                <text:p>0.92386328847927</text:p>
              </table:table-cell>
              <table:table-cell office:value-type="float" office:value="0.922206717656698">
                <text:p>0.922206717656698</text:p>
              </table:table-cell>
            </table:table-row>
            <table:table-row>
              <table:table-cell office:value-type="string">
                <text:p>44</text:p>
              </table:table-cell>
              <table:table-cell office:value-type="float" office:value="44">
                <text:p>44</text:p>
              </table:table-cell>
              <table:table-cell office:value-type="float" office:value="0.926011325934432">
                <text:p>0.926011325934432</text:p>
              </table:table-cell>
              <table:table-cell office:value-type="float" office:value="0.923894897857844">
                <text:p>0.923894897857844</text:p>
              </table:table-cell>
            </table:table-row>
            <table:table-row>
              <table:table-cell office:value-type="string">
                <text:p>45</text:p>
              </table:table-cell>
              <table:table-cell office:value-type="float" office:value="45">
                <text:p>45</text:p>
              </table:table-cell>
              <table:table-cell office:value-type="float" office:value="0.928097626837837">
                <text:p>0.928097626837837</text:p>
              </table:table-cell>
              <table:table-cell office:value-type="float" office:value="0.925507702319535">
                <text:p>0.925507702319535</text:p>
              </table:table-cell>
            </table:table-row>
            <table:table-row>
              <table:table-cell office:value-type="string">
                <text:p>46</text:p>
              </table:table-cell>
              <table:table-cell office:value-type="float" office:value="46">
                <text:p>46</text:p>
              </table:table-cell>
              <table:table-cell office:value-type="float" office:value="0.930126660008814">
                <text:p>0.930126660008814</text:p>
              </table:table-cell>
              <table:table-cell office:value-type="float" office:value="0.927049357626548">
                <text:p>0.927049357626548</text:p>
              </table:table-cell>
            </table:table-row>
            <table:table-row>
              <table:table-cell office:value-type="string">
                <text:p>47</text:p>
              </table:table-cell>
              <table:table-cell office:value-type="float" office:value="47">
                <text:p>47</text:p>
              </table:table-cell>
              <table:table-cell office:value-type="float" office:value="0.932102458022819">
                <text:p>0.932102458022819</text:p>
              </table:table-cell>
              <table:table-cell office:value-type="float" office:value="0.92852435866129">
                <text:p>0.92852435866129</text:p>
              </table:table-cell>
            </table:table-row>
            <table:table-row>
              <table:table-cell office:value-type="string">
                <text:p>48</text:p>
              </table:table-cell>
              <table:table-cell office:value-type="float" office:value="48">
                <text:p>48</text:p>
              </table:table-cell>
              <table:table-cell office:value-type="float" office:value="0.934028608374551">
                <text:p>0.934028608374551</text:p>
              </table:table-cell>
              <table:table-cell office:value-type="float" office:value="0.929936722110893">
                <text:p>0.929936722110893</text:p>
              </table:table-cell>
            </table:table-row>
            <table:table-row>
              <table:table-cell office:value-type="string">
                <text:p>49</text:p>
              </table:table-cell>
              <table:table-cell office:value-type="float" office:value="49">
                <text:p>49</text:p>
              </table:table-cell>
              <table:table-cell office:value-type="float" office:value="0.935908650413809">
                <text:p>0.935908650413809</text:p>
              </table:table-cell>
              <table:table-cell office:value-type="float" office:value="0.931289949584169">
                <text:p>0.931289949584169</text:p>
              </table:table-cell>
            </table:table-row>
            <table:table-row>
              <table:table-cell office:value-type="string">
                <text:p>50</text:p>
              </table:table-cell>
              <table:table-cell office:value-type="float" office:value="50">
                <text:p>50</text:p>
              </table:table-cell>
              <table:table-cell office:value-type="float" office:value="0.913177564574023">
                <text:p>0.913177564574023</text:p>
              </table:table-cell>
              <table:table-cell office:value-type="float" office:value="0.9225821267235">
                <text:p>0.9225821267235</text:p>
              </table:table-cell>
            </table:table-row>
            <table:table-row>
              <table:table-cell office:value-type="string">
                <text:p>51</text:p>
              </table:table-cell>
              <table:table-cell office:value-type="float" office:value="51">
                <text:p>51</text:p>
              </table:table-cell>
              <table:table-cell office:value-type="float" office:value="0.937831060676892">
                <text:p>0.937831060676892</text:p>
              </table:table-cell>
              <table:table-cell office:value-type="float" office:value="0.932627256805505">
                <text:p>0.932627256805505</text:p>
              </table:table-cell>
            </table:table-row>
            <table:table-row>
              <table:table-cell office:value-type="string">
                <text:p>52</text:p>
              </table:table-cell>
              <table:table-cell office:value-type="float" office:value="52">
                <text:p>52</text:p>
              </table:table-cell>
              <table:table-cell office:value-type="float" office:value="0.937911269391558">
                <text:p>0.937911269391558</text:p>
              </table:table-cell>
              <table:table-cell office:value-type="float" office:value="0.932665464757431">
                <text:p>0.932665464757431</text:p>
              </table:table-cell>
            </table:table-row>
            <table:table-row>
              <table:table-cell office:value-type="string">
                <text:p>53</text:p>
              </table:table-cell>
              <table:table-cell office:value-type="float" office:value="53">
                <text:p>53</text:p>
              </table:table-cell>
              <table:table-cell office:value-type="float" office:value="0.937986606220508">
                <text:p>0.937986606220508</text:p>
              </table:table-cell>
              <table:table-cell office:value-type="float" office:value="0.932702041886497">
                <text:p>0.932702041886497</text:p>
              </table:table-cell>
            </table:table-row>
            <table:table-row>
              <table:table-cell office:value-type="string">
                <text:p>54</text:p>
              </table:table-cell>
              <table:table-cell office:value-type="float" office:value="54">
                <text:p>54</text:p>
              </table:table-cell>
              <table:table-cell office:value-type="float" office:value="0.938057450515117">
                <text:p>0.938057450515117</text:p>
              </table:table-cell>
              <table:table-cell office:value-type="float" office:value="0.9327370389051">
                <text:p>0.9327370389051</text:p>
              </table:table-cell>
            </table:table-row>
            <table:table-row>
              <table:table-cell office:value-type="string">
                <text:p>55</text:p>
              </table:table-cell>
              <table:table-cell office:value-type="float" office:value="55">
                <text:p>55</text:p>
              </table:table-cell>
              <table:table-cell office:value-type="float" office:value="0.93812414290539">
                <text:p>0.93812414290539</text:p>
              </table:table-cell>
              <table:table-cell office:value-type="float" office:value="0.932770539728346">
                <text:p>0.932770539728346</text:p>
              </table:table-cell>
            </table:table-row>
            <table:table-row>
              <table:table-cell office:value-type="string">
                <text:p>56</text:p>
              </table:table-cell>
              <table:table-cell office:value-type="float" office:value="56">
                <text:p>56</text:p>
              </table:table-cell>
              <table:table-cell office:value-type="float" office:value="0.938186977936881">
                <text:p>0.938186977936881</text:p>
              </table:table-cell>
              <table:table-cell office:value-type="float" office:value="0.932802590066722">
                <text:p>0.932802590066722</text:p>
              </table:table-cell>
            </table:table-row>
            <table:table-row>
              <table:table-cell office:value-type="string">
                <text:p>57</text:p>
              </table:table-cell>
              <table:table-cell office:value-type="float" office:value="57">
                <text:p>57</text:p>
              </table:table-cell>
              <table:table-cell office:value-type="float" office:value="0.938246249666954">
                <text:p>0.938246249666954</text:p>
              </table:table-cell>
              <table:table-cell office:value-type="float" office:value="0.93283325985178">
                <text:p>0.93283325985178</text:p>
              </table:table-cell>
            </table:table-row>
            <table:table-row>
              <table:table-cell office:value-type="string">
                <text:p>58</text:p>
              </table:table-cell>
              <table:table-cell office:value-type="float" office:value="58">
                <text:p>58</text:p>
              </table:table-cell>
              <table:table-cell office:value-type="float" office:value="0.938302172247731">
                <text:p>0.938302172247731</text:p>
              </table:table-cell>
              <table:table-cell office:value-type="float" office:value="0.932862755698345">
                <text:p>0.932862755698345</text:p>
              </table:table-cell>
            </table:table-row>
            <table:table-row>
              <table:table-cell office:value-type="string">
                <text:p>59</text:p>
              </table:table-cell>
              <table:table-cell office:value-type="float" office:value="59">
                <text:p>59</text:p>
              </table:table-cell>
              <table:table-cell office:value-type="float" office:value="0.938354979936882">
                <text:p>0.938354979936882</text:p>
              </table:table-cell>
              <table:table-cell office:value-type="float" office:value="0.932891564118504">
                <text:p>0.932891564118504</text:p>
              </table:table-cell>
            </table:table-row>
            <table:table-row>
              <table:table-cell office:value-type="string">
                <text:p>60</text:p>
              </table:table-cell>
              <table:table-cell office:value-type="float" office:value="60">
                <text:p>60</text:p>
              </table:table-cell>
              <table:table-cell office:value-type="float" office:value="0.938404855276288">
                <text:p>0.938404855276288</text:p>
              </table:table-cell>
              <table:table-cell office:value-type="float" office:value="0.93291936142983">
                <text:p>0.93291936142983</text:p>
              </table:table-cell>
            </table:table-row>
            <table:table-row>
              <table:table-cell office:value-type="string">
                <text:p>61</text:p>
              </table:table-cell>
              <table:table-cell office:value-type="float" office:value="61">
                <text:p>61</text:p>
              </table:table-cell>
              <table:table-cell office:value-type="float" office:value="0.938451984449277">
                <text:p>0.938451984449277</text:p>
              </table:table-cell>
              <table:table-cell office:value-type="float" office:value="0.932945857441588">
                <text:p>0.932945857441588</text:p>
              </table:table-cell>
            </table:table-row>
            <table:table-row>
              <table:table-cell office:value-type="string">
                <text:p>62</text:p>
              </table:table-cell>
              <table:table-cell office:value-type="float" office:value="62">
                <text:p>62</text:p>
              </table:table-cell>
              <table:table-cell office:value-type="float" office:value="0.938496518553147">
                <text:p>0.938496518553147</text:p>
              </table:table-cell>
              <table:table-cell office:value-type="float" office:value="0.932970908265311">
                <text:p>0.932970908265311</text:p>
              </table:table-cell>
            </table:table-row>
            <table:table-row>
              <table:table-cell office:value-type="string">
                <text:p>63</text:p>
              </table:table-cell>
              <table:table-cell office:value-type="float" office:value="63">
                <text:p>63</text:p>
              </table:table-cell>
              <table:table-cell office:value-type="float" office:value="0.938538596964927">
                <text:p>0.938538596964927</text:p>
              </table:table-cell>
              <table:table-cell office:value-type="float" office:value="0.932994617853879">
                <text:p>0.932994617853879</text:p>
              </table:table-cell>
            </table:table-row>
            <table:table-row>
              <table:table-cell office:value-type="string">
                <text:p>64</text:p>
              </table:table-cell>
              <table:table-cell office:value-type="float" office:value="64">
                <text:p>64</text:p>
              </table:table-cell>
              <table:table-cell office:value-type="float" office:value="0.938578343011413">
                <text:p>0.938578343011413</text:p>
              </table:table-cell>
              <table:table-cell office:value-type="float" office:value="0.933017092763483">
                <text:p>0.933017092763483</text:p>
              </table:table-cell>
            </table:table-row>
            <table:table-row>
              <table:table-cell office:value-type="string">
                <text:p>65</text:p>
              </table:table-cell>
              <table:table-cell office:value-type="float" office:value="65">
                <text:p>65</text:p>
              </table:table-cell>
              <table:table-cell office:value-type="float" office:value="0.938615869955556">
                <text:p>0.938615869955556</text:p>
              </table:table-cell>
              <table:table-cell office:value-type="float" office:value="0.933038422056104">
                <text:p>0.933038422056104</text:p>
              </table:table-cell>
            </table:table-row>
            <table:table-row>
              <table:table-cell office:value-type="string">
                <text:p>66</text:p>
              </table:table-cell>
              <table:table-cell office:value-type="float" office:value="66">
                <text:p>66</text:p>
              </table:table-cell>
              <table:table-cell office:value-type="float" office:value="0.938651269387758">
                <text:p>0.938651269387758</text:p>
              </table:table-cell>
              <table:table-cell office:value-type="float" office:value="0.933058644160272">
                <text:p>0.933058644160272</text:p>
              </table:table-cell>
            </table:table-row>
            <table:table-row>
              <table:table-cell office:value-type="string">
                <text:p>67</text:p>
              </table:table-cell>
              <table:table-cell office:value-type="float" office:value="67">
                <text:p>67</text:p>
              </table:table-cell>
              <table:table-cell office:value-type="float" office:value="0.938684629238382">
                <text:p>0.938684629238382</text:p>
              </table:table-cell>
              <table:table-cell office:value-type="float" office:value="0.93307778954106">
                <text:p>0.93307778954106</text:p>
              </table:table-cell>
            </table:table-row>
            <table:table-row>
              <table:table-cell office:value-type="string">
                <text:p>68</text:p>
              </table:table-cell>
              <table:table-cell office:value-type="float" office:value="68">
                <text:p>68</text:p>
              </table:table-cell>
              <table:table-cell office:value-type="float" office:value="0.938716011089434">
                <text:p>0.938716011089434</text:p>
              </table:table-cell>
              <table:table-cell office:value-type="float" office:value="0.93309591723196">
                <text:p>0.93309591723196</text:p>
              </table:table-cell>
            </table:table-row>
            <table:table-row>
              <table:table-cell office:value-type="string">
                <text:p>69</text:p>
              </table:table-cell>
              <table:table-cell office:value-type="float" office:value="69">
                <text:p>69</text:p>
              </table:table-cell>
              <table:table-cell office:value-type="float" office:value="0.93874548318987">
                <text:p>0.93874548318987</text:p>
              </table:table-cell>
              <table:table-cell office:value-type="float" office:value="0.933113039764175">
                <text:p>0.933113039764175</text:p>
              </table:table-cell>
            </table:table-row>
            <table:table-row>
              <table:table-cell office:value-type="string">
                <text:p>70</text:p>
              </table:table-cell>
              <table:table-cell office:value-type="float" office:value="70">
                <text:p>70</text:p>
              </table:table-cell>
              <table:table-cell office:value-type="float" office:value="0.938773090927416">
                <text:p>0.938773090927416</text:p>
              </table:table-cell>
              <table:table-cell office:value-type="float" office:value="0.933129187860868">
                <text:p>0.933129187860868</text:p>
              </table:table-cell>
            </table:table-row>
            <table:table-row>
              <table:table-cell office:value-type="string">
                <text:p>71</text:p>
              </table:table-cell>
              <table:table-cell office:value-type="float" office:value="71">
                <text:p>71</text:p>
              </table:table-cell>
              <table:table-cell office:value-type="float" office:value="0.9387988649481">
                <text:p>0.9387988649481</text:p>
              </table:table-cell>
              <table:table-cell office:value-type="float" office:value="0.933144355217465">
                <text:p>0.933144355217465</text:p>
              </table:table-cell>
            </table:table-row>
            <table:table-row>
              <table:table-cell office:value-type="string">
                <text:p>72</text:p>
              </table:table-cell>
              <table:table-cell office:value-type="float" office:value="72">
                <text:p>72</text:p>
              </table:table-cell>
              <table:table-cell office:value-type="float" office:value="0.93882282908139">
                <text:p>0.93882282908139</text:p>
              </table:table-cell>
              <table:table-cell office:value-type="float" office:value="0.933158544283412">
                <text:p>0.933158544283412</text:p>
              </table:table-cell>
            </table:table-row>
            <table:table-row>
              <table:table-cell office:value-type="string">
                <text:p>73</text:p>
              </table:table-cell>
              <table:table-cell office:value-type="float" office:value="73">
                <text:p>73</text:p>
              </table:table-cell>
              <table:table-cell office:value-type="float" office:value="0.938844988873159">
                <text:p>0.938844988873159</text:p>
              </table:table-cell>
              <table:table-cell office:value-type="float" office:value="0.933171740169846">
                <text:p>0.933171740169846</text:p>
              </table:table-cell>
            </table:table-row>
            <table:table-row>
              <table:table-cell office:value-type="string">
                <text:p>74</text:p>
              </table:table-cell>
              <table:table-cell office:value-type="float" office:value="74">
                <text:p>74</text:p>
              </table:table-cell>
              <table:table-cell office:value-type="float" office:value="0.938865345287127">
                <text:p>0.938865345287127</text:p>
              </table:table-cell>
              <table:table-cell office:value-type="float" office:value="0.933183920750762">
                <text:p>0.933183920750762</text:p>
              </table:table-cell>
            </table:table-row>
            <table:table-row>
              <table:table-cell office:value-type="string">
                <text:p>75</text:p>
              </table:table-cell>
              <table:table-cell office:value-type="float" office:value="75">
                <text:p>75</text:p>
              </table:table-cell>
              <table:table-cell office:value-type="float" office:value="0.938883875097201">
                <text:p>0.938883875097201</text:p>
              </table:table-cell>
              <table:table-cell office:value-type="float" office:value="0.933195073565257">
                <text:p>0.933195073565257</text:p>
              </table:table-cell>
            </table:table-row>
            <table:table-row>
              <table:table-cell office:value-type="string">
                <text:p>76</text:p>
              </table:table-cell>
              <table:table-cell office:value-type="float" office:value="76">
                <text:p>76</text:p>
              </table:table-cell>
              <table:table-cell office:value-type="float" office:value="0.938900539731303">
                <text:p>0.938900539731303</text:p>
              </table:table-cell>
              <table:table-cell office:value-type="float" office:value="0.933205165244699">
                <text:p>0.933205165244699</text:p>
              </table:table-cell>
            </table:table-row>
            <table:table-row>
              <table:table-cell office:value-type="string">
                <text:p>77</text:p>
              </table:table-cell>
              <table:table-cell office:value-type="float" office:value="77">
                <text:p>77</text:p>
              </table:table-cell>
              <table:table-cell office:value-type="float" office:value="0.938915278884758">
                <text:p>0.938915278884758</text:p>
              </table:table-cell>
              <table:table-cell office:value-type="float" office:value="0.933214154777394">
                <text:p>0.933214154777394</text:p>
              </table:table-cell>
            </table:table-row>
            <table:table-row>
              <table:table-cell office:value-type="string">
                <text:p>78</text:p>
              </table:table-cell>
              <table:table-cell office:value-type="float" office:value="78">
                <text:p>78</text:p>
              </table:table-cell>
              <table:table-cell office:value-type="float" office:value="0.938928011018882">
                <text:p>0.938928011018882</text:p>
              </table:table-cell>
              <table:table-cell office:value-type="float" office:value="0.933221989600292">
                <text:p>0.933221989600292</text:p>
              </table:table-cell>
            </table:table-row>
            <table:table-row>
              <table:table-cell office:value-type="string">
                <text:p>79</text:p>
              </table:table-cell>
              <table:table-cell office:value-type="float" office:value="79">
                <text:p>79</text:p>
              </table:table-cell>
              <table:table-cell office:value-type="float" office:value="0.938938627910762">
                <text:p>0.938938627910762</text:p>
              </table:table-cell>
              <table:table-cell office:value-type="float" office:value="0.933228567182671">
                <text:p>0.933228567182671</text:p>
              </table:table-cell>
            </table:table-row>
            <table:table-row>
              <table:table-cell office:value-type="string">
                <text:p>80</text:p>
              </table:table-cell>
              <table:table-cell office:value-type="float" office:value="80">
                <text:p>80</text:p>
              </table:table-cell>
              <table:table-cell office:value-type="float" office:value="0.938946991642933">
                <text:p>0.938946991642933</text:p>
              </table:table-cell>
              <table:table-cell office:value-type="float" office:value="0.933233868033737">
                <text:p>0.933233868033737</text:p>
              </table:table-cell>
            </table:table-row>
            <table:table-row>
              <table:table-cell office:value-type="string">
                <text:p>81</text:p>
              </table:table-cell>
              <table:table-cell office:value-type="float" office:value="81">
                <text:p>81</text:p>
              </table:table-cell>
              <table:table-cell office:value-type="float" office:value="0.938952905747205">
                <text:p>0.938952905747205</text:p>
              </table:table-cell>
              <table:table-cell office:value-type="float" office:value="0.933237706078791">
                <text:p>0.933237706078791</text:p>
              </table:table-cell>
            </table:table-row>
            <table:table-row>
              <table:table-cell office:value-type="string">
                <text:p>82</text:p>
              </table:table-cell>
              <table:table-cell office:value-type="float" office:value="82">
                <text:p>82</text:p>
              </table:table-cell>
              <table:table-cell office:value-type="float" office:value="0.93895614802212">
                <text:p>0.93895614802212</text:p>
              </table:table-cell>
              <table:table-cell office:value-type="float" office:value="0.933239246552578">
                <text:p>0.933239246552578</text:p>
              </table:table-cell>
            </table:table-row>
            <table:table-row>
              <table:table-cell office:value-type="string">
                <text:p>83</text:p>
              </table:table-cell>
              <table:table-cell office:value-type="float" office:value="83">
                <text:p>83</text:p>
              </table:table-cell>
              <table:table-cell office:value-type="float" office:value="0.938956412476034">
                <text:p>0.938956412476034</text:p>
              </table:table-cell>
              <table:table-cell office:value-type="float" office:value="0.93323874098612">
                <text:p>0.93323874098612</text:p>
              </table:table-cell>
            </table:table-row>
            <table:table-row>
              <table:table-cell office:value-type="string">
                <text:p>84</text:p>
              </table:table-cell>
              <table:table-cell office:value-type="float" office:value="84">
                <text:p>84</text:p>
              </table:table-cell>
              <table:table-cell office:value-type="float" office:value="0.93895330510001">
                <text:p>0.93895330510001</text:p>
              </table:table-cell>
              <table:table-cell office:value-type="float" office:value="0.933237181109521">
                <text:p>0.933237181109521</text:p>
              </table:table-cell>
            </table:table-row>
            <table:table-row>
              <table:table-cell office:value-type="string">
                <text:p>85</text:p>
              </table:table-cell>
              <table:table-cell office:value-type="float" office:value="85">
                <text:p>85</text:p>
              </table:table-cell>
              <table:table-cell office:value-type="float" office:value="0.93894634344861">
                <text:p>0.93894634344861</text:p>
              </table:table-cell>
              <table:table-cell office:value-type="float" office:value="0.933233793816353">
                <text:p>0.933233793816353</text:p>
              </table:table-cell>
            </table:table-row>
            <table:table-row>
              <table:table-cell office:value-type="string">
                <text:p>86</text:p>
              </table:table-cell>
              <table:table-cell office:value-type="float" office:value="86">
                <text:p>86</text:p>
              </table:table-cell>
              <table:table-cell office:value-type="float" office:value="0.93893486487187">
                <text:p>0.93893486487187</text:p>
              </table:table-cell>
              <table:table-cell office:value-type="float" office:value="0.933227806386982">
                <text:p>0.933227806386982</text:p>
              </table:table-cell>
            </table:table-row>
            <table:table-row>
              <table:table-cell office:value-type="string">
                <text:p>87</text:p>
              </table:table-cell>
              <table:table-cell office:value-type="float" office:value="87">
                <text:p>87</text:p>
              </table:table-cell>
              <table:table-cell office:value-type="float" office:value="0.938918029515588">
                <text:p>0.938918029515588</text:p>
              </table:table-cell>
              <table:table-cell office:value-type="float" office:value="0.933218744822302">
                <text:p>0.933218744822302</text:p>
              </table:table-cell>
            </table:table-row>
            <table:table-row>
              <table:table-cell office:value-type="string">
                <text:p>88</text:p>
              </table:table-cell>
              <table:table-cell office:value-type="float" office:value="88">
                <text:p>88</text:p>
              </table:table-cell>
              <table:table-cell office:value-type="float" office:value="0.938894682828548">
                <text:p>0.938894682828548</text:p>
              </table:table-cell>
              <table:table-cell office:value-type="float" office:value="0.933205962501152">
                <text:p>0.933205962501152</text:p>
              </table:table-cell>
            </table:table-row>
            <table:table-row>
              <table:table-cell office:value-type="string">
                <text:p>89</text:p>
              </table:table-cell>
              <table:table-cell office:value-type="float" office:value="89">
                <text:p>89</text:p>
              </table:table-cell>
              <table:table-cell office:value-type="float" office:value="0.938863275809016">
                <text:p>0.938863275809016</text:p>
              </table:table-cell>
              <table:table-cell office:value-type="float" office:value="0.933188584585398">
                <text:p>0.933188584585398</text:p>
              </table:table-cell>
            </table:table-row>
            <table:table-row>
              <table:table-cell office:value-type="string">
                <text:p>90</text:p>
              </table:table-cell>
              <table:table-cell office:value-type="float" office:value="90">
                <text:p>90</text:p>
              </table:table-cell>
              <table:table-cell office:value-type="float" office:value="0.93882162265432">
                <text:p>0.93882162265432</text:p>
              </table:table-cell>
              <table:table-cell office:value-type="float" office:value="0.933165382455519">
                <text:p>0.933165382455519</text:p>
              </table:table-cell>
            </table:table-row>
            <table:table-row>
              <table:table-cell office:value-type="string">
                <text:p>91</text:p>
              </table:table-cell>
              <table:table-cell office:value-type="float" office:value="91">
                <text:p>91</text:p>
              </table:table-cell>
              <table:table-cell office:value-type="float" office:value="0.938766604813119">
                <text:p>0.938766604813119</text:p>
              </table:table-cell>
              <table:table-cell office:value-type="float" office:value="0.933134618797445">
                <text:p>0.933134618797445</text:p>
              </table:table-cell>
            </table:table-row>
            <table:table-row>
              <table:table-cell office:value-type="string">
                <text:p>92</text:p>
              </table:table-cell>
              <table:table-cell office:value-type="float" office:value="92">
                <text:p>92</text:p>
              </table:table-cell>
              <table:table-cell office:value-type="float" office:value="0.938693552596621">
                <text:p>0.938693552596621</text:p>
              </table:table-cell>
              <table:table-cell office:value-type="float" office:value="0.933093688996192">
                <text:p>0.933093688996192</text:p>
              </table:table-cell>
            </table:table-row>
            <table:table-row>
              <table:table-cell office:value-type="string">
                <text:p>93</text:p>
              </table:table-cell>
              <table:table-cell office:value-type="float" office:value="93">
                <text:p>93</text:p>
              </table:table-cell>
              <table:table-cell office:value-type="float" office:value="0.93859524201189">
                <text:p>0.93859524201189</text:p>
              </table:table-cell>
              <table:table-cell office:value-type="float" office:value="0.933038601361969">
                <text:p>0.933038601361969</text:p>
              </table:table-cell>
            </table:table-row>
            <table:table-row>
              <table:table-cell office:value-type="string">
                <text:p>94</text:p>
              </table:table-cell>
              <table:table-cell office:value-type="float" office:value="94">
                <text:p>94</text:p>
              </table:table-cell>
              <table:table-cell office:value-type="float" office:value="0.938459791921263">
                <text:p>0.938459791921263</text:p>
              </table:table-cell>
              <table:table-cell office:value-type="float" office:value="0.932962816334901">
                <text:p>0.932962816334901</text:p>
              </table:table-cell>
            </table:table-row>
            <table:table-row>
              <table:table-cell office:value-type="string">
                <text:p>95</text:p>
              </table:table-cell>
              <table:table-cell office:value-type="float" office:value="95">
                <text:p>95</text:p>
              </table:table-cell>
              <table:table-cell office:value-type="float" office:value="0.938266313825731">
                <text:p>0.938266313825731</text:p>
              </table:table-cell>
              <table:table-cell office:value-type="float" office:value="0.93285491286864">
                <text:p>0.93285491286864</text:p>
              </table:table-cell>
            </table:table-row>
            <table:table-row>
              <table:table-cell office:value-type="string">
                <text:p>96</text:p>
              </table:table-cell>
              <table:table-cell office:value-type="float" office:value="96">
                <text:p>96</text:p>
              </table:table-cell>
              <table:table-cell office:value-type="float" office:value="0.937974218055282">
                <text:p>0.937974218055282</text:p>
              </table:table-cell>
              <table:table-cell office:value-type="float" office:value="0.932692999145105">
                <text:p>0.932692999145105</text:p>
              </table:table-cell>
            </table:table-row>
            <table:table-row>
              <table:table-cell office:value-type="string">
                <text:p>97</text:p>
              </table:table-cell>
              <table:table-cell office:value-type="float" office:value="97">
                <text:p>97</text:p>
              </table:table-cell>
              <table:table-cell office:value-type="float" office:value="0.937493136649866">
                <text:p>0.937493136649866</text:p>
              </table:table-cell>
              <table:table-cell office:value-type="float" office:value="0.932429099321382">
                <text:p>0.932429099321382</text:p>
              </table:table-cell>
            </table:table-row>
            <table:table-row>
              <table:table-cell office:value-type="string">
                <text:p>98</text:p>
              </table:table-cell>
              <table:table-cell office:value-type="float" office:value="98">
                <text:p>98</text:p>
              </table:table-cell>
              <table:table-cell office:value-type="float" office:value="0.936572711201276">
                <text:p>0.936572711201276</text:p>
              </table:table-cell>
              <table:table-cell office:value-type="float" office:value="0.931933901981737">
                <text:p>0.931933901981737</text:p>
              </table:table-cell>
            </table:table-row>
            <table:table-row>
              <table:table-cell office:value-type="string">
                <text:p>99</text:p>
              </table:table-cell>
              <table:table-cell office:value-type="float" office:value="99">
                <text:p>99</text:p>
              </table:table-cell>
              <table:table-cell office:value-type="float" office:value="0.934167540765252">
                <text:p>0.934167540765252</text:p>
              </table:table-cell>
              <table:table-cell office:value-type="float" office:value="0.930698122265656">
                <text:p>0.930698122265656</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391cm" svg:height="8.994cm" xlink:href=".." xlink:type="simple" chart:class="chart:scatter" chart:style-name="ch1">
        <chart:title svg:x="6.797cm" svg:y="0.315cm" chart:style-name="ch2">
          <text:p>Standard + 14 + 30 + R</text:p>
        </chart:title>
        <chart:legend chart:legend-position="end" svg:x="16.101cm" svg:y="3.949cm" style:legend-expansion="high" chart:style-name="ch3"/>
        <chart:plot-area chart:style-name="ch4" table:cell-range-address="Sheet1.A8:Sheet1.A106 Sheet1.N8:Sheet1.O106" svg:x="0.367cm" svg:y="1.273cm" svg:width="15.367cm" svg:height="7.542cm">
          <chartooo:coordinate-region svg:x="1.094cm" svg:y="1.473cm" svg:width="14.361cm" svg:height="6.695cm"/>
          <chart:axis chart:dimension="x" chart:name="primary-x" chart:style-name="ch5"/>
          <chart:axis chart:dimension="y" chart:name="primary-y" chart:style-name="ch5">
            <chart:grid chart:style-name="ch6" chart:class="major"/>
          </chart:axis>
          <chart:series chart:style-name="ch7" chart:values-cell-range-address="Sheet1.N8:Sheet1.N106" chart:class="chart:scatter">
            <chart:domain table:cell-range-address="Sheet1.A8:Sheet1.A106"/>
            <chart:data-point chart:repeated="99"/>
          </chart:series>
          <chart:series chart:style-name="ch8" chart:values-cell-range-address="Sheet1.O8:Sheet1.O106" chart:class="chart:scatter">
            <chart:data-point chart:repeated="99"/>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Column N</text:p>
              </table:table-cell>
              <table:table-cell office:value-type="string">
                <text:p>Column O</text:p>
              </table:table-cell>
            </table:table-row>
          </table:table-header-rows>
          <table:table-rows>
            <table:table-row>
              <table:table-cell office:value-type="string">
                <text:p>1</text:p>
              </table:table-cell>
              <table:table-cell office:value-type="float" office:value="1">
                <text:p>1</text:p>
                <draw:g>
                  <svg:desc>Sheet1.A8:Sheet1.A106</svg:desc>
                </draw:g>
              </table:table-cell>
              <table:table-cell office:value-type="float" office:value="0.420854098269771">
                <text:p>0.420854098269771</text:p>
                <draw:g>
                  <svg:desc>Sheet1.N8:Sheet1.N106</svg:desc>
                </draw:g>
              </table:table-cell>
              <table:table-cell office:value-type="float" office:value="0.304472843927151">
                <text:p>0.304472843927151</text:p>
                <draw:g>
                  <svg:desc>Sheet1.O8:Sheet1.O106</svg:desc>
                </draw:g>
              </table:table-cell>
            </table:table-row>
            <table:table-row>
              <table:table-cell office:value-type="string">
                <text:p>2</text:p>
              </table:table-cell>
              <table:table-cell office:value-type="float" office:value="2">
                <text:p>2</text:p>
              </table:table-cell>
              <table:table-cell office:value-type="float" office:value="0.419181465804877">
                <text:p>0.419181465804877</text:p>
              </table:table-cell>
              <table:table-cell office:value-type="float" office:value="0.300529482544925">
                <text:p>0.300529482544925</text:p>
              </table:table-cell>
            </table:table-row>
            <table:table-row>
              <table:table-cell office:value-type="string">
                <text:p>3</text:p>
              </table:table-cell>
              <table:table-cell office:value-type="float" office:value="3">
                <text:p>3</text:p>
              </table:table-cell>
              <table:table-cell office:value-type="float" office:value="0.416421266397992">
                <text:p>0.416421266397992</text:p>
              </table:table-cell>
              <table:table-cell office:value-type="float" office:value="0.296599501245724">
                <text:p>0.296599501245724</text:p>
              </table:table-cell>
            </table:table-row>
            <table:table-row>
              <table:table-cell office:value-type="string">
                <text:p>4</text:p>
              </table:table-cell>
              <table:table-cell office:value-type="float" office:value="4">
                <text:p>4</text:p>
              </table:table-cell>
              <table:table-cell office:value-type="float" office:value="0.412611379150265">
                <text:p>0.412611379150265</text:p>
              </table:table-cell>
              <table:table-cell office:value-type="float" office:value="0.292513142462443">
                <text:p>0.292513142462443</text:p>
              </table:table-cell>
            </table:table-row>
            <table:table-row>
              <table:table-cell office:value-type="string">
                <text:p>5</text:p>
              </table:table-cell>
              <table:table-cell office:value-type="float" office:value="5">
                <text:p>5</text:p>
              </table:table-cell>
              <table:table-cell office:value-type="float" office:value="0.407805003839977">
                <text:p>0.407805003839977</text:p>
              </table:table-cell>
              <table:table-cell office:value-type="float" office:value="0.288190961647819">
                <text:p>0.288190961647819</text:p>
              </table:table-cell>
            </table:table-row>
            <table:table-row>
              <table:table-cell office:value-type="string">
                <text:p>6</text:p>
              </table:table-cell>
              <table:table-cell office:value-type="float" office:value="6">
                <text:p>6</text:p>
              </table:table-cell>
              <table:table-cell office:value-type="float" office:value="0.402068850137471">
                <text:p>0.402068850137471</text:p>
              </table:table-cell>
              <table:table-cell office:value-type="float" office:value="0.283589958498801">
                <text:p>0.283589958498801</text:p>
              </table:table-cell>
            </table:table-row>
            <table:table-row>
              <table:table-cell office:value-type="string">
                <text:p>7</text:p>
              </table:table-cell>
              <table:table-cell office:value-type="float" office:value="7">
                <text:p>7</text:p>
              </table:table-cell>
              <table:table-cell office:value-type="float" office:value="0.39548064658274">
                <text:p>0.39548064658274</text:p>
              </table:table-cell>
              <table:table-cell office:value-type="float" office:value="0.278686214278877">
                <text:p>0.278686214278877</text:p>
              </table:table-cell>
            </table:table-row>
            <table:table-row>
              <table:table-cell office:value-type="string">
                <text:p>8</text:p>
              </table:table-cell>
              <table:table-cell office:value-type="float" office:value="8">
                <text:p>8</text:p>
              </table:table-cell>
              <table:table-cell office:value-type="float" office:value="0.388126958399158">
                <text:p>0.388126958399158</text:p>
              </table:table-cell>
              <table:table-cell office:value-type="float" office:value="0.273467780614855">
                <text:p>0.273467780614855</text:p>
              </table:table-cell>
            </table:table-row>
            <table:table-row>
              <table:table-cell office:value-type="string">
                <text:p>9</text:p>
              </table:table-cell>
              <table:table-cell office:value-type="float" office:value="9">
                <text:p>9</text:p>
              </table:table-cell>
              <table:table-cell office:value-type="float" office:value="0.380099772175196">
                <text:p>0.380099772175196</text:p>
              </table:table-cell>
              <table:table-cell office:value-type="float" office:value="0.267930879248323">
                <text:p>0.267930879248323</text:p>
              </table:table-cell>
            </table:table-row>
            <table:table-row>
              <table:table-cell office:value-type="string">
                <text:p>10</text:p>
              </table:table-cell>
              <table:table-cell office:value-type="float" office:value="10">
                <text:p>10</text:p>
              </table:table-cell>
              <table:table-cell office:value-type="float" office:value="0.371494820490054">
                <text:p>0.371494820490054</text:p>
              </table:table-cell>
              <table:table-cell office:value-type="float" office:value="0.262078098167813">
                <text:p>0.262078098167813</text:p>
              </table:table-cell>
            </table:table-row>
            <table:table-row>
              <table:table-cell office:value-type="string">
                <text:p>11</text:p>
              </table:table-cell>
              <table:table-cell office:value-type="float" office:value="11">
                <text:p>11</text:p>
              </table:table-cell>
              <table:table-cell office:value-type="float" office:value="0.362408170493893">
                <text:p>0.362408170493893</text:p>
              </table:table-cell>
              <table:table-cell office:value-type="float" office:value="0.255917507607188">
                <text:p>0.255917507607188</text:p>
              </table:table-cell>
            </table:table-row>
            <table:table-row>
              <table:table-cell office:value-type="string">
                <text:p>12</text:p>
              </table:table-cell>
              <table:table-cell office:value-type="float" office:value="12">
                <text:p>12</text:p>
              </table:table-cell>
              <table:table-cell office:value-type="float" office:value="0.352934606389333">
                <text:p>0.352934606389333</text:p>
              </table:table-cell>
              <table:table-cell office:value-type="float" office:value="0.249461520100424">
                <text:p>0.249461520100424</text:p>
              </table:table-cell>
            </table:table-row>
            <table:table-row>
              <table:table-cell office:value-type="string">
                <text:p>13</text:p>
              </table:table-cell>
              <table:table-cell office:value-type="float" office:value="13">
                <text:p>13</text:p>
              </table:table-cell>
              <table:table-cell office:value-type="float" office:value="0.34316508308945">
                <text:p>0.34316508308945</text:p>
              </table:table-cell>
              <table:table-cell office:value-type="float" office:value="0.24272597266759">
                <text:p>0.24272597266759</text:p>
              </table:table-cell>
            </table:table-row>
            <table:table-row>
              <table:table-cell office:value-type="string">
                <text:p>14</text:p>
              </table:table-cell>
              <table:table-cell office:value-type="float" office:value="14">
                <text:p>14</text:p>
              </table:table-cell>
              <table:table-cell office:value-type="float" office:value="0.421417914425748">
                <text:p>0.421417914425748</text:p>
              </table:table-cell>
              <table:table-cell office:value-type="float" office:value="0.308953944592092">
                <text:p>0.308953944592092</text:p>
              </table:table-cell>
            </table:table-row>
            <table:table-row>
              <table:table-cell office:value-type="string">
                <text:p>15</text:p>
              </table:table-cell>
              <table:table-cell office:value-type="float" office:value="15">
                <text:p>15</text:p>
              </table:table-cell>
              <table:table-cell office:value-type="float" office:value="0.701470007739533">
                <text:p>0.701470007739533</text:p>
              </table:table-cell>
              <table:table-cell office:value-type="float" office:value="0.684856743922505">
                <text:p>0.684856743922505</text:p>
              </table:table-cell>
            </table:table-row>
            <table:table-row>
              <table:table-cell office:value-type="string">
                <text:p>16</text:p>
              </table:table-cell>
              <table:table-cell office:value-type="float" office:value="16">
                <text:p>16</text:p>
              </table:table-cell>
              <table:table-cell office:value-type="float" office:value="0.683306259049859">
                <text:p>0.683306259049859</text:p>
              </table:table-cell>
              <table:table-cell office:value-type="float" office:value="0.660983430844559">
                <text:p>0.660983430844559</text:p>
              </table:table-cell>
            </table:table-row>
            <table:table-row>
              <table:table-cell office:value-type="string">
                <text:p>17</text:p>
              </table:table-cell>
              <table:table-cell office:value-type="float" office:value="17">
                <text:p>17</text:p>
              </table:table-cell>
              <table:table-cell office:value-type="float" office:value="0.665562165720978">
                <text:p>0.665562165720978</text:p>
              </table:table-cell>
              <table:table-cell office:value-type="float" office:value="0.636843536666183">
                <text:p>0.636843536666183</text:p>
              </table:table-cell>
            </table:table-row>
            <table:table-row>
              <table:table-cell office:value-type="string">
                <text:p>18</text:p>
              </table:table-cell>
              <table:table-cell office:value-type="float" office:value="18">
                <text:p>18</text:p>
              </table:table-cell>
              <table:table-cell office:value-type="float" office:value="0.648334280357351">
                <text:p>0.648334280357351</text:p>
              </table:table-cell>
              <table:table-cell office:value-type="float" office:value="0.612607905467087">
                <text:p>0.612607905467087</text:p>
              </table:table-cell>
            </table:table-row>
            <table:table-row>
              <table:table-cell office:value-type="string">
                <text:p>19</text:p>
              </table:table-cell>
              <table:table-cell office:value-type="float" office:value="19">
                <text:p>19</text:p>
              </table:table-cell>
              <table:table-cell office:value-type="float" office:value="0.631684357904252">
                <text:p>0.631684357904252</text:p>
              </table:table-cell>
              <table:table-cell office:value-type="float" office:value="0.588433254913147">
                <text:p>0.588433254913147</text:p>
              </table:table-cell>
            </table:table-row>
            <table:table-row>
              <table:table-cell office:value-type="string">
                <text:p>20</text:p>
              </table:table-cell>
              <table:table-cell office:value-type="float" office:value="20">
                <text:p>20</text:p>
              </table:table-cell>
              <table:table-cell office:value-type="float" office:value="0.615648899090239">
                <text:p>0.615648899090239</text:p>
              </table:table-cell>
              <table:table-cell office:value-type="float" office:value="0.564465577241463">
                <text:p>0.564465577241463</text:p>
              </table:table-cell>
            </table:table-row>
            <table:table-row>
              <table:table-cell office:value-type="string">
                <text:p>21</text:p>
              </table:table-cell>
              <table:table-cell office:value-type="float" office:value="21">
                <text:p>21</text:p>
              </table:table-cell>
              <table:table-cell office:value-type="float" office:value="0.60024254631274">
                <text:p>0.60024254631274</text:p>
              </table:table-cell>
              <table:table-cell office:value-type="float" office:value="0.540833923975541">
                <text:p>0.540833923975541</text:p>
              </table:table-cell>
            </table:table-row>
            <table:table-row>
              <table:table-cell office:value-type="string">
                <text:p>22</text:p>
              </table:table-cell>
              <table:table-cell office:value-type="float" office:value="22">
                <text:p>22</text:p>
              </table:table-cell>
              <table:table-cell office:value-type="float" office:value="0.585468932419815">
                <text:p>0.585468932419815</text:p>
              </table:table-cell>
              <table:table-cell office:value-type="float" office:value="0.517650298429577">
                <text:p>0.517650298429577</text:p>
              </table:table-cell>
            </table:table-row>
            <table:table-row>
              <table:table-cell office:value-type="string">
                <text:p>23</text:p>
              </table:table-cell>
              <table:table-cell office:value-type="float" office:value="23">
                <text:p>23</text:p>
              </table:table-cell>
              <table:table-cell office:value-type="float" office:value="0.571317650602695">
                <text:p>0.571317650602695</text:p>
              </table:table-cell>
              <table:table-cell office:value-type="float" office:value="0.495010223927859">
                <text:p>0.495010223927859</text:p>
              </table:table-cell>
            </table:table-row>
            <table:table-row>
              <table:table-cell office:value-type="string">
                <text:p>24</text:p>
              </table:table-cell>
              <table:table-cell office:value-type="float" office:value="24">
                <text:p>24</text:p>
              </table:table-cell>
              <table:table-cell office:value-type="float" office:value="0.557773744000019">
                <text:p>0.557773744000019</text:p>
              </table:table-cell>
              <table:table-cell office:value-type="float" office:value="0.472991608085221">
                <text:p>0.472991608085221</text:p>
              </table:table-cell>
            </table:table-row>
            <table:table-row>
              <table:table-cell office:value-type="string">
                <text:p>25</text:p>
              </table:table-cell>
              <table:table-cell office:value-type="float" office:value="25">
                <text:p>25</text:p>
              </table:table-cell>
              <table:table-cell office:value-type="float" office:value="0.544815203970737">
                <text:p>0.544815203970737</text:p>
              </table:table-cell>
              <table:table-cell office:value-type="float" office:value="0.451655955372885">
                <text:p>0.451655955372885</text:p>
              </table:table-cell>
            </table:table-row>
            <table:table-row>
              <table:table-cell office:value-type="string">
                <text:p>26</text:p>
              </table:table-cell>
              <table:table-cell office:value-type="float" office:value="26">
                <text:p>26</text:p>
              </table:table-cell>
              <table:table-cell office:value-type="float" office:value="0.53241849642727">
                <text:p>0.53241849642727</text:p>
              </table:table-cell>
              <table:table-cell office:value-type="float" office:value="0.431052404923321">
                <text:p>0.431052404923321</text:p>
              </table:table-cell>
            </table:table-row>
            <table:table-row>
              <table:table-cell office:value-type="string">
                <text:p>27</text:p>
              </table:table-cell>
              <table:table-cell office:value-type="float" office:value="27">
                <text:p>27</text:p>
              </table:table-cell>
              <table:table-cell office:value-type="float" office:value="0.52055836613972">
                <text:p>0.52055836613972</text:p>
              </table:table-cell>
              <table:table-cell office:value-type="float" office:value="0.411214706666188">
                <text:p>0.411214706666188</text:p>
              </table:table-cell>
            </table:table-row>
            <table:table-row>
              <table:table-cell office:value-type="string">
                <text:p>28</text:p>
              </table:table-cell>
              <table:table-cell office:value-type="float" office:value="28">
                <text:p>28</text:p>
              </table:table-cell>
              <table:table-cell office:value-type="float" office:value="0.509208292761302">
                <text:p>0.509208292761302</text:p>
              </table:table-cell>
              <table:table-cell office:value-type="float" office:value="0.392164510493926">
                <text:p>0.392164510493926</text:p>
              </table:table-cell>
            </table:table-row>
            <table:table-row>
              <table:table-cell office:value-type="string">
                <text:p>29</text:p>
              </table:table-cell>
              <table:table-cell office:value-type="float" office:value="29">
                <text:p>29</text:p>
              </table:table-cell>
              <table:table-cell office:value-type="float" office:value="0.498342108130258">
                <text:p>0.498342108130258</text:p>
              </table:table-cell>
              <table:table-cell office:value-type="float" office:value="0.373912540206109">
                <text:p>0.373912540206109</text:p>
              </table:table-cell>
            </table:table-row>
            <table:table-row>
              <table:table-cell office:value-type="string">
                <text:p>30</text:p>
              </table:table-cell>
              <table:table-cell office:value-type="float" office:value="30">
                <text:p>30</text:p>
              </table:table-cell>
              <table:table-cell office:value-type="float" office:value="0.421417914425748">
                <text:p>0.421417914425748</text:p>
              </table:table-cell>
              <table:table-cell office:value-type="float" office:value="0.308953944592092">
                <text:p>0.308953944592092</text:p>
              </table:table-cell>
            </table:table-row>
            <table:table-row>
              <table:table-cell office:value-type="string">
                <text:p>31</text:p>
              </table:table-cell>
              <table:table-cell office:value-type="float" office:value="31">
                <text:p>31</text:p>
              </table:table-cell>
              <table:table-cell office:value-type="float" office:value="0.410522315733739">
                <text:p>0.410522315733739</text:p>
              </table:table-cell>
              <table:table-cell office:value-type="float" office:value="0.298921400857627">
                <text:p>0.298921400857627</text:p>
              </table:table-cell>
            </table:table-row>
            <table:table-row>
              <table:table-cell office:value-type="string">
                <text:p>32</text:p>
              </table:table-cell>
              <table:table-cell office:value-type="float" office:value="32">
                <text:p>32</text:p>
              </table:table-cell>
              <table:table-cell office:value-type="float" office:value="0.412234580215791">
                <text:p>0.412234580215791</text:p>
              </table:table-cell>
              <table:table-cell office:value-type="float" office:value="0.300013259232016">
                <text:p>0.300013259232016</text:p>
              </table:table-cell>
            </table:table-row>
            <table:table-row>
              <table:table-cell office:value-type="string">
                <text:p>33</text:p>
              </table:table-cell>
              <table:table-cell office:value-type="float" office:value="33">
                <text:p>33</text:p>
              </table:table-cell>
              <table:table-cell office:value-type="float" office:value="0.413856638598624">
                <text:p>0.413856638598624</text:p>
              </table:table-cell>
              <table:table-cell office:value-type="float" office:value="0.301045498947905">
                <text:p>0.301045498947905</text:p>
              </table:table-cell>
            </table:table-row>
            <table:table-row>
              <table:table-cell office:value-type="string">
                <text:p>34</text:p>
              </table:table-cell>
              <table:table-cell office:value-type="float" office:value="34">
                <text:p>34</text:p>
              </table:table-cell>
              <table:table-cell office:value-type="float" office:value="0.415397446598881">
                <text:p>0.415397446598881</text:p>
              </table:table-cell>
              <table:table-cell office:value-type="float" office:value="0.302022284824673">
                <text:p>0.302022284824673</text:p>
              </table:table-cell>
            </table:table-row>
            <table:table-row>
              <table:table-cell office:value-type="string">
                <text:p>35</text:p>
              </table:table-cell>
              <table:table-cell office:value-type="float" office:value="35">
                <text:p>35</text:p>
              </table:table-cell>
              <table:table-cell office:value-type="float" office:value="0.416865015327292">
                <text:p>0.416865015327292</text:p>
              </table:table-cell>
              <table:table-cell office:value-type="float" office:value="0.302947465457337">
                <text:p>0.302947465457337</text:p>
              </table:table-cell>
            </table:table-row>
            <table:table-row>
              <table:table-cell office:value-type="string">
                <text:p>36</text:p>
              </table:table-cell>
              <table:table-cell office:value-type="float" office:value="36">
                <text:p>36</text:p>
              </table:table-cell>
              <table:table-cell office:value-type="float" office:value="0.418266159678328">
                <text:p>0.418266159678328</text:p>
              </table:table-cell>
              <table:table-cell office:value-type="float" office:value="0.303824412082202">
                <text:p>0.303824412082202</text:p>
              </table:table-cell>
            </table:table-row>
            <table:table-row>
              <table:table-cell office:value-type="string">
                <text:p>37</text:p>
              </table:table-cell>
              <table:table-cell office:value-type="float" office:value="37">
                <text:p>37</text:p>
              </table:table-cell>
              <table:table-cell office:value-type="float" office:value="0.419607168586227">
                <text:p>0.419607168586227</text:p>
              </table:table-cell>
              <table:table-cell office:value-type="float" office:value="0.304656467213377">
                <text:p>0.304656467213377</text:p>
              </table:table-cell>
            </table:table-row>
            <table:table-row>
              <table:table-cell office:value-type="string">
                <text:p>38</text:p>
              </table:table-cell>
              <table:table-cell office:value-type="float" office:value="38">
                <text:p>38</text:p>
              </table:table-cell>
              <table:table-cell office:value-type="float" office:value="0.420893116967204">
                <text:p>0.420893116967204</text:p>
              </table:table-cell>
              <table:table-cell office:value-type="float" office:value="0.305446559301166">
                <text:p>0.305446559301166</text:p>
              </table:table-cell>
            </table:table-row>
            <table:table-row>
              <table:table-cell office:value-type="string">
                <text:p>39</text:p>
              </table:table-cell>
              <table:table-cell office:value-type="float" office:value="39">
                <text:p>39</text:p>
              </table:table-cell>
              <table:table-cell office:value-type="float" office:value="0.422128925860256">
                <text:p>0.422128925860256</text:p>
              </table:table-cell>
              <table:table-cell office:value-type="float" office:value="0.306197541285324">
                <text:p>0.306197541285324</text:p>
              </table:table-cell>
            </table:table-row>
            <table:table-row>
              <table:table-cell office:value-type="string">
                <text:p>40</text:p>
              </table:table-cell>
              <table:table-cell office:value-type="float" office:value="40">
                <text:p>40</text:p>
              </table:table-cell>
              <table:table-cell office:value-type="float" office:value="0.423318695531187">
                <text:p>0.423318695531187</text:p>
              </table:table-cell>
              <table:table-cell office:value-type="float" office:value="0.306911899216617">
                <text:p>0.306911899216617</text:p>
              </table:table-cell>
            </table:table-row>
            <table:table-row>
              <table:table-cell office:value-type="string">
                <text:p>41</text:p>
              </table:table-cell>
              <table:table-cell office:value-type="float" office:value="41">
                <text:p>41</text:p>
              </table:table-cell>
              <table:table-cell office:value-type="float" office:value="0.424466268496498">
                <text:p>0.424466268496498</text:p>
              </table:table-cell>
              <table:table-cell office:value-type="float" office:value="0.30759203235">
                <text:p>0.30759203235</text:p>
              </table:table-cell>
            </table:table-row>
            <table:table-row>
              <table:table-cell office:value-type="string">
                <text:p>42</text:p>
              </table:table-cell>
              <table:table-cell office:value-type="float" office:value="42">
                <text:p>42</text:p>
              </table:table-cell>
              <table:table-cell office:value-type="float" office:value="0.425574989142633">
                <text:p>0.425574989142633</text:p>
              </table:table-cell>
              <table:table-cell office:value-type="float" office:value="0.30824006682432">
                <text:p>0.30824006682432</text:p>
              </table:table-cell>
            </table:table-row>
            <table:table-row>
              <table:table-cell office:value-type="string">
                <text:p>43</text:p>
              </table:table-cell>
              <table:table-cell office:value-type="float" office:value="43">
                <text:p>43</text:p>
              </table:table-cell>
              <table:table-cell office:value-type="float" office:value="0.426647833848915">
                <text:p>0.426647833848915</text:p>
              </table:table-cell>
              <table:table-cell office:value-type="float" office:value="0.308858160201478">
                <text:p>0.308858160201478</text:p>
              </table:table-cell>
            </table:table-row>
            <table:table-row>
              <table:table-cell office:value-type="string">
                <text:p>44</text:p>
              </table:table-cell>
              <table:table-cell office:value-type="float" office:value="44">
                <text:p>44</text:p>
              </table:table-cell>
              <table:table-cell office:value-type="float" office:value="0.427687553262609">
                <text:p>0.427687553262609</text:p>
              </table:table-cell>
              <table:table-cell office:value-type="float" office:value="0.309448021115738">
                <text:p>0.309448021115738</text:p>
              </table:table-cell>
            </table:table-row>
            <table:table-row>
              <table:table-cell office:value-type="string">
                <text:p>45</text:p>
              </table:table-cell>
              <table:table-cell office:value-type="float" office:value="45">
                <text:p>45</text:p>
              </table:table-cell>
              <table:table-cell office:value-type="float" office:value="0.428696599077129">
                <text:p>0.428696599077129</text:p>
              </table:table-cell>
              <table:table-cell office:value-type="float" office:value="0.310011543575901">
                <text:p>0.310011543575901</text:p>
              </table:table-cell>
            </table:table-row>
            <table:table-row>
              <table:table-cell office:value-type="string">
                <text:p>46</text:p>
              </table:table-cell>
              <table:table-cell office:value-type="float" office:value="46">
                <text:p>46</text:p>
              </table:table-cell>
              <table:table-cell office:value-type="float" office:value="0.429677188633639">
                <text:p>0.429677188633639</text:p>
              </table:table-cell>
              <table:table-cell office:value-type="float" office:value="0.310550223535322">
                <text:p>0.310550223535322</text:p>
              </table:table-cell>
            </table:table-row>
            <table:table-row>
              <table:table-cell office:value-type="string">
                <text:p>47</text:p>
              </table:table-cell>
              <table:table-cell office:value-type="float" office:value="47">
                <text:p>47</text:p>
              </table:table-cell>
              <table:table-cell office:value-type="float" office:value="0.430631322722208">
                <text:p>0.430631322722208</text:p>
              </table:table-cell>
              <table:table-cell office:value-type="float" office:value="0.311065655513063">
                <text:p>0.311065655513063</text:p>
              </table:table-cell>
            </table:table-row>
            <table:table-row>
              <table:table-cell office:value-type="string">
                <text:p>48</text:p>
              </table:table-cell>
              <table:table-cell office:value-type="float" office:value="48">
                <text:p>48</text:p>
              </table:table-cell>
              <table:table-cell office:value-type="float" office:value="0.431560781314705">
                <text:p>0.431560781314705</text:p>
              </table:table-cell>
              <table:table-cell office:value-type="float" office:value="0.31155926875736">
                <text:p>0.31155926875736</text:p>
              </table:table-cell>
            </table:table-row>
            <table:table-row>
              <table:table-cell office:value-type="string">
                <text:p>49</text:p>
              </table:table-cell>
              <table:table-cell office:value-type="float" office:value="49">
                <text:p>49</text:p>
              </table:table-cell>
              <table:table-cell office:value-type="float" office:value="0.432467320451748">
                <text:p>0.432467320451748</text:p>
              </table:table-cell>
              <table:table-cell office:value-type="float" office:value="0.312032313886781">
                <text:p>0.312032313886781</text:p>
              </table:table-cell>
            </table:table-row>
            <table:table-row>
              <table:table-cell office:value-type="string">
                <text:p>50</text:p>
              </table:table-cell>
              <table:table-cell office:value-type="float" office:value="50">
                <text:p>50</text:p>
              </table:table-cell>
              <table:table-cell office:value-type="float" office:value="0.421417914425748">
                <text:p>0.421417914425748</text:p>
              </table:table-cell>
              <table:table-cell office:value-type="float" office:value="0.308953944592092">
                <text:p>0.308953944592092</text:p>
              </table:table-cell>
            </table:table-row>
            <table:table-row>
              <table:table-cell office:value-type="string">
                <text:p>51</text:p>
              </table:table-cell>
              <table:table-cell office:value-type="float" office:value="51">
                <text:p>51</text:p>
              </table:table-cell>
              <table:table-cell office:value-type="float" office:value="0.433394408068356">
                <text:p>0.433394408068356</text:p>
              </table:table-cell>
              <table:table-cell office:value-type="float" office:value="0.312500052085719">
                <text:p>0.312500052085719</text:p>
              </table:table-cell>
            </table:table-row>
            <table:table-row>
              <table:table-cell office:value-type="string">
                <text:p>52</text:p>
              </table:table-cell>
              <table:table-cell office:value-type="float" office:value="52">
                <text:p>52</text:p>
              </table:table-cell>
              <table:table-cell office:value-type="float" office:value="0.433433807669118">
                <text:p>0.433433807669118</text:p>
              </table:table-cell>
              <table:table-cell office:value-type="float" office:value="0.312513529900268">
                <text:p>0.312513529900268</text:p>
              </table:table-cell>
            </table:table-row>
            <table:table-row>
              <table:table-cell office:value-type="string">
                <text:p>53</text:p>
              </table:table-cell>
              <table:table-cell office:value-type="float" office:value="53">
                <text:p>53</text:p>
              </table:table-cell>
              <table:table-cell office:value-type="float" office:value="0.433470821004409">
                <text:p>0.433470821004409</text:p>
              </table:table-cell>
              <table:table-cell office:value-type="float" office:value="0.312526433573933">
                <text:p>0.312526433573933</text:p>
              </table:table-cell>
            </table:table-row>
            <table:table-row>
              <table:table-cell office:value-type="string">
                <text:p>54</text:p>
              </table:table-cell>
              <table:table-cell office:value-type="float" office:value="54">
                <text:p>54</text:p>
              </table:table-cell>
              <table:table-cell office:value-type="float" office:value="0.433505633664287">
                <text:p>0.433505633664287</text:p>
              </table:table-cell>
              <table:table-cell office:value-type="float" office:value="0.312538781028443">
                <text:p>0.312538781028443</text:p>
              </table:table-cell>
            </table:table-row>
            <table:table-row>
              <table:table-cell office:value-type="string">
                <text:p>55</text:p>
              </table:table-cell>
              <table:table-cell office:value-type="float" office:value="55">
                <text:p>55</text:p>
              </table:table-cell>
              <table:table-cell office:value-type="float" office:value="0.433538412402407">
                <text:p>0.433538412402407</text:p>
              </table:table-cell>
              <table:table-cell office:value-type="float" office:value="0.312550601871741">
                <text:p>0.312550601871741</text:p>
              </table:table-cell>
            </table:table-row>
            <table:table-row>
              <table:table-cell office:value-type="string">
                <text:p>56</text:p>
              </table:table-cell>
              <table:table-cell office:value-type="float" office:value="56">
                <text:p>56</text:p>
              </table:table-cell>
              <table:table-cell office:value-type="float" office:value="0.433569301365102">
                <text:p>0.433569301365102</text:p>
              </table:table-cell>
              <table:table-cell office:value-type="float" office:value="0.312561912265309">
                <text:p>0.312561912265309</text:p>
              </table:table-cell>
            </table:table-row>
            <table:table-row>
              <table:table-cell office:value-type="string">
                <text:p>57</text:p>
              </table:table-cell>
              <table:table-cell office:value-type="float" office:value="57">
                <text:p>57</text:p>
              </table:table-cell>
              <table:table-cell office:value-type="float" office:value="0.4335984445483">
                <text:p>0.4335984445483</text:p>
              </table:table-cell>
              <table:table-cell office:value-type="float" office:value="0.312572736774078">
                <text:p>0.312572736774078</text:p>
              </table:table-cell>
            </table:table-row>
            <table:table-row>
              <table:table-cell office:value-type="string">
                <text:p>58</text:p>
              </table:table-cell>
              <table:table-cell office:value-type="float" office:value="58">
                <text:p>58</text:p>
              </table:table-cell>
              <table:table-cell office:value-type="float" office:value="0.433625946743888">
                <text:p>0.433625946743888</text:p>
              </table:table-cell>
              <table:table-cell office:value-type="float" office:value="0.312583096407965">
                <text:p>0.312583096407965</text:p>
              </table:table-cell>
            </table:table-row>
            <table:table-row>
              <table:table-cell office:value-type="string">
                <text:p>59</text:p>
              </table:table-cell>
              <table:table-cell office:value-type="float" office:value="59">
                <text:p>59</text:p>
              </table:table-cell>
              <table:table-cell office:value-type="float" office:value="0.43365192270671">
                <text:p>0.43365192270671</text:p>
              </table:table-cell>
              <table:table-cell office:value-type="float" office:value="0.312593001164883">
                <text:p>0.312593001164883</text:p>
              </table:table-cell>
            </table:table-row>
            <table:table-row>
              <table:table-cell office:value-type="string">
                <text:p>60</text:p>
              </table:table-cell>
              <table:table-cell office:value-type="float" office:value="60">
                <text:p>60</text:p>
              </table:table-cell>
              <table:table-cell office:value-type="float" office:value="0.433676461818084">
                <text:p>0.433676461818084</text:p>
              </table:table-cell>
              <table:table-cell office:value-type="float" office:value="0.312602474803175">
                <text:p>0.312602474803175</text:p>
              </table:table-cell>
            </table:table-row>
            <table:table-row>
              <table:table-cell office:value-type="string">
                <text:p>61</text:p>
              </table:table-cell>
              <table:table-cell office:value-type="float" office:value="61">
                <text:p>61</text:p>
              </table:table-cell>
              <table:table-cell office:value-type="float" office:value="0.433699655289665">
                <text:p>0.433699655289665</text:p>
              </table:table-cell>
              <table:table-cell office:value-type="float" office:value="0.312611524690726">
                <text:p>0.312611524690726</text:p>
              </table:table-cell>
            </table:table-row>
            <table:table-row>
              <table:table-cell office:value-type="string">
                <text:p>62</text:p>
              </table:table-cell>
              <table:table-cell office:value-type="float" office:value="62">
                <text:p>62</text:p>
              </table:table-cell>
              <table:table-cell office:value-type="float" office:value="0.433721577168606">
                <text:p>0.433721577168606</text:p>
              </table:table-cell>
              <table:table-cell office:value-type="float" office:value="0.312620172756924">
                <text:p>0.312620172756924</text:p>
              </table:table-cell>
            </table:table-row>
            <table:table-row>
              <table:table-cell office:value-type="string">
                <text:p>63</text:p>
              </table:table-cell>
              <table:table-cell office:value-type="float" office:value="63">
                <text:p>63</text:p>
              </table:table-cell>
              <table:table-cell office:value-type="float" office:value="0.433742295739871">
                <text:p>0.433742295739871</text:p>
              </table:table-cell>
              <table:table-cell office:value-type="float" office:value="0.312628426339449">
                <text:p>0.312628426339449</text:p>
              </table:table-cell>
            </table:table-row>
            <table:table-row>
              <table:table-cell office:value-type="string">
                <text:p>64</text:p>
              </table:table-cell>
              <table:table-cell office:value-type="float" office:value="64">
                <text:p>64</text:p>
              </table:table-cell>
              <table:table-cell office:value-type="float" office:value="0.433761871496157">
                <text:p>0.433761871496157</text:p>
              </table:table-cell>
              <table:table-cell office:value-type="float" office:value="0.312636297789353">
                <text:p>0.312636297789353</text:p>
              </table:table-cell>
            </table:table-row>
            <table:table-row>
              <table:table-cell office:value-type="string">
                <text:p>65</text:p>
              </table:table-cell>
              <table:table-cell office:value-type="float" office:value="65">
                <text:p>65</text:p>
              </table:table-cell>
              <table:table-cell office:value-type="float" office:value="0.433780359967138">
                <text:p>0.433780359967138</text:p>
              </table:table-cell>
              <table:table-cell office:value-type="float" office:value="0.312643797573065">
                <text:p>0.312643797573065</text:p>
              </table:table-cell>
            </table:table-row>
            <table:table-row>
              <table:table-cell office:value-type="string">
                <text:p>66</text:p>
              </table:table-cell>
              <table:table-cell office:value-type="float" office:value="66">
                <text:p>66</text:p>
              </table:table-cell>
              <table:table-cell office:value-type="float" office:value="0.433797806125908">
                <text:p>0.433797806125908</text:p>
              </table:table-cell>
              <table:table-cell office:value-type="float" office:value="0.312650933064457">
                <text:p>0.312650933064457</text:p>
              </table:table-cell>
            </table:table-row>
            <table:table-row>
              <table:table-cell office:value-type="string">
                <text:p>67</text:p>
              </table:table-cell>
              <table:table-cell office:value-type="float" office:value="67">
                <text:p>67</text:p>
              </table:table-cell>
              <table:table-cell office:value-type="float" office:value="0.433814253122128">
                <text:p>0.433814253122128</text:p>
              </table:table-cell>
              <table:table-cell office:value-type="float" office:value="0.312657712651509">
                <text:p>0.312657712651509</text:p>
              </table:table-cell>
            </table:table-row>
            <table:table-row>
              <table:table-cell office:value-type="string">
                <text:p>68</text:p>
              </table:table-cell>
              <table:table-cell office:value-type="float" office:value="68">
                <text:p>68</text:p>
              </table:table-cell>
              <table:table-cell office:value-type="float" office:value="0.433829731247043">
                <text:p>0.433829731247043</text:p>
              </table:table-cell>
              <table:table-cell office:value-type="float" office:value="0.312664140498201">
                <text:p>0.312664140498201</text:p>
              </table:table-cell>
            </table:table-row>
            <table:table-row>
              <table:table-cell office:value-type="string">
                <text:p>69</text:p>
              </table:table-cell>
              <table:table-cell office:value-type="float" office:value="69">
                <text:p>69</text:p>
              </table:table-cell>
              <table:table-cell office:value-type="float" office:value="0.433844274084823">
                <text:p>0.433844274084823</text:p>
              </table:table-cell>
              <table:table-cell office:value-type="float" office:value="0.312670223080915">
                <text:p>0.312670223080915</text:p>
              </table:table-cell>
            </table:table-row>
            <table:table-row>
              <table:table-cell office:value-type="string">
                <text:p>70</text:p>
              </table:table-cell>
              <table:table-cell office:value-type="float" office:value="70">
                <text:p>70</text:p>
              </table:table-cell>
              <table:table-cell office:value-type="float" office:value="0.433857904007703">
                <text:p>0.433857904007703</text:p>
              </table:table-cell>
              <table:table-cell office:value-type="float" office:value="0.312675962849417">
                <text:p>0.312675962849417</text:p>
              </table:table-cell>
            </table:table-row>
            <table:table-row>
              <table:table-cell office:value-type="string">
                <text:p>71</text:p>
              </table:table-cell>
              <table:table-cell office:value-type="float" office:value="71">
                <text:p>71</text:p>
              </table:table-cell>
              <table:table-cell office:value-type="float" office:value="0.433870636228961">
                <text:p>0.433870636228961</text:p>
              </table:table-cell>
              <table:table-cell office:value-type="float" office:value="0.312681358869876">
                <text:p>0.312681358869876</text:p>
              </table:table-cell>
            </table:table-row>
            <table:table-row>
              <table:table-cell office:value-type="string">
                <text:p>72</text:p>
              </table:table-cell>
              <table:table-cell office:value-type="float" office:value="72">
                <text:p>72</text:p>
              </table:table-cell>
              <table:table-cell office:value-type="float" office:value="0.433882482601229">
                <text:p>0.433882482601229</text:p>
              </table:table-cell>
              <table:table-cell office:value-type="float" office:value="0.312686412283519">
                <text:p>0.312686412283519</text:p>
              </table:table-cell>
            </table:table-row>
            <table:table-row>
              <table:table-cell office:value-type="string">
                <text:p>73</text:p>
              </table:table-cell>
              <table:table-cell office:value-type="float" office:value="73">
                <text:p>73</text:p>
              </table:table-cell>
              <table:table-cell office:value-type="float" office:value="0.433893446077608">
                <text:p>0.433893446077608</text:p>
              </table:table-cell>
              <table:table-cell office:value-type="float" office:value="0.31269112186117">
                <text:p>0.31269112186117</text:p>
              </table:table-cell>
            </table:table-row>
            <table:table-row>
              <table:table-cell office:value-type="string">
                <text:p>74</text:p>
              </table:table-cell>
              <table:table-cell office:value-type="float" office:value="74">
                <text:p>74</text:p>
              </table:table-cell>
              <table:table-cell office:value-type="float" office:value="0.433903527428343">
                <text:p>0.433903527428343</text:p>
              </table:table-cell>
              <table:table-cell office:value-type="float" office:value="0.312695478498619">
                <text:p>0.312695478498619</text:p>
              </table:table-cell>
            </table:table-row>
            <table:table-row>
              <table:table-cell office:value-type="string">
                <text:p>75</text:p>
              </table:table-cell>
              <table:table-cell office:value-type="float" office:value="75">
                <text:p>75</text:p>
              </table:table-cell>
              <table:table-cell office:value-type="float" office:value="0.433912715578559">
                <text:p>0.433912715578559</text:p>
              </table:table-cell>
              <table:table-cell office:value-type="float" office:value="0.312699477636008">
                <text:p>0.312699477636008</text:p>
              </table:table-cell>
            </table:table-row>
            <table:table-row>
              <table:table-cell office:value-type="string">
                <text:p>76</text:p>
              </table:table-cell>
              <table:table-cell office:value-type="float" office:value="76">
                <text:p>76</text:p>
              </table:table-cell>
              <table:table-cell office:value-type="float" office:value="0.433920991988094">
                <text:p>0.433920991988094</text:p>
              </table:table-cell>
              <table:table-cell office:value-type="float" office:value="0.312703107306429">
                <text:p>0.312703107306429</text:p>
              </table:table-cell>
            </table:table-row>
            <table:table-row>
              <table:table-cell office:value-type="string">
                <text:p>77</text:p>
              </table:table-cell>
              <table:table-cell office:value-type="float" office:value="77">
                <text:p>77</text:p>
              </table:table-cell>
              <table:table-cell office:value-type="float" office:value="0.433928327527782">
                <text:p>0.433928327527782</text:p>
              </table:table-cell>
              <table:table-cell office:value-type="float" office:value="0.312706352817297">
                <text:p>0.312706352817297</text:p>
              </table:table-cell>
            </table:table-row>
            <table:table-row>
              <table:table-cell office:value-type="string">
                <text:p>78</text:p>
              </table:table-cell>
              <table:table-cell office:value-type="float" office:value="78">
                <text:p>78</text:p>
              </table:table-cell>
              <table:table-cell office:value-type="float" office:value="0.433934682741555">
                <text:p>0.433934682741555</text:p>
              </table:table-cell>
              <table:table-cell office:value-type="float" office:value="0.312709195329125">
                <text:p>0.312709195329125</text:p>
              </table:table-cell>
            </table:table-row>
            <table:table-row>
              <table:table-cell office:value-type="string">
                <text:p>79</text:p>
              </table:table-cell>
              <table:table-cell office:value-type="float" office:value="79">
                <text:p>79</text:p>
              </table:table-cell>
              <table:table-cell office:value-type="float" office:value="0.433940005214755">
                <text:p>0.433940005214755</text:p>
              </table:table-cell>
              <table:table-cell office:value-type="float" office:value="0.312711611625489">
                <text:p>0.312711611625489</text:p>
              </table:table-cell>
            </table:table-row>
            <table:table-row>
              <table:table-cell office:value-type="string">
                <text:p>80</text:p>
              </table:table-cell>
              <table:table-cell office:value-type="float" office:value="80">
                <text:p>80</text:p>
              </table:table-cell>
              <table:table-cell office:value-type="float" office:value="0.433944228086868">
                <text:p>0.433944228086868</text:p>
              </table:table-cell>
              <table:table-cell office:value-type="float" office:value="0.312713568898613">
                <text:p>0.312713568898613</text:p>
              </table:table-cell>
            </table:table-row>
            <table:table-row>
              <table:table-cell office:value-type="string">
                <text:p>81</text:p>
              </table:table-cell>
              <table:table-cell office:value-type="float" office:value="81">
                <text:p>81</text:p>
              </table:table-cell>
              <table:table-cell office:value-type="float" office:value="0.43394725590342">
                <text:p>0.43394725590342</text:p>
              </table:table-cell>
              <table:table-cell office:value-type="float" office:value="0.312715028620887">
                <text:p>0.312715028620887</text:p>
              </table:table-cell>
            </table:table-row>
            <table:table-row>
              <table:table-cell office:value-type="string">
                <text:p>82</text:p>
              </table:table-cell>
              <table:table-cell office:value-type="float" office:value="82">
                <text:p>82</text:p>
              </table:table-cell>
              <table:table-cell office:value-type="float" office:value="0.433948980860615">
                <text:p>0.433948980860615</text:p>
              </table:table-cell>
              <table:table-cell office:value-type="float" office:value="0.312715944767704">
                <text:p>0.312715944767704</text:p>
              </table:table-cell>
            </table:table-row>
            <table:table-row>
              <table:table-cell office:value-type="string">
                <text:p>83</text:p>
              </table:table-cell>
              <table:table-cell office:value-type="float" office:value="83">
                <text:p>83</text:p>
              </table:table-cell>
              <table:table-cell office:value-type="float" office:value="0.43394925427677">
                <text:p>0.43394925427677</text:p>
              </table:table-cell>
              <table:table-cell office:value-type="float" office:value="0.312716252421997">
                <text:p>0.312716252421997</text:p>
              </table:table-cell>
            </table:table-row>
            <table:table-row>
              <table:table-cell office:value-type="string">
                <text:p>84</text:p>
              </table:table-cell>
              <table:table-cell office:value-type="float" office:value="84">
                <text:p>84</text:p>
              </table:table-cell>
              <table:table-cell office:value-type="float" office:value="0.433947884667014">
                <text:p>0.433947884667014</text:p>
              </table:table-cell>
              <table:table-cell office:value-type="float" office:value="0.312715873141317">
                <text:p>0.312715873141317</text:p>
              </table:table-cell>
            </table:table-row>
            <table:table-row>
              <table:table-cell office:value-type="string">
                <text:p>85</text:p>
              </table:table-cell>
              <table:table-cell office:value-type="float" office:value="85">
                <text:p>85</text:p>
              </table:table-cell>
              <table:table-cell office:value-type="float" office:value="0.433944637655827">
                <text:p>0.433944637655827</text:p>
              </table:table-cell>
              <table:table-cell office:value-type="float" office:value="0.312714709268288">
                <text:p>0.312714709268288</text:p>
              </table:table-cell>
            </table:table-row>
            <table:table-row>
              <table:table-cell office:value-type="string">
                <text:p>86</text:p>
              </table:table-cell>
              <table:table-cell office:value-type="float" office:value="86">
                <text:p>86</text:p>
              </table:table-cell>
              <table:table-cell office:value-type="float" office:value="0.433939191057651">
                <text:p>0.433939191057651</text:p>
              </table:table-cell>
              <table:table-cell office:value-type="float" office:value="0.312712625374115">
                <text:p>0.312712625374115</text:p>
              </table:table-cell>
            </table:table-row>
            <table:table-row>
              <table:table-cell office:value-type="string">
                <text:p>87</text:p>
              </table:table-cell>
              <table:table-cell office:value-type="float" office:value="87">
                <text:p>87</text:p>
              </table:table-cell>
              <table:table-cell office:value-type="float" office:value="0.433931136689924">
                <text:p>0.433931136689924</text:p>
              </table:table-cell>
              <table:table-cell office:value-type="float" office:value="0.312709453275634">
                <text:p>0.312709453275634</text:p>
              </table:table-cell>
            </table:table-row>
            <table:table-row>
              <table:table-cell office:value-type="string">
                <text:p>88</text:p>
              </table:table-cell>
              <table:table-cell office:value-type="float" office:value="88">
                <text:p>88</text:p>
              </table:table-cell>
              <table:table-cell office:value-type="float" office:value="0.433919913185192">
                <text:p>0.433919913185192</text:p>
              </table:table-cell>
              <table:table-cell office:value-type="float" office:value="0.312704963596343">
                <text:p>0.312704963596343</text:p>
              </table:table-cell>
            </table:table-row>
            <table:table-row>
              <table:table-cell office:value-type="string">
                <text:p>89</text:p>
              </table:table-cell>
              <table:table-cell office:value-type="float" office:value="89">
                <text:p>89</text:p>
              </table:table-cell>
              <table:table-cell office:value-type="float" office:value="0.433904767504893">
                <text:p>0.433904767504893</text:p>
              </table:table-cell>
              <table:table-cell office:value-type="float" office:value="0.312698846137929">
                <text:p>0.312698846137929</text:p>
              </table:table-cell>
            </table:table-row>
            <table:table-row>
              <table:table-cell office:value-type="string">
                <text:p>90</text:p>
              </table:table-cell>
              <table:table-cell office:value-type="float" office:value="90">
                <text:p>90</text:p>
              </table:table-cell>
              <table:table-cell office:value-type="float" office:value="0.433884636840945">
                <text:p>0.433884636840945</text:p>
              </table:table-cell>
              <table:table-cell office:value-type="float" office:value="0.312690665379443">
                <text:p>0.312690665379443</text:p>
              </table:table-cell>
            </table:table-row>
            <table:table-row>
              <table:table-cell office:value-type="string">
                <text:p>91</text:p>
              </table:table-cell>
              <table:table-cell office:value-type="float" office:value="91">
                <text:p>91</text:p>
              </table:table-cell>
              <table:table-cell office:value-type="float" office:value="0.43385800493897">
                <text:p>0.43385800493897</text:p>
              </table:table-cell>
              <table:table-cell office:value-type="float" office:value="0.312679805508608">
                <text:p>0.312679805508608</text:p>
              </table:table-cell>
            </table:table-row>
            <table:table-row>
              <table:table-cell office:value-type="string">
                <text:p>92</text:p>
              </table:table-cell>
              <table:table-cell office:value-type="float" office:value="92">
                <text:p>92</text:p>
              </table:table-cell>
              <table:table-cell office:value-type="float" office:value="0.433822601189658">
                <text:p>0.433822601189658</text:p>
              </table:table-cell>
              <table:table-cell office:value-type="float" office:value="0.312665343667508">
                <text:p>0.312665343667508</text:p>
              </table:table-cell>
            </table:table-row>
            <table:table-row>
              <table:table-cell office:value-type="string">
                <text:p>93</text:p>
              </table:table-cell>
              <table:table-cell office:value-type="float" office:value="93">
                <text:p>93</text:p>
              </table:table-cell>
              <table:table-cell office:value-type="float" office:value="0.43377491303843">
                <text:p>0.43377491303843</text:p>
              </table:table-cell>
              <table:table-cell office:value-type="float" office:value="0.312645865640023">
                <text:p>0.312645865640023</text:p>
              </table:table-cell>
            </table:table-row>
            <table:table-row>
              <table:table-cell office:value-type="string">
                <text:p>94</text:p>
              </table:table-cell>
              <table:table-cell office:value-type="float" office:value="94">
                <text:p>94</text:p>
              </table:table-cell>
              <table:table-cell office:value-type="float" office:value="0.433709163352171">
                <text:p>0.433709163352171</text:p>
              </table:table-cell>
              <table:table-cell office:value-type="float" office:value="0.312619055248562">
                <text:p>0.312619055248562</text:p>
              </table:table-cell>
            </table:table-row>
            <table:table-row>
              <table:table-cell office:value-type="string">
                <text:p>95</text:p>
              </table:table-cell>
              <table:table-cell office:value-type="float" office:value="95">
                <text:p>95</text:p>
              </table:table-cell>
              <table:table-cell office:value-type="float" office:value="0.433615195273175">
                <text:p>0.433615195273175</text:p>
              </table:table-cell>
              <table:table-cell office:value-type="float" office:value="0.312580868440151">
                <text:p>0.312580868440151</text:p>
              </table:table-cell>
            </table:table-row>
            <table:table-row>
              <table:table-cell office:value-type="string">
                <text:p>96</text:p>
              </table:table-cell>
              <table:table-cell office:value-type="float" office:value="96">
                <text:p>96</text:p>
              </table:table-cell>
              <table:table-cell office:value-type="float" office:value="0.433473272258693">
                <text:p>0.433473272258693</text:p>
              </table:table-cell>
              <table:table-cell office:value-type="float" office:value="0.312523556111808">
                <text:p>0.312523556111808</text:p>
              </table:table-cell>
            </table:table-row>
            <table:table-row>
              <table:table-cell office:value-type="string">
                <text:p>97</text:p>
              </table:table-cell>
              <table:table-cell office:value-type="float" office:value="97">
                <text:p>97</text:p>
              </table:table-cell>
              <table:table-cell office:value-type="float" office:value="0.43323945358581">
                <text:p>0.43323945358581</text:p>
              </table:table-cell>
              <table:table-cell office:value-type="float" office:value="0.312430143639166">
                <text:p>0.312430143639166</text:p>
              </table:table-cell>
            </table:table-row>
            <table:table-row>
              <table:table-cell office:value-type="string">
                <text:p>98</text:p>
              </table:table-cell>
              <table:table-cell office:value-type="float" office:value="98">
                <text:p>98</text:p>
              </table:table-cell>
              <table:table-cell office:value-type="float" office:value="0.432792005403734">
                <text:p>0.432792005403734</text:p>
              </table:table-cell>
              <table:table-cell office:value-type="float" office:value="0.312254907746736">
                <text:p>0.312254907746736</text:p>
              </table:table-cell>
            </table:table-row>
            <table:table-row>
              <table:table-cell office:value-type="string">
                <text:p>99</text:p>
              </table:table-cell>
              <table:table-cell office:value-type="float" office:value="99">
                <text:p>99</text:p>
              </table:table-cell>
              <table:table-cell office:value-type="float" office:value="0.431622621414892">
                <text:p>0.431622621414892</text:p>
              </table:table-cell>
              <table:table-cell office:value-type="float" office:value="0.311817950949087">
                <text:p>0.311817950949087</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845cm" svg:height="8.994cm" xlink:href=".." xlink:type="simple" chart:class="chart:scatter" chart:style-name="ch1">
        <chart:title svg:x="6.524cm" svg:y="0.315cm" chart:style-name="ch2">
          <text:p>Standard + 15 + 31 + R</text:p>
        </chart:title>
        <chart:legend chart:legend-position="end" svg:x="15.555cm" svg:y="3.949cm" style:legend-expansion="high" chart:style-name="ch3"/>
        <chart:plot-area chart:style-name="ch4" table:cell-range-address="Sheet1.A8:Sheet1.A106 Sheet1.Q8:Sheet1.R106" svg:x="0.356cm" svg:y="1.273cm" svg:width="14.843cm" svg:height="7.542cm">
          <chartooo:coordinate-region svg:x="1.083cm" svg:y="1.473cm" svg:width="13.836cm" svg:height="6.695cm"/>
          <chart:axis chart:dimension="x" chart:name="primary-x" chart:style-name="ch5"/>
          <chart:axis chart:dimension="y" chart:name="primary-y" chart:style-name="ch5">
            <chart:grid chart:style-name="ch6" chart:class="major"/>
          </chart:axis>
          <chart:series chart:style-name="ch7" chart:values-cell-range-address="Sheet1.Q8:Sheet1.Q106" chart:class="chart:scatter">
            <chart:domain table:cell-range-address="Sheet1.A8:Sheet1.A106"/>
            <chart:data-point chart:repeated="99"/>
          </chart:series>
          <chart:series chart:style-name="ch8" chart:values-cell-range-address="Sheet1.R8:Sheet1.R106" chart:class="chart:scatter">
            <chart:data-point chart:repeated="99"/>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Column Q</text:p>
              </table:table-cell>
              <table:table-cell office:value-type="string">
                <text:p>Column R</text:p>
              </table:table-cell>
            </table:table-row>
          </table:table-header-rows>
          <table:table-rows>
            <table:table-row>
              <table:table-cell office:value-type="string">
                <text:p>1</text:p>
              </table:table-cell>
              <table:table-cell office:value-type="float" office:value="1">
                <text:p>1</text:p>
                <draw:g>
                  <svg:desc>Sheet1.A8:Sheet1.A106</svg:desc>
                </draw:g>
              </table:table-cell>
              <table:table-cell office:value-type="float" office:value="0.529775171668299">
                <text:p>0.529775171668299</text:p>
                <draw:g>
                  <svg:desc>Sheet1.Q8:Sheet1.Q106</svg:desc>
                </draw:g>
              </table:table-cell>
              <table:table-cell office:value-type="float" office:value="0.632093054993345">
                <text:p>0.632093054993345</text:p>
                <draw:g>
                  <svg:desc>Sheet1.R8:Sheet1.R106</svg:desc>
                </draw:g>
              </table:table-cell>
            </table:table-row>
            <table:table-row>
              <table:table-cell office:value-type="string">
                <text:p>2</text:p>
              </table:table-cell>
              <table:table-cell office:value-type="float" office:value="2">
                <text:p>2</text:p>
              </table:table-cell>
              <table:table-cell office:value-type="float" office:value="0.527334345922511">
                <text:p>0.527334345922511</text:p>
              </table:table-cell>
              <table:table-cell office:value-type="float" office:value="0.62236780343291">
                <text:p>0.62236780343291</text:p>
              </table:table-cell>
            </table:table-row>
            <table:table-row>
              <table:table-cell office:value-type="string">
                <text:p>3</text:p>
              </table:table-cell>
              <table:table-cell office:value-type="float" office:value="3">
                <text:p>3</text:p>
              </table:table-cell>
              <table:table-cell office:value-type="float" office:value="0.523313232296506">
                <text:p>0.523313232296506</text:p>
              </table:table-cell>
              <table:table-cell office:value-type="float" office:value="0.6128261370882">
                <text:p>0.6128261370882</text:p>
              </table:table-cell>
            </table:table-row>
            <table:table-row>
              <table:table-cell office:value-type="string">
                <text:p>4</text:p>
              </table:table-cell>
              <table:table-cell office:value-type="float" office:value="4">
                <text:p>4</text:p>
              </table:table-cell>
              <table:table-cell office:value-type="float" office:value="0.517776779307555">
                <text:p>0.517776779307555</text:p>
              </table:table-cell>
              <table:table-cell office:value-type="float" office:value="0.603042231286608">
                <text:p>0.603042231286608</text:p>
              </table:table-cell>
            </table:table-row>
            <table:table-row>
              <table:table-cell office:value-type="string">
                <text:p>5</text:p>
              </table:table-cell>
              <table:table-cell office:value-type="float" office:value="5">
                <text:p>5</text:p>
              </table:table-cell>
              <table:table-cell office:value-type="float" office:value="0.510815043070409">
                <text:p>0.510815043070409</text:p>
              </table:table-cell>
              <table:table-cell office:value-type="float" office:value="0.59282285239294">
                <text:p>0.59282285239294</text:p>
              </table:table-cell>
            </table:table-row>
            <table:table-row>
              <table:table-cell office:value-type="string">
                <text:p>6</text:p>
              </table:table-cell>
              <table:table-cell office:value-type="float" office:value="6">
                <text:p>6</text:p>
              </table:table-cell>
              <table:table-cell office:value-type="float" office:value="0.502539555099702">
                <text:p>0.502539555099702</text:p>
              </table:table-cell>
              <table:table-cell office:value-type="float" office:value="0.58206726847987">
                <text:p>0.58206726847987</text:p>
              </table:table-cell>
            </table:table-row>
            <table:table-row>
              <table:table-cell office:value-type="string">
                <text:p>7</text:p>
              </table:table-cell>
              <table:table-cell office:value-type="float" office:value="7">
                <text:p>7</text:p>
              </table:table-cell>
              <table:table-cell office:value-type="float" office:value="0.493079027072328">
                <text:p>0.493079027072328</text:p>
              </table:table-cell>
              <table:table-cell office:value-type="float" office:value="0.570724121080522">
                <text:p>0.570724121080522</text:p>
              </table:table-cell>
            </table:table-row>
            <table:table-row>
              <table:table-cell office:value-type="string">
                <text:p>8</text:p>
              </table:table-cell>
              <table:table-cell office:value-type="float" office:value="8">
                <text:p>8</text:p>
              </table:table-cell>
              <table:table-cell office:value-type="float" office:value="0.482574189551026">
                <text:p>0.482574189551026</text:p>
              </table:table-cell>
              <table:table-cell office:value-type="float" office:value="0.558769628096773">
                <text:p>0.558769628096773</text:p>
              </table:table-cell>
            </table:table-row>
            <table:table-row>
              <table:table-cell office:value-type="string">
                <text:p>9</text:p>
              </table:table-cell>
              <table:table-cell office:value-type="float" office:value="9">
                <text:p>9</text:p>
              </table:table-cell>
              <table:table-cell office:value-type="float" office:value="0.471173564301401">
                <text:p>0.471173564301401</text:p>
              </table:table-cell>
              <table:table-cell office:value-type="float" office:value="0.546200694473704">
                <text:p>0.546200694473704</text:p>
              </table:table-cell>
            </table:table-row>
            <table:table-row>
              <table:table-cell office:value-type="string">
                <text:p>10</text:p>
              </table:table-cell>
              <table:table-cell office:value-type="float" office:value="10">
                <text:p>10</text:p>
              </table:table-cell>
              <table:table-cell office:value-type="float" office:value="0.459027543332332">
                <text:p>0.459027543332332</text:p>
              </table:table-cell>
              <table:table-cell office:value-type="float" office:value="0.533028408641886">
                <text:p>0.533028408641886</text:p>
              </table:table-cell>
            </table:table-row>
            <table:table-row>
              <table:table-cell office:value-type="string">
                <text:p>11</text:p>
              </table:table-cell>
              <table:table-cell office:value-type="float" office:value="11">
                <text:p>11</text:p>
              </table:table-cell>
              <table:table-cell office:value-type="float" office:value="0.446285795229576">
                <text:p>0.446285795229576</text:p>
              </table:table-cell>
              <table:table-cell office:value-type="float" office:value="0.519276032661028">
                <text:p>0.519276032661028</text:p>
              </table:table-cell>
            </table:table-row>
            <table:table-row>
              <table:table-cell office:value-type="string">
                <text:p>12</text:p>
              </table:table-cell>
              <table:table-cell office:value-type="float" office:value="12">
                <text:p>12</text:p>
              </table:table-cell>
              <table:table-cell office:value-type="float" office:value="0.433092127104696">
                <text:p>0.433092127104696</text:p>
              </table:table-cell>
              <table:table-cell office:value-type="float" office:value="0.504975389876454">
                <text:p>0.504975389876454</text:p>
              </table:table-cell>
            </table:table-row>
            <table:table-row>
              <table:table-cell office:value-type="string">
                <text:p>13</text:p>
              </table:table-cell>
              <table:table-cell office:value-type="float" office:value="13">
                <text:p>13</text:p>
              </table:table-cell>
              <table:table-cell office:value-type="float" office:value="0.419582581976803">
                <text:p>0.419582581976803</text:p>
              </table:table-cell>
              <table:table-cell office:value-type="float" office:value="0.49016783665007">
                <text:p>0.49016783665007</text:p>
              </table:table-cell>
            </table:table-row>
            <table:table-row>
              <table:table-cell office:value-type="string">
                <text:p>14</text:p>
              </table:table-cell>
              <table:table-cell office:value-type="float" office:value="14">
                <text:p>14</text:p>
              </table:table-cell>
              <table:table-cell office:value-type="float" office:value="0.405882264864545">
                <text:p>0.405882264864545</text:p>
              </table:table-cell>
              <table:table-cell office:value-type="float" office:value="0.474900598074128">
                <text:p>0.474900598074128</text:p>
              </table:table-cell>
            </table:table-row>
            <table:table-row>
              <table:table-cell office:value-type="string">
                <text:p>15</text:p>
              </table:table-cell>
              <table:table-cell office:value-type="float" office:value="15">
                <text:p>15</text:p>
              </table:table-cell>
              <table:table-cell office:value-type="float" office:value="0.530598639159677">
                <text:p>0.530598639159677</text:p>
              </table:table-cell>
              <table:table-cell office:value-type="float" office:value="0.643351277947446">
                <text:p>0.643351277947446</text:p>
              </table:table-cell>
            </table:table-row>
            <table:table-row>
              <table:table-cell office:value-type="string">
                <text:p>16</text:p>
              </table:table-cell>
              <table:table-cell office:value-type="float" office:value="16">
                <text:p>16</text:p>
              </table:table-cell>
              <table:table-cell office:value-type="float" office:value="0.683166538814109">
                <text:p>0.683166538814109</text:p>
              </table:table-cell>
              <table:table-cell office:value-type="float" office:value="0.769234965366018">
                <text:p>0.769234965366018</text:p>
              </table:table-cell>
            </table:table-row>
            <table:table-row>
              <table:table-cell office:value-type="string">
                <text:p>17</text:p>
              </table:table-cell>
              <table:table-cell office:value-type="float" office:value="17">
                <text:p>17</text:p>
              </table:table-cell>
              <table:table-cell office:value-type="float" office:value="0.711348862703218">
                <text:p>0.711348862703218</text:p>
              </table:table-cell>
              <table:table-cell office:value-type="float" office:value="0.783952810057071">
                <text:p>0.783952810057071</text:p>
              </table:table-cell>
            </table:table-row>
            <table:table-row>
              <table:table-cell office:value-type="string">
                <text:p>18</text:p>
              </table:table-cell>
              <table:table-cell office:value-type="float" office:value="18">
                <text:p>18</text:p>
              </table:table-cell>
              <table:table-cell office:value-type="float" office:value="0.736455961755354">
                <text:p>0.736455961755354</text:p>
              </table:table-cell>
              <table:table-cell office:value-type="float" office:value="0.797577267571664">
                <text:p>0.797577267571664</text:p>
              </table:table-cell>
            </table:table-row>
            <table:table-row>
              <table:table-cell office:value-type="string">
                <text:p>19</text:p>
              </table:table-cell>
              <table:table-cell office:value-type="float" office:value="19">
                <text:p>19</text:p>
              </table:table-cell>
              <table:table-cell office:value-type="float" office:value="0.758794795052068">
                <text:p>0.758794795052068</text:p>
              </table:table-cell>
              <table:table-cell office:value-type="float" office:value="0.810147768734367">
                <text:p>0.810147768734367</text:p>
              </table:table-cell>
            </table:table-row>
            <table:table-row>
              <table:table-cell office:value-type="string">
                <text:p>20</text:p>
              </table:table-cell>
              <table:table-cell office:value-type="float" office:value="20">
                <text:p>20</text:p>
              </table:table-cell>
              <table:table-cell office:value-type="float" office:value="0.778661984003625">
                <text:p>0.778661984003625</text:p>
              </table:table-cell>
              <table:table-cell office:value-type="float" office:value="0.821711727586277">
                <text:p>0.821711727586277</text:p>
              </table:table-cell>
            </table:table-row>
            <table:table-row>
              <table:table-cell office:value-type="string">
                <text:p>21</text:p>
              </table:table-cell>
              <table:table-cell office:value-type="float" office:value="21">
                <text:p>21</text:p>
              </table:table-cell>
              <table:table-cell office:value-type="float" office:value="0.796335126349763">
                <text:p>0.796335126349763</text:p>
              </table:table-cell>
              <table:table-cell office:value-type="float" office:value="0.832319461658036">
                <text:p>0.832319461658036</text:p>
              </table:table-cell>
            </table:table-row>
            <table:table-row>
              <table:table-cell office:value-type="string">
                <text:p>22</text:p>
              </table:table-cell>
              <table:table-cell office:value-type="float" office:value="22">
                <text:p>22</text:p>
              </table:table-cell>
              <table:table-cell office:value-type="float" office:value="0.81206860260341">
                <text:p>0.81206860260341</text:p>
              </table:table-cell>
              <table:table-cell office:value-type="float" office:value="0.842024237624711">
                <text:p>0.842024237624711</text:p>
              </table:table-cell>
            </table:table-row>
            <table:table-row>
              <table:table-cell office:value-type="string">
                <text:p>23</text:p>
              </table:table-cell>
              <table:table-cell office:value-type="float" office:value="23">
                <text:p>23</text:p>
              </table:table-cell>
              <table:table-cell office:value-type="float" office:value="0.826090223229413">
                <text:p>0.826090223229413</text:p>
              </table:table-cell>
              <table:table-cell office:value-type="float" office:value="0.85088141944598">
                <text:p>0.85088141944598</text:p>
              </table:table-cell>
            </table:table-row>
            <table:table-row>
              <table:table-cell office:value-type="string">
                <text:p>24</text:p>
              </table:table-cell>
              <table:table-cell office:value-type="float" office:value="24">
                <text:p>24</text:p>
              </table:table-cell>
              <table:table-cell office:value-type="float" office:value="0.838604796794796">
                <text:p>0.838604796794796</text:p>
              </table:table-cell>
              <table:table-cell office:value-type="float" office:value="0.858947667907781">
                <text:p>0.858947667907781</text:p>
              </table:table-cell>
            </table:table-row>
            <table:table-row>
              <table:table-cell office:value-type="string">
                <text:p>25</text:p>
              </table:table-cell>
              <table:table-cell office:value-type="float" office:value="25">
                <text:p>25</text:p>
              </table:table-cell>
              <table:table-cell office:value-type="float" office:value="0.849791793378393">
                <text:p>0.849791793378393</text:p>
              </table:table-cell>
              <table:table-cell office:value-type="float" office:value="0.866278904984621">
                <text:p>0.866278904984621</text:p>
              </table:table-cell>
            </table:table-row>
            <table:table-row>
              <table:table-cell office:value-type="string">
                <text:p>26</text:p>
              </table:table-cell>
              <table:table-cell office:value-type="float" office:value="26">
                <text:p>26</text:p>
              </table:table-cell>
              <table:table-cell office:value-type="float" office:value="0.859811094925741">
                <text:p>0.859811094925741</text:p>
              </table:table-cell>
              <table:table-cell office:value-type="float" office:value="0.872930356577951">
                <text:p>0.872930356577951</text:p>
              </table:table-cell>
            </table:table-row>
            <table:table-row>
              <table:table-cell office:value-type="string">
                <text:p>27</text:p>
              </table:table-cell>
              <table:table-cell office:value-type="float" office:value="27">
                <text:p>27</text:p>
              </table:table-cell>
              <table:table-cell office:value-type="float" office:value="0.868801111568656">
                <text:p>0.868801111568656</text:p>
              </table:table-cell>
              <table:table-cell office:value-type="float" office:value="0.878955452523144">
                <text:p>0.878955452523144</text:p>
              </table:table-cell>
            </table:table-row>
            <table:table-row>
              <table:table-cell office:value-type="string">
                <text:p>28</text:p>
              </table:table-cell>
              <table:table-cell office:value-type="float" office:value="28">
                <text:p>28</text:p>
              </table:table-cell>
              <table:table-cell office:value-type="float" office:value="0.876883833543385">
                <text:p>0.876883833543385</text:p>
              </table:table-cell>
              <table:table-cell office:value-type="float" office:value="0.884405744737282">
                <text:p>0.884405744737282</text:p>
              </table:table-cell>
            </table:table-row>
            <table:table-row>
              <table:table-cell office:value-type="string">
                <text:p>29</text:p>
              </table:table-cell>
              <table:table-cell office:value-type="float" office:value="29">
                <text:p>29</text:p>
              </table:table-cell>
              <table:table-cell office:value-type="float" office:value="0.884165489737647">
                <text:p>0.884165489737647</text:p>
              </table:table-cell>
              <table:table-cell office:value-type="float" office:value="0.889330170210914">
                <text:p>0.889330170210914</text:p>
              </table:table-cell>
            </table:table-row>
            <table:table-row>
              <table:table-cell office:value-type="string">
                <text:p>30</text:p>
              </table:table-cell>
              <table:table-cell office:value-type="float" office:value="30">
                <text:p>30</text:p>
              </table:table-cell>
              <table:table-cell office:value-type="float" office:value="0.89073923590493">
                <text:p>0.89073923590493</text:p>
              </table:table-cell>
              <table:table-cell office:value-type="float" office:value="0.893774969770202">
                <text:p>0.893774969770202</text:p>
              </table:table-cell>
            </table:table-row>
            <table:table-row>
              <table:table-cell office:value-type="string">
                <text:p>31</text:p>
              </table:table-cell>
              <table:table-cell office:value-type="float" office:value="31">
                <text:p>31</text:p>
              </table:table-cell>
              <table:table-cell office:value-type="float" office:value="0.530598639159677">
                <text:p>0.530598639159677</text:p>
              </table:table-cell>
              <table:table-cell office:value-type="float" office:value="0.643351277947446">
                <text:p>0.643351277947446</text:p>
              </table:table-cell>
            </table:table-row>
            <table:table-row>
              <table:table-cell office:value-type="string">
                <text:p>32</text:p>
              </table:table-cell>
              <table:table-cell office:value-type="float" office:value="32">
                <text:p>32</text:p>
              </table:table-cell>
              <table:table-cell office:value-type="float" office:value="0.519931439016943">
                <text:p>0.519931439016943</text:p>
              </table:table-cell>
              <table:table-cell office:value-type="float" office:value="0.62679502612199">
                <text:p>0.62679502612199</text:p>
              </table:table-cell>
            </table:table-row>
            <table:table-row>
              <table:table-cell office:value-type="string">
                <text:p>33</text:p>
              </table:table-cell>
              <table:table-cell office:value-type="float" office:value="33">
                <text:p>33</text:p>
              </table:table-cell>
              <table:table-cell office:value-type="float" office:value="0.521738520730478">
                <text:p>0.521738520730478</text:p>
              </table:table-cell>
              <table:table-cell office:value-type="float" office:value="0.628686028130784">
                <text:p>0.628686028130784</text:p>
              </table:table-cell>
            </table:table-row>
            <table:table-row>
              <table:table-cell office:value-type="string">
                <text:p>34</text:p>
              </table:table-cell>
              <table:table-cell office:value-type="float" office:value="34">
                <text:p>34</text:p>
              </table:table-cell>
              <table:table-cell office:value-type="float" office:value="0.523458595256499">
                <text:p>0.523458595256499</text:p>
              </table:table-cell>
              <table:table-cell office:value-type="float" office:value="0.630476748168031">
                <text:p>0.630476748168031</text:p>
              </table:table-cell>
            </table:table-row>
            <table:table-row>
              <table:table-cell office:value-type="string">
                <text:p>35</text:p>
              </table:table-cell>
              <table:table-cell office:value-type="float" office:value="35">
                <text:p>35</text:p>
              </table:table-cell>
              <table:table-cell office:value-type="float" office:value="0.525100034442812">
                <text:p>0.525100034442812</text:p>
              </table:table-cell>
              <table:table-cell office:value-type="float" office:value="0.632174025264247">
                <text:p>0.632174025264247</text:p>
              </table:table-cell>
            </table:table-row>
            <table:table-row>
              <table:table-cell office:value-type="string">
                <text:p>36</text:p>
              </table:table-cell>
              <table:table-cell office:value-type="float" office:value="36">
                <text:p>36</text:p>
              </table:table-cell>
              <table:table-cell office:value-type="float" office:value="0.526670359335068">
                <text:p>0.526670359335068</text:p>
              </table:table-cell>
              <table:table-cell office:value-type="float" office:value="0.633784332818236">
                <text:p>0.633784332818236</text:p>
              </table:table-cell>
            </table:table-row>
            <table:table-row>
              <table:table-cell office:value-type="string">
                <text:p>37</text:p>
              </table:table-cell>
              <table:table-cell office:value-type="float" office:value="37">
                <text:p>37</text:p>
              </table:table-cell>
              <table:table-cell office:value-type="float" office:value="0.528175974121637">
                <text:p>0.528175974121637</text:p>
              </table:table-cell>
              <table:table-cell office:value-type="float" office:value="0.635313621309012">
                <text:p>0.635313621309012</text:p>
              </table:table-cell>
            </table:table-row>
            <table:table-row>
              <table:table-cell office:value-type="string">
                <text:p>38</text:p>
              </table:table-cell>
              <table:table-cell office:value-type="float" office:value="38">
                <text:p>38</text:p>
              </table:table-cell>
              <table:table-cell office:value-type="float" office:value="0.529622854790305">
                <text:p>0.529622854790305</text:p>
              </table:table-cell>
              <table:table-cell office:value-type="float" office:value="0.63676720744008">
                <text:p>0.63676720744008</text:p>
              </table:table-cell>
            </table:table-row>
            <table:table-row>
              <table:table-cell office:value-type="string">
                <text:p>39</text:p>
              </table:table-cell>
              <table:table-cell office:value-type="float" office:value="39">
                <text:p>39</text:p>
              </table:table-cell>
              <table:table-cell office:value-type="float" office:value="0.531015782977707">
                <text:p>0.531015782977707</text:p>
              </table:table-cell>
              <table:table-cell office:value-type="float" office:value="0.638150151170497">
                <text:p>0.638150151170497</text:p>
              </table:table-cell>
            </table:table-row>
            <table:table-row>
              <table:table-cell office:value-type="string">
                <text:p>40</text:p>
              </table:table-cell>
              <table:table-cell office:value-type="float" office:value="40">
                <text:p>40</text:p>
              </table:table-cell>
              <table:table-cell office:value-type="float" office:value="0.532359477620523">
                <text:p>0.532359477620523</text:p>
              </table:table-cell>
              <table:table-cell office:value-type="float" office:value="0.63946694551585">
                <text:p>0.63946694551585</text:p>
              </table:table-cell>
            </table:table-row>
            <table:table-row>
              <table:table-cell office:value-type="string">
                <text:p>41</text:p>
              </table:table-cell>
              <table:table-cell office:value-type="float" office:value="41">
                <text:p>41</text:p>
              </table:table-cell>
              <table:table-cell office:value-type="float" office:value="0.533657844016704">
                <text:p>0.533657844016704</text:p>
              </table:table-cell>
              <table:table-cell office:value-type="float" office:value="0.640721930984689">
                <text:p>0.640721930984689</text:p>
              </table:table-cell>
            </table:table-row>
            <table:table-row>
              <table:table-cell office:value-type="string">
                <text:p>42</text:p>
              </table:table-cell>
              <table:table-cell office:value-type="float" office:value="42">
                <text:p>42</text:p>
              </table:table-cell>
              <table:table-cell office:value-type="float" office:value="0.534914569977834">
                <text:p>0.534914569977834</text:p>
              </table:table-cell>
              <table:table-cell office:value-type="float" office:value="0.641918853448299">
                <text:p>0.641918853448299</text:p>
              </table:table-cell>
            </table:table-row>
            <table:table-row>
              <table:table-cell office:value-type="string">
                <text:p>43</text:p>
              </table:table-cell>
              <table:table-cell office:value-type="float" office:value="43">
                <text:p>43</text:p>
              </table:table-cell>
              <table:table-cell office:value-type="float" office:value="0.536132890819425">
                <text:p>0.536132890819425</text:p>
              </table:table-cell>
              <table:table-cell office:value-type="float" office:value="0.643061525501365">
                <text:p>0.643061525501365</text:p>
              </table:table-cell>
            </table:table-row>
            <table:table-row>
              <table:table-cell office:value-type="string">
                <text:p>44</text:p>
              </table:table-cell>
              <table:table-cell office:value-type="float" office:value="44">
                <text:p>44</text:p>
              </table:table-cell>
              <table:table-cell office:value-type="float" office:value="0.537315653833932">
                <text:p>0.537315653833932</text:p>
              </table:table-cell>
              <table:table-cell office:value-type="float" office:value="0.644153038248045">
                <text:p>0.644153038248045</text:p>
              </table:table-cell>
            </table:table-row>
            <table:table-row>
              <table:table-cell office:value-type="string">
                <text:p>45</text:p>
              </table:table-cell>
              <table:table-cell office:value-type="float" office:value="45">
                <text:p>45</text:p>
              </table:table-cell>
              <table:table-cell office:value-type="float" office:value="0.538465559627295">
                <text:p>0.538465559627295</text:p>
              </table:table-cell>
              <table:table-cell office:value-type="float" office:value="0.645196701808527">
                <text:p>0.645196701808527</text:p>
              </table:table-cell>
            </table:table-row>
            <table:table-row>
              <table:table-cell office:value-type="string">
                <text:p>46</text:p>
              </table:table-cell>
              <table:table-cell office:value-type="float" office:value="46">
                <text:p>46</text:p>
              </table:table-cell>
              <table:table-cell office:value-type="float" office:value="0.539584954985736">
                <text:p>0.539584954985736</text:p>
              </table:table-cell>
              <table:table-cell office:value-type="float" office:value="0.646195350888401">
                <text:p>0.646195350888401</text:p>
              </table:table-cell>
            </table:table-row>
            <table:table-row>
              <table:table-cell office:value-type="string">
                <text:p>47</text:p>
              </table:table-cell>
              <table:table-cell office:value-type="float" office:value="47">
                <text:p>47</text:p>
              </table:table-cell>
              <table:table-cell office:value-type="float" office:value="0.540676020567597">
                <text:p>0.540676020567597</text:p>
              </table:table-cell>
              <table:table-cell office:value-type="float" office:value="0.647151452946728">
                <text:p>0.647151452946728</text:p>
              </table:table-cell>
            </table:table-row>
            <table:table-row>
              <table:table-cell office:value-type="string">
                <text:p>48</text:p>
              </table:table-cell>
              <table:table-cell office:value-type="float" office:value="48">
                <text:p>48</text:p>
              </table:table-cell>
              <table:table-cell office:value-type="float" office:value="0.541740697467611">
                <text:p>0.541740697467611</text:p>
              </table:table-cell>
              <table:table-cell office:value-type="float" office:value="0.648067684767425">
                <text:p>0.648067684767425</text:p>
              </table:table-cell>
            </table:table-row>
            <table:table-row>
              <table:table-cell office:value-type="string">
                <text:p>49</text:p>
              </table:table-cell>
              <table:table-cell office:value-type="float" office:value="49">
                <text:p>49</text:p>
              </table:table-cell>
              <table:table-cell office:value-type="float" office:value="0.542780735149037">
                <text:p>0.542780735149037</text:p>
              </table:table-cell>
              <table:table-cell office:value-type="float" office:value="0.648946194584516">
                <text:p>0.648946194584516</text:p>
              </table:table-cell>
            </table:table-row>
            <table:table-row>
              <table:table-cell office:value-type="string">
                <text:p>50</text:p>
              </table:table-cell>
              <table:table-cell office:value-type="float" office:value="50">
                <text:p>50</text:p>
              </table:table-cell>
              <table:table-cell office:value-type="float" office:value="0.530598639159677">
                <text:p>0.530598639159677</text:p>
              </table:table-cell>
              <table:table-cell office:value-type="float" office:value="0.643351277947446">
                <text:p>0.643351277947446</text:p>
              </table:table-cell>
            </table:table-row>
            <table:table-row>
              <table:table-cell office:value-type="string">
                <text:p>51</text:p>
              </table:table-cell>
              <table:table-cell office:value-type="float" office:value="51">
                <text:p>51</text:p>
              </table:table-cell>
              <table:table-cell office:value-type="float" office:value="0.543843678683406">
                <text:p>0.543843678683406</text:p>
              </table:table-cell>
              <table:table-cell office:value-type="float" office:value="0.649814831614717">
                <text:p>0.649814831614717</text:p>
              </table:table-cell>
            </table:table-row>
            <table:table-row>
              <table:table-cell office:value-type="string">
                <text:p>52</text:p>
              </table:table-cell>
              <table:table-cell office:value-type="float" office:value="52">
                <text:p>52</text:p>
              </table:table-cell>
              <table:table-cell office:value-type="float" office:value="0.543886665911008">
                <text:p>0.543886665911008</text:p>
              </table:table-cell>
              <table:table-cell office:value-type="float" office:value="0.649839387688442">
                <text:p>0.649839387688442</text:p>
              </table:table-cell>
            </table:table-row>
            <table:table-row>
              <table:table-cell office:value-type="string">
                <text:p>53</text:p>
              </table:table-cell>
              <table:table-cell office:value-type="float" office:value="53">
                <text:p>53</text:p>
              </table:table-cell>
              <table:table-cell office:value-type="float" office:value="0.54392704073473">
                <text:p>0.54392704073473</text:p>
              </table:table-cell>
              <table:table-cell office:value-type="float" office:value="0.64986289451797">
                <text:p>0.64986289451797</text:p>
              </table:table-cell>
            </table:table-row>
            <table:table-row>
              <table:table-cell office:value-type="string">
                <text:p>54</text:p>
              </table:table-cell>
              <table:table-cell office:value-type="float" office:value="54">
                <text:p>54</text:p>
              </table:table-cell>
              <table:table-cell office:value-type="float" office:value="0.543965006644179">
                <text:p>0.543965006644179</text:p>
              </table:table-cell>
              <table:table-cell office:value-type="float" office:value="0.649885384680179">
                <text:p>0.649885384680179</text:p>
              </table:table-cell>
            </table:table-row>
            <table:table-row>
              <table:table-cell office:value-type="string">
                <text:p>55</text:p>
              </table:table-cell>
              <table:table-cell office:value-type="float" office:value="55">
                <text:p>55</text:p>
              </table:table-cell>
              <table:table-cell office:value-type="float" office:value="0.544000746340648">
                <text:p>0.544000746340648</text:p>
              </table:table-cell>
              <table:table-cell office:value-type="float" office:value="0.649906912126508">
                <text:p>0.649906912126508</text:p>
              </table:table-cell>
            </table:table-row>
            <table:table-row>
              <table:table-cell office:value-type="string">
                <text:p>56</text:p>
              </table:table-cell>
              <table:table-cell office:value-type="float" office:value="56">
                <text:p>56</text:p>
              </table:table-cell>
              <table:table-cell office:value-type="float" office:value="0.544034417811698">
                <text:p>0.544034417811698</text:p>
              </table:table-cell>
              <table:table-cell office:value-type="float" office:value="0.649927506288196">
                <text:p>0.649927506288196</text:p>
              </table:table-cell>
            </table:table-row>
            <table:table-row>
              <table:table-cell office:value-type="string">
                <text:p>57</text:p>
              </table:table-cell>
              <table:table-cell office:value-type="float" office:value="57">
                <text:p>57</text:p>
              </table:table-cell>
              <table:table-cell office:value-type="float" office:value="0.544066178762096">
                <text:p>0.544066178762096</text:p>
              </table:table-cell>
              <table:table-cell office:value-type="float" office:value="0.649947212133289">
                <text:p>0.649947212133289</text:p>
              </table:table-cell>
            </table:table-row>
            <table:table-row>
              <table:table-cell office:value-type="string">
                <text:p>58</text:p>
              </table:table-cell>
              <table:table-cell office:value-type="float" office:value="58">
                <text:p>58</text:p>
              </table:table-cell>
              <table:table-cell office:value-type="float" office:value="0.544096144059588">
                <text:p>0.544096144059588</text:p>
              </table:table-cell>
              <table:table-cell office:value-type="float" office:value="0.64996606825565">
                <text:p>0.64996606825565</text:p>
              </table:table-cell>
            </table:table-row>
            <table:table-row>
              <table:table-cell office:value-type="string">
                <text:p>59</text:p>
              </table:table-cell>
              <table:table-cell office:value-type="float" office:value="59">
                <text:p>59</text:p>
              </table:table-cell>
              <table:table-cell office:value-type="float" office:value="0.544124439329013">
                <text:p>0.544124439329013</text:p>
              </table:table-cell>
              <table:table-cell office:value-type="float" office:value="0.649984092627707">
                <text:p>0.649984092627707</text:p>
              </table:table-cell>
            </table:table-row>
            <table:table-row>
              <table:table-cell office:value-type="string">
                <text:p>60</text:p>
              </table:table-cell>
              <table:table-cell office:value-type="float" office:value="60">
                <text:p>60</text:p>
              </table:table-cell>
              <table:table-cell office:value-type="float" office:value="0.544151162470081">
                <text:p>0.544151162470081</text:p>
              </table:table-cell>
              <table:table-cell office:value-type="float" office:value="0.650001328520041">
                <text:p>0.650001328520041</text:p>
              </table:table-cell>
            </table:table-row>
            <table:table-row>
              <table:table-cell office:value-type="string">
                <text:p>61</text:p>
              </table:table-cell>
              <table:table-cell office:value-type="float" office:value="61">
                <text:p>61</text:p>
              </table:table-cell>
              <table:table-cell office:value-type="float" office:value="0.544176413323438">
                <text:p>0.544176413323438</text:p>
              </table:table-cell>
              <table:table-cell office:value-type="float" office:value="0.650017788156448">
                <text:p>0.650017788156448</text:p>
              </table:table-cell>
            </table:table-row>
            <table:table-row>
              <table:table-cell office:value-type="string">
                <text:p>62</text:p>
              </table:table-cell>
              <table:table-cell office:value-type="float" office:value="62">
                <text:p>62</text:p>
              </table:table-cell>
              <table:table-cell office:value-type="float" office:value="0.54420027291386">
                <text:p>0.54420027291386</text:p>
              </table:table-cell>
              <table:table-cell office:value-type="float" office:value="0.650033511037265">
                <text:p>0.650033511037265</text:p>
              </table:table-cell>
            </table:table-row>
            <table:table-row>
              <table:table-cell office:value-type="string">
                <text:p>63</text:p>
              </table:table-cell>
              <table:table-cell office:value-type="float" office:value="63">
                <text:p>63</text:p>
              </table:table-cell>
              <table:table-cell office:value-type="float" office:value="0.544222815981662">
                <text:p>0.544222815981662</text:p>
              </table:table-cell>
              <table:table-cell office:value-type="float" office:value="0.650048509506914">
                <text:p>0.650048509506914</text:p>
              </table:table-cell>
            </table:table-row>
            <table:table-row>
              <table:table-cell office:value-type="string">
                <text:p>64</text:p>
              </table:table-cell>
              <table:table-cell office:value-type="float" office:value="64">
                <text:p>64</text:p>
              </table:table-cell>
              <table:table-cell office:value-type="float" office:value="0.544244108651505">
                <text:p>0.544244108651505</text:p>
              </table:table-cell>
              <table:table-cell office:value-type="float" office:value="0.650062805962089">
                <text:p>0.650062805962089</text:p>
              </table:table-cell>
            </table:table-row>
            <table:table-row>
              <table:table-cell office:value-type="string">
                <text:p>65</text:p>
              </table:table-cell>
              <table:table-cell office:value-type="float" office:value="65">
                <text:p>65</text:p>
              </table:table-cell>
              <table:table-cell office:value-type="float" office:value="0.544264211653957">
                <text:p>0.544264211653957</text:p>
              </table:table-cell>
              <table:table-cell office:value-type="float" office:value="0.650076418755297">
                <text:p>0.650076418755297</text:p>
              </table:table-cell>
            </table:table-row>
            <table:table-row>
              <table:table-cell office:value-type="string">
                <text:p>66</text:p>
              </table:table-cell>
              <table:table-cell office:value-type="float" office:value="66">
                <text:p>66</text:p>
              </table:table-cell>
              <table:table-cell office:value-type="float" office:value="0.544283174092358">
                <text:p>0.544283174092358</text:p>
              </table:table-cell>
              <table:table-cell office:value-type="float" office:value="0.650089362449526">
                <text:p>0.650089362449526</text:p>
              </table:table-cell>
            </table:table-row>
            <table:table-row>
              <table:table-cell office:value-type="string">
                <text:p>67</text:p>
              </table:table-cell>
              <table:table-cell office:value-type="float" office:value="67">
                <text:p>67</text:p>
              </table:table-cell>
              <table:table-cell office:value-type="float" office:value="0.544301043109261">
                <text:p>0.544301043109261</text:p>
              </table:table-cell>
              <table:table-cell office:value-type="float" office:value="0.650101664640646">
                <text:p>0.650101664640646</text:p>
              </table:table-cell>
            </table:table-row>
            <table:table-row>
              <table:table-cell office:value-type="string">
                <text:p>68</text:p>
              </table:table-cell>
              <table:table-cell office:value-type="float" office:value="68">
                <text:p>68</text:p>
              </table:table-cell>
              <table:table-cell office:value-type="float" office:value="0.544317851715797">
                <text:p>0.544317851715797</text:p>
              </table:table-cell>
              <table:table-cell office:value-type="float" office:value="0.650113321607925">
                <text:p>0.650113321607925</text:p>
              </table:table-cell>
            </table:table-row>
            <table:table-row>
              <table:table-cell office:value-type="string">
                <text:p>69</text:p>
              </table:table-cell>
              <table:table-cell office:value-type="float" office:value="69">
                <text:p>69</text:p>
              </table:table-cell>
              <table:table-cell office:value-type="float" office:value="0.544333636491824">
                <text:p>0.544333636491824</text:p>
              </table:table-cell>
              <table:table-cell office:value-type="float" office:value="0.650124343516971">
                <text:p>0.650124343516971</text:p>
              </table:table-cell>
            </table:table-row>
            <table:table-row>
              <table:table-cell office:value-type="string">
                <text:p>70</text:p>
              </table:table-cell>
              <table:table-cell office:value-type="float" office:value="70">
                <text:p>70</text:p>
              </table:table-cell>
              <table:table-cell office:value-type="float" office:value="0.544348421762898">
                <text:p>0.544348421762898</text:p>
              </table:table-cell>
              <table:table-cell office:value-type="float" office:value="0.650134735347506">
                <text:p>0.650134735347506</text:p>
              </table:table-cell>
            </table:table-row>
            <table:table-row>
              <table:table-cell office:value-type="string">
                <text:p>71</text:p>
              </table:table-cell>
              <table:table-cell office:value-type="float" office:value="71">
                <text:p>71</text:p>
              </table:table-cell>
              <table:table-cell office:value-type="float" office:value="0.544362223944074">
                <text:p>0.544362223944074</text:p>
              </table:table-cell>
              <table:table-cell office:value-type="float" office:value="0.650144495793148">
                <text:p>0.650144495793148</text:p>
              </table:table-cell>
            </table:table-row>
            <table:table-row>
              <table:table-cell office:value-type="string">
                <text:p>72</text:p>
              </table:table-cell>
              <table:table-cell office:value-type="float" office:value="72">
                <text:p>72</text:p>
              </table:table-cell>
              <table:table-cell office:value-type="float" office:value="0.5443750557981">
                <text:p>0.5443750557981</text:p>
              </table:table-cell>
              <table:table-cell office:value-type="float" office:value="0.650153627102663">
                <text:p>0.650153627102663</text:p>
              </table:table-cell>
            </table:table-row>
            <table:table-row>
              <table:table-cell office:value-type="string">
                <text:p>73</text:p>
              </table:table-cell>
              <table:table-cell office:value-type="float" office:value="73">
                <text:p>73</text:p>
              </table:table-cell>
              <table:table-cell office:value-type="float" office:value="0.544386920279869">
                <text:p>0.544386920279869</text:p>
              </table:table-cell>
              <table:table-cell office:value-type="float" office:value="0.65016212758791">
                <text:p>0.65016212758791</text:p>
              </table:table-cell>
            </table:table-row>
            <table:table-row>
              <table:table-cell office:value-type="string">
                <text:p>74</text:p>
              </table:table-cell>
              <table:table-cell office:value-type="float" office:value="74">
                <text:p>74</text:p>
              </table:table-cell>
              <table:table-cell office:value-type="float" office:value="0.544397817880453">
                <text:p>0.544397817880453</text:p>
              </table:table-cell>
              <table:table-cell office:value-type="float" office:value="0.650169980709929">
                <text:p>0.650169980709929</text:p>
              </table:table-cell>
            </table:table-row>
            <table:table-row>
              <table:table-cell office:value-type="string">
                <text:p>75</text:p>
              </table:table-cell>
              <table:table-cell office:value-type="float" office:value="75">
                <text:p>75</text:p>
              </table:table-cell>
              <table:table-cell office:value-type="float" office:value="0.544407736123805">
                <text:p>0.544407736123805</text:p>
              </table:table-cell>
              <table:table-cell office:value-type="float" office:value="0.65017717879674">
                <text:p>0.65017717879674</text:p>
              </table:table-cell>
            </table:table-row>
            <table:table-row>
              <table:table-cell office:value-type="string">
                <text:p>76</text:p>
              </table:table-cell>
              <table:table-cell office:value-type="float" office:value="76">
                <text:p>76</text:p>
              </table:table-cell>
              <table:table-cell office:value-type="float" office:value="0.544416654302006">
                <text:p>0.544416654302006</text:p>
              </table:table-cell>
              <table:table-cell office:value-type="float" office:value="0.650183700097166">
                <text:p>0.650183700097166</text:p>
              </table:table-cell>
            </table:table-row>
            <table:table-row>
              <table:table-cell office:value-type="string">
                <text:p>77</text:p>
              </table:table-cell>
              <table:table-cell office:value-type="float" office:value="77">
                <text:p>77</text:p>
              </table:table-cell>
              <table:table-cell office:value-type="float" office:value="0.544424540051553">
                <text:p>0.544424540051553</text:p>
              </table:table-cell>
              <table:table-cell office:value-type="float" office:value="0.650189518364085">
                <text:p>0.650189518364085</text:p>
              </table:table-cell>
            </table:table-row>
            <table:table-row>
              <table:table-cell office:value-type="string">
                <text:p>78</text:p>
              </table:table-cell>
              <table:table-cell office:value-type="float" office:value="78">
                <text:p>78</text:p>
              </table:table-cell>
              <table:table-cell office:value-type="float" office:value="0.544431349618796">
                <text:p>0.544431349618796</text:p>
              </table:table-cell>
              <table:table-cell office:value-type="float" office:value="0.650194599723054">
                <text:p>0.650194599723054</text:p>
              </table:table-cell>
            </table:table-row>
            <table:table-row>
              <table:table-cell office:value-type="string">
                <text:p>79</text:p>
              </table:table-cell>
              <table:table-cell office:value-type="float" office:value="79">
                <text:p>79</text:p>
              </table:table-cell>
              <table:table-cell office:value-type="float" office:value="0.544437024934333">
                <text:p>0.544437024934333</text:p>
              </table:table-cell>
              <table:table-cell office:value-type="float" office:value="0.650198902490206">
                <text:p>0.650198902490206</text:p>
              </table:table-cell>
            </table:table-row>
            <table:table-row>
              <table:table-cell office:value-type="string">
                <text:p>80</text:p>
              </table:table-cell>
              <table:table-cell office:value-type="float" office:value="80">
                <text:p>80</text:p>
              </table:table-cell>
              <table:table-cell office:value-type="float" office:value="0.544441492001108">
                <text:p>0.544441492001108</text:p>
              </table:table-cell>
              <table:table-cell office:value-type="float" office:value="0.650202367339494">
                <text:p>0.650202367339494</text:p>
              </table:table-cell>
            </table:table-row>
            <table:table-row>
              <table:table-cell office:value-type="string">
                <text:p>81</text:p>
              </table:table-cell>
              <table:table-cell office:value-type="float" office:value="81">
                <text:p>81</text:p>
              </table:table-cell>
              <table:table-cell office:value-type="float" office:value="0.544444645428712">
                <text:p>0.544444645428712</text:p>
              </table:table-cell>
              <table:table-cell office:value-type="float" office:value="0.650204924892828">
                <text:p>0.650204924892828</text:p>
              </table:table-cell>
            </table:table-row>
            <table:table-row>
              <table:table-cell office:value-type="string">
                <text:p>82</text:p>
              </table:table-cell>
              <table:table-cell office:value-type="float" office:value="82">
                <text:p>82</text:p>
              </table:table-cell>
              <table:table-cell office:value-type="float" office:value="0.544446366004801">
                <text:p>0.544446366004801</text:p>
              </table:table-cell>
              <table:table-cell office:value-type="float" office:value="0.650206492275907">
                <text:p>0.650206492275907</text:p>
              </table:table-cell>
            </table:table-row>
            <table:table-row>
              <table:table-cell office:value-type="string">
                <text:p>83</text:p>
              </table:table-cell>
              <table:table-cell office:value-type="float" office:value="83">
                <text:p>83</text:p>
              </table:table-cell>
              <table:table-cell office:value-type="float" office:value="0.544446489586206">
                <text:p>0.544446489586206</text:p>
              </table:table-cell>
              <table:table-cell office:value-type="float" office:value="0.650206952209977">
                <text:p>0.650206952209977</text:p>
              </table:table-cell>
            </table:table-row>
            <table:table-row>
              <table:table-cell office:value-type="string">
                <text:p>84</text:p>
              </table:table-cell>
              <table:table-cell office:value-type="float" office:value="84">
                <text:p>84</text:p>
              </table:table-cell>
              <table:table-cell office:value-type="float" office:value="0.544444804816481">
                <text:p>0.544444804816481</text:p>
              </table:table-cell>
              <table:table-cell office:value-type="float" office:value="0.650206163076553">
                <text:p>0.650206163076553</text:p>
              </table:table-cell>
            </table:table-row>
            <table:table-row>
              <table:table-cell office:value-type="string">
                <text:p>85</text:p>
              </table:table-cell>
              <table:table-cell office:value-type="float" office:value="85">
                <text:p>85</text:p>
              </table:table-cell>
              <table:table-cell office:value-type="float" office:value="0.544441052887837">
                <text:p>0.544441052887837</text:p>
              </table:table-cell>
              <table:table-cell office:value-type="float" office:value="0.65020394855959">
                <text:p>0.65020394855959</text:p>
              </table:table-cell>
            </table:table-row>
            <table:table-row>
              <table:table-cell office:value-type="string">
                <text:p>86</text:p>
              </table:table-cell>
              <table:table-cell office:value-type="float" office:value="86">
                <text:p>86</text:p>
              </table:table-cell>
              <table:table-cell office:value-type="float" office:value="0.544434878348014">
                <text:p>0.544434878348014</text:p>
              </table:table-cell>
              <table:table-cell office:value-type="float" office:value="0.650200063722406">
                <text:p>0.650200063722406</text:p>
              </table:table-cell>
            </table:table-row>
            <table:table-row>
              <table:table-cell office:value-type="string">
                <text:p>87</text:p>
              </table:table-cell>
              <table:table-cell office:value-type="float" office:value="87">
                <text:p>87</text:p>
              </table:table-cell>
              <table:table-cell office:value-type="float" office:value="0.544425830668823">
                <text:p>0.544425830668823</text:p>
              </table:table-cell>
              <table:table-cell office:value-type="float" office:value="0.650194204506633">
                <text:p>0.650194204506633</text:p>
              </table:table-cell>
            </table:table-row>
            <table:table-row>
              <table:table-cell office:value-type="string">
                <text:p>88</text:p>
              </table:table-cell>
              <table:table-cell office:value-type="float" office:value="88">
                <text:p>88</text:p>
              </table:table-cell>
              <table:table-cell office:value-type="float" office:value="0.544413290527841">
                <text:p>0.544413290527841</text:p>
              </table:table-cell>
              <table:table-cell office:value-type="float" office:value="0.650185955989931">
                <text:p>0.650185955989931</text:p>
              </table:table-cell>
            </table:table-row>
            <table:table-row>
              <table:table-cell office:value-type="string">
                <text:p>89</text:p>
              </table:table-cell>
              <table:table-cell office:value-type="float" office:value="89">
                <text:p>89</text:p>
              </table:table-cell>
              <table:table-cell office:value-type="float" office:value="0.544396426990368">
                <text:p>0.544396426990368</text:p>
              </table:table-cell>
              <table:table-cell office:value-type="float" office:value="0.650174756711216">
                <text:p>0.650174756711216</text:p>
              </table:table-cell>
            </table:table-row>
            <table:table-row>
              <table:table-cell office:value-type="string">
                <text:p>90</text:p>
              </table:table-cell>
              <table:table-cell office:value-type="float" office:value="90">
                <text:p>90</text:p>
              </table:table-cell>
              <table:table-cell office:value-type="float" office:value="0.544374067529204">
                <text:p>0.544374067529204</text:p>
              </table:table-cell>
              <table:table-cell office:value-type="float" office:value="0.650159818060546">
                <text:p>0.650159818060546</text:p>
              </table:table-cell>
            </table:table-row>
            <table:table-row>
              <table:table-cell office:value-type="string">
                <text:p>91</text:p>
              </table:table-cell>
              <table:table-cell office:value-type="float" office:value="91">
                <text:p>91</text:p>
              </table:table-cell>
              <table:table-cell office:value-type="float" office:value="0.544344539232238">
                <text:p>0.544344539232238</text:p>
              </table:table-cell>
              <table:table-cell office:value-type="float" office:value="0.650140024869048">
                <text:p>0.650140024869048</text:p>
              </table:table-cell>
            </table:table-row>
            <table:table-row>
              <table:table-cell office:value-type="string">
                <text:p>92</text:p>
              </table:table-cell>
              <table:table-cell office:value-type="float" office:value="92">
                <text:p>92</text:p>
              </table:table-cell>
              <table:table-cell office:value-type="float" office:value="0.544305337078776">
                <text:p>0.544305337078776</text:p>
              </table:table-cell>
              <table:table-cell office:value-type="float" office:value="0.650113704950842">
                <text:p>0.650113704950842</text:p>
              </table:table-cell>
            </table:table-row>
            <table:table-row>
              <table:table-cell office:value-type="string">
                <text:p>93</text:p>
              </table:table-cell>
              <table:table-cell office:value-type="float" office:value="93">
                <text:p>93</text:p>
              </table:table-cell>
              <table:table-cell office:value-type="float" office:value="0.544252585728352">
                <text:p>0.544252585728352</text:p>
              </table:table-cell>
              <table:table-cell office:value-type="float" office:value="0.650078295473371">
                <text:p>0.650078295473371</text:p>
              </table:table-cell>
            </table:table-row>
            <table:table-row>
              <table:table-cell office:value-type="string">
                <text:p>94</text:p>
              </table:table-cell>
              <table:table-cell office:value-type="float" office:value="94">
                <text:p>94</text:p>
              </table:table-cell>
              <table:table-cell office:value-type="float" office:value="0.544179911357709">
                <text:p>0.544179911357709</text:p>
              </table:table-cell>
              <table:table-cell office:value-type="float" office:value="0.650029597140624">
                <text:p>0.650029597140624</text:p>
              </table:table-cell>
            </table:table-row>
            <table:table-row>
              <table:table-cell office:value-type="string">
                <text:p>95</text:p>
              </table:table-cell>
              <table:table-cell office:value-type="float" office:value="95">
                <text:p>95</text:p>
              </table:table-cell>
              <table:table-cell office:value-type="float" office:value="0.544076107646648">
                <text:p>0.544076107646648</text:p>
              </table:table-cell>
              <table:table-cell office:value-type="float" office:value="0.649960275092246">
                <text:p>0.649960275092246</text:p>
              </table:table-cell>
            </table:table-row>
            <table:table-row>
              <table:table-cell office:value-type="string">
                <text:p>96</text:p>
              </table:table-cell>
              <table:table-cell office:value-type="float" office:value="96">
                <text:p>96</text:p>
              </table:table-cell>
              <table:table-cell office:value-type="float" office:value="0.54391939802303">
                <text:p>0.54391939802303</text:p>
              </table:table-cell>
              <table:table-cell office:value-type="float" office:value="0.649856267526863">
                <text:p>0.649856267526863</text:p>
              </table:table-cell>
            </table:table-row>
            <table:table-row>
              <table:table-cell office:value-type="string">
                <text:p>97</text:p>
              </table:table-cell>
              <table:table-cell office:value-type="float" office:value="97">
                <text:p>97</text:p>
              </table:table-cell>
              <table:table-cell office:value-type="float" office:value="0.543661296492889">
                <text:p>0.543661296492889</text:p>
              </table:table-cell>
              <table:table-cell office:value-type="float" office:value="0.649686750971379">
                <text:p>0.649686750971379</text:p>
              </table:table-cell>
            </table:table-row>
            <table:table-row>
              <table:table-cell office:value-type="string">
                <text:p>98</text:p>
              </table:table-cell>
              <table:table-cell office:value-type="float" office:value="98">
                <text:p>98</text:p>
              </table:table-cell>
              <table:table-cell office:value-type="float" office:value="0.543167461579188">
                <text:p>0.543167461579188</text:p>
              </table:table-cell>
              <table:table-cell office:value-type="float" office:value="0.649368617598986">
                <text:p>0.649368617598986</text:p>
              </table:table-cell>
            </table:table-row>
            <table:table-row>
              <table:table-cell office:value-type="string">
                <text:p>99</text:p>
              </table:table-cell>
              <table:table-cell office:value-type="float" office:value="99">
                <text:p>99</text:p>
              </table:table-cell>
              <table:table-cell office:value-type="float" office:value="0.541876808397579">
                <text:p>0.541876808397579</text:p>
              </table:table-cell>
              <table:table-cell office:value-type="float" office:value="0.648574372625019">
                <text:p>0.648574372625019</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